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9-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 Code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4806" calcext:value-type="float">
            <text:p>44806</text:p>
          </table:table-cell>
          <table:table-cell office:value-type="float" office:value="4430141" calcext:value-type="float">
            <text:p>4430141</text:p>
          </table:table-cell>
          <table:table-cell office:value-type="float" office:value="1011.4" calcext:value-type="float">
            <text:p>1011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2708" calcext:value-type="float">
            <text:p>2708</text:p>
          </table:table-cell>
          <table:table-cell office:value-type="float" office:value="624779" calcext:value-type="float">
            <text:p>624779</text:p>
          </table:table-cell>
          <table:table-cell office:value-type="float" office:value="433.4" calcext:value-type="float">
            <text:p>433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0050" calcext:value-type="float">
            <text:p>40050</text:p>
          </table:table-cell>
          <table:table-cell office:value-type="float" office:value="5023823" calcext:value-type="float">
            <text:p>5023823</text:p>
          </table:table-cell>
          <table:table-cell office:value-type="float" office:value="797.2" calcext:value-type="float">
            <text:p>797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7925" calcext:value-type="float">
            <text:p>27925</text:p>
          </table:table-cell>
          <table:table-cell office:value-type="float" office:value="2651860" calcext:value-type="float">
            <text:p>265186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29380" calcext:value-type="float">
            <text:p>229380</text:p>
          </table:table-cell>
          <table:table-cell office:value-type="float" office:value="33499204" calcext:value-type="float">
            <text:p>33499204</text:p>
          </table:table-cell>
          <table:table-cell office:value-type="float" office:value="684.7" calcext:value-type="float">
            <text:p>684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7114" calcext:value-type="float">
            <text:p>27114</text:p>
          </table:table-cell>
          <table:table-cell office:value-type="float" office:value="4226018" calcext:value-type="float">
            <text:p>4226018</text:p>
          </table:table-cell>
          <table:table-cell office:value-type="float" office:value="641.6" calcext:value-type="float">
            <text:p>641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9446" calcext:value-type="float">
            <text:p>29446</text:p>
          </table:table-cell>
          <table:table-cell office:value-type="float" office:value="3386401" calcext:value-type="float">
            <text:p>3386401</text:p>
          </table:table-cell>
          <table:table-cell office:value-type="float" office:value="869.5" calcext:value-type="float">
            <text:p>869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6666" calcext:value-type="float">
            <text:p>6666</text:p>
          </table:table-cell>
          <table:table-cell office:value-type="float" office:value="774990" calcext:value-type="float">
            <text:p>774990</text:p>
          </table:table-cell>
          <table:table-cell office:value-type="float" office:value="860.1" calcext:value-type="float">
            <text:p>860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6076" calcext:value-type="float">
            <text:p>6076</text:p>
          </table:table-cell>
          <table:table-cell office:value-type="float" office:value="570213" calcext:value-type="float">
            <text:p>570213</text:p>
          </table:table-cell>
          <table:table-cell office:value-type="float" office:value="1065.6" calcext:value-type="float">
            <text:p>1065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63224" calcext:value-type="float">
            <text:p>163224</text:p>
          </table:table-cell>
          <table:table-cell office:value-type="float" office:value="15759421" calcext:value-type="float">
            <text:p>15759421</text:p>
          </table:table-cell>
          <table:table-cell office:value-type="float" office:value="1035.7" calcext:value-type="float">
            <text:p>1035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2028" calcext:value-type="float">
            <text:p>62028</text:p>
          </table:table-cell>
          <table:table-cell office:value-type="float" office:value="8045965" calcext:value-type="float">
            <text:p>8045965</text:p>
          </table:table-cell>
          <table:table-cell office:value-type="float" office:value="770.9" calcext:value-type="float">
            <text:p>770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8270" calcext:value-type="float">
            <text:p>8270</text:p>
          </table:table-cell>
          <table:table-cell office:value-type="float" office:value="1210300" calcext:value-type="float">
            <text:p>1210300</text:p>
          </table:table-cell>
          <table:table-cell office:value-type="float" office:value="683.3" calcext:value-type="float">
            <text:p>683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9579" calcext:value-type="float">
            <text:p>9579</text:p>
          </table:table-cell>
          <table:table-cell office:value-type="float" office:value="1275674" calcext:value-type="float">
            <text:p>1275674</text:p>
          </table:table-cell>
          <table:table-cell office:value-type="float" office:value="750.9" calcext:value-type="float">
            <text:p>750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8436" calcext:value-type="float">
            <text:p>108436</text:p>
          </table:table-cell>
          <table:table-cell office:value-type="float" office:value="12359020" calcext:value-type="float">
            <text:p>12359020</text:p>
          </table:table-cell>
          <table:table-cell office:value-type="float" office:value="877.4" calcext:value-type="float">
            <text:p>877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5303" calcext:value-type="float">
            <text:p>55303</text:p>
          </table:table-cell>
          <table:table-cell office:value-type="float" office:value="6044969" calcext:value-type="float">
            <text:p>6044969</text:p>
          </table:table-cell>
          <table:table-cell office:value-type="float" office:value="914.9" calcext:value-type="float">
            <text:p>914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8411" calcext:value-type="float">
            <text:p>28411</text:p>
          </table:table-cell>
          <table:table-cell office:value-type="float" office:value="2917634" calcext:value-type="float">
            <text:p>2917634</text:p>
          </table:table-cell>
          <table:table-cell office:value-type="float" office:value="973.8" calcext:value-type="float">
            <text:p>973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4472" calcext:value-type="float">
            <text:p>24472</text:p>
          </table:table-cell>
          <table:table-cell office:value-type="float" office:value="2678338" calcext:value-type="float">
            <text:p>2678338</text:p>
          </table:table-cell>
          <table:table-cell office:value-type="float" office:value="913.7" calcext:value-type="float">
            <text:p>913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39321" calcext:value-type="float">
            <text:p>39321</text:p>
          </table:table-cell>
          <table:table-cell office:value-type="float" office:value="4018053" calcext:value-type="float">
            <text:p>4018053</text:p>
          </table:table-cell>
          <table:table-cell office:value-type="float" office:value="978.6" calcext:value-type="float">
            <text:p>978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1238" calcext:value-type="float">
            <text:p>41238</text:p>
          </table:table-cell>
          <table:table-cell office:value-type="float" office:value="4460811" calcext:value-type="float">
            <text:p>4460811</text:p>
          </table:table-cell>
          <table:table-cell office:value-type="float" office:value="924.5" calcext:value-type="float">
            <text:p>924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261" calcext:value-type="float">
            <text:p>12261</text:p>
          </table:table-cell>
          <table:table-cell office:value-type="float" office:value="1266808" calcext:value-type="float">
            <text:p>1266808</text:p>
          </table:table-cell>
          <table:table-cell office:value-type="float" office:value="967.9" calcext:value-type="float">
            <text:p>967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089" calcext:value-type="float">
            <text:p>43089</text:p>
          </table:table-cell>
          <table:table-cell office:value-type="float" office:value="5254509" calcext:value-type="float">
            <text:p>525450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5840" calcext:value-type="float">
            <text:p>55840</text:p>
          </table:table-cell>
          <table:table-cell office:value-type="float" office:value="6317345" calcext:value-type="float">
            <text:p>6317345</text:p>
          </table:table-cell>
          <table:table-cell office:value-type="float" office:value="883.9" calcext:value-type="float">
            <text:p>883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7232" calcext:value-type="float">
            <text:p>87232</text:p>
          </table:table-cell>
          <table:table-cell office:value-type="float" office:value="9897116" calcext:value-type="float">
            <text:p>9897116</text:p>
          </table:table-cell>
          <table:table-cell office:value-type="float" office:value="881.4" calcext:value-type="float">
            <text:p>881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8537" calcext:value-type="float">
            <text:p>38537</text:p>
          </table:table-cell>
          <table:table-cell office:value-type="float" office:value="4873481" calcext:value-type="float">
            <text:p>4873481</text:p>
          </table:table-cell>
          <table:table-cell office:value-type="float" office:value="790.7" calcext:value-type="float">
            <text:p>790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8185" calcext:value-type="float">
            <text:p>28185</text:p>
          </table:table-cell>
          <table:table-cell office:value-type="float" office:value="2828408" calcext:value-type="float">
            <text:p>2828408</text:p>
          </table:table-cell>
          <table:table-cell office:value-type="float" office:value="996.5" calcext:value-type="float">
            <text:p>996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5931" calcext:value-type="float">
            <text:p>55931</text:p>
          </table:table-cell>
          <table:table-cell office:value-type="float" office:value="5561948" calcext:value-type="float">
            <text:p>5561948</text:p>
          </table:table-cell>
          <table:table-cell office:value-type="float" office:value="1005.6" calcext:value-type="float">
            <text:p>1005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128" calcext:value-type="float">
            <text:p>8128</text:p>
          </table:table-cell>
          <table:table-cell office:value-type="float" office:value="897507" calcext:value-type="float">
            <text:p>897507</text:p>
          </table:table-cell>
          <table:table-cell office:value-type="float" office:value="905.6" calcext:value-type="float">
            <text:p>905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5579" calcext:value-type="float">
            <text:p>15579</text:p>
          </table:table-cell>
          <table:table-cell office:value-type="float" office:value="1704764" calcext:value-type="float">
            <text:p>1704764</text:p>
          </table:table-cell>
          <table:table-cell office:value-type="float" office:value="913.9" calcext:value-type="float">
            <text:p>913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5082" calcext:value-type="float">
            <text:p>15082</text:p>
          </table:table-cell>
          <table:table-cell office:value-type="float" office:value="1934718" calcext:value-type="float">
            <text:p>1934718</text:p>
          </table:table-cell>
          <table:table-cell office:value-type="float" office:value="779.5" calcext:value-type="float">
            <text:p>779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9537" calcext:value-type="float">
            <text:p>9537</text:p>
          </table:table-cell>
          <table:table-cell office:value-type="float" office:value="1222014" calcext:value-type="float">
            <text:p>1222014</text:p>
          </table:table-cell>
          <table:table-cell office:value-type="float" office:value="780.4" calcext:value-type="float">
            <text:p>780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3981" calcext:value-type="float">
            <text:p>73981</text:p>
          </table:table-cell>
          <table:table-cell office:value-type="float" office:value="8359592" calcext:value-type="float">
            <text:p>835959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3676" calcext:value-type="float">
            <text:p>13676</text:p>
          </table:table-cell>
          <table:table-cell office:value-type="float" office:value="1808082" calcext:value-type="float">
            <text:p>1808082</text:p>
          </table:table-cell>
          <table:table-cell office:value-type="float" office:value="756.4" calcext:value-type="float">
            <text:p>756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9927" calcext:value-type="float">
            <text:p>159927</text:p>
          </table:table-cell>
          <table:table-cell office:value-type="float" office:value="18882725" calcext:value-type="float">
            <text:p>18882725</text:p>
          </table:table-cell>
          <table:table-cell office:value-type="float" office:value="846.9" calcext:value-type="float">
            <text:p>846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69600" calcext:value-type="float">
            <text:p>69600</text:p>
          </table:table-cell>
          <table:table-cell office:value-type="float" office:value="7949361" calcext:value-type="float">
            <text:p>7949361</text:p>
          </table:table-cell>
          <table:table-cell office:value-type="float" office:value="875.5" calcext:value-type="float">
            <text:p>875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103" calcext:value-type="float">
            <text:p>6103</text:p>
          </table:table-cell>
          <table:table-cell office:value-type="float" office:value="644259" calcext:value-type="float">
            <text:p>644259</text:p>
          </table:table-cell>
          <table:table-cell office:value-type="float" office:value="947.3" calcext:value-type="float">
            <text:p>947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8517" calcext:value-type="float">
            <text:p>108517</text:p>
          </table:table-cell>
          <table:table-cell office:value-type="float" office:value="11335454" calcext:value-type="float">
            <text:p>11335454</text:p>
          </table:table-cell>
          <table:table-cell office:value-type="float" office:value="957.3" calcext:value-type="float">
            <text:p>957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4700" calcext:value-type="float">
            <text:p>34700</text:p>
          </table:table-cell>
          <table:table-cell office:value-type="float" office:value="3437147" calcext:value-type="float">
            <text:p>3437147</text:p>
          </table:table-cell>
          <table:table-cell office:value-type="float" office:value="1009.6" calcext:value-type="float">
            <text:p>1009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29422" calcext:value-type="float">
            <text:p>29422</text:p>
          </table:table-cell>
          <table:table-cell office:value-type="float" office:value="3393941" calcext:value-type="float">
            <text:p>3393941</text:p>
          </table:table-cell>
          <table:table-cell office:value-type="float" office:value="866.9" calcext:value-type="float">
            <text:p>866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30283" calcext:value-type="float">
            <text:p>130283</text:p>
          </table:table-cell>
          <table:table-cell office:value-type="float" office:value="12263805" calcext:value-type="float">
            <text:p>12263805</text:p>
          </table:table-cell>
          <table:table-cell office:value-type="float" office:value="1062.3" calcext:value-type="float">
            <text:p>1062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708" calcext:value-type="float">
            <text:p>9708</text:p>
          </table:table-cell>
          <table:table-cell office:value-type="float" office:value="1040402" calcext:value-type="float">
            <text:p>1040402</text:p>
          </table:table-cell>
          <table:table-cell office:value-type="float" office:value="933.1" calcext:value-type="float">
            <text:p>933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36053" calcext:value-type="float">
            <text:p>36053</text:p>
          </table:table-cell>
          <table:table-cell office:value-type="float" office:value="3974682" calcext:value-type="float">
            <text:p>3974682</text:p>
          </table:table-cell>
          <table:table-cell office:value-type="float" office:value="907.1" calcext:value-type="float">
            <text:p>907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6953" calcext:value-type="float">
            <text:p>6953</text:p>
          </table:table-cell>
          <table:table-cell office:value-type="float" office:value="750412" calcext:value-type="float">
            <text:p>750412</text:p>
          </table:table-cell>
          <table:table-cell office:value-type="float" office:value="926.6" calcext:value-type="float">
            <text:p>926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3765" calcext:value-type="float">
            <text:p>53765</text:p>
          </table:table-cell>
          <table:table-cell office:value-type="float" office:value="5638706" calcext:value-type="float">
            <text:p>5638706</text:p>
          </table:table-cell>
          <table:table-cell office:value-type="float" office:value="953.5" calcext:value-type="float">
            <text:p>953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46858" calcext:value-type="float">
            <text:p>146858</text:p>
          </table:table-cell>
          <table:table-cell office:value-type="float" office:value="20558220" calcext:value-type="float">
            <text:p>20558220</text:p>
          </table:table-cell>
          <table:table-cell office:value-type="float" office:value="714.4" calcext:value-type="float">
            <text:p>714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2058" calcext:value-type="float">
            <text:p>12058</text:p>
          </table:table-cell>
          <table:table-cell office:value-type="float" office:value="2203482" calcext:value-type="float">
            <text:p>2203482</text:p>
          </table:table-cell>
          <table:table-cell office:value-type="float" office:value="547.2" calcext:value-type="float">
            <text:p>547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4993" calcext:value-type="float">
            <text:p>4993</text:p>
          </table:table-cell>
          <table:table-cell office:value-type="float" office:value="604683" calcext:value-type="float">
            <text:p>604683</text:p>
          </table:table-cell>
          <table:table-cell office:value-type="float" office:value="825.7" calcext:value-type="float">
            <text:p>825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5320" calcext:value-type="float">
            <text:p>55320</text:p>
          </table:table-cell>
          <table:table-cell office:value-type="float" office:value="7000174" calcext:value-type="float">
            <text:p>7000174</text:p>
          </table:table-cell>
          <table:table-cell office:value-type="float" office:value="790.3" calcext:value-type="float">
            <text:p>790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3865" calcext:value-type="float">
            <text:p>43865</text:p>
          </table:table-cell>
          <table:table-cell office:value-type="float" office:value="5842564" calcext:value-type="float">
            <text:p>5842564</text:p>
          </table:table-cell>
          <table:table-cell office:value-type="float" office:value="750.8" calcext:value-type="float">
            <text:p>75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1049" calcext:value-type="float">
            <text:p>21049</text:p>
          </table:table-cell>
          <table:table-cell office:value-type="float" office:value="1811799" calcext:value-type="float">
            <text:p>1811799</text:p>
          </table:table-cell>
          <table:table-cell office:value-type="float" office:value="1161.8" calcext:value-type="float">
            <text:p>1161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6672" calcext:value-type="float">
            <text:p>46672</text:p>
          </table:table-cell>
          <table:table-cell office:value-type="float" office:value="5332666" calcext:value-type="float">
            <text:p>5332666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042" calcext:value-type="float">
            <text:p>4042</text:p>
          </table:table-cell>
          <table:table-cell office:value-type="float" office:value="491780" calcext:value-type="float">
            <text:p>491780</text:p>
          </table:table-cell>
          <table:table-cell office:value-type="float" office:value="821.9" calcext:value-type="float">
            <text:p>821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2391399" calcext:value-type="float">
            <text:p>2391399</text:p>
          </table:table-cell>
          <table:table-cell office:value-type="float" office:value="279040168" calcext:value-type="float">
            <text:p>27904016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5062" calcext:value-type="float">
            <text:p>45062</text:p>
          </table:table-cell>
          <table:table-cell office:value-type="float" office:value="4447100" calcext:value-type="float">
            <text:p>4447100</text:p>
          </table:table-cell>
          <table:table-cell office:value-type="float" office:value="1013.3" calcext:value-type="float">
            <text:p>1013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2914" calcext:value-type="float">
            <text:p>2914</text:p>
          </table:table-cell>
          <table:table-cell office:value-type="float" office:value="626932" calcext:value-type="float">
            <text:p>626932</text:p>
          </table:table-cell>
          <table:table-cell office:value-type="float" office:value="464.8" calcext:value-type="float">
            <text:p>464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0500" calcext:value-type="float">
            <text:p>40500</text:p>
          </table:table-cell>
          <table:table-cell office:value-type="float" office:value="5130632" calcext:value-type="float">
            <text:p>5130632</text:p>
          </table:table-cell>
          <table:table-cell office:value-type="float" office:value="789.4" calcext:value-type="float">
            <text:p>789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8217" calcext:value-type="float">
            <text:p>28217</text:p>
          </table:table-cell>
          <table:table-cell office:value-type="float" office:value="2673400" calcext:value-type="float">
            <text:p>2673400</text:p>
          </table:table-cell>
          <table:table-cell office:value-type="float" office:value="1055.5" calcext:value-type="float">
            <text:p>1055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29551" calcext:value-type="float">
            <text:p>229551</text:p>
          </table:table-cell>
          <table:table-cell office:value-type="float" office:value="33871648" calcext:value-type="float">
            <text:p>33871648</text:p>
          </table:table-cell>
          <table:table-cell office:value-type="float" office:value="677.7" calcext:value-type="float">
            <text:p>677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7288" calcext:value-type="float">
            <text:p>27288</text:p>
          </table:table-cell>
          <table:table-cell office:value-type="float" office:value="4301261" calcext:value-type="float">
            <text:p>4301261</text:p>
          </table:table-cell>
          <table:table-cell office:value-type="float" office:value="634.4" calcext:value-type="float">
            <text:p>634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30129" calcext:value-type="float">
            <text:p>30129</text:p>
          </table:table-cell>
          <table:table-cell office:value-type="float" office:value="3405565" calcext:value-type="float">
            <text:p>3405565</text:p>
          </table:table-cell>
          <table:table-cell office:value-type="float" office:value="884.7" calcext:value-type="float">
            <text:p>884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6875" calcext:value-type="float">
            <text:p>6875</text:p>
          </table:table-cell>
          <table:table-cell office:value-type="float" office:value="783600" calcext:value-type="float">
            <text:p>783600</text:p>
          </table:table-cell>
          <table:table-cell office:value-type="float" office:value="877.4" calcext:value-type="float">
            <text:p>877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6001" calcext:value-type="float">
            <text:p>6001</text:p>
          </table:table-cell>
          <table:table-cell office:value-type="float" office:value="572059" calcext:value-type="float">
            <text:p>572059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64395" calcext:value-type="float">
            <text:p>164395</text:p>
          </table:table-cell>
          <table:table-cell office:value-type="float" office:value="15982378" calcext:value-type="float">
            <text:p>15982378</text:p>
          </table:table-cell>
          <table:table-cell office:value-type="float" office:value="1028.6" calcext:value-type="float">
            <text:p>1028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3870" calcext:value-type="float">
            <text:p>63870</text:p>
          </table:table-cell>
          <table:table-cell office:value-type="float" office:value="8186453" calcext:value-type="float">
            <text:p>8186453</text:p>
          </table:table-cell>
          <table:table-cell office:value-type="float" office:value="780.2" calcext:value-type="float">
            <text:p>780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8290" calcext:value-type="float">
            <text:p>8290</text:p>
          </table:table-cell>
          <table:table-cell office:value-type="float" office:value="1211537" calcext:value-type="float">
            <text:p>1211537</text:p>
          </table:table-cell>
          <table:table-cell office:value-type="float" office:value="684.3" calcext:value-type="float">
            <text:p>684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9563" calcext:value-type="float">
            <text:p>9563</text:p>
          </table:table-cell>
          <table:table-cell office:value-type="float" office:value="1293953" calcext:value-type="float">
            <text:p>1293953</text:p>
          </table:table-cell>
          <table:table-cell office:value-type="float" office:value="739.1" calcext:value-type="float">
            <text:p>739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6634" calcext:value-type="float">
            <text:p>106634</text:p>
          </table:table-cell>
          <table:table-cell office:value-type="float" office:value="12419293" calcext:value-type="float">
            <text:p>12419293</text:p>
          </table:table-cell>
          <table:table-cell office:value-type="float" office:value="858.6" calcext:value-type="float">
            <text:p>858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5469" calcext:value-type="float">
            <text:p>55469</text:p>
          </table:table-cell>
          <table:table-cell office:value-type="float" office:value="6080485" calcext:value-type="float">
            <text:p>6080485</text:p>
          </table:table-cell>
          <table:table-cell office:value-type="float" office:value="912.2" calcext:value-type="float">
            <text:p>912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8060" calcext:value-type="float">
            <text:p>28060</text:p>
          </table:table-cell>
          <table:table-cell office:value-type="float" office:value="2926324" calcext:value-type="float">
            <text:p>2926324</text:p>
          </table:table-cell>
          <table:table-cell office:value-type="float" office:value="958.9" calcext:value-type="float">
            <text:p>958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4717" calcext:value-type="float">
            <text:p>24717</text:p>
          </table:table-cell>
          <table:table-cell office:value-type="float" office:value="2688418" calcext:value-type="float">
            <text:p>2688418</text:p>
          </table:table-cell>
          <table:table-cell office:value-type="float" office:value="919.4" calcext:value-type="float">
            <text:p>919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39504" calcext:value-type="float">
            <text:p>39504</text:p>
          </table:table-cell>
          <table:table-cell office:value-type="float" office:value="4041769" calcext:value-type="float">
            <text:p>4041769</text:p>
          </table:table-cell>
          <table:table-cell office:value-type="float" office:value="977.4" calcext:value-type="float">
            <text:p>977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1138" calcext:value-type="float">
            <text:p>41138</text:p>
          </table:table-cell>
          <table:table-cell office:value-type="float" office:value="4468976" calcext:value-type="float">
            <text:p>4468976</text:p>
          </table:table-cell>
          <table:table-cell office:value-type="float" office:value="920.5" calcext:value-type="float">
            <text:p>920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354" calcext:value-type="float">
            <text:p>12354</text:p>
          </table:table-cell>
          <table:table-cell office:value-type="float" office:value="1274923" calcext:value-type="float">
            <text:p>1274923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753" calcext:value-type="float">
            <text:p>43753</text:p>
          </table:table-cell>
          <table:table-cell office:value-type="float" office:value="5296486" calcext:value-type="float">
            <text:p>5296486</text:p>
          </table:table-cell>
          <table:table-cell office:value-type="float" office:value="826.1" calcext:value-type="float">
            <text:p>826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6681" calcext:value-type="float">
            <text:p>56681</text:p>
          </table:table-cell>
          <table:table-cell office:value-type="float" office:value="6349097" calcext:value-type="float">
            <text:p>6349097</text:p>
          </table:table-cell>
          <table:table-cell office:value-type="float" office:value="892.7" calcext:value-type="float">
            <text:p>892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6953" calcext:value-type="float">
            <text:p>86953</text:p>
          </table:table-cell>
          <table:table-cell office:value-type="float" office:value="9938444" calcext:value-type="float">
            <text:p>9938444</text:p>
          </table:table-cell>
          <table:table-cell office:value-type="float" office:value="874.9" calcext:value-type="float">
            <text:p>874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7690" calcext:value-type="float">
            <text:p>37690</text:p>
          </table:table-cell>
          <table:table-cell office:value-type="float" office:value="4919479" calcext:value-type="float">
            <text:p>4919479</text:p>
          </table:table-cell>
          <table:table-cell office:value-type="float" office:value="766.1" calcext:value-type="float">
            <text:p>766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8654" calcext:value-type="float">
            <text:p>28654</text:p>
          </table:table-cell>
          <table:table-cell office:value-type="float" office:value="2844658" calcext:value-type="float">
            <text:p>2844658</text:p>
          </table:table-cell>
          <table:table-cell office:value-type="float" office:value="1007.3" calcext:value-type="float">
            <text:p>1007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4865" calcext:value-type="float">
            <text:p>54865</text:p>
          </table:table-cell>
          <table:table-cell office:value-type="float" office:value="5595211" calcext:value-type="float">
            <text:p>5595211</text:p>
          </table:table-cell>
          <table:table-cell office:value-type="float" office:value="980.6" calcext:value-type="float">
            <text:p>980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096" calcext:value-type="float">
            <text:p>8096</text:p>
          </table:table-cell>
          <table:table-cell office:value-type="float" office:value="902195" calcext:value-type="float">
            <text:p>902195</text:p>
          </table:table-cell>
          <table:table-cell office:value-type="float" office:value="897.4" calcext:value-type="float">
            <text:p>897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4992" calcext:value-type="float">
            <text:p>14992</text:p>
          </table:table-cell>
          <table:table-cell office:value-type="float" office:value="1711263" calcext:value-type="float">
            <text:p>1711263</text:p>
          </table:table-cell>
          <table:table-cell office:value-type="float" office:value="876.1" calcext:value-type="float">
            <text:p>876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5261" calcext:value-type="float">
            <text:p>15261</text:p>
          </table:table-cell>
          <table:table-cell office:value-type="float" office:value="1998257" calcext:value-type="float">
            <text:p>1998257</text:p>
          </table:table-cell>
          <table:table-cell office:value-type="float" office:value="763.7" calcext:value-type="float">
            <text:p>763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9697" calcext:value-type="float">
            <text:p>9697</text:p>
          </table:table-cell>
          <table:table-cell office:value-type="float" office:value="1235786" calcext:value-type="float">
            <text:p>1235786</text:p>
          </table:table-cell>
          <table:table-cell office:value-type="float" office:value="784.7" calcext:value-type="float">
            <text:p>784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4800" calcext:value-type="float">
            <text:p>74800</text:p>
          </table:table-cell>
          <table:table-cell office:value-type="float" office:value="8414350" calcext:value-type="float">
            <text:p>8414350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3425" calcext:value-type="float">
            <text:p>13425</text:p>
          </table:table-cell>
          <table:table-cell office:value-type="float" office:value="1819046" calcext:value-type="float">
            <text:p>181904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8203" calcext:value-type="float">
            <text:p>158203</text:p>
          </table:table-cell>
          <table:table-cell office:value-type="float" office:value="18976457" calcext:value-type="float">
            <text:p>18976457</text:p>
          </table:table-cell>
          <table:table-cell office:value-type="float" office:value="833.7" calcext:value-type="float">
            <text:p>833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1935" calcext:value-type="float">
            <text:p>71935</text:p>
          </table:table-cell>
          <table:table-cell office:value-type="float" office:value="8049313" calcext:value-type="float">
            <text:p>8049313</text:p>
          </table:table-cell>
          <table:table-cell office:value-type="float" office:value="893.7" calcext:value-type="float">
            <text:p>893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856" calcext:value-type="float">
            <text:p>5856</text:p>
          </table:table-cell>
          <table:table-cell office:value-type="float" office:value="642200" calcext:value-type="float">
            <text:p>642200</text:p>
          </table:table-cell>
          <table:table-cell office:value-type="float" office:value="911.9" calcext:value-type="float">
            <text:p>911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8125" calcext:value-type="float">
            <text:p>108125</text:p>
          </table:table-cell>
          <table:table-cell office:value-type="float" office:value="11353140" calcext:value-type="float">
            <text:p>11353140</text:p>
          </table:table-cell>
          <table:table-cell office:value-type="float" office:value="952.4" calcext:value-type="float">
            <text:p>952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5079" calcext:value-type="float">
            <text:p>35079</text:p>
          </table:table-cell>
          <table:table-cell office:value-type="float" office:value="3450654" calcext:value-type="float">
            <text:p>3450654</text:p>
          </table:table-cell>
          <table:table-cell office:value-type="float" office:value="1016.6" calcext:value-type="float">
            <text:p>1016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29552" calcext:value-type="float">
            <text:p>29552</text:p>
          </table:table-cell>
          <table:table-cell office:value-type="float" office:value="3421399" calcext:value-type="float">
            <text:p>3421399</text:p>
          </table:table-cell>
          <table:table-cell office:value-type="float" office:value="863.7" calcext:value-type="float">
            <text:p>863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30813" calcext:value-type="float">
            <text:p>130813</text:p>
          </table:table-cell>
          <table:table-cell office:value-type="float" office:value="12281054" calcext:value-type="float">
            <text:p>12281054</text:p>
          </table:table-cell>
          <table:table-cell office:value-type="float" office:value="1065.2" calcext:value-type="float">
            <text:p>1065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0027" calcext:value-type="float">
            <text:p>10027</text:p>
          </table:table-cell>
          <table:table-cell office:value-type="float" office:value="1048319" calcext:value-type="float">
            <text:p>1048319</text:p>
          </table:table-cell>
          <table:table-cell office:value-type="float" office:value="956.5" calcext:value-type="float">
            <text:p>956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36948" calcext:value-type="float">
            <text:p>36948</text:p>
          </table:table-cell>
          <table:table-cell office:value-type="float" office:value="4012012" calcext:value-type="float">
            <text:p>4012012</text:p>
          </table:table-cell>
          <table:table-cell office:value-type="float" office:value="920.9" calcext:value-type="float">
            <text:p>920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021" calcext:value-type="float">
            <text:p>7021</text:p>
          </table:table-cell>
          <table:table-cell office:value-type="float" office:value="754844" calcext:value-type="float">
            <text:p>754844</text:p>
          </table:table-cell>
          <table:table-cell office:value-type="float" office:value="930.1" calcext:value-type="float">
            <text:p>930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5246" calcext:value-type="float">
            <text:p>55246</text:p>
          </table:table-cell>
          <table:table-cell office:value-type="float" office:value="5689283" calcext:value-type="float">
            <text:p>5689283</text:p>
          </table:table-cell>
          <table:table-cell office:value-type="float" office:value="971.1" calcext:value-type="float">
            <text:p>971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49939" calcext:value-type="float">
            <text:p>149939</text:p>
          </table:table-cell>
          <table:table-cell office:value-type="float" office:value="20851820" calcext:value-type="float">
            <text:p>20851820</text:p>
          </table:table-cell>
          <table:table-cell office:value-type="float" office:value="719.1" calcext:value-type="float">
            <text:p>719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2364" calcext:value-type="float">
            <text:p>12364</text:p>
          </table:table-cell>
          <table:table-cell office:value-type="float" office:value="2233169" calcext:value-type="float">
            <text:p>2233169</text:p>
          </table:table-cell>
          <table:table-cell office:value-type="float" office:value="553.7" calcext:value-type="float">
            <text:p>553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127" calcext:value-type="float">
            <text:p>5127</text:p>
          </table:table-cell>
          <table:table-cell office:value-type="float" office:value="608827" calcext:value-type="float">
            <text:p>608827</text:p>
          </table:table-cell>
          <table:table-cell office:value-type="float" office:value="842.1" calcext:value-type="float">
            <text:p>842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6282" calcext:value-type="float">
            <text:p>56282</text:p>
          </table:table-cell>
          <table:table-cell office:value-type="float" office:value="7078515" calcext:value-type="float">
            <text:p>7078515</text:p>
          </table:table-cell>
          <table:table-cell office:value-type="float" office:value="795.1" calcext:value-type="float">
            <text:p>795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3941" calcext:value-type="float">
            <text:p>43941</text:p>
          </table:table-cell>
          <table:table-cell office:value-type="float" office:value="5894121" calcext:value-type="float">
            <text:p>5894121</text:p>
          </table:table-cell>
          <table:table-cell office:value-type="float" office:value="745.5" calcext:value-type="float">
            <text:p>745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1114" calcext:value-type="float">
            <text:p>21114</text:p>
          </table:table-cell>
          <table:table-cell office:value-type="float" office:value="1808344" calcext:value-type="float">
            <text:p>1808344</text:p>
          </table:table-cell>
          <table:table-cell office:value-type="float" office:value="1167.6" calcext:value-type="float">
            <text:p>1167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6461" calcext:value-type="float">
            <text:p>46461</text:p>
          </table:table-cell>
          <table:table-cell office:value-type="float" office:value="5363675" calcext:value-type="float">
            <text:p>5363675</text:p>
          </table:table-cell>
          <table:table-cell office:value-type="float" office:value="866.2" calcext:value-type="float">
            <text:p>866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3920" calcext:value-type="float">
            <text:p>3920</text:p>
          </table:table-cell>
          <table:table-cell office:value-type="float" office:value="493782" calcext:value-type="float">
            <text:p>493782</text:p>
          </table:table-cell>
          <table:table-cell office:value-type="float" office:value="793.9" calcext:value-type="float">
            <text:p>793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403351" calcext:value-type="float">
            <text:p>2403351</text:p>
          </table:table-cell>
          <table:table-cell office:value-type="float" office:value="281421906" calcext:value-type="float">
            <text:p>281421906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5316" calcext:value-type="float">
            <text:p>45316</text:p>
          </table:table-cell>
          <table:table-cell office:value-type="float" office:value="4467634" calcext:value-type="float">
            <text:p>4467634</text:p>
          </table:table-cell>
          <table:table-cell office:value-type="float" office:value="1014.3" calcext:value-type="float">
            <text:p>1014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2974" calcext:value-type="float">
            <text:p>2974</text:p>
          </table:table-cell>
          <table:table-cell office:value-type="float" office:value="633714" calcext:value-type="float">
            <text:p>633714</text:p>
          </table:table-cell>
          <table:table-cell office:value-type="float" office:value="469.3" calcext:value-type="float">
            <text:p>469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1058" calcext:value-type="float">
            <text:p>41058</text:p>
          </table:table-cell>
          <table:table-cell office:value-type="float" office:value="5273477" calcext:value-type="float">
            <text:p>5273477</text:p>
          </table:table-cell>
          <table:table-cell office:value-type="float" office:value="778.6" calcext:value-type="float">
            <text:p>778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7759" calcext:value-type="float">
            <text:p>27759</text:p>
          </table:table-cell>
          <table:table-cell office:value-type="float" office:value="2691571" calcext:value-type="float">
            <text:p>2691571</text:p>
          </table:table-cell>
          <table:table-cell office:value-type="float" office:value="1031.3" calcext:value-type="float">
            <text:p>1031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34044" calcext:value-type="float">
            <text:p>234044</text:p>
          </table:table-cell>
          <table:table-cell office:value-type="float" office:value="34479458" calcext:value-type="float">
            <text:p>34479458</text:p>
          </table:table-cell>
          <table:table-cell office:value-type="float" office:value="678.8" calcext:value-type="float">
            <text:p>678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8294" calcext:value-type="float">
            <text:p>28294</text:p>
          </table:table-cell>
          <table:table-cell office:value-type="float" office:value="4425687" calcext:value-type="float">
            <text:p>4425687</text:p>
          </table:table-cell>
          <table:table-cell office:value-type="float" office:value="639.3" calcext:value-type="float">
            <text:p>639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9827" calcext:value-type="float">
            <text:p>29827</text:p>
          </table:table-cell>
          <table:table-cell office:value-type="float" office:value="3432835" calcext:value-type="float">
            <text:p>3432835</text:p>
          </table:table-cell>
          <table:table-cell office:value-type="float" office:value="868.9" calcext:value-type="float">
            <text:p>868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112" calcext:value-type="float">
            <text:p>7112</text:p>
          </table:table-cell>
          <table:table-cell office:value-type="float" office:value="795699" calcext:value-type="float">
            <text:p>795699</text:p>
          </table:table-cell>
          <table:table-cell office:value-type="float" office:value="893.8" calcext:value-type="float">
            <text:p>893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5951" calcext:value-type="float">
            <text:p>5951</text:p>
          </table:table-cell>
          <table:table-cell office:value-type="float" office:value="574504" calcext:value-type="float">
            <text:p>574504</text:p>
          </table:table-cell>
          <table:table-cell office:value-type="float" office:value="1035.9" calcext:value-type="float">
            <text:p>1035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67269" calcext:value-type="float">
            <text:p>167269</text:p>
          </table:table-cell>
          <table:table-cell office:value-type="float" office:value="16356966" calcext:value-type="float">
            <text:p>16356966</text:p>
          </table:table-cell>
          <table:table-cell office:value-type="float" office:value="1022.6" calcext:value-type="float">
            <text:p>1022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4485" calcext:value-type="float">
            <text:p>64485</text:p>
          </table:table-cell>
          <table:table-cell office:value-type="float" office:value="8377038" calcext:value-type="float">
            <text:p>8377038</text:p>
          </table:table-cell>
          <table:table-cell office:value-type="float" office:value="769.8" calcext:value-type="float">
            <text:p>769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8394" calcext:value-type="float">
            <text:p>8394</text:p>
          </table:table-cell>
          <table:table-cell office:value-type="float" office:value="1225948" calcext:value-type="float">
            <text:p>1225948</text:p>
          </table:table-cell>
          <table:table-cell office:value-type="float" office:value="684.7" calcext:value-type="float">
            <text:p>684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9753" calcext:value-type="float">
            <text:p>9753</text:p>
          </table:table-cell>
          <table:table-cell office:value-type="float" office:value="1319962" calcext:value-type="float">
            <text:p>1319962</text:p>
          </table:table-cell>
          <table:table-cell office:value-type="float" office:value="738.9" calcext:value-type="float">
            <text:p>738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5430" calcext:value-type="float">
            <text:p>105430</text:p>
          </table:table-cell>
          <table:table-cell office:value-type="float" office:value="12488445" calcext:value-type="float">
            <text:p>12488445</text:p>
          </table:table-cell>
          <table:table-cell office:value-type="float" office:value="844.2" calcext:value-type="float">
            <text:p>844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5198" calcext:value-type="float">
            <text:p>55198</text:p>
          </table:table-cell>
          <table:table-cell office:value-type="float" office:value="6127760" calcext:value-type="float">
            <text:p>6127760</text:p>
          </table:table-cell>
          <table:table-cell office:value-type="float" office:value="900.8" calcext:value-type="float">
            <text:p>90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7791" calcext:value-type="float">
            <text:p>27791</text:p>
          </table:table-cell>
          <table:table-cell office:value-type="float" office:value="2931997" calcext:value-type="float">
            <text:p>2931997</text:p>
          </table:table-cell>
          <table:table-cell office:value-type="float" office:value="947.9" calcext:value-type="float">
            <text:p>947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4647" calcext:value-type="float">
            <text:p>24647</text:p>
          </table:table-cell>
          <table:table-cell office:value-type="float" office:value="2702162" calcext:value-type="float">
            <text:p>2702162</text:p>
          </table:table-cell>
          <table:table-cell office:value-type="float" office:value="912.1" calcext:value-type="float">
            <text:p>912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39861" calcext:value-type="float">
            <text:p>39861</text:p>
          </table:table-cell>
          <table:table-cell office:value-type="float" office:value="4068132" calcext:value-type="float">
            <text:p>4068132</text:p>
          </table:table-cell>
          <table:table-cell office:value-type="float" office:value="979.8" calcext:value-type="float">
            <text:p>979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1757" calcext:value-type="float">
            <text:p>41757</text:p>
          </table:table-cell>
          <table:table-cell office:value-type="float" office:value="4477875" calcext:value-type="float">
            <text:p>4477875</text:p>
          </table:table-cell>
          <table:table-cell office:value-type="float" office:value="932.5" calcext:value-type="float">
            <text:p>932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421" calcext:value-type="float">
            <text:p>12421</text:p>
          </table:table-cell>
          <table:table-cell office:value-type="float" office:value="1285692" calcext:value-type="float">
            <text:p>1285692</text:p>
          </table:table-cell>
          <table:table-cell office:value-type="float" office:value="966.1" calcext:value-type="float">
            <text:p>966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839" calcext:value-type="float">
            <text:p>43839</text:p>
          </table:table-cell>
          <table:table-cell office:value-type="float" office:value="5374691" calcext:value-type="float">
            <text:p>5374691</text:p>
          </table:table-cell>
          <table:table-cell office:value-type="float" office:value="815.7" calcext:value-type="float">
            <text:p>815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6754" calcext:value-type="float">
            <text:p>56754</text:p>
          </table:table-cell>
          <table:table-cell office:value-type="float" office:value="6397634" calcext:value-type="float">
            <text:p>6397634</text:p>
          </table:table-cell>
          <table:table-cell office:value-type="float" office:value="887.1" calcext:value-type="float">
            <text:p>887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6424" calcext:value-type="float">
            <text:p>86424</text:p>
          </table:table-cell>
          <table:table-cell office:value-type="float" office:value="9991120" calcext:value-type="float">
            <text:p>9991120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7735" calcext:value-type="float">
            <text:p>37735</text:p>
          </table:table-cell>
          <table:table-cell office:value-type="float" office:value="4982796" calcext:value-type="float">
            <text:p>4982796</text:p>
          </table:table-cell>
          <table:table-cell office:value-type="float" office:value="757.3" calcext:value-type="float">
            <text:p>757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8259" calcext:value-type="float">
            <text:p>28259</text:p>
          </table:table-cell>
          <table:table-cell office:value-type="float" office:value="2852994" calcext:value-type="float">
            <text:p>2852994</text:p>
          </table:table-cell>
          <table:table-cell office:value-type="float" office:value="990.5" calcext:value-type="float">
            <text:p>990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4982" calcext:value-type="float">
            <text:p>54982</text:p>
          </table:table-cell>
          <table:table-cell office:value-type="float" office:value="5641142" calcext:value-type="float">
            <text:p>5641142</text:p>
          </table:table-cell>
          <table:table-cell office:value-type="float" office:value="974.7" calcext:value-type="float">
            <text:p>974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265" calcext:value-type="float">
            <text:p>8265</text:p>
          </table:table-cell>
          <table:table-cell office:value-type="float" office:value="906961" calcext:value-type="float">
            <text:p>906961</text:p>
          </table:table-cell>
          <table:table-cell office:value-type="float" office:value="911.3" calcext:value-type="float">
            <text:p>911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5174" calcext:value-type="float">
            <text:p>15174</text:p>
          </table:table-cell>
          <table:table-cell office:value-type="float" office:value="1719836" calcext:value-type="float">
            <text:p>1719836</text:p>
          </table:table-cell>
          <table:table-cell office:value-type="float" office:value="882.3" calcext:value-type="float">
            <text:p>882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6285" calcext:value-type="float">
            <text:p>16285</text:p>
          </table:table-cell>
          <table:table-cell office:value-type="float" office:value="2098399" calcext:value-type="float">
            <text:p>2098399</text:p>
          </table:table-cell>
          <table:table-cell office:value-type="float" office:value="776.1" calcext:value-type="float">
            <text:p>776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9815" calcext:value-type="float">
            <text:p>9815</text:p>
          </table:table-cell>
          <table:table-cell office:value-type="float" office:value="1255517" calcext:value-type="float">
            <text:p>1255517</text:p>
          </table:table-cell>
          <table:table-cell office:value-type="float" office:value="781.7" calcext:value-type="float">
            <text:p>781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4710" calcext:value-type="float">
            <text:p>74710</text:p>
          </table:table-cell>
          <table:table-cell office:value-type="float" office:value="8492671" calcext:value-type="float">
            <text:p>8492671</text:p>
          </table:table-cell>
          <table:table-cell office:value-type="float" office:value="879.7" calcext:value-type="float">
            <text:p>879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4129" calcext:value-type="float">
            <text:p>14129</text:p>
          </table:table-cell>
          <table:table-cell office:value-type="float" office:value="1831690" calcext:value-type="float">
            <text:p>1831690</text:p>
          </table:table-cell>
          <table:table-cell office:value-type="float" office:value="771.4" calcext:value-type="float">
            <text:p>771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9240" calcext:value-type="float">
            <text:p>159240</text:p>
          </table:table-cell>
          <table:table-cell office:value-type="float" office:value="19082838" calcext:value-type="float">
            <text:p>19082838</text:p>
          </table:table-cell>
          <table:table-cell office:value-type="float" office:value="834.5" calcext:value-type="float">
            <text:p>834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0934" calcext:value-type="float">
            <text:p>70934</text:p>
          </table:table-cell>
          <table:table-cell office:value-type="float" office:value="8210122" calcext:value-type="float">
            <text:p>821012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048" calcext:value-type="float">
            <text:p>6048</text:p>
          </table:table-cell>
          <table:table-cell office:value-type="float" office:value="639062" calcext:value-type="float">
            <text:p>639062</text:p>
          </table:table-cell>
          <table:table-cell office:value-type="float" office:value="946.4" calcext:value-type="float">
            <text:p>946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8027" calcext:value-type="float">
            <text:p>108027</text:p>
          </table:table-cell>
          <table:table-cell office:value-type="float" office:value="11387404" calcext:value-type="float">
            <text:p>11387404</text:p>
          </table:table-cell>
          <table:table-cell office:value-type="float" office:value="948.7" calcext:value-type="float">
            <text:p>948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4682" calcext:value-type="float">
            <text:p>34682</text:p>
          </table:table-cell>
          <table:table-cell office:value-type="float" office:value="3467100" calcext:value-type="float">
            <text:p>3467100</text:p>
          </table:table-cell>
          <table:table-cell office:value-type="float" office:value="1000.3" calcext:value-type="float">
            <text:p>1000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0158" calcext:value-type="float">
            <text:p>30158</text:p>
          </table:table-cell>
          <table:table-cell office:value-type="float" office:value="3467937" calcext:value-type="float">
            <text:p>3467937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9729" calcext:value-type="float">
            <text:p>129729</text:p>
          </table:table-cell>
          <table:table-cell office:value-type="float" office:value="12298970" calcext:value-type="float">
            <text:p>12298970</text:p>
          </table:table-cell>
          <table:table-cell office:value-type="float" office:value="1054.8" calcext:value-type="float">
            <text:p>1054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0021" calcext:value-type="float">
            <text:p>10021</text:p>
          </table:table-cell>
          <table:table-cell office:value-type="float" office:value="1057142" calcext:value-type="float">
            <text:p>1057142</text:p>
          </table:table-cell>
          <table:table-cell office:value-type="float" office:value="947.9" calcext:value-type="float">
            <text:p>947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36612" calcext:value-type="float">
            <text:p>36612</text:p>
          </table:table-cell>
          <table:table-cell office:value-type="float" office:value="4064995" calcext:value-type="float">
            <text:p>4064995</text:p>
          </table:table-cell>
          <table:table-cell office:value-type="float" office:value="900.7" calcext:value-type="float">
            <text:p>900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6923" calcext:value-type="float">
            <text:p>6923</text:p>
          </table:table-cell>
          <table:table-cell office:value-type="float" office:value="757972" calcext:value-type="float">
            <text:p>757972</text:p>
          </table:table-cell>
          <table:table-cell office:value-type="float" office:value="913.4" calcext:value-type="float">
            <text:p>913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5151" calcext:value-type="float">
            <text:p>55151</text:p>
          </table:table-cell>
          <table:table-cell office:value-type="float" office:value="5750789" calcext:value-type="float">
            <text:p>575078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52779" calcext:value-type="float">
            <text:p>152779</text:p>
          </table:table-cell>
          <table:table-cell office:value-type="float" office:value="21319622" calcext:value-type="float">
            <text:p>21319622</text:p>
          </table:table-cell>
          <table:table-cell office:value-type="float" office:value="716.6" calcext:value-type="float">
            <text:p>716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2662" calcext:value-type="float">
            <text:p>12662</text:p>
          </table:table-cell>
          <table:table-cell office:value-type="float" office:value="2283715" calcext:value-type="float">
            <text:p>2283715</text:p>
          </table:table-cell>
          <table:table-cell office:value-type="float" office:value="554.4" calcext:value-type="float">
            <text:p>554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201" calcext:value-type="float">
            <text:p>5201</text:p>
          </table:table-cell>
          <table:table-cell office:value-type="float" office:value="612223" calcext:value-type="float">
            <text:p>612223</text:p>
          </table:table-cell>
          <table:table-cell office:value-type="float" office:value="849.5" calcext:value-type="float">
            <text:p>849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6280" calcext:value-type="float">
            <text:p>56280</text:p>
          </table:table-cell>
          <table:table-cell office:value-type="float" office:value="7198362" calcext:value-type="float">
            <text:p>7198362</text:p>
          </table:table-cell>
          <table:table-cell office:value-type="float" office:value="781.8" calcext:value-type="float">
            <text:p>781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4642" calcext:value-type="float">
            <text:p>44642</text:p>
          </table:table-cell>
          <table:table-cell office:value-type="float" office:value="5985722" calcext:value-type="float">
            <text:p>5985722</text:p>
          </table:table-cell>
          <table:table-cell office:value-type="float" office:value="745.8" calcext:value-type="float">
            <text:p>745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0967" calcext:value-type="float">
            <text:p>20967</text:p>
          </table:table-cell>
          <table:table-cell office:value-type="float" office:value="1801481" calcext:value-type="float">
            <text:p>1801481</text:p>
          </table:table-cell>
          <table:table-cell office:value-type="float" office:value="1163.9" calcext:value-type="float">
            <text:p>1163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6628" calcext:value-type="float">
            <text:p>46628</text:p>
          </table:table-cell>
          <table:table-cell office:value-type="float" office:value="5406835" calcext:value-type="float">
            <text:p>5406835</text:p>
          </table:table-cell>
          <table:table-cell office:value-type="float" office:value="862.4" calcext:value-type="float">
            <text:p>862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029" calcext:value-type="float">
            <text:p>4029</text:p>
          </table:table-cell>
          <table:table-cell office:value-type="float" office:value="494657" calcext:value-type="float">
            <text:p>494657</text:p>
          </table:table-cell>
          <table:table-cell office:value-type="float" office:value="814.5" calcext:value-type="float">
            <text:p>814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2416425" calcext:value-type="float">
            <text:p>2416425</text:p>
          </table:table-cell>
          <table:table-cell office:value-type="float" office:value="284968955" calcext:value-type="float">
            <text:p>28496895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6069" calcext:value-type="float">
            <text:p>46069</text:p>
          </table:table-cell>
          <table:table-cell office:value-type="float" office:value="4480089" calcext:value-type="float">
            <text:p>4480089</text:p>
          </table:table-cell>
          <table:table-cell office:value-type="float" office:value="1028.3" calcext:value-type="float">
            <text:p>1028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030" calcext:value-type="float">
            <text:p>3030</text:p>
          </table:table-cell>
          <table:table-cell office:value-type="float" office:value="642337" calcext:value-type="float">
            <text:p>642337</text:p>
          </table:table-cell>
          <table:table-cell office:value-type="float" office:value="471.7" calcext:value-type="float">
            <text:p>471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2816" calcext:value-type="float">
            <text:p>42816</text:p>
          </table:table-cell>
          <table:table-cell office:value-type="float" office:value="5396255" calcext:value-type="float">
            <text:p>5396255</text:p>
          </table:table-cell>
          <table:table-cell office:value-type="float" office:value="793.4" calcext:value-type="float">
            <text:p>793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8513" calcext:value-type="float">
            <text:p>28513</text:p>
          </table:table-cell>
          <table:table-cell office:value-type="float" office:value="2705927" calcext:value-type="float">
            <text:p>2705927</text:p>
          </table:table-cell>
          <table:table-cell office:value-type="float" office:value="1053.7" calcext:value-type="float">
            <text:p>1053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34565" calcext:value-type="float">
            <text:p>234565</text:p>
          </table:table-cell>
          <table:table-cell office:value-type="float" office:value="34871843" calcext:value-type="float">
            <text:p>34871843</text:p>
          </table:table-cell>
          <table:table-cell office:value-type="float" office:value="672.6" calcext:value-type="float">
            <text:p>672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9210" calcext:value-type="float">
            <text:p>29210</text:p>
          </table:table-cell>
          <table:table-cell office:value-type="float" office:value="4490406" calcext:value-type="float">
            <text:p>4490406</text:p>
          </table:table-cell>
          <table:table-cell office:value-type="float" office:value="650.5" calcext:value-type="float">
            <text:p>650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30122" calcext:value-type="float">
            <text:p>30122</text:p>
          </table:table-cell>
          <table:table-cell office:value-type="float" office:value="3458749" calcext:value-type="float">
            <text:p>3458749</text:p>
          </table:table-cell>
          <table:table-cell office:value-type="float" office:value="870.9" calcext:value-type="float">
            <text:p>870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6861" calcext:value-type="float">
            <text:p>6861</text:p>
          </table:table-cell>
          <table:table-cell office:value-type="float" office:value="806169" calcext:value-type="float">
            <text:p>806169</text:p>
          </table:table-cell>
          <table:table-cell office:value-type="float" office:value="851.1" calcext:value-type="float">
            <text:p>851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5851" calcext:value-type="float">
            <text:p>5851</text:p>
          </table:table-cell>
          <table:table-cell office:value-type="float" office:value="573158" calcext:value-type="float">
            <text:p>573158</text:p>
          </table:table-cell>
          <table:table-cell office:value-type="float" office:value="1020.8" calcext:value-type="float">
            <text:p>102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67814" calcext:value-type="float">
            <text:p>167814</text:p>
          </table:table-cell>
          <table:table-cell office:value-type="float" office:value="16689370" calcext:value-type="float">
            <text:p>16689370</text:p>
          </table:table-cell>
          <table:table-cell office:value-type="float" office:value="1005.5" calcext:value-type="float">
            <text:p>1005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5449" calcext:value-type="float">
            <text:p>65449</text:p>
          </table:table-cell>
          <table:table-cell office:value-type="float" office:value="8508256" calcext:value-type="float">
            <text:p>8508256</text:p>
          </table:table-cell>
          <table:table-cell office:value-type="float" office:value="769.2" calcext:value-type="float">
            <text:p>769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8801" calcext:value-type="float">
            <text:p>8801</text:p>
          </table:table-cell>
          <table:table-cell office:value-type="float" office:value="1239613" calcext:value-type="float">
            <text:p>123961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9923" calcext:value-type="float">
            <text:p>9923</text:p>
          </table:table-cell>
          <table:table-cell office:value-type="float" office:value="1340372" calcext:value-type="float">
            <text:p>1340372</text:p>
          </table:table-cell>
          <table:table-cell office:value-type="float" office:value="740.3" calcext:value-type="float">
            <text:p>740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6667" calcext:value-type="float">
            <text:p>106667</text:p>
          </table:table-cell>
          <table:table-cell office:value-type="float" office:value="12525556" calcext:value-type="float">
            <text:p>12525556</text:p>
          </table:table-cell>
          <table:table-cell office:value-type="float" office:value="851.6" calcext:value-type="float">
            <text:p>851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5396" calcext:value-type="float">
            <text:p>55396</text:p>
          </table:table-cell>
          <table:table-cell office:value-type="float" office:value="6155967" calcext:value-type="float">
            <text:p>6155967</text:p>
          </table:table-cell>
          <table:table-cell office:value-type="float" office:value="899.9" calcext:value-type="float">
            <text:p>899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7978" calcext:value-type="float">
            <text:p>27978</text:p>
          </table:table-cell>
          <table:table-cell office:value-type="float" office:value="2934234" calcext:value-type="float">
            <text:p>2934234</text:p>
          </table:table-cell>
          <table:table-cell office:value-type="float" office:value="953.5" calcext:value-type="float">
            <text:p>953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5021" calcext:value-type="float">
            <text:p>25021</text:p>
          </table:table-cell>
          <table:table-cell office:value-type="float" office:value="2713535" calcext:value-type="float">
            <text:p>2713535</text:p>
          </table:table-cell>
          <table:table-cell office:value-type="float" office:value="922.1" calcext:value-type="float">
            <text:p>922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0697" calcext:value-type="float">
            <text:p>40697</text:p>
          </table:table-cell>
          <table:table-cell office:value-type="float" office:value="4089875" calcext:value-type="float">
            <text:p>4089875</text:p>
          </table:table-cell>
          <table:table-cell office:value-type="float" office:value="995.1" calcext:value-type="float">
            <text:p>995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1984" calcext:value-type="float">
            <text:p>41984</text:p>
          </table:table-cell>
          <table:table-cell office:value-type="float" office:value="4497267" calcext:value-type="float">
            <text:p>4497267</text:p>
          </table:table-cell>
          <table:table-cell office:value-type="float" office:value="933.5" calcext:value-type="float">
            <text:p>933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694" calcext:value-type="float">
            <text:p>12694</text:p>
          </table:table-cell>
          <table:table-cell office:value-type="float" office:value="1295960" calcext:value-type="float">
            <text:p>1295960</text:p>
          </table:table-cell>
          <table:table-cell office:value-type="float" office:value="979.5" calcext:value-type="float">
            <text:p>979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970" calcext:value-type="float">
            <text:p>43970</text:p>
          </table:table-cell>
          <table:table-cell office:value-type="float" office:value="5440389" calcext:value-type="float">
            <text:p>5440389</text:p>
          </table:table-cell>
          <table:table-cell office:value-type="float" office:value="808.2" calcext:value-type="float">
            <text:p>808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6928" calcext:value-type="float">
            <text:p>56928</text:p>
          </table:table-cell>
          <table:table-cell office:value-type="float" office:value="6417206" calcext:value-type="float">
            <text:p>6417206</text:p>
          </table:table-cell>
          <table:table-cell office:value-type="float" office:value="887.1" calcext:value-type="float">
            <text:p>887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7795" calcext:value-type="float">
            <text:p>87795</text:p>
          </table:table-cell>
          <table:table-cell office:value-type="float" office:value="10015710" calcext:value-type="float">
            <text:p>10015710</text:p>
          </table:table-cell>
          <table:table-cell office:value-type="float" office:value="876.6" calcext:value-type="float">
            <text:p>876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8510" calcext:value-type="float">
            <text:p>38510</text:p>
          </table:table-cell>
          <table:table-cell office:value-type="float" office:value="5018935" calcext:value-type="float">
            <text:p>5018935</text:p>
          </table:table-cell>
          <table:table-cell office:value-type="float" office:value="767.3" calcext:value-type="float">
            <text:p>767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8853" calcext:value-type="float">
            <text:p>28853</text:p>
          </table:table-cell>
          <table:table-cell office:value-type="float" office:value="2858681" calcext:value-type="float">
            <text:p>2858681</text:p>
          </table:table-cell>
          <table:table-cell office:value-type="float" office:value="1009.3" calcext:value-type="float">
            <text:p>1009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5940" calcext:value-type="float">
            <text:p>55940</text:p>
          </table:table-cell>
          <table:table-cell office:value-type="float" office:value="5674825" calcext:value-type="float">
            <text:p>5674825</text:p>
          </table:table-cell>
          <table:table-cell office:value-type="float" office:value="985.8" calcext:value-type="float">
            <text:p>985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506" calcext:value-type="float">
            <text:p>8506</text:p>
          </table:table-cell>
          <table:table-cell office:value-type="float" office:value="911667" calcext:value-type="float">
            <text:p>911667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5738" calcext:value-type="float">
            <text:p>15738</text:p>
          </table:table-cell>
          <table:table-cell office:value-type="float" office:value="1728292" calcext:value-type="float">
            <text:p>1728292</text:p>
          </table:table-cell>
          <table:table-cell office:value-type="float" office:value="910.6" calcext:value-type="float">
            <text:p>910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6927" calcext:value-type="float">
            <text:p>16927</text:p>
          </table:table-cell>
          <table:table-cell office:value-type="float" office:value="2173791" calcext:value-type="float">
            <text:p>2173791</text:p>
          </table:table-cell>
          <table:table-cell office:value-type="float" office:value="778.7" calcext:value-type="float">
            <text:p>778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9853" calcext:value-type="float">
            <text:p>9853</text:p>
          </table:table-cell>
          <table:table-cell office:value-type="float" office:value="1269089" calcext:value-type="float">
            <text:p>1269089</text:p>
          </table:table-cell>
          <table:table-cell office:value-type="float" office:value="776.4" calcext:value-type="float">
            <text:p>776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4009" calcext:value-type="float">
            <text:p>74009</text:p>
          </table:table-cell>
          <table:table-cell office:value-type="float" office:value="8552643" calcext:value-type="float">
            <text:p>8552643</text:p>
          </table:table-cell>
          <table:table-cell office:value-type="float" office:value="865.3" calcext:value-type="float">
            <text:p>865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4344" calcext:value-type="float">
            <text:p>14344</text:p>
          </table:table-cell>
          <table:table-cell office:value-type="float" office:value="1855309" calcext:value-type="float">
            <text:p>1855309</text:p>
          </table:table-cell>
          <table:table-cell office:value-type="float" office:value="773.1" calcext:value-type="float">
            <text:p>773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8118" calcext:value-type="float">
            <text:p>158118</text:p>
          </table:table-cell>
          <table:table-cell office:value-type="float" office:value="19137800" calcext:value-type="float">
            <text:p>19137800</text:p>
          </table:table-cell>
          <table:table-cell office:value-type="float" office:value="826.2" calcext:value-type="float">
            <text:p>826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2027" calcext:value-type="float">
            <text:p>72027</text:p>
          </table:table-cell>
          <table:table-cell office:value-type="float" office:value="8326201" calcext:value-type="float">
            <text:p>8326201</text:p>
          </table:table-cell>
          <table:table-cell office:value-type="float" office:value="865.1" calcext:value-type="float">
            <text:p>865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892" calcext:value-type="float">
            <text:p>5892</text:p>
          </table:table-cell>
          <table:table-cell office:value-type="float" office:value="638168" calcext:value-type="float">
            <text:p>638168</text:p>
          </table:table-cell>
          <table:table-cell office:value-type="float" office:value="923.3" calcext:value-type="float">
            <text:p>923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9766" calcext:value-type="float">
            <text:p>109766</text:p>
          </table:table-cell>
          <table:table-cell office:value-type="float" office:value="11407889" calcext:value-type="float">
            <text:p>11407889</text:p>
          </table:table-cell>
          <table:table-cell office:value-type="float" office:value="962.2" calcext:value-type="float">
            <text:p>962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5502" calcext:value-type="float">
            <text:p>35502</text:p>
          </table:table-cell>
          <table:table-cell office:value-type="float" office:value="3489080" calcext:value-type="float">
            <text:p>3489080</text:p>
          </table:table-cell>
          <table:table-cell office:value-type="float" office:value="1017.5" calcext:value-type="float">
            <text:p>1017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1119" calcext:value-type="float">
            <text:p>31119</text:p>
          </table:table-cell>
          <table:table-cell office:value-type="float" office:value="3513424" calcext:value-type="float">
            <text:p>3513424</text:p>
          </table:table-cell>
          <table:table-cell office:value-type="float" office:value="885.7" calcext:value-type="float">
            <text:p>885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30223" calcext:value-type="float">
            <text:p>130223</text:p>
          </table:table-cell>
          <table:table-cell office:value-type="float" office:value="12331031" calcext:value-type="float">
            <text:p>12331031</text:p>
          </table:table-cell>
          <table:table-cell office:value-type="float" office:value="1056.1" calcext:value-type="float">
            <text:p>1056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0246" calcext:value-type="float">
            <text:p>10246</text:p>
          </table:table-cell>
          <table:table-cell office:value-type="float" office:value="1065995" calcext:value-type="float">
            <text:p>1065995</text:p>
          </table:table-cell>
          <table:table-cell office:value-type="float" office:value="961.2" calcext:value-type="float">
            <text:p>961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37736" calcext:value-type="float">
            <text:p>37736</text:p>
          </table:table-cell>
          <table:table-cell office:value-type="float" office:value="4107795" calcext:value-type="float">
            <text:p>4107795</text:p>
          </table:table-cell>
          <table:table-cell office:value-type="float" office:value="918.6" calcext:value-type="float">
            <text:p>918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6898" calcext:value-type="float">
            <text:p>6898</text:p>
          </table:table-cell>
          <table:table-cell office:value-type="float" office:value="760020" calcext:value-type="float">
            <text:p>760020</text:p>
          </table:table-cell>
          <table:table-cell office:value-type="float" office:value="907.6" calcext:value-type="float">
            <text:p>907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6606" calcext:value-type="float">
            <text:p>56606</text:p>
          </table:table-cell>
          <table:table-cell office:value-type="float" office:value="5795918" calcext:value-type="float">
            <text:p>5795918</text:p>
          </table:table-cell>
          <table:table-cell office:value-type="float" office:value="976.7" calcext:value-type="float">
            <text:p>976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55524" calcext:value-type="float">
            <text:p>155524</text:p>
          </table:table-cell>
          <table:table-cell office:value-type="float" office:value="21690325" calcext:value-type="float">
            <text:p>21690325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3116" calcext:value-type="float">
            <text:p>13116</text:p>
          </table:table-cell>
          <table:table-cell office:value-type="float" office:value="2324815" calcext:value-type="float">
            <text:p>2324815</text:p>
          </table:table-cell>
          <table:table-cell office:value-type="float" office:value="564.2" calcext:value-type="float">
            <text:p>564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075" calcext:value-type="float">
            <text:p>5075</text:p>
          </table:table-cell>
          <table:table-cell office:value-type="float" office:value="615442" calcext:value-type="float">
            <text:p>615442</text:p>
          </table:table-cell>
          <table:table-cell office:value-type="float" office:value="824.6" calcext:value-type="float">
            <text:p>824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7196" calcext:value-type="float">
            <text:p>57196</text:p>
          </table:table-cell>
          <table:table-cell office:value-type="float" office:value="7286873" calcext:value-type="float">
            <text:p>7286873</text:p>
          </table:table-cell>
          <table:table-cell office:value-type="float" office:value="784.9" calcext:value-type="float">
            <text:p>784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5338" calcext:value-type="float">
            <text:p>45338</text:p>
          </table:table-cell>
          <table:table-cell office:value-type="float" office:value="6052349" calcext:value-type="float">
            <text:p>6052349</text:p>
          </table:table-cell>
          <table:table-cell office:value-type="float" office:value="749.1" calcext:value-type="float">
            <text:p>749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1016" calcext:value-type="float">
            <text:p>21016</text:p>
          </table:table-cell>
          <table:table-cell office:value-type="float" office:value="1805414" calcext:value-type="float">
            <text:p>1805414</text:p>
          </table:table-cell>
          <table:table-cell office:value-type="float" office:value="1164.1" calcext:value-type="float">
            <text:p>1164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6981" calcext:value-type="float">
            <text:p>46981</text:p>
          </table:table-cell>
          <table:table-cell office:value-type="float" office:value="5445162" calcext:value-type="float">
            <text:p>5445162</text:p>
          </table:table-cell>
          <table:table-cell office:value-type="float" office:value="862.8" calcext:value-type="float">
            <text:p>862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174" calcext:value-type="float">
            <text:p>4174</text:p>
          </table:table-cell>
          <table:table-cell office:value-type="float" office:value="500017" calcext:value-type="float">
            <text:p>500017</text:p>
          </table:table-cell>
          <table:table-cell office:value-type="float" office:value="834.8" calcext:value-type="float">
            <text:p>834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2443387" calcext:value-type="float">
            <text:p>2443387</text:p>
          </table:table-cell>
          <table:table-cell office:value-type="float" office:value="287625193" calcext:value-type="float">
            <text:p>287625193</text:p>
          </table:table-cell>
          <table:table-cell office:value-type="float" office:value="849.5" calcext:value-type="float">
            <text:p>849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6716" calcext:value-type="float">
            <text:p>46716</text:p>
          </table:table-cell>
          <table:table-cell office:value-type="float" office:value="4503491" calcext:value-type="float">
            <text:p>4503491</text:p>
          </table:table-cell>
          <table:table-cell office:value-type="float" office:value="1037.3" calcext:value-type="float">
            <text:p>1037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180" calcext:value-type="float">
            <text:p>3180</text:p>
          </table:table-cell>
          <table:table-cell office:value-type="float" office:value="648414" calcext:value-type="float">
            <text:p>648414</text:p>
          </table:table-cell>
          <table:table-cell office:value-type="float" office:value="490.4" calcext:value-type="float">
            <text:p>490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3392" calcext:value-type="float">
            <text:p>43392</text:p>
          </table:table-cell>
          <table:table-cell office:value-type="float" office:value="5510364" calcext:value-type="float">
            <text:p>5510364</text:p>
          </table:table-cell>
          <table:table-cell office:value-type="float" office:value="787.5" calcext:value-type="float">
            <text:p>787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7918" calcext:value-type="float">
            <text:p>27918</text:p>
          </table:table-cell>
          <table:table-cell office:value-type="float" office:value="2724816" calcext:value-type="float">
            <text:p>2724816</text:p>
          </table:table-cell>
          <table:table-cell office:value-type="float" office:value="1024.6" calcext:value-type="float">
            <text:p>1024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39371" calcext:value-type="float">
            <text:p>239371</text:p>
          </table:table-cell>
          <table:table-cell office:value-type="float" office:value="35253159" calcext:value-type="float">
            <text:p>3525315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9506" calcext:value-type="float">
            <text:p>29506</text:p>
          </table:table-cell>
          <table:table-cell office:value-type="float" office:value="4528732" calcext:value-type="float">
            <text:p>4528732</text:p>
          </table:table-cell>
          <table:table-cell office:value-type="float" office:value="651.5" calcext:value-type="float">
            <text:p>651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9627" calcext:value-type="float">
            <text:p>29627</text:p>
          </table:table-cell>
          <table:table-cell office:value-type="float" office:value="3484336" calcext:value-type="float">
            <text:p>3484336</text:p>
          </table:table-cell>
          <table:table-cell office:value-type="float" office:value="850.3" calcext:value-type="float">
            <text:p>850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070" calcext:value-type="float">
            <text:p>7070</text:p>
          </table:table-cell>
          <table:table-cell office:value-type="float" office:value="818003" calcext:value-type="float">
            <text:p>818003</text:p>
          </table:table-cell>
          <table:table-cell office:value-type="float" office:value="864.3" calcext:value-type="float">
            <text:p>864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5573" calcext:value-type="float">
            <text:p>5573</text:p>
          </table:table-cell>
          <table:table-cell office:value-type="float" office:value="568502" calcext:value-type="float">
            <text:p>568502</text:p>
          </table:table-cell>
          <table:table-cell office:value-type="float" office:value="980.3" calcext:value-type="float">
            <text:p>980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68657" calcext:value-type="float">
            <text:p>168657</text:p>
          </table:table-cell>
          <table:table-cell office:value-type="float" office:value="17004085" calcext:value-type="float">
            <text:p>17004085</text:p>
          </table:table-cell>
          <table:table-cell office:value-type="float" office:value="991.9" calcext:value-type="float">
            <text:p>991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6478" calcext:value-type="float">
            <text:p>66478</text:p>
          </table:table-cell>
          <table:table-cell office:value-type="float" office:value="8622793" calcext:value-type="float">
            <text:p>862279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8978" calcext:value-type="float">
            <text:p>8978</text:p>
          </table:table-cell>
          <table:table-cell office:value-type="float" office:value="1251154" calcext:value-type="float">
            <text:p>1251154</text:p>
          </table:table-cell>
          <table:table-cell office:value-type="float" office:value="717.6" calcext:value-type="float">
            <text:p>717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0380" calcext:value-type="float">
            <text:p>10380</text:p>
          </table:table-cell>
          <table:table-cell office:value-type="float" office:value="1363380" calcext:value-type="float">
            <text:p>1363380</text:p>
          </table:table-cell>
          <table:table-cell office:value-type="float" office:value="761.3" calcext:value-type="float">
            <text:p>761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5325" calcext:value-type="float">
            <text:p>105325</text:p>
          </table:table-cell>
          <table:table-cell office:value-type="float" office:value="12556006" calcext:value-type="float">
            <text:p>12556006</text:p>
          </table:table-cell>
          <table:table-cell office:value-type="float" office:value="838.8" calcext:value-type="float">
            <text:p>838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5968" calcext:value-type="float">
            <text:p>55968</text:p>
          </table:table-cell>
          <table:table-cell office:value-type="float" office:value="6196638" calcext:value-type="float">
            <text:p>6196638</text:p>
          </table:table-cell>
          <table:table-cell office:value-type="float" office:value="903.2" calcext:value-type="float">
            <text:p>903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8062" calcext:value-type="float">
            <text:p>28062</text:p>
          </table:table-cell>
          <table:table-cell office:value-type="float" office:value="2941999" calcext:value-type="float">
            <text:p>2941999</text:p>
          </table:table-cell>
          <table:table-cell office:value-type="float" office:value="953.8" calcext:value-type="float">
            <text:p>953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4593" calcext:value-type="float">
            <text:p>24593</text:p>
          </table:table-cell>
          <table:table-cell office:value-type="float" office:value="2723004" calcext:value-type="float">
            <text:p>2723004</text:p>
          </table:table-cell>
          <table:table-cell office:value-type="float" office:value="903.2" calcext:value-type="float">
            <text:p>903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0241" calcext:value-type="float">
            <text:p>40241</text:p>
          </table:table-cell>
          <table:table-cell office:value-type="float" office:value="4117170" calcext:value-type="float">
            <text:p>4117170</text:p>
          </table:table-cell>
          <table:table-cell office:value-type="float" office:value="977.4" calcext:value-type="float">
            <text:p>977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2719" calcext:value-type="float">
            <text:p>42719</text:p>
          </table:table-cell>
          <table:table-cell office:value-type="float" office:value="4521042" calcext:value-type="float">
            <text:p>4521042</text:p>
          </table:table-cell>
          <table:table-cell office:value-type="float" office:value="944.9" calcext:value-type="float">
            <text:p>944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540" calcext:value-type="float">
            <text:p>12540</text:p>
          </table:table-cell>
          <table:table-cell office:value-type="float" office:value="1306513" calcext:value-type="float">
            <text:p>1306513</text:p>
          </table:table-cell>
          <table:table-cell office:value-type="float" office:value="959.8" calcext:value-type="float">
            <text:p>959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4499" calcext:value-type="float">
            <text:p>44499</text:p>
          </table:table-cell>
          <table:table-cell office:value-type="float" office:value="5496269" calcext:value-type="float">
            <text:p>5496269</text:p>
          </table:table-cell>
          <table:table-cell office:value-type="float" office:value="809.6" calcext:value-type="float">
            <text:p>809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6291" calcext:value-type="float">
            <text:p>56291</text:p>
          </table:table-cell>
          <table:table-cell office:value-type="float" office:value="6422565" calcext:value-type="float">
            <text:p>6422565</text:p>
          </table:table-cell>
          <table:table-cell office:value-type="float" office:value="876.5" calcext:value-type="float">
            <text:p>876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6728" calcext:value-type="float">
            <text:p>86728</text:p>
          </table:table-cell>
          <table:table-cell office:value-type="float" office:value="10041152" calcext:value-type="float">
            <text:p>10041152</text:p>
          </table:table-cell>
          <table:table-cell office:value-type="float" office:value="863.7" calcext:value-type="float">
            <text:p>863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7620" calcext:value-type="float">
            <text:p>37620</text:p>
          </table:table-cell>
          <table:table-cell office:value-type="float" office:value="5053572" calcext:value-type="float">
            <text:p>5053572</text:p>
          </table:table-cell>
          <table:table-cell office:value-type="float" office:value="744.4" calcext:value-type="float">
            <text:p>744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8489" calcext:value-type="float">
            <text:p>28489</text:p>
          </table:table-cell>
          <table:table-cell office:value-type="float" office:value="2868312" calcext:value-type="float">
            <text:p>2868312</text:p>
          </table:table-cell>
          <table:table-cell office:value-type="float" office:value="993.2" calcext:value-type="float">
            <text:p>993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5582" calcext:value-type="float">
            <text:p>55582</text:p>
          </table:table-cell>
          <table:table-cell office:value-type="float" office:value="5709403" calcext:value-type="float">
            <text:p>5709403</text:p>
          </table:table-cell>
          <table:table-cell office:value-type="float" office:value="973.5" calcext:value-type="float">
            <text:p>973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467" calcext:value-type="float">
            <text:p>8467</text:p>
          </table:table-cell>
          <table:table-cell office:value-type="float" office:value="919630" calcext:value-type="float">
            <text:p>919630</text:p>
          </table:table-cell>
          <table:table-cell office:value-type="float" office:value="920.7" calcext:value-type="float">
            <text:p>920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5465" calcext:value-type="float">
            <text:p>15465</text:p>
          </table:table-cell>
          <table:table-cell office:value-type="float" office:value="1738643" calcext:value-type="float">
            <text:p>1738643</text:p>
          </table:table-cell>
          <table:table-cell office:value-type="float" office:value="889.5" calcext:value-type="float">
            <text:p>889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7858" calcext:value-type="float">
            <text:p>17858</text:p>
          </table:table-cell>
          <table:table-cell office:value-type="float" office:value="2248850" calcext:value-type="float">
            <text:p>2248850</text:p>
          </table:table-cell>
          <table:table-cell office:value-type="float" office:value="794.1" calcext:value-type="float">
            <text:p>794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9708" calcext:value-type="float">
            <text:p>9708</text:p>
          </table:table-cell>
          <table:table-cell office:value-type="float" office:value="1279840" calcext:value-type="float">
            <text:p>1279840</text:p>
          </table:table-cell>
          <table:table-cell office:value-type="float" office:value="758.5" calcext:value-type="float">
            <text:p>758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3689" calcext:value-type="float">
            <text:p>73689</text:p>
          </table:table-cell>
          <table:table-cell office:value-type="float" office:value="8601402" calcext:value-type="float">
            <text:p>8601402</text:p>
          </table:table-cell>
          <table:table-cell office:value-type="float" office:value="856.7" calcext:value-type="float">
            <text:p>856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4805" calcext:value-type="float">
            <text:p>14805</text:p>
          </table:table-cell>
          <table:table-cell office:value-type="float" office:value="1877574" calcext:value-type="float">
            <text:p>1877574</text:p>
          </table:table-cell>
          <table:table-cell office:value-type="float" office:value="788.5" calcext:value-type="float">
            <text:p>788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5877" calcext:value-type="float">
            <text:p>155877</text:p>
          </table:table-cell>
          <table:table-cell office:value-type="float" office:value="19175939" calcext:value-type="float">
            <text:p>19175939</text:p>
          </table:table-cell>
          <table:table-cell office:value-type="float" office:value="812.9" calcext:value-type="float">
            <text:p>812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3459" calcext:value-type="float">
            <text:p>73459</text:p>
          </table:table-cell>
          <table:table-cell office:value-type="float" office:value="8422501" calcext:value-type="float">
            <text:p>8422501</text:p>
          </table:table-cell>
          <table:table-cell office:value-type="float" office:value="872.2" calcext:value-type="float">
            <text:p>872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090" calcext:value-type="float">
            <text:p>6090</text:p>
          </table:table-cell>
          <table:table-cell office:value-type="float" office:value="638817" calcext:value-type="float">
            <text:p>638817</text:p>
          </table:table-cell>
          <table:table-cell office:value-type="float" office:value="953.3" calcext:value-type="float">
            <text:p>953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9110" calcext:value-type="float">
            <text:p>109110</text:p>
          </table:table-cell>
          <table:table-cell office:value-type="float" office:value="11434788" calcext:value-type="float">
            <text:p>11434788</text:p>
          </table:table-cell>
          <table:table-cell office:value-type="float" office:value="954.2" calcext:value-type="float">
            <text:p>954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5721" calcext:value-type="float">
            <text:p>35721</text:p>
          </table:table-cell>
          <table:table-cell office:value-type="float" office:value="3504892" calcext:value-type="float">
            <text:p>3504892</text:p>
          </table:table-cell>
          <table:table-cell office:value-type="float" office:value="1019.2" calcext:value-type="float">
            <text:p>1019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0912" calcext:value-type="float">
            <text:p>30912</text:p>
          </table:table-cell>
          <table:table-cell office:value-type="float" office:value="3547376" calcext:value-type="float">
            <text:p>3547376</text:p>
          </table:table-cell>
          <table:table-cell office:value-type="float" office:value="871.4" calcext:value-type="float">
            <text:p>871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9769" calcext:value-type="float">
            <text:p>129769</text:p>
          </table:table-cell>
          <table:table-cell office:value-type="float" office:value="12374658" calcext:value-type="float">
            <text:p>12374658</text:p>
          </table:table-cell>
          <table:table-cell office:value-type="float" office:value="1048.7" calcext:value-type="float">
            <text:p>1048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0039" calcext:value-type="float">
            <text:p>10039</text:p>
          </table:table-cell>
          <table:table-cell office:value-type="float" office:value="1071342" calcext:value-type="float">
            <text:p>1071342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38112" calcext:value-type="float">
            <text:p>38112</text:p>
          </table:table-cell>
          <table:table-cell office:value-type="float" office:value="4150297" calcext:value-type="float">
            <text:p>4150297</text:p>
          </table:table-cell>
          <table:table-cell office:value-type="float" office:value="918.3" calcext:value-type="float">
            <text:p>918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132" calcext:value-type="float">
            <text:p>7132</text:p>
          </table:table-cell>
          <table:table-cell office:value-type="float" office:value="763729" calcext:value-type="float">
            <text:p>763729</text:p>
          </table:table-cell>
          <table:table-cell office:value-type="float" office:value="933.8" calcext:value-type="float">
            <text:p>933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7313" calcext:value-type="float">
            <text:p>57313</text:p>
          </table:table-cell>
          <table:table-cell office:value-type="float" office:value="5847812" calcext:value-type="float">
            <text:p>5847812</text:p>
          </table:table-cell>
          <table:table-cell office:value-type="float" office:value="980.1" calcext:value-type="float">
            <text:p>980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54870" calcext:value-type="float">
            <text:p>154870</text:p>
          </table:table-cell>
          <table:table-cell office:value-type="float" office:value="22030931" calcext:value-type="float">
            <text:p>2203093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3412" calcext:value-type="float">
            <text:p>13412</text:p>
          </table:table-cell>
          <table:table-cell office:value-type="float" office:value="2360137" calcext:value-type="float">
            <text:p>2360137</text:p>
          </table:table-cell>
          <table:table-cell office:value-type="float" office:value="568.3" calcext:value-type="float">
            <text:p>568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120" calcext:value-type="float">
            <text:p>5120</text:p>
          </table:table-cell>
          <table:table-cell office:value-type="float" office:value="617858" calcext:value-type="float">
            <text:p>617858</text:p>
          </table:table-cell>
          <table:table-cell office:value-type="float" office:value="828.7" calcext:value-type="float">
            <text:p>828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8282" calcext:value-type="float">
            <text:p>58282</text:p>
          </table:table-cell>
          <table:table-cell office:value-type="float" office:value="7366977" calcext:value-type="float">
            <text:p>7366977</text:p>
          </table:table-cell>
          <table:table-cell office:value-type="float" office:value="791.1" calcext:value-type="float">
            <text:p>791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5920" calcext:value-type="float">
            <text:p>45920</text:p>
          </table:table-cell>
          <table:table-cell office:value-type="float" office:value="6104115" calcext:value-type="float">
            <text:p>6104115</text:p>
          </table:table-cell>
          <table:table-cell office:value-type="float" office:value="752.3" calcext:value-type="float">
            <text:p>752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1306" calcext:value-type="float">
            <text:p>21306</text:p>
          </table:table-cell>
          <table:table-cell office:value-type="float" office:value="1812295" calcext:value-type="float">
            <text:p>1812295</text:p>
          </table:table-cell>
          <table:table-cell office:value-type="float" office:value="1175.6" calcext:value-type="float">
            <text:p>1175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6177" calcext:value-type="float">
            <text:p>46177</text:p>
          </table:table-cell>
          <table:table-cell office:value-type="float" office:value="5479203" calcext:value-type="float">
            <text:p>5479203</text:p>
          </table:table-cell>
          <table:table-cell office:value-type="float" office:value="842.8" calcext:value-type="float">
            <text:p>842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172" calcext:value-type="float">
            <text:p>4172</text:p>
          </table:table-cell>
          <table:table-cell office:value-type="float" office:value="503453" calcext:value-type="float">
            <text:p>503453</text:p>
          </table:table-cell>
          <table:table-cell office:value-type="float" office:value="828.7" calcext:value-type="float">
            <text:p>828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2448288" calcext:value-type="float">
            <text:p>2448288</text:p>
          </table:table-cell>
          <table:table-cell office:value-type="float" office:value="290107933" calcext:value-type="float">
            <text:p>290107933</text:p>
          </table:table-cell>
          <table:table-cell office:value-type="float" office:value="843.9" calcext:value-type="float">
            <text:p>843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6121" calcext:value-type="float">
            <text:p>46121</text:p>
          </table:table-cell>
          <table:table-cell office:value-type="float" office:value="4530729" calcext:value-type="float">
            <text:p>4530729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051" calcext:value-type="float">
            <text:p>3051</text:p>
          </table:table-cell>
          <table:table-cell office:value-type="float" office:value="659286" calcext:value-type="float">
            <text:p>659286</text:p>
          </table:table-cell>
          <table:table-cell office:value-type="float" office:value="462.8" calcext:value-type="float">
            <text:p>462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3198" calcext:value-type="float">
            <text:p>43198</text:p>
          </table:table-cell>
          <table:table-cell office:value-type="float" office:value="5652404" calcext:value-type="float">
            <text:p>5652404</text:p>
          </table:table-cell>
          <table:table-cell office:value-type="float" office:value="764.2" calcext:value-type="float">
            <text:p>764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7528" calcext:value-type="float">
            <text:p>27528</text:p>
          </table:table-cell>
          <table:table-cell office:value-type="float" office:value="2749686" calcext:value-type="float">
            <text:p>2749686</text:p>
          </table:table-cell>
          <table:table-cell office:value-type="float" office:value="1001.1" calcext:value-type="float">
            <text:p>1001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32525" calcext:value-type="float">
            <text:p>232525</text:p>
          </table:table-cell>
          <table:table-cell office:value-type="float" office:value="35574576" calcext:value-type="float">
            <text:p>35574576</text:p>
          </table:table-cell>
          <table:table-cell office:value-type="float" office:value="653.6" calcext:value-type="float">
            <text:p>653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8309" calcext:value-type="float">
            <text:p>28309</text:p>
          </table:table-cell>
          <table:table-cell office:value-type="float" office:value="4575013" calcext:value-type="float">
            <text:p>4575013</text:p>
          </table:table-cell>
          <table:table-cell office:value-type="float" office:value="618.8" calcext:value-type="float">
            <text:p>618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9314" calcext:value-type="float">
            <text:p>29314</text:p>
          </table:table-cell>
          <table:table-cell office:value-type="float" office:value="3496094" calcext:value-type="float">
            <text:p>3496094</text:p>
          </table:table-cell>
          <table:table-cell office:value-type="float" office:value="838.5" calcext:value-type="float">
            <text:p>838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143" calcext:value-type="float">
            <text:p>7143</text:p>
          </table:table-cell>
          <table:table-cell office:value-type="float" office:value="830803" calcext:value-type="float">
            <text:p>830803</text:p>
          </table:table-cell>
          <table:table-cell office:value-type="float" office:value="859.8" calcext:value-type="float">
            <text:p>859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5454" calcext:value-type="float">
            <text:p>5454</text:p>
          </table:table-cell>
          <table:table-cell office:value-type="float" office:value="567754" calcext:value-type="float">
            <text:p>567754</text:p>
          </table:table-cell>
          <table:table-cell office:value-type="float" office:value="960.6" calcext:value-type="float">
            <text:p>960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69008" calcext:value-type="float">
            <text:p>169008</text:p>
          </table:table-cell>
          <table:table-cell office:value-type="float" office:value="17415318" calcext:value-type="float">
            <text:p>17415318</text:p>
          </table:table-cell>
          <table:table-cell office:value-type="float" office:value="970.5" calcext:value-type="float">
            <text:p>970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5818" calcext:value-type="float">
            <text:p>65818</text:p>
          </table:table-cell>
          <table:table-cell office:value-type="float" office:value="8769252" calcext:value-type="float">
            <text:p>8769252</text:p>
          </table:table-cell>
          <table:table-cell office:value-type="float" office:value="750.6" calcext:value-type="float">
            <text:p>750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9030" calcext:value-type="float">
            <text:p>9030</text:p>
          </table:table-cell>
          <table:table-cell office:value-type="float" office:value="1273569" calcext:value-type="float">
            <text:p>1273569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0028" calcext:value-type="float">
            <text:p>10028</text:p>
          </table:table-cell>
          <table:table-cell office:value-type="float" office:value="1391802" calcext:value-type="float">
            <text:p>1391802</text:p>
          </table:table-cell>
          <table:table-cell office:value-type="float" office:value="720.5" calcext:value-type="float">
            <text:p>720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2670" calcext:value-type="float">
            <text:p>102670</text:p>
          </table:table-cell>
          <table:table-cell office:value-type="float" office:value="12589773" calcext:value-type="float">
            <text:p>12589773</text:p>
          </table:table-cell>
          <table:table-cell office:value-type="float" office:value="815.5" calcext:value-type="float">
            <text:p>815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4211" calcext:value-type="float">
            <text:p>54211</text:p>
          </table:table-cell>
          <table:table-cell office:value-type="float" office:value="6233007" calcext:value-type="float">
            <text:p>6233007</text:p>
          </table:table-cell>
          <table:table-cell office:value-type="float" office:value="869.7" calcext:value-type="float">
            <text:p>869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6897" calcext:value-type="float">
            <text:p>26897</text:p>
          </table:table-cell>
          <table:table-cell office:value-type="float" office:value="2953635" calcext:value-type="float">
            <text:p>2953635</text:p>
          </table:table-cell>
          <table:table-cell office:value-type="float" office:value="910.6" calcext:value-type="float">
            <text:p>910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3818" calcext:value-type="float">
            <text:p>23818</text:p>
          </table:table-cell>
          <table:table-cell office:value-type="float" office:value="2734373" calcext:value-type="float">
            <text:p>2734373</text:p>
          </table:table-cell>
          <table:table-cell office:value-type="float" office:value="871.1" calcext:value-type="float">
            <text:p>871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38646" calcext:value-type="float">
            <text:p>38646</text:p>
          </table:table-cell>
          <table:table-cell office:value-type="float" office:value="4146101" calcext:value-type="float">
            <text:p>4146101</text:p>
          </table:table-cell>
          <table:table-cell office:value-type="float" office:value="932.1" calcext:value-type="float">
            <text:p>932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2215" calcext:value-type="float">
            <text:p>42215</text:p>
          </table:table-cell>
          <table:table-cell office:value-type="float" office:value="4552238" calcext:value-type="float">
            <text:p>4552238</text:p>
          </table:table-cell>
          <table:table-cell office:value-type="float" office:value="927.3" calcext:value-type="float">
            <text:p>927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443" calcext:value-type="float">
            <text:p>12443</text:p>
          </table:table-cell>
          <table:table-cell office:value-type="float" office:value="1313688" calcext:value-type="float">
            <text:p>1313688</text:p>
          </table:table-cell>
          <table:table-cell office:value-type="float" office:value="947.2" calcext:value-type="float">
            <text:p>947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232" calcext:value-type="float">
            <text:p>43232</text:p>
          </table:table-cell>
          <table:table-cell office:value-type="float" office:value="5546935" calcext:value-type="float">
            <text:p>5546935</text:p>
          </table:table-cell>
          <table:table-cell office:value-type="float" office:value="779.4" calcext:value-type="float">
            <text:p>779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4511" calcext:value-type="float">
            <text:p>54511</text:p>
          </table:table-cell>
          <table:table-cell office:value-type="float" office:value="6412281" calcext:value-type="float">
            <text:p>6412281</text:p>
          </table:table-cell>
          <table:table-cell office:value-type="float" office:value="850.1" calcext:value-type="float">
            <text:p>850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5169" calcext:value-type="float">
            <text:p>85169</text:p>
          </table:table-cell>
          <table:table-cell office:value-type="float" office:value="10055315" calcext:value-type="float">
            <text:p>10055315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7034" calcext:value-type="float">
            <text:p>37034</text:p>
          </table:table-cell>
          <table:table-cell office:value-type="float" office:value="5087713" calcext:value-type="float">
            <text:p>5087713</text:p>
          </table:table-cell>
          <table:table-cell office:value-type="float" office:value="727.9" calcext:value-type="float">
            <text:p>727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7871" calcext:value-type="float">
            <text:p>27871</text:p>
          </table:table-cell>
          <table:table-cell office:value-type="float" office:value="2889010" calcext:value-type="float">
            <text:p>2889010</text:p>
          </table:table-cell>
          <table:table-cell office:value-type="float" office:value="964.7" calcext:value-type="float">
            <text:p>964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3950" calcext:value-type="float">
            <text:p>53950</text:p>
          </table:table-cell>
          <table:table-cell office:value-type="float" office:value="5747741" calcext:value-type="float">
            <text:p>5747741</text:p>
          </table:table-cell>
          <table:table-cell office:value-type="float" office:value="938.6" calcext:value-type="float">
            <text:p>938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094" calcext:value-type="float">
            <text:p>8094</text:p>
          </table:table-cell>
          <table:table-cell office:value-type="float" office:value="930009" calcext:value-type="float">
            <text:p>930009</text:p>
          </table:table-cell>
          <table:table-cell office:value-type="float" office:value="870.3" calcext:value-type="float">
            <text:p>870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4657" calcext:value-type="float">
            <text:p>14657</text:p>
          </table:table-cell>
          <table:table-cell office:value-type="float" office:value="1749370" calcext:value-type="float">
            <text:p>1749370</text:p>
          </table:table-cell>
          <table:table-cell office:value-type="float" office:value="837.8" calcext:value-type="float">
            <text:p>837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7929" calcext:value-type="float">
            <text:p>17929</text:p>
          </table:table-cell>
          <table:table-cell office:value-type="float" office:value="2346222" calcext:value-type="float">
            <text:p>2346222</text:p>
          </table:table-cell>
          <table:table-cell office:value-type="float" office:value="764.2" calcext:value-type="float">
            <text:p>764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111" calcext:value-type="float">
            <text:p>10111</text:p>
          </table:table-cell>
          <table:table-cell office:value-type="float" office:value="1290121" calcext:value-type="float">
            <text:p>1290121</text:p>
          </table:table-cell>
          <table:table-cell office:value-type="float" office:value="783.7" calcext:value-type="float">
            <text:p>783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1371" calcext:value-type="float">
            <text:p>71371</text:p>
          </table:table-cell>
          <table:table-cell office:value-type="float" office:value="8634561" calcext:value-type="float">
            <text:p>8634561</text:p>
          </table:table-cell>
          <table:table-cell office:value-type="float" office:value="826.6" calcext:value-type="float">
            <text:p>826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4298" calcext:value-type="float">
            <text:p>14298</text:p>
          </table:table-cell>
          <table:table-cell office:value-type="float" office:value="1903808" calcext:value-type="float">
            <text:p>1903808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2681" calcext:value-type="float">
            <text:p>152681</text:p>
          </table:table-cell>
          <table:table-cell office:value-type="float" office:value="19171567" calcext:value-type="float">
            <text:p>19171567</text:p>
          </table:table-cell>
          <table:table-cell office:value-type="float" office:value="796.4" calcext:value-type="float">
            <text:p>796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2384" calcext:value-type="float">
            <text:p>72384</text:p>
          </table:table-cell>
          <table:table-cell office:value-type="float" office:value="8553152" calcext:value-type="float">
            <text:p>8553152</text:p>
          </table:table-cell>
          <table:table-cell office:value-type="float" office:value="846.3" calcext:value-type="float">
            <text:p>846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601" calcext:value-type="float">
            <text:p>5601</text:p>
          </table:table-cell>
          <table:table-cell office:value-type="float" office:value="644705" calcext:value-type="float">
            <text:p>644705</text:p>
          </table:table-cell>
          <table:table-cell office:value-type="float" office:value="868.8" calcext:value-type="float">
            <text:p>868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6288" calcext:value-type="float">
            <text:p>106288</text:p>
          </table:table-cell>
          <table:table-cell office:value-type="float" office:value="11452251" calcext:value-type="float">
            <text:p>11452251</text:p>
          </table:table-cell>
          <table:table-cell office:value-type="float" office:value="928.1" calcext:value-type="float">
            <text:p>928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4483" calcext:value-type="float">
            <text:p>34483</text:p>
          </table:table-cell>
          <table:table-cell office:value-type="float" office:value="3525233" calcext:value-type="float">
            <text:p>3525233</text:p>
          </table:table-cell>
          <table:table-cell office:value-type="float" office:value="978.2" calcext:value-type="float">
            <text:p>978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0313" calcext:value-type="float">
            <text:p>30313</text:p>
          </table:table-cell>
          <table:table-cell office:value-type="float" office:value="3569463" calcext:value-type="float">
            <text:p>3569463</text:p>
          </table:table-cell>
          <table:table-cell office:value-type="float" office:value="849.2" calcext:value-type="float">
            <text:p>849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7640" calcext:value-type="float">
            <text:p>127640</text:p>
          </table:table-cell>
          <table:table-cell office:value-type="float" office:value="12410722" calcext:value-type="float">
            <text:p>12410722</text:p>
          </table:table-cell>
          <table:table-cell office:value-type="float" office:value="1028.5" calcext:value-type="float">
            <text:p>1028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769" calcext:value-type="float">
            <text:p>9769</text:p>
          </table:table-cell>
          <table:table-cell office:value-type="float" office:value="1074579" calcext:value-type="float">
            <text:p>1074579</text:p>
          </table:table-cell>
          <table:table-cell office:value-type="float" office:value="909.1" calcext:value-type="float">
            <text:p>909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37276" calcext:value-type="float">
            <text:p>37276</text:p>
          </table:table-cell>
          <table:table-cell office:value-type="float" office:value="4210921" calcext:value-type="float">
            <text:p>4210921</text:p>
          </table:table-cell>
          <table:table-cell office:value-type="float" office:value="885.2" calcext:value-type="float">
            <text:p>885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6833" calcext:value-type="float">
            <text:p>6833</text:p>
          </table:table-cell>
          <table:table-cell office:value-type="float" office:value="770396" calcext:value-type="float">
            <text:p>770396</text:p>
          </table:table-cell>
          <table:table-cell office:value-type="float" office:value="886.9" calcext:value-type="float">
            <text:p>886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5829" calcext:value-type="float">
            <text:p>55829</text:p>
          </table:table-cell>
          <table:table-cell office:value-type="float" office:value="5910809" calcext:value-type="float">
            <text:p>5910809</text:p>
          </table:table-cell>
          <table:table-cell office:value-type="float" office:value="944.5" calcext:value-type="float">
            <text:p>944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52870" calcext:value-type="float">
            <text:p>152870</text:p>
          </table:table-cell>
          <table:table-cell office:value-type="float" office:value="22394023" calcext:value-type="float">
            <text:p>22394023</text:p>
          </table:table-cell>
          <table:table-cell office:value-type="float" office:value="682.6" calcext:value-type="float">
            <text:p>682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3331" calcext:value-type="float">
            <text:p>13331</text:p>
          </table:table-cell>
          <table:table-cell office:value-type="float" office:value="2401580" calcext:value-type="float">
            <text:p>2401580</text:p>
          </table:table-cell>
          <table:table-cell office:value-type="float" office:value="555.1" calcext:value-type="float">
            <text:p>555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4995" calcext:value-type="float">
            <text:p>4995</text:p>
          </table:table-cell>
          <table:table-cell office:value-type="float" office:value="619920" calcext:value-type="float">
            <text:p>619920</text:p>
          </table:table-cell>
          <table:table-cell office:value-type="float" office:value="805.7" calcext:value-type="float">
            <text:p>805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6550" calcext:value-type="float">
            <text:p>56550</text:p>
          </table:table-cell>
          <table:table-cell office:value-type="float" office:value="7475575" calcext:value-type="float">
            <text:p>7475575</text:p>
          </table:table-cell>
          <table:table-cell office:value-type="float" office:value="756.5" calcext:value-type="float">
            <text:p>756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4770" calcext:value-type="float">
            <text:p>44770</text:p>
          </table:table-cell>
          <table:table-cell office:value-type="float" office:value="6178645" calcext:value-type="float">
            <text:p>6178645</text:p>
          </table:table-cell>
          <table:table-cell office:value-type="float" office:value="724.6" calcext:value-type="float">
            <text:p>724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0793" calcext:value-type="float">
            <text:p>20793</text:p>
          </table:table-cell>
          <table:table-cell office:value-type="float" office:value="1816438" calcext:value-type="float">
            <text:p>1816438</text:p>
          </table:table-cell>
          <table:table-cell office:value-type="float" office:value="1144.7" calcext:value-type="float">
            <text:p>1144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5600" calcext:value-type="float">
            <text:p>45600</text:p>
          </table:table-cell>
          <table:table-cell office:value-type="float" office:value="5514026" calcext:value-type="float">
            <text:p>5514026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3955" calcext:value-type="float">
            <text:p>3955</text:p>
          </table:table-cell>
          <table:table-cell office:value-type="float" office:value="509106" calcext:value-type="float">
            <text:p>509106</text:p>
          </table:table-cell>
          <table:table-cell office:value-type="float" office:value="776.9" calcext:value-type="float">
            <text:p>776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2397615" calcext:value-type="float">
            <text:p>2397615</text:p>
          </table:table-cell>
          <table:table-cell office:value-type="float" office:value="292805298" calcext:value-type="float">
            <text:p>292805298</text:p>
          </table:table-cell>
          <table:table-cell office:value-type="float" office:value="818.8" calcext:value-type="float">
            <text:p>818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7090" calcext:value-type="float">
            <text:p>47090</text:p>
          </table:table-cell>
          <table:table-cell office:value-type="float" office:value="4569805" calcext:value-type="float">
            <text:p>4569805</text:p>
          </table:table-cell>
          <table:table-cell office:value-type="float" office:value="1030.5" calcext:value-type="float">
            <text:p>1030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168" calcext:value-type="float">
            <text:p>3168</text:p>
          </table:table-cell>
          <table:table-cell office:value-type="float" office:value="666946" calcext:value-type="float">
            <text:p>66694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5827" calcext:value-type="float">
            <text:p>45827</text:p>
          </table:table-cell>
          <table:table-cell office:value-type="float" office:value="5839077" calcext:value-type="float">
            <text:p>5839077</text:p>
          </table:table-cell>
          <table:table-cell office:value-type="float" office:value="784.8" calcext:value-type="float">
            <text:p>784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8055" calcext:value-type="float">
            <text:p>28055</text:p>
          </table:table-cell>
          <table:table-cell office:value-type="float" office:value="2781097" calcext:value-type="float">
            <text:p>2781097</text:p>
          </table:table-cell>
          <table:table-cell office:value-type="float" office:value="1008.8" calcext:value-type="float">
            <text:p>1008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37037" calcext:value-type="float">
            <text:p>237037</text:p>
          </table:table-cell>
          <table:table-cell office:value-type="float" office:value="35827943" calcext:value-type="float">
            <text:p>35827943</text:p>
          </table:table-cell>
          <table:table-cell office:value-type="float" office:value="661.6" calcext:value-type="float">
            <text:p>661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9627" calcext:value-type="float">
            <text:p>29627</text:p>
          </table:table-cell>
          <table:table-cell office:value-type="float" office:value="4631888" calcext:value-type="float">
            <text:p>4631888</text:p>
          </table:table-cell>
          <table:table-cell office:value-type="float" office:value="639.6" calcext:value-type="float">
            <text:p>639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9467" calcext:value-type="float">
            <text:p>29467</text:p>
          </table:table-cell>
          <table:table-cell office:value-type="float" office:value="3506956" calcext:value-type="float">
            <text:p>3506956</text:p>
          </table:table-cell>
          <table:table-cell office:value-type="float" office:value="840.2" calcext:value-type="float">
            <text:p>840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472" calcext:value-type="float">
            <text:p>7472</text:p>
          </table:table-cell>
          <table:table-cell office:value-type="float" office:value="845150" calcext:value-type="float">
            <text:p>845150</text:p>
          </table:table-cell>
          <table:table-cell office:value-type="float" office:value="884.1" calcext:value-type="float">
            <text:p>884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5483" calcext:value-type="float">
            <text:p>5483</text:p>
          </table:table-cell>
          <table:table-cell office:value-type="float" office:value="567136" calcext:value-type="float">
            <text:p>567136</text:p>
          </table:table-cell>
          <table:table-cell office:value-type="float" office:value="966.8" calcext:value-type="float">
            <text:p>966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70791" calcext:value-type="float">
            <text:p>170791</text:p>
          </table:table-cell>
          <table:table-cell office:value-type="float" office:value="17842038" calcext:value-type="float">
            <text:p>17842038</text:p>
          </table:table-cell>
          <table:table-cell office:value-type="float" office:value="957.2" calcext:value-type="float">
            <text:p>957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6736" calcext:value-type="float">
            <text:p>66736</text:p>
          </table:table-cell>
          <table:table-cell office:value-type="float" office:value="8925922" calcext:value-type="float">
            <text:p>8925922</text:p>
          </table:table-cell>
          <table:table-cell office:value-type="float" office:value="747.7" calcext:value-type="float">
            <text:p>747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9136" calcext:value-type="float">
            <text:p>9136</text:p>
          </table:table-cell>
          <table:table-cell office:value-type="float" office:value="1292729" calcext:value-type="float">
            <text:p>1292729</text:p>
          </table:table-cell>
          <table:table-cell office:value-type="float" office:value="706.7" calcext:value-type="float">
            <text:p>706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0556" calcext:value-type="float">
            <text:p>10556</text:p>
          </table:table-cell>
          <table:table-cell office:value-type="float" office:value="1428241" calcext:value-type="float">
            <text:p>1428241</text:p>
          </table:table-cell>
          <table:table-cell office:value-type="float" office:value="739.1" calcext:value-type="float">
            <text:p>739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3974" calcext:value-type="float">
            <text:p>103974</text:p>
          </table:table-cell>
          <table:table-cell office:value-type="float" office:value="12609903" calcext:value-type="float">
            <text:p>12609903</text:p>
          </table:table-cell>
          <table:table-cell office:value-type="float" office:value="824.5" calcext:value-type="float">
            <text:p>824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5675" calcext:value-type="float">
            <text:p>55675</text:p>
          </table:table-cell>
          <table:table-cell office:value-type="float" office:value="6278616" calcext:value-type="float">
            <text:p>6278616</text:p>
          </table:table-cell>
          <table:table-cell office:value-type="float" office:value="886.7" calcext:value-type="float">
            <text:p>886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7811" calcext:value-type="float">
            <text:p>27811</text:p>
          </table:table-cell>
          <table:table-cell office:value-type="float" office:value="2964454" calcext:value-type="float">
            <text:p>2964454</text:p>
          </table:table-cell>
          <table:table-cell office:value-type="float" office:value="938.1" calcext:value-type="float">
            <text:p>938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4682" calcext:value-type="float">
            <text:p>24682</text:p>
          </table:table-cell>
          <table:table-cell office:value-type="float" office:value="2745299" calcext:value-type="float">
            <text:p>2745299</text:p>
          </table:table-cell>
          <table:table-cell office:value-type="float" office:value="899.1" calcext:value-type="float">
            <text:p>899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0223" calcext:value-type="float">
            <text:p>40223</text:p>
          </table:table-cell>
          <table:table-cell office:value-type="float" office:value="4182742" calcext:value-type="float">
            <text:p>4182742</text:p>
          </table:table-cell>
          <table:table-cell office:value-type="float" office:value="961.6" calcext:value-type="float">
            <text:p>961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4355" calcext:value-type="float">
            <text:p>44355</text:p>
          </table:table-cell>
          <table:table-cell office:value-type="float" office:value="4576628" calcext:value-type="float">
            <text:p>4576628</text:p>
          </table:table-cell>
          <table:table-cell office:value-type="float" office:value="969.2" calcext:value-type="float">
            <text:p>969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868" calcext:value-type="float">
            <text:p>12868</text:p>
          </table:table-cell>
          <table:table-cell office:value-type="float" office:value="1318787" calcext:value-type="float">
            <text:p>1318787</text:p>
          </table:table-cell>
          <table:table-cell office:value-type="float" office:value="975.7" calcext:value-type="float">
            <text:p>975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892" calcext:value-type="float">
            <text:p>43892</text:p>
          </table:table-cell>
          <table:table-cell office:value-type="float" office:value="5592379" calcext:value-type="float">
            <text:p>5592379</text:p>
          </table:table-cell>
          <table:table-cell office:value-type="float" office:value="784.9" calcext:value-type="float">
            <text:p>784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3874" calcext:value-type="float">
            <text:p>53874</text:p>
          </table:table-cell>
          <table:table-cell office:value-type="float" office:value="6403290" calcext:value-type="float">
            <text:p>6403290</text:p>
          </table:table-cell>
          <table:table-cell office:value-type="float" office:value="841.3" calcext:value-type="float">
            <text:p>841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6867" calcext:value-type="float">
            <text:p>86867</text:p>
          </table:table-cell>
          <table:table-cell office:value-type="float" office:value="10051137" calcext:value-type="float">
            <text:p>10051137</text:p>
          </table:table-cell>
          <table:table-cell office:value-type="float" office:value="864.3" calcext:value-type="float">
            <text:p>864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7535" calcext:value-type="float">
            <text:p>37535</text:p>
          </table:table-cell>
          <table:table-cell office:value-type="float" office:value="5119598" calcext:value-type="float">
            <text:p>5119598</text:p>
          </table:table-cell>
          <table:table-cell office:value-type="float" office:value="733.2" calcext:value-type="float">
            <text:p>733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9196" calcext:value-type="float">
            <text:p>29196</text:p>
          </table:table-cell>
          <table:table-cell office:value-type="float" office:value="2905943" calcext:value-type="float">
            <text:p>2905943</text:p>
          </table:table-cell>
          <table:table-cell office:value-type="float" office:value="1004.7" calcext:value-type="float">
            <text:p>1004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4656" calcext:value-type="float">
            <text:p>54656</text:p>
          </table:table-cell>
          <table:table-cell office:value-type="float" office:value="5790300" calcext:value-type="float">
            <text:p>5790300</text:p>
          </table:table-cell>
          <table:table-cell office:value-type="float" office:value="943.9" calcext:value-type="float">
            <text:p>943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528" calcext:value-type="float">
            <text:p>8528</text:p>
          </table:table-cell>
          <table:table-cell office:value-type="float" office:value="940102" calcext:value-type="float">
            <text:p>940102</text:p>
          </table:table-cell>
          <table:table-cell office:value-type="float" office:value="907.1" calcext:value-type="float">
            <text:p>907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4963" calcext:value-type="float">
            <text:p>14963</text:p>
          </table:table-cell>
          <table:table-cell office:value-type="float" office:value="1761497" calcext:value-type="float">
            <text:p>1761497</text:p>
          </table:table-cell>
          <table:table-cell office:value-type="float" office:value="849.4" calcext:value-type="float">
            <text:p>849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9029" calcext:value-type="float">
            <text:p>19029</text:p>
          </table:table-cell>
          <table:table-cell office:value-type="float" office:value="2432143" calcext:value-type="float">
            <text:p>2432143</text:p>
          </table:table-cell>
          <table:table-cell office:value-type="float" office:value="782.4" calcext:value-type="float">
            <text:p>782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194" calcext:value-type="float">
            <text:p>10194</text:p>
          </table:table-cell>
          <table:table-cell office:value-type="float" office:value="1298492" calcext:value-type="float">
            <text:p>1298492</text:p>
          </table:table-cell>
          <table:table-cell office:value-type="float" office:value="785.1" calcext:value-type="float">
            <text:p>785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1963" calcext:value-type="float">
            <text:p>71963</text:p>
          </table:table-cell>
          <table:table-cell office:value-type="float" office:value="8651974" calcext:value-type="float">
            <text:p>8651974</text:p>
          </table:table-cell>
          <table:table-cell office:value-type="float" office:value="831.8" calcext:value-type="float">
            <text:p>831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4983" calcext:value-type="float">
            <text:p>14983</text:p>
          </table:table-cell>
          <table:table-cell office:value-type="float" office:value="1932274" calcext:value-type="float">
            <text:p>1932274</text:p>
          </table:table-cell>
          <table:table-cell office:value-type="float" office:value="775.4" calcext:value-type="float">
            <text:p>775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2427" calcext:value-type="float">
            <text:p>152427</text:p>
          </table:table-cell>
          <table:table-cell office:value-type="float" office:value="19132610" calcext:value-type="float">
            <text:p>19132610</text:p>
          </table:table-cell>
          <table:table-cell office:value-type="float" office:value="796.7" calcext:value-type="float">
            <text:p>796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4638" calcext:value-type="float">
            <text:p>74638</text:p>
          </table:table-cell>
          <table:table-cell office:value-type="float" office:value="8705407" calcext:value-type="float">
            <text:p>8705407</text:p>
          </table:table-cell>
          <table:table-cell office:value-type="float" office:value="857.4" calcext:value-type="float">
            <text:p>857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744" calcext:value-type="float">
            <text:p>5744</text:p>
          </table:table-cell>
          <table:table-cell office:value-type="float" office:value="646089" calcext:value-type="float">
            <text:p>646089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9031" calcext:value-type="float">
            <text:p>109031</text:p>
          </table:table-cell>
          <table:table-cell office:value-type="float" office:value="11463320" calcext:value-type="float">
            <text:p>11463320</text:p>
          </table:table-cell>
          <table:table-cell office:value-type="float" office:value="951.1" calcext:value-type="float">
            <text:p>951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6180" calcext:value-type="float">
            <text:p>36180</text:p>
          </table:table-cell>
          <table:table-cell office:value-type="float" office:value="3548597" calcext:value-type="float">
            <text:p>3548597</text:p>
          </table:table-cell>
          <table:table-cell office:value-type="float" office:value="1019.6" calcext:value-type="float">
            <text:p>1019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1091" calcext:value-type="float">
            <text:p>31091</text:p>
          </table:table-cell>
          <table:table-cell office:value-type="float" office:value="3613202" calcext:value-type="float">
            <text:p>3613202</text:p>
          </table:table-cell>
          <table:table-cell office:value-type="float" office:value="860.5" calcext:value-type="float">
            <text:p>860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9532" calcext:value-type="float">
            <text:p>129532</text:p>
          </table:table-cell>
          <table:table-cell office:value-type="float" office:value="12449990" calcext:value-type="float">
            <text:p>12449990</text:p>
          </table:table-cell>
          <table:table-cell office:value-type="float" office:value="1040.4" calcext:value-type="float">
            <text:p>1040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0007" calcext:value-type="float">
            <text:p>10007</text:p>
          </table:table-cell>
          <table:table-cell office:value-type="float" office:value="1067916" calcext:value-type="float">
            <text:p>1067916</text:p>
          </table:table-cell>
          <table:table-cell office:value-type="float" office:value="937.1" calcext:value-type="float">
            <text:p>937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38707" calcext:value-type="float">
            <text:p>38707</text:p>
          </table:table-cell>
          <table:table-cell office:value-type="float" office:value="4270150" calcext:value-type="float">
            <text:p>4270150</text:p>
          </table:table-cell>
          <table:table-cell office:value-type="float" office:value="906.5" calcext:value-type="float">
            <text:p>906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086" calcext:value-type="float">
            <text:p>7086</text:p>
          </table:table-cell>
          <table:table-cell office:value-type="float" office:value="775493" calcext:value-type="float">
            <text:p>775493</text:p>
          </table:table-cell>
          <table:table-cell office:value-type="float" office:value="913.7" calcext:value-type="float">
            <text:p>913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7260" calcext:value-type="float">
            <text:p>57260</text:p>
          </table:table-cell>
          <table:table-cell office:value-type="float" office:value="5991057" calcext:value-type="float">
            <text:p>5991057</text:p>
          </table:table-cell>
          <table:table-cell office:value-type="float" office:value="955.8" calcext:value-type="float">
            <text:p>955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56457" calcext:value-type="float">
            <text:p>156457</text:p>
          </table:table-cell>
          <table:table-cell office:value-type="float" office:value="22778123" calcext:value-type="float">
            <text:p>22778123</text:p>
          </table:table-cell>
          <table:table-cell office:value-type="float" office:value="686.9" calcext:value-type="float">
            <text:p>686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3432" calcext:value-type="float">
            <text:p>13432</text:p>
          </table:table-cell>
          <table:table-cell office:value-type="float" office:value="2457719" calcext:value-type="float">
            <text:p>2457719</text:p>
          </table:table-cell>
          <table:table-cell office:value-type="float" office:value="546.5" calcext:value-type="float">
            <text:p>546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066" calcext:value-type="float">
            <text:p>5066</text:p>
          </table:table-cell>
          <table:table-cell office:value-type="float" office:value="621215" calcext:value-type="float">
            <text:p>621215</text:p>
          </table:table-cell>
          <table:table-cell office:value-type="float" office:value="815.5" calcext:value-type="float">
            <text:p>815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7855" calcext:value-type="float">
            <text:p>57855</text:p>
          </table:table-cell>
          <table:table-cell office:value-type="float" office:value="7577105" calcext:value-type="float">
            <text:p>7577105</text:p>
          </table:table-cell>
          <table:table-cell office:value-type="float" office:value="763.6" calcext:value-type="float">
            <text:p>763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6203" calcext:value-type="float">
            <text:p>46203</text:p>
          </table:table-cell>
          <table:table-cell office:value-type="float" office:value="6257305" calcext:value-type="float">
            <text:p>6257305</text:p>
          </table:table-cell>
          <table:table-cell office:value-type="float" office:value="738.4" calcext:value-type="float">
            <text:p>738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0780" calcext:value-type="float">
            <text:p>20780</text:p>
          </table:table-cell>
          <table:table-cell office:value-type="float" office:value="1820492" calcext:value-type="float">
            <text:p>1820492</text:p>
          </table:table-cell>
          <table:table-cell office:value-type="float" office:value="1141.4" calcext:value-type="float">
            <text:p>1141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6709" calcext:value-type="float">
            <text:p>46709</text:p>
          </table:table-cell>
          <table:table-cell office:value-type="float" office:value="5546166" calcext:value-type="float">
            <text:p>5546166</text:p>
          </table:table-cell>
          <table:table-cell office:value-type="float" office:value="842.2" calcext:value-type="float">
            <text:p>842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099" calcext:value-type="float">
            <text:p>4099</text:p>
          </table:table-cell>
          <table:table-cell office:value-type="float" office:value="514157" calcext:value-type="float">
            <text:p>514157</text:p>
          </table:table-cell>
          <table:table-cell office:value-type="float" office:value="797.2" calcext:value-type="float">
            <text:p>797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2448017" calcext:value-type="float">
            <text:p>2448017</text:p>
          </table:table-cell>
          <table:table-cell office:value-type="float" office:value="295516599" calcext:value-type="float">
            <text:p>295516599</text:p>
          </table:table-cell>
          <table:table-cell office:value-type="float" office:value="828.4" calcext:value-type="float">
            <text:p>828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6977" calcext:value-type="float">
            <text:p>46977</text:p>
          </table:table-cell>
          <table:table-cell office:value-type="float" office:value="4628981" calcext:value-type="float">
            <text:p>4628981</text:p>
          </table:table-cell>
          <table:table-cell office:value-type="float" office:value="1014.8" calcext:value-type="float">
            <text:p>1014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354" calcext:value-type="float">
            <text:p>3354</text:p>
          </table:table-cell>
          <table:table-cell office:value-type="float" office:value="675302" calcext:value-type="float">
            <text:p>675302</text:p>
          </table:table-cell>
          <table:table-cell office:value-type="float" office:value="496.7" calcext:value-type="float">
            <text:p>496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6365" calcext:value-type="float">
            <text:p>46365</text:p>
          </table:table-cell>
          <table:table-cell office:value-type="float" office:value="6029141" calcext:value-type="float">
            <text:p>602914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7901" calcext:value-type="float">
            <text:p>27901</text:p>
          </table:table-cell>
          <table:table-cell office:value-type="float" office:value="2821761" calcext:value-type="float">
            <text:p>2821761</text:p>
          </table:table-cell>
          <table:table-cell office:value-type="float" office:value="988.8" calcext:value-type="float">
            <text:p>988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37126" calcext:value-type="float">
            <text:p>237126</text:p>
          </table:table-cell>
          <table:table-cell office:value-type="float" office:value="36021202" calcext:value-type="float">
            <text:p>36021202</text:p>
          </table:table-cell>
          <table:table-cell office:value-type="float" office:value="658.3" calcext:value-type="float">
            <text:p>658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9521" calcext:value-type="float">
            <text:p>29521</text:p>
          </table:table-cell>
          <table:table-cell office:value-type="float" office:value="4720423" calcext:value-type="float">
            <text:p>4720423</text:p>
          </table:table-cell>
          <table:table-cell office:value-type="float" office:value="625.4" calcext:value-type="float">
            <text:p>625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9260" calcext:value-type="float">
            <text:p>29260</text:p>
          </table:table-cell>
          <table:table-cell office:value-type="float" office:value="3517460" calcext:value-type="float">
            <text:p>3517460</text:p>
          </table:table-cell>
          <table:table-cell office:value-type="float" office:value="831.9" calcext:value-type="float">
            <text:p>831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204" calcext:value-type="float">
            <text:p>7204</text:p>
          </table:table-cell>
          <table:table-cell office:value-type="float" office:value="859268" calcext:value-type="float">
            <text:p>859268</text:p>
          </table:table-cell>
          <table:table-cell office:value-type="float" office:value="838.4" calcext:value-type="float">
            <text:p>838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5344" calcext:value-type="float">
            <text:p>5344</text:p>
          </table:table-cell>
          <table:table-cell office:value-type="float" office:value="570681" calcext:value-type="float">
            <text:p>570681</text:p>
          </table:table-cell>
          <table:table-cell office:value-type="float" office:value="936.4" calcext:value-type="float">
            <text:p>936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70066" calcext:value-type="float">
            <text:p>170066</text:p>
          </table:table-cell>
          <table:table-cell office:value-type="float" office:value="18166990" calcext:value-type="float">
            <text:p>18166990</text:p>
          </table:table-cell>
          <table:table-cell office:value-type="float" office:value="936.1" calcext:value-type="float">
            <text:p>936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7808" calcext:value-type="float">
            <text:p>67808</text:p>
          </table:table-cell>
          <table:table-cell office:value-type="float" office:value="9155813" calcext:value-type="float">
            <text:p>9155813</text:p>
          </table:table-cell>
          <table:table-cell office:value-type="float" office:value="740.6" calcext:value-type="float">
            <text:p>740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9432" calcext:value-type="float">
            <text:p>9432</text:p>
          </table:table-cell>
          <table:table-cell office:value-type="float" office:value="1309731" calcext:value-type="float">
            <text:p>1309731</text:p>
          </table:table-cell>
          <table:table-cell office:value-type="float" office:value="720.1" calcext:value-type="float">
            <text:p>720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0613" calcext:value-type="float">
            <text:p>10613</text:p>
          </table:table-cell>
          <table:table-cell office:value-type="float" office:value="1468669" calcext:value-type="float">
            <text:p>1468669</text:p>
          </table:table-cell>
          <table:table-cell office:value-type="float" office:value="722.6" calcext:value-type="float">
            <text:p>722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2171" calcext:value-type="float">
            <text:p>102171</text:p>
          </table:table-cell>
          <table:table-cell office:value-type="float" office:value="12643955" calcext:value-type="float">
            <text:p>12643955</text:p>
          </table:table-cell>
          <table:table-cell office:value-type="float" office:value="808.1" calcext:value-type="float">
            <text:p>808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5622" calcext:value-type="float">
            <text:p>55622</text:p>
          </table:table-cell>
          <table:table-cell office:value-type="float" office:value="6332669" calcext:value-type="float">
            <text:p>6332669</text:p>
          </table:table-cell>
          <table:table-cell office:value-type="float" office:value="878.3" calcext:value-type="float">
            <text:p>878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7362" calcext:value-type="float">
            <text:p>27362</text:p>
          </table:table-cell>
          <table:table-cell office:value-type="float" office:value="2982644" calcext:value-type="float">
            <text:p>2982644</text:p>
          </table:table-cell>
          <table:table-cell office:value-type="float" office:value="917.4" calcext:value-type="float">
            <text:p>917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4553" calcext:value-type="float">
            <text:p>24553</text:p>
          </table:table-cell>
          <table:table-cell office:value-type="float" office:value="2762931" calcext:value-type="float">
            <text:p>2762931</text:p>
          </table:table-cell>
          <table:table-cell office:value-type="float" office:value="888.7" calcext:value-type="float">
            <text:p>888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0102" calcext:value-type="float">
            <text:p>40102</text:p>
          </table:table-cell>
          <table:table-cell office:value-type="float" office:value="4219239" calcext:value-type="float">
            <text:p>4219239</text:p>
          </table:table-cell>
          <table:table-cell office:value-type="float" office:value="950.5" calcext:value-type="float">
            <text:p>950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0045" calcext:value-type="float">
            <text:p>40045</text:p>
          </table:table-cell>
          <table:table-cell office:value-type="float" office:value="4302665" calcext:value-type="float">
            <text:p>4302665</text:p>
          </table:table-cell>
          <table:table-cell office:value-type="float" office:value="930.7" calcext:value-type="float">
            <text:p>930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294" calcext:value-type="float">
            <text:p>12294</text:p>
          </table:table-cell>
          <table:table-cell office:value-type="float" office:value="1323619" calcext:value-type="float">
            <text:p>1323619</text:p>
          </table:table-cell>
          <table:table-cell office:value-type="float" office:value="928.8" calcext:value-type="float">
            <text:p>928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582" calcext:value-type="float">
            <text:p>43582</text:p>
          </table:table-cell>
          <table:table-cell office:value-type="float" office:value="5627367" calcext:value-type="float">
            <text:p>5627367</text:p>
          </table:table-cell>
          <table:table-cell office:value-type="float" office:value="774.5" calcext:value-type="float">
            <text:p>774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3450" calcext:value-type="float">
            <text:p>53450</text:p>
          </table:table-cell>
          <table:table-cell office:value-type="float" office:value="6410084" calcext:value-type="float">
            <text:p>6410084</text:p>
          </table:table-cell>
          <table:table-cell office:value-type="float" office:value="833.8" calcext:value-type="float">
            <text:p>833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6042" calcext:value-type="float">
            <text:p>86042</text:p>
          </table:table-cell>
          <table:table-cell office:value-type="float" office:value="10036081" calcext:value-type="float">
            <text:p>10036081</text:p>
          </table:table-cell>
          <table:table-cell office:value-type="float" office:value="857.3" calcext:value-type="float">
            <text:p>857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7028" calcext:value-type="float">
            <text:p>37028</text:p>
          </table:table-cell>
          <table:table-cell office:value-type="float" office:value="5163555" calcext:value-type="float">
            <text:p>5163555</text:p>
          </table:table-cell>
          <table:table-cell office:value-type="float" office:value="717.1" calcext:value-type="float">
            <text:p>717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8564" calcext:value-type="float">
            <text:p>28564</text:p>
          </table:table-cell>
          <table:table-cell office:value-type="float" office:value="2904978" calcext:value-type="float">
            <text:p>2904978</text:p>
          </table:table-cell>
          <table:table-cell office:value-type="float" office:value="983.3" calcext:value-type="float">
            <text:p>983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4681" calcext:value-type="float">
            <text:p>54681</text:p>
          </table:table-cell>
          <table:table-cell office:value-type="float" office:value="5842704" calcext:value-type="float">
            <text:p>5842704</text:p>
          </table:table-cell>
          <table:table-cell office:value-type="float" office:value="935.9" calcext:value-type="float">
            <text:p>935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472" calcext:value-type="float">
            <text:p>8472</text:p>
          </table:table-cell>
          <table:table-cell office:value-type="float" office:value="952692" calcext:value-type="float">
            <text:p>952692</text:p>
          </table:table-cell>
          <table:table-cell office:value-type="float" office:value="889.3" calcext:value-type="float">
            <text:p>889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4899" calcext:value-type="float">
            <text:p>14899</text:p>
          </table:table-cell>
          <table:table-cell office:value-type="float" office:value="1772693" calcext:value-type="float">
            <text:p>1772693</text:p>
          </table:table-cell>
          <table:table-cell office:value-type="float" office:value="840.5" calcext:value-type="float">
            <text:p>840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8872" calcext:value-type="float">
            <text:p>18872</text:p>
          </table:table-cell>
          <table:table-cell office:value-type="float" office:value="2522658" calcext:value-type="float">
            <text:p>2522658</text:p>
          </table:table-cell>
          <table:table-cell office:value-type="float" office:value="748.1" calcext:value-type="float">
            <text:p>748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060" calcext:value-type="float">
            <text:p>10060</text:p>
          </table:table-cell>
          <table:table-cell office:value-type="float" office:value="1308389" calcext:value-type="float">
            <text:p>1308389</text:p>
          </table:table-cell>
          <table:table-cell office:value-type="float" office:value="768.9" calcext:value-type="float">
            <text:p>76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0356" calcext:value-type="float">
            <text:p>70356</text:p>
          </table:table-cell>
          <table:table-cell office:value-type="float" office:value="8661679" calcext:value-type="float">
            <text:p>8661679</text:p>
          </table:table-cell>
          <table:table-cell office:value-type="float" office:value="812.3" calcext:value-type="float">
            <text:p>812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5296" calcext:value-type="float">
            <text:p>15296</text:p>
          </table:table-cell>
          <table:table-cell office:value-type="float" office:value="1962137" calcext:value-type="float">
            <text:p>1962137</text:p>
          </table:table-cell>
          <table:table-cell office:value-type="float" office:value="779.6" calcext:value-type="float">
            <text:p>779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48806" calcext:value-type="float">
            <text:p>148806</text:p>
          </table:table-cell>
          <table:table-cell office:value-type="float" office:value="19104631" calcext:value-type="float">
            <text:p>19104631</text:p>
          </table:table-cell>
          <table:table-cell office:value-type="float" office:value="778.9" calcext:value-type="float">
            <text:p>77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4716" calcext:value-type="float">
            <text:p>74716</text:p>
          </table:table-cell>
          <table:table-cell office:value-type="float" office:value="8917270" calcext:value-type="float">
            <text:p>8917270</text:p>
          </table:table-cell>
          <table:table-cell office:value-type="float" office:value="837.9" calcext:value-type="float">
            <text:p>837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868" calcext:value-type="float">
            <text:p>5868</text:p>
          </table:table-cell>
          <table:table-cell office:value-type="float" office:value="649422" calcext:value-type="float">
            <text:p>649422</text:p>
          </table:table-cell>
          <table:table-cell office:value-type="float" office:value="903.6" calcext:value-type="float">
            <text:p>903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6825" calcext:value-type="float">
            <text:p>106825</text:p>
          </table:table-cell>
          <table:table-cell office:value-type="float" office:value="11481213" calcext:value-type="float">
            <text:p>11481213</text:p>
          </table:table-cell>
          <table:table-cell office:value-type="float" office:value="930.4" calcext:value-type="float">
            <text:p>930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5427" calcext:value-type="float">
            <text:p>35427</text:p>
          </table:table-cell>
          <table:table-cell office:value-type="float" office:value="3594090" calcext:value-type="float">
            <text:p>3594090</text:p>
          </table:table-cell>
          <table:table-cell office:value-type="float" office:value="985.7" calcext:value-type="float">
            <text:p>985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1380" calcext:value-type="float">
            <text:p>31380</text:p>
          </table:table-cell>
          <table:table-cell office:value-type="float" office:value="3670883" calcext:value-type="float">
            <text:p>3670883</text:p>
          </table:table-cell>
          <table:table-cell office:value-type="float" office:value="854.8" calcext:value-type="float">
            <text:p>854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5539" calcext:value-type="float">
            <text:p>125539</text:p>
          </table:table-cell>
          <table:table-cell office:value-type="float" office:value="12510809" calcext:value-type="float">
            <text:p>12510809</text:p>
          </table:table-cell>
          <table:table-cell office:value-type="float" office:value="1003.4" calcext:value-type="float">
            <text:p>1003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690" calcext:value-type="float">
            <text:p>9690</text:p>
          </table:table-cell>
          <table:table-cell office:value-type="float" office:value="1063096" calcext:value-type="float">
            <text:p>1063096</text:p>
          </table:table-cell>
          <table:table-cell office:value-type="float" office:value="911.5" calcext:value-type="float">
            <text:p>911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38761" calcext:value-type="float">
            <text:p>38761</text:p>
          </table:table-cell>
          <table:table-cell office:value-type="float" office:value="4357847" calcext:value-type="float">
            <text:p>4357847</text:p>
          </table:table-cell>
          <table:table-cell office:value-type="float" office:value="889.5" calcext:value-type="float">
            <text:p>889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084" calcext:value-type="float">
            <text:p>7084</text:p>
          </table:table-cell>
          <table:table-cell office:value-type="float" office:value="783033" calcext:value-type="float">
            <text:p>783033</text:p>
          </table:table-cell>
          <table:table-cell office:value-type="float" office:value="904.7" calcext:value-type="float">
            <text:p>904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6838" calcext:value-type="float">
            <text:p>56838</text:p>
          </table:table-cell>
          <table:table-cell office:value-type="float" office:value="6088766" calcext:value-type="float">
            <text:p>6088766</text:p>
          </table:table-cell>
          <table:table-cell office:value-type="float" office:value="933.5" calcext:value-type="float">
            <text:p>933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57150" calcext:value-type="float">
            <text:p>157150</text:p>
          </table:table-cell>
          <table:table-cell office:value-type="float" office:value="23359580" calcext:value-type="float">
            <text:p>23359580</text:p>
          </table:table-cell>
          <table:table-cell office:value-type="float" office:value="672.7" calcext:value-type="float">
            <text:p>672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3764" calcext:value-type="float">
            <text:p>13764</text:p>
          </table:table-cell>
          <table:table-cell office:value-type="float" office:value="2525507" calcext:value-type="float">
            <text:p>2525507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048" calcext:value-type="float">
            <text:p>5048</text:p>
          </table:table-cell>
          <table:table-cell office:value-type="float" office:value="622892" calcext:value-type="float">
            <text:p>622892</text:p>
          </table:table-cell>
          <table:table-cell office:value-type="float" office:value="810.4" calcext:value-type="float">
            <text:p>810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7690" calcext:value-type="float">
            <text:p>57690</text:p>
          </table:table-cell>
          <table:table-cell office:value-type="float" office:value="7673725" calcext:value-type="float">
            <text:p>7673725</text:p>
          </table:table-cell>
          <table:table-cell office:value-type="float" office:value="751.8" calcext:value-type="float">
            <text:p>751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6120" calcext:value-type="float">
            <text:p>46120</text:p>
          </table:table-cell>
          <table:table-cell office:value-type="float" office:value="6370753" calcext:value-type="float">
            <text:p>6370753</text:p>
          </table:table-cell>
          <table:table-cell office:value-type="float" office:value="723.9" calcext:value-type="float">
            <text:p>723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0672" calcext:value-type="float">
            <text:p>20672</text:p>
          </table:table-cell>
          <table:table-cell office:value-type="float" office:value="1827912" calcext:value-type="float">
            <text:p>1827912</text:p>
          </table:table-cell>
          <table:table-cell office:value-type="float" office:value="1130.9" calcext:value-type="float">
            <text:p>1130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6153" calcext:value-type="float">
            <text:p>46153</text:p>
          </table:table-cell>
          <table:table-cell office:value-type="float" office:value="5577655" calcext:value-type="float">
            <text:p>5577655</text:p>
          </table:table-cell>
          <table:table-cell office:value-type="float" office:value="827.5" calcext:value-type="float">
            <text:p>827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311" calcext:value-type="float">
            <text:p>4311</text:p>
          </table:table-cell>
          <table:table-cell office:value-type="float" office:value="522667" calcext:value-type="float">
            <text:p>522667</text:p>
          </table:table-cell>
          <table:table-cell office:value-type="float" office:value="824.8" calcext:value-type="float">
            <text:p>824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2426264" calcext:value-type="float">
            <text:p>2426264</text:p>
          </table:table-cell>
          <table:table-cell office:value-type="float" office:value="298379912" calcext:value-type="float">
            <text:p>298379912</text:p>
          </table:table-cell>
          <table:table-cell office:value-type="float" office:value="813.1" calcext:value-type="float">
            <text:p>813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6696" calcext:value-type="float">
            <text:p>46696</text:p>
          </table:table-cell>
          <table:table-cell office:value-type="float" office:value="4672840" calcext:value-type="float">
            <text:p>4672840</text:p>
          </table:table-cell>
          <table:table-cell office:value-type="float" office:value="999.3" calcext:value-type="float">
            <text:p>999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463" calcext:value-type="float">
            <text:p>3463</text:p>
          </table:table-cell>
          <table:table-cell office:value-type="float" office:value="680300" calcext:value-type="float">
            <text:p>68030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5554" calcext:value-type="float">
            <text:p>45554</text:p>
          </table:table-cell>
          <table:table-cell office:value-type="float" office:value="6167681" calcext:value-type="float">
            <text:p>6167681</text:p>
          </table:table-cell>
          <table:table-cell office:value-type="float" office:value="738.6" calcext:value-type="float">
            <text:p>738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8191" calcext:value-type="float">
            <text:p>28191</text:p>
          </table:table-cell>
          <table:table-cell office:value-type="float" office:value="2848650" calcext:value-type="float">
            <text:p>2848650</text:p>
          </table:table-cell>
          <table:table-cell office:value-type="float" office:value="989.6" calcext:value-type="float">
            <text:p>989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33720" calcext:value-type="float">
            <text:p>233720</text:p>
          </table:table-cell>
          <table:table-cell office:value-type="float" office:value="36250311" calcext:value-type="float">
            <text:p>36250311</text:p>
          </table:table-cell>
          <table:table-cell office:value-type="float" office:value="644.7" calcext:value-type="float">
            <text:p>644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29993" calcext:value-type="float">
            <text:p>29993</text:p>
          </table:table-cell>
          <table:table-cell office:value-type="float" office:value="4803868" calcext:value-type="float">
            <text:p>4803868</text:p>
          </table:table-cell>
          <table:table-cell office:value-type="float" office:value="624.4" calcext:value-type="float">
            <text:p>624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8651" calcext:value-type="float">
            <text:p>28651</text:p>
          </table:table-cell>
          <table:table-cell office:value-type="float" office:value="3527270" calcext:value-type="float">
            <text:p>3527270</text:p>
          </table:table-cell>
          <table:table-cell office:value-type="float" office:value="812.3" calcext:value-type="float">
            <text:p>812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327" calcext:value-type="float">
            <text:p>7327</text:p>
          </table:table-cell>
          <table:table-cell office:value-type="float" office:value="871749" calcext:value-type="float">
            <text:p>871749</text:p>
          </table:table-cell>
          <table:table-cell office:value-type="float" office:value="840.5" calcext:value-type="float">
            <text:p>840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5188" calcext:value-type="float">
            <text:p>5188</text:p>
          </table:table-cell>
          <table:table-cell office:value-type="float" office:value="574404" calcext:value-type="float">
            <text:p>574404</text:p>
          </table:table-cell>
          <table:table-cell office:value-type="float" office:value="903.2" calcext:value-type="float">
            <text:p>903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68096" calcext:value-type="float">
            <text:p>168096</text:p>
          </table:table-cell>
          <table:table-cell office:value-type="float" office:value="18367842" calcext:value-type="float">
            <text:p>18367842</text:p>
          </table:table-cell>
          <table:table-cell office:value-type="float" office:value="915.2" calcext:value-type="float">
            <text:p>915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8331" calcext:value-type="float">
            <text:p>68331</text:p>
          </table:table-cell>
          <table:table-cell office:value-type="float" office:value="9349988" calcext:value-type="float">
            <text:p>9349988</text:p>
          </table:table-cell>
          <table:table-cell office:value-type="float" office:value="730.8" calcext:value-type="float">
            <text:p>73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9495" calcext:value-type="float">
            <text:p>9495</text:p>
          </table:table-cell>
          <table:table-cell office:value-type="float" office:value="1315675" calcext:value-type="float">
            <text:p>1315675</text:p>
          </table:table-cell>
          <table:table-cell office:value-type="float" office:value="721.7" calcext:value-type="float">
            <text:p>721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0822" calcext:value-type="float">
            <text:p>10822</text:p>
          </table:table-cell>
          <table:table-cell office:value-type="float" office:value="1505105" calcext:value-type="float">
            <text:p>1505105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0503" calcext:value-type="float">
            <text:p>100503</text:p>
          </table:table-cell>
          <table:table-cell office:value-type="float" office:value="12695866" calcext:value-type="float">
            <text:p>12695866</text:p>
          </table:table-cell>
          <table:table-cell office:value-type="float" office:value="791.6" calcext:value-type="float">
            <text:p>791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4000" calcext:value-type="float">
            <text:p>54000</text:p>
          </table:table-cell>
          <table:table-cell office:value-type="float" office:value="6379599" calcext:value-type="float">
            <text:p>6379599</text:p>
          </table:table-cell>
          <table:table-cell office:value-type="float" office:value="846.4" calcext:value-type="float">
            <text:p>846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7221" calcext:value-type="float">
            <text:p>27221</text:p>
          </table:table-cell>
          <table:table-cell office:value-type="float" office:value="2999212" calcext:value-type="float">
            <text:p>2999212</text:p>
          </table:table-cell>
          <table:table-cell office:value-type="float" office:value="907.6" calcext:value-type="float">
            <text:p>907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4491" calcext:value-type="float">
            <text:p>24491</text:p>
          </table:table-cell>
          <table:table-cell office:value-type="float" office:value="2783785" calcext:value-type="float">
            <text:p>2783785</text:p>
          </table:table-cell>
          <table:table-cell office:value-type="float" office:value="879.8" calcext:value-type="float">
            <text:p>879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0090" calcext:value-type="float">
            <text:p>40090</text:p>
          </table:table-cell>
          <table:table-cell office:value-type="float" office:value="4256672" calcext:value-type="float">
            <text:p>4256672</text:p>
          </table:table-cell>
          <table:table-cell office:value-type="float" office:value="941.8" calcext:value-type="float">
            <text:p>941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39966" calcext:value-type="float">
            <text:p>39966</text:p>
          </table:table-cell>
          <table:table-cell office:value-type="float" office:value="4375581" calcext:value-type="float">
            <text:p>4375581</text:p>
          </table:table-cell>
          <table:table-cell office:value-type="float" office:value="913.4" calcext:value-type="float">
            <text:p>913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493" calcext:value-type="float">
            <text:p>12493</text:p>
          </table:table-cell>
          <table:table-cell office:value-type="float" office:value="1327040" calcext:value-type="float">
            <text:p>1327040</text:p>
          </table:table-cell>
          <table:table-cell office:value-type="float" office:value="941.4" calcext:value-type="float">
            <text:p>941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757" calcext:value-type="float">
            <text:p>43757</text:p>
          </table:table-cell>
          <table:table-cell office:value-type="float" office:value="5653408" calcext:value-type="float">
            <text:p>565340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2917" calcext:value-type="float">
            <text:p>52917</text:p>
          </table:table-cell>
          <table:table-cell office:value-type="float" office:value="6431559" calcext:value-type="float">
            <text:p>6431559</text:p>
          </table:table-cell>
          <table:table-cell office:value-type="float" office:value="822.8" calcext:value-type="float">
            <text:p>822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6721" calcext:value-type="float">
            <text:p>86721</text:p>
          </table:table-cell>
          <table:table-cell office:value-type="float" office:value="10001284" calcext:value-type="float">
            <text:p>10001284</text:p>
          </table:table-cell>
          <table:table-cell office:value-type="float" office:value="867.1" calcext:value-type="float">
            <text:p>867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7138" calcext:value-type="float">
            <text:p>37138</text:p>
          </table:table-cell>
          <table:table-cell office:value-type="float" office:value="5207203" calcext:value-type="float">
            <text:p>5207203</text:p>
          </table:table-cell>
          <table:table-cell office:value-type="float" office:value="713.2" calcext:value-type="float">
            <text:p>713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8255" calcext:value-type="float">
            <text:p>28255</text:p>
          </table:table-cell>
          <table:table-cell office:value-type="float" office:value="2928350" calcext:value-type="float">
            <text:p>2928350</text:p>
          </table:table-cell>
          <table:table-cell office:value-type="float" office:value="964.9" calcext:value-type="float">
            <text:p>964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4166" calcext:value-type="float">
            <text:p>54166</text:p>
          </table:table-cell>
          <table:table-cell office:value-type="float" office:value="5887612" calcext:value-type="float">
            <text:p>5887612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624" calcext:value-type="float">
            <text:p>8624</text:p>
          </table:table-cell>
          <table:table-cell office:value-type="float" office:value="964706" calcext:value-type="float">
            <text:p>964706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5263" calcext:value-type="float">
            <text:p>15263</text:p>
          </table:table-cell>
          <table:table-cell office:value-type="float" office:value="1783440" calcext:value-type="float">
            <text:p>1783440</text:p>
          </table:table-cell>
          <table:table-cell office:value-type="float" office:value="855.8" calcext:value-type="float">
            <text:p>855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8687" calcext:value-type="float">
            <text:p>18687</text:p>
          </table:table-cell>
          <table:table-cell office:value-type="float" office:value="2601072" calcext:value-type="float">
            <text:p>2601072</text:p>
          </table:table-cell>
          <table:table-cell office:value-type="float" office:value="718.4" calcext:value-type="float">
            <text:p>718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303" calcext:value-type="float">
            <text:p>10303</text:p>
          </table:table-cell>
          <table:table-cell office:value-type="float" office:value="1312540" calcext:value-type="float">
            <text:p>131254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69662" calcext:value-type="float">
            <text:p>69662</text:p>
          </table:table-cell>
          <table:table-cell office:value-type="float" office:value="8677885" calcext:value-type="float">
            <text:p>8677885</text:p>
          </table:table-cell>
          <table:table-cell office:value-type="float" office:value="802.8" calcext:value-type="float">
            <text:p>802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5482" calcext:value-type="float">
            <text:p>15482</text:p>
          </table:table-cell>
          <table:table-cell office:value-type="float" office:value="1990070" calcext:value-type="float">
            <text:p>199007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47680" calcext:value-type="float">
            <text:p>147680</text:p>
          </table:table-cell>
          <table:table-cell office:value-type="float" office:value="19132335" calcext:value-type="float">
            <text:p>19132335</text:p>
          </table:table-cell>
          <table:table-cell office:value-type="float" office:value="771.9" calcext:value-type="float">
            <text:p>771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6046" calcext:value-type="float">
            <text:p>76046</text:p>
          </table:table-cell>
          <table:table-cell office:value-type="float" office:value="9118037" calcext:value-type="float">
            <text:p>9118037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561" calcext:value-type="float">
            <text:p>5561</text:p>
          </table:table-cell>
          <table:table-cell office:value-type="float" office:value="652822" calcext:value-type="float">
            <text:p>652822</text:p>
          </table:table-cell>
          <table:table-cell office:value-type="float" office:value="851.8" calcext:value-type="float">
            <text:p>851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6534" calcext:value-type="float">
            <text:p>106534</text:p>
          </table:table-cell>
          <table:table-cell office:value-type="float" office:value="11500468" calcext:value-type="float">
            <text:p>11500468</text:p>
          </table:table-cell>
          <table:table-cell office:value-type="float" office:value="926.3" calcext:value-type="float">
            <text:p>926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6032" calcext:value-type="float">
            <text:p>36032</text:p>
          </table:table-cell>
          <table:table-cell office:value-type="float" office:value="3634349" calcext:value-type="float">
            <text:p>3634349</text:p>
          </table:table-cell>
          <table:table-cell office:value-type="float" office:value="991.4" calcext:value-type="float">
            <text:p>991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1403" calcext:value-type="float">
            <text:p>31403</text:p>
          </table:table-cell>
          <table:table-cell office:value-type="float" office:value="3722417" calcext:value-type="float">
            <text:p>3722417</text:p>
          </table:table-cell>
          <table:table-cell office:value-type="float" office:value="843.6" calcext:value-type="float">
            <text:p>843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5104" calcext:value-type="float">
            <text:p>125104</text:p>
          </table:table-cell>
          <table:table-cell office:value-type="float" office:value="12563937" calcext:value-type="float">
            <text:p>12563937</text:p>
          </table:table-cell>
          <table:table-cell office:value-type="float" office:value="995.7" calcext:value-type="float">
            <text:p>995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723" calcext:value-type="float">
            <text:p>9723</text:p>
          </table:table-cell>
          <table:table-cell office:value-type="float" office:value="1057315" calcext:value-type="float">
            <text:p>1057315</text:p>
          </table:table-cell>
          <table:table-cell office:value-type="float" office:value="919.6" calcext:value-type="float">
            <text:p>919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39439" calcext:value-type="float">
            <text:p>39439</text:p>
          </table:table-cell>
          <table:table-cell office:value-type="float" office:value="4444110" calcext:value-type="float">
            <text:p>4444110</text:p>
          </table:table-cell>
          <table:table-cell office:value-type="float" office:value="887.4" calcext:value-type="float">
            <text:p>887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6826" calcext:value-type="float">
            <text:p>6826</text:p>
          </table:table-cell>
          <table:table-cell office:value-type="float" office:value="791623" calcext:value-type="float">
            <text:p>791623</text:p>
          </table:table-cell>
          <table:table-cell office:value-type="float" office:value="862.3" calcext:value-type="float">
            <text:p>862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7087" calcext:value-type="float">
            <text:p>57087</text:p>
          </table:table-cell>
          <table:table-cell office:value-type="float" office:value="6175727" calcext:value-type="float">
            <text:p>6175727</text:p>
          </table:table-cell>
          <table:table-cell office:value-type="float" office:value="924.4" calcext:value-type="float">
            <text:p>924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60548" calcext:value-type="float">
            <text:p>160548</text:p>
          </table:table-cell>
          <table:table-cell office:value-type="float" office:value="23831983" calcext:value-type="float">
            <text:p>23831983</text:p>
          </table:table-cell>
          <table:table-cell office:value-type="float" office:value="673.7" calcext:value-type="float">
            <text:p>673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4143" calcext:value-type="float">
            <text:p>14143</text:p>
          </table:table-cell>
          <table:table-cell office:value-type="float" office:value="2597746" calcext:value-type="float">
            <text:p>2597746</text:p>
          </table:table-cell>
          <table:table-cell office:value-type="float" office:value="544.4" calcext:value-type="float">
            <text:p>544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179" calcext:value-type="float">
            <text:p>5179</text:p>
          </table:table-cell>
          <table:table-cell office:value-type="float" office:value="623481" calcext:value-type="float">
            <text:p>623481</text:p>
          </table:table-cell>
          <table:table-cell office:value-type="float" office:value="830.7" calcext:value-type="float">
            <text:p>830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8225" calcext:value-type="float">
            <text:p>58225</text:p>
          </table:table-cell>
          <table:table-cell office:value-type="float" office:value="7751000" calcext:value-type="float">
            <text:p>7751000</text:p>
          </table:table-cell>
          <table:table-cell office:value-type="float" office:value="751.2" calcext:value-type="float">
            <text:p>751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7323" calcext:value-type="float">
            <text:p>47323</text:p>
          </table:table-cell>
          <table:table-cell office:value-type="float" office:value="6461587" calcext:value-type="float">
            <text:p>6461587</text:p>
          </table:table-cell>
          <table:table-cell office:value-type="float" office:value="732.4" calcext:value-type="float">
            <text:p>732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1086" calcext:value-type="float">
            <text:p>21086</text:p>
          </table:table-cell>
          <table:table-cell office:value-type="float" office:value="1834052" calcext:value-type="float">
            <text:p>1834052</text:p>
          </table:table-cell>
          <table:table-cell office:value-type="float" office:value="1149.7" calcext:value-type="float">
            <text:p>1149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6241" calcext:value-type="float">
            <text:p>46241</text:p>
          </table:table-cell>
          <table:table-cell office:value-type="float" office:value="5610775" calcext:value-type="float">
            <text:p>5610775</text:p>
          </table:table-cell>
          <table:table-cell office:value-type="float" office:value="824.1" calcext:value-type="float">
            <text:p>824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266" calcext:value-type="float">
            <text:p>4266</text:p>
          </table:table-cell>
          <table:table-cell office:value-type="float" office:value="534876" calcext:value-type="float">
            <text:p>534876</text:p>
          </table:table-cell>
          <table:table-cell office:value-type="float" office:value="797.6" calcext:value-type="float">
            <text:p>797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2423712" calcext:value-type="float">
            <text:p>2423712</text:p>
          </table:table-cell>
          <table:table-cell office:value-type="float" office:value="301231207" calcext:value-type="float">
            <text:p>301231207</text:p>
          </table:table-cell>
          <table:table-cell office:value-type="float" office:value="804.6" calcext:value-type="float">
            <text:p>804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7707" calcext:value-type="float">
            <text:p>47707</text:p>
          </table:table-cell>
          <table:table-cell office:value-type="float" office:value="4718206" calcext:value-type="float">
            <text:p>4718206</text:p>
          </table:table-cell>
          <table:table-cell office:value-type="float" office:value="1011.1" calcext:value-type="float">
            <text:p>1011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494" calcext:value-type="float">
            <text:p>3494</text:p>
          </table:table-cell>
          <table:table-cell office:value-type="float" office:value="687455" calcext:value-type="float">
            <text:p>687455</text:p>
          </table:table-cell>
          <table:table-cell office:value-type="float" office:value="508.3" calcext:value-type="float">
            <text:p>508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5823" calcext:value-type="float">
            <text:p>45823</text:p>
          </table:table-cell>
          <table:table-cell office:value-type="float" office:value="6280362" calcext:value-type="float">
            <text:p>6280362</text:p>
          </table:table-cell>
          <table:table-cell office:value-type="float" office:value="729.6" calcext:value-type="float">
            <text:p>729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9322" calcext:value-type="float">
            <text:p>29322</text:p>
          </table:table-cell>
          <table:table-cell office:value-type="float" office:value="2874554" calcext:value-type="float">
            <text:p>2874554</text:p>
          </table:table-cell>
          <table:table-cell office:value-type="float" office:value="1020.1" calcext:value-type="float">
            <text:p>1020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34766" calcext:value-type="float">
            <text:p>234766</text:p>
          </table:table-cell>
          <table:table-cell office:value-type="float" office:value="36604337" calcext:value-type="float">
            <text:p>36604337</text:p>
          </table:table-cell>
          <table:table-cell office:value-type="float" office:value="641.4" calcext:value-type="float">
            <text:p>641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1274" calcext:value-type="float">
            <text:p>31274</text:p>
          </table:table-cell>
          <table:table-cell office:value-type="float" office:value="4889730" calcext:value-type="float">
            <text:p>4889730</text:p>
          </table:table-cell>
          <table:table-cell office:value-type="float" office:value="639.6" calcext:value-type="float">
            <text:p>639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8794" calcext:value-type="float">
            <text:p>28794</text:p>
          </table:table-cell>
          <table:table-cell office:value-type="float" office:value="3545579" calcext:value-type="float">
            <text:p>3545579</text:p>
          </table:table-cell>
          <table:table-cell office:value-type="float" office:value="812.1" calcext:value-type="float">
            <text:p>812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622" calcext:value-type="float">
            <text:p>7622</text:p>
          </table:table-cell>
          <table:table-cell office:value-type="float" office:value="883874" calcext:value-type="float">
            <text:p>883874</text:p>
          </table:table-cell>
          <table:table-cell office:value-type="float" office:value="862.3" calcext:value-type="float">
            <text:p>862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5140" calcext:value-type="float">
            <text:p>5140</text:p>
          </table:table-cell>
          <table:table-cell office:value-type="float" office:value="580236" calcext:value-type="float">
            <text:p>580236</text:p>
          </table:table-cell>
          <table:table-cell office:value-type="float" office:value="885.8" calcext:value-type="float">
            <text:p>885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70703" calcext:value-type="float">
            <text:p>170703</text:p>
          </table:table-cell>
          <table:table-cell office:value-type="float" office:value="18527305" calcext:value-type="float">
            <text:p>18527305</text:p>
          </table:table-cell>
          <table:table-cell office:value-type="float" office:value="921.4" calcext:value-type="float">
            <text:p>921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9640" calcext:value-type="float">
            <text:p>69640</text:p>
          </table:table-cell>
          <table:table-cell office:value-type="float" office:value="9504843" calcext:value-type="float">
            <text:p>9504843</text:p>
          </table:table-cell>
          <table:table-cell office:value-type="float" office:value="732.7" calcext:value-type="float">
            <text:p>732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9501" calcext:value-type="float">
            <text:p>9501</text:p>
          </table:table-cell>
          <table:table-cell office:value-type="float" office:value="1332213" calcext:value-type="float">
            <text:p>1332213</text:p>
          </table:table-cell>
          <table:table-cell office:value-type="float" office:value="713.2" calcext:value-type="float">
            <text:p>713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0962" calcext:value-type="float">
            <text:p>10962</text:p>
          </table:table-cell>
          <table:table-cell office:value-type="float" office:value="1534320" calcext:value-type="float">
            <text:p>1534320</text:p>
          </table:table-cell>
          <table:table-cell office:value-type="float" office:value="714.5" calcext:value-type="float">
            <text:p>714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3471" calcext:value-type="float">
            <text:p>103471</text:p>
          </table:table-cell>
          <table:table-cell office:value-type="float" office:value="12747038" calcext:value-type="float">
            <text:p>12747038</text:p>
          </table:table-cell>
          <table:table-cell office:value-type="float" office:value="811.7" calcext:value-type="float">
            <text:p>811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6752" calcext:value-type="float">
            <text:p>56752</text:p>
          </table:table-cell>
          <table:table-cell office:value-type="float" office:value="6424806" calcext:value-type="float">
            <text:p>6424806</text:p>
          </table:table-cell>
          <table:table-cell office:value-type="float" office:value="883.3" calcext:value-type="float">
            <text:p>883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8541" calcext:value-type="float">
            <text:p>28541</text:p>
          </table:table-cell>
          <table:table-cell office:value-type="float" office:value="3016734" calcext:value-type="float">
            <text:p>3016734</text:p>
          </table:table-cell>
          <table:table-cell office:value-type="float" office:value="946.1" calcext:value-type="float">
            <text:p>946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4975" calcext:value-type="float">
            <text:p>24975</text:p>
          </table:table-cell>
          <table:table-cell office:value-type="float" office:value="2808076" calcext:value-type="float">
            <text:p>2808076</text:p>
          </table:table-cell>
          <table:table-cell office:value-type="float" office:value="889.4" calcext:value-type="float">
            <text:p>889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1329" calcext:value-type="float">
            <text:p>41329</text:p>
          </table:table-cell>
          <table:table-cell office:value-type="float" office:value="4289878" calcext:value-type="float">
            <text:p>4289878</text:p>
          </table:table-cell>
          <table:table-cell office:value-type="float" office:value="963.4" calcext:value-type="float">
            <text:p>963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1220" calcext:value-type="float">
            <text:p>41220</text:p>
          </table:table-cell>
          <table:table-cell office:value-type="float" office:value="4435586" calcext:value-type="float">
            <text:p>4435586</text:p>
          </table:table-cell>
          <table:table-cell office:value-type="float" office:value="929.3" calcext:value-type="float">
            <text:p>929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541" calcext:value-type="float">
            <text:p>12541</text:p>
          </table:table-cell>
          <table:table-cell office:value-type="float" office:value="1330509" calcext:value-type="float">
            <text:p>1330509</text:p>
          </table:table-cell>
          <table:table-cell office:value-type="float" office:value="942.6" calcext:value-type="float">
            <text:p>942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892" calcext:value-type="float">
            <text:p>43892</text:p>
          </table:table-cell>
          <table:table-cell office:value-type="float" office:value="5684965" calcext:value-type="float">
            <text:p>5684965</text:p>
          </table:table-cell>
          <table:table-cell office:value-type="float" office:value="772.1" calcext:value-type="float">
            <text:p>772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3518" calcext:value-type="float">
            <text:p>53518</text:p>
          </table:table-cell>
          <table:table-cell office:value-type="float" office:value="6468967" calcext:value-type="float">
            <text:p>6468967</text:p>
          </table:table-cell>
          <table:table-cell office:value-type="float" office:value="827.3" calcext:value-type="float">
            <text:p>827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8445" calcext:value-type="float">
            <text:p>88445</text:p>
          </table:table-cell>
          <table:table-cell office:value-type="float" office:value="9946889" calcext:value-type="float">
            <text:p>9946889</text:p>
          </table:table-cell>
          <table:table-cell office:value-type="float" office:value="889.2" calcext:value-type="float">
            <text:p>889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8499" calcext:value-type="float">
            <text:p>38499</text:p>
          </table:table-cell>
          <table:table-cell office:value-type="float" office:value="5247018" calcext:value-type="float">
            <text:p>5247018</text:p>
          </table:table-cell>
          <table:table-cell office:value-type="float" office:value="733.7" calcext:value-type="float">
            <text:p>733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8984" calcext:value-type="float">
            <text:p>28984</text:p>
          </table:table-cell>
          <table:table-cell office:value-type="float" office:value="2947806" calcext:value-type="float">
            <text:p>2947806</text:p>
          </table:table-cell>
          <table:table-cell office:value-type="float" office:value="983.2" calcext:value-type="float">
            <text:p>983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6578" calcext:value-type="float">
            <text:p>56578</text:p>
          </table:table-cell>
          <table:table-cell office:value-type="float" office:value="5923916" calcext:value-type="float">
            <text:p>5923916</text:p>
          </table:table-cell>
          <table:table-cell office:value-type="float" office:value="955.1" calcext:value-type="float">
            <text:p>955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913" calcext:value-type="float">
            <text:p>8913</text:p>
          </table:table-cell>
          <table:table-cell office:value-type="float" office:value="976415" calcext:value-type="float">
            <text:p>976415</text:p>
          </table:table-cell>
          <table:table-cell office:value-type="float" office:value="912.8" calcext:value-type="float">
            <text:p>912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5461" calcext:value-type="float">
            <text:p>15461</text:p>
          </table:table-cell>
          <table:table-cell office:value-type="float" office:value="1796378" calcext:value-type="float">
            <text:p>1796378</text:p>
          </table:table-cell>
          <table:table-cell office:value-type="float" office:value="860.7" calcext:value-type="float">
            <text:p>860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9335" calcext:value-type="float">
            <text:p>19335</text:p>
          </table:table-cell>
          <table:table-cell office:value-type="float" office:value="2653630" calcext:value-type="float">
            <text:p>2653630</text:p>
          </table:table-cell>
          <table:table-cell office:value-type="float" office:value="728.6" calcext:value-type="float">
            <text:p>728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268" calcext:value-type="float">
            <text:p>10268</text:p>
          </table:table-cell>
          <table:table-cell office:value-type="float" office:value="1315906" calcext:value-type="float">
            <text:p>1315906</text:p>
          </table:table-cell>
          <table:table-cell office:value-type="float" office:value="780.3" calcext:value-type="float">
            <text:p>780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0026" calcext:value-type="float">
            <text:p>70026</text:p>
          </table:table-cell>
          <table:table-cell office:value-type="float" office:value="8711090" calcext:value-type="float">
            <text:p>8711090</text:p>
          </table:table-cell>
          <table:table-cell office:value-type="float" office:value="803.9" calcext:value-type="float">
            <text:p>803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6005" calcext:value-type="float">
            <text:p>16005</text:p>
          </table:table-cell>
          <table:table-cell office:value-type="float" office:value="2010662" calcext:value-type="float">
            <text:p>201066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48698" calcext:value-type="float">
            <text:p>148698</text:p>
          </table:table-cell>
          <table:table-cell office:value-type="float" office:value="19212436" calcext:value-type="float">
            <text:p>1921243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7283" calcext:value-type="float">
            <text:p>77283</text:p>
          </table:table-cell>
          <table:table-cell office:value-type="float" office:value="9309449" calcext:value-type="float">
            <text:p>9309449</text:p>
          </table:table-cell>
          <table:table-cell office:value-type="float" office:value="830.2" calcext:value-type="float">
            <text:p>830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871" calcext:value-type="float">
            <text:p>5871</text:p>
          </table:table-cell>
          <table:table-cell office:value-type="float" office:value="657569" calcext:value-type="float">
            <text:p>657569</text:p>
          </table:table-cell>
          <table:table-cell office:value-type="float" office:value="892.8" calcext:value-type="float">
            <text:p>892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9767" calcext:value-type="float">
            <text:p>109767</text:p>
          </table:table-cell>
          <table:table-cell office:value-type="float" office:value="11515391" calcext:value-type="float">
            <text:p>11515391</text:p>
          </table:table-cell>
          <table:table-cell office:value-type="float" office:value="953.2" calcext:value-type="float">
            <text:p>953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7014" calcext:value-type="float">
            <text:p>37014</text:p>
          </table:table-cell>
          <table:table-cell office:value-type="float" office:value="3668976" calcext:value-type="float">
            <text:p>3668976</text:p>
          </table:table-cell>
          <table:table-cell office:value-type="float" office:value="1008.8" calcext:value-type="float">
            <text:p>1008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1967" calcext:value-type="float">
            <text:p>31967</text:p>
          </table:table-cell>
          <table:table-cell office:value-type="float" office:value="3768748" calcext:value-type="float">
            <text:p>3768748</text:p>
          </table:table-cell>
          <table:table-cell office:value-type="float" office:value="848.2" calcext:value-type="float">
            <text:p>848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7462" calcext:value-type="float">
            <text:p>127462</text:p>
          </table:table-cell>
          <table:table-cell office:value-type="float" office:value="12612285" calcext:value-type="float">
            <text:p>12612285</text:p>
          </table:table-cell>
          <table:table-cell office:value-type="float" office:value="1010.6" calcext:value-type="float">
            <text:p>1010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738" calcext:value-type="float">
            <text:p>9738</text:p>
          </table:table-cell>
          <table:table-cell office:value-type="float" office:value="1055003" calcext:value-type="float">
            <text:p>1055003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0289" calcext:value-type="float">
            <text:p>40289</text:p>
          </table:table-cell>
          <table:table-cell office:value-type="float" office:value="4528996" calcext:value-type="float">
            <text:p>4528996</text:p>
          </table:table-cell>
          <table:table-cell office:value-type="float" office:value="889.6" calcext:value-type="float">
            <text:p>889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083" calcext:value-type="float">
            <text:p>7083</text:p>
          </table:table-cell>
          <table:table-cell office:value-type="float" office:value="799124" calcext:value-type="float">
            <text:p>799124</text:p>
          </table:table-cell>
          <table:table-cell office:value-type="float" office:value="886.3" calcext:value-type="float">
            <text:p>886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8820" calcext:value-type="float">
            <text:p>58820</text:p>
          </table:table-cell>
          <table:table-cell office:value-type="float" office:value="6247411" calcext:value-type="float">
            <text:p>6247411</text:p>
          </table:table-cell>
          <table:table-cell office:value-type="float" office:value="941.5" calcext:value-type="float">
            <text:p>94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64914" calcext:value-type="float">
            <text:p>164914</text:p>
          </table:table-cell>
          <table:table-cell office:value-type="float" office:value="24309039" calcext:value-type="float">
            <text:p>24309039</text:p>
          </table:table-cell>
          <table:table-cell office:value-type="float" office:value="678.4" calcext:value-type="float">
            <text:p>678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4040" calcext:value-type="float">
            <text:p>14040</text:p>
          </table:table-cell>
          <table:table-cell office:value-type="float" office:value="2663029" calcext:value-type="float">
            <text:p>2663029</text:p>
          </table:table-cell>
          <table:table-cell office:value-type="float" office:value="527.2" calcext:value-type="float">
            <text:p>527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211" calcext:value-type="float">
            <text:p>5211</text:p>
          </table:table-cell>
          <table:table-cell office:value-type="float" office:value="624151" calcext:value-type="float">
            <text:p>624151</text:p>
          </table:table-cell>
          <table:table-cell office:value-type="float" office:value="834.9" calcext:value-type="float">
            <text:p>834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9100" calcext:value-type="float">
            <text:p>59100</text:p>
          </table:table-cell>
          <table:table-cell office:value-type="float" office:value="7833496" calcext:value-type="float">
            <text:p>7833496</text:p>
          </table:table-cell>
          <table:table-cell office:value-type="float" office:value="754.5" calcext:value-type="float">
            <text:p>754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8627" calcext:value-type="float">
            <text:p>48627</text:p>
          </table:table-cell>
          <table:table-cell office:value-type="float" office:value="6562231" calcext:value-type="float">
            <text:p>656223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1557" calcext:value-type="float">
            <text:p>21557</text:p>
          </table:table-cell>
          <table:table-cell office:value-type="float" office:value="1840310" calcext:value-type="float">
            <text:p>1840310</text:p>
          </table:table-cell>
          <table:table-cell office:value-type="float" office:value="1171.4" calcext:value-type="float">
            <text:p>1171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6815" calcext:value-type="float">
            <text:p>46815</text:p>
          </table:table-cell>
          <table:table-cell office:value-type="float" office:value="5640996" calcext:value-type="float">
            <text:p>5640996</text:p>
          </table:table-cell>
          <table:table-cell office:value-type="float" office:value="829.9" calcext:value-type="float">
            <text:p>829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227" calcext:value-type="float">
            <text:p>4227</text:p>
          </table:table-cell>
          <table:table-cell office:value-type="float" office:value="546043" calcext:value-type="float">
            <text:p>546043</text:p>
          </table:table-cell>
          <table:table-cell office:value-type="float" office:value="774.1" calcext:value-type="float">
            <text:p>774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2471984" calcext:value-type="float">
            <text:p>2471984</text:p>
          </table:table-cell>
          <table:table-cell office:value-type="float" office:value="304093966" calcext:value-type="float">
            <text:p>304093966</text:p>
          </table:table-cell>
          <table:table-cell office:value-type="float" office:value="812.9" calcext:value-type="float">
            <text:p>812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7470" calcext:value-type="float">
            <text:p>47470</text:p>
          </table:table-cell>
          <table:table-cell office:value-type="float" office:value="4757938" calcext:value-type="float">
            <text:p>4757938</text:p>
          </table:table-cell>
          <table:table-cell office:value-type="float" office:value="997.7" calcext:value-type="float">
            <text:p>997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618" calcext:value-type="float">
            <text:p>3618</text:p>
          </table:table-cell>
          <table:table-cell office:value-type="float" office:value="698895" calcext:value-type="float">
            <text:p>698895</text:p>
          </table:table-cell>
          <table:table-cell office:value-type="float" office:value="517.7" calcext:value-type="float">
            <text:p>517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5816" calcext:value-type="float">
            <text:p>45816</text:p>
          </table:table-cell>
          <table:table-cell office:value-type="float" office:value="6343154" calcext:value-type="float">
            <text:p>6343154</text:p>
          </table:table-cell>
          <table:table-cell office:value-type="float" office:value="722.3" calcext:value-type="float">
            <text:p>722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8673" calcext:value-type="float">
            <text:p>28673</text:p>
          </table:table-cell>
          <table:table-cell office:value-type="float" office:value="2896843" calcext:value-type="float">
            <text:p>2896843</text:p>
          </table:table-cell>
          <table:table-cell office:value-type="float" office:value="989.8" calcext:value-type="float">
            <text:p>989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32736" calcext:value-type="float">
            <text:p>232736</text:p>
          </table:table-cell>
          <table:table-cell office:value-type="float" office:value="36961229" calcext:value-type="float">
            <text:p>36961229</text:p>
          </table:table-cell>
          <table:table-cell office:value-type="float" office:value="629.7" calcext:value-type="float">
            <text:p>629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1173" calcext:value-type="float">
            <text:p>31173</text:p>
          </table:table-cell>
          <table:table-cell office:value-type="float" office:value="4972195" calcext:value-type="float">
            <text:p>4972195</text:p>
          </table:table-cell>
          <table:table-cell office:value-type="float" office:value="626.9" calcext:value-type="float">
            <text:p>626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8585" calcext:value-type="float">
            <text:p>28585</text:p>
          </table:table-cell>
          <table:table-cell office:value-type="float" office:value="3561807" calcext:value-type="float">
            <text:p>3561807</text:p>
          </table:table-cell>
          <table:table-cell office:value-type="float" office:value="802.5" calcext:value-type="float">
            <text:p>802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534" calcext:value-type="float">
            <text:p>7534</text:p>
          </table:table-cell>
          <table:table-cell office:value-type="float" office:value="891730" calcext:value-type="float">
            <text:p>891730</text:p>
          </table:table-cell>
          <table:table-cell office:value-type="float" office:value="844.9" calcext:value-type="float">
            <text:p>844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834" calcext:value-type="float">
            <text:p>4834</text:p>
          </table:table-cell>
          <table:table-cell office:value-type="float" office:value="592228" calcext:value-type="float">
            <text:p>592228</text:p>
          </table:table-cell>
          <table:table-cell office:value-type="float" office:value="816.2" calcext:value-type="float">
            <text:p>816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69924" calcext:value-type="float">
            <text:p>169924</text:p>
          </table:table-cell>
          <table:table-cell office:value-type="float" office:value="18652644" calcext:value-type="float">
            <text:p>1865264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69712" calcext:value-type="float">
            <text:p>69712</text:p>
          </table:table-cell>
          <table:table-cell office:value-type="float" office:value="9620846" calcext:value-type="float">
            <text:p>9620846</text:p>
          </table:table-cell>
          <table:table-cell office:value-type="float" office:value="724.6" calcext:value-type="float">
            <text:p>724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9914" calcext:value-type="float">
            <text:p>9914</text:p>
          </table:table-cell>
          <table:table-cell office:value-type="float" office:value="1346717" calcext:value-type="float">
            <text:p>1346717</text:p>
          </table:table-cell>
          <table:table-cell office:value-type="float" office:value="736.2" calcext:value-type="float">
            <text:p>736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1098" calcext:value-type="float">
            <text:p>11098</text:p>
          </table:table-cell>
          <table:table-cell office:value-type="float" office:value="1554439" calcext:value-type="float">
            <text:p>1554439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0056" calcext:value-type="float">
            <text:p>100056</text:p>
          </table:table-cell>
          <table:table-cell office:value-type="float" office:value="12796778" calcext:value-type="float">
            <text:p>12796778</text:p>
          </table:table-cell>
          <table:table-cell office:value-type="float" office:value="781.9" calcext:value-type="float">
            <text:p>78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5973" calcext:value-type="float">
            <text:p>55973</text:p>
          </table:table-cell>
          <table:table-cell office:value-type="float" office:value="6459325" calcext:value-type="float">
            <text:p>6459325</text:p>
          </table:table-cell>
          <table:table-cell office:value-type="float" office:value="866.5" calcext:value-type="float">
            <text:p>866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7544" calcext:value-type="float">
            <text:p>27544</text:p>
          </table:table-cell>
          <table:table-cell office:value-type="float" office:value="3032870" calcext:value-type="float">
            <text:p>3032870</text:p>
          </table:table-cell>
          <table:table-cell office:value-type="float" office:value="908.2" calcext:value-type="float">
            <text:p>908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4024" calcext:value-type="float">
            <text:p>24024</text:p>
          </table:table-cell>
          <table:table-cell office:value-type="float" office:value="2832704" calcext:value-type="float">
            <text:p>2832704</text:p>
          </table:table-cell>
          <table:table-cell office:value-type="float" office:value="848.1" calcext:value-type="float">
            <text:p>848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1380" calcext:value-type="float">
            <text:p>41380</text:p>
          </table:table-cell>
          <table:table-cell office:value-type="float" office:value="4317074" calcext:value-type="float">
            <text:p>4317074</text:p>
          </table:table-cell>
          <table:table-cell office:value-type="float" office:value="958.5" calcext:value-type="float">
            <text:p>958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0282" calcext:value-type="float">
            <text:p>40282</text:p>
          </table:table-cell>
          <table:table-cell office:value-type="float" office:value="4491648" calcext:value-type="float">
            <text:p>4491648</text:p>
          </table:table-cell>
          <table:table-cell office:value-type="float" office:value="896.8" calcext:value-type="float">
            <text:p>896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594" calcext:value-type="float">
            <text:p>12594</text:p>
          </table:table-cell>
          <table:table-cell office:value-type="float" office:value="1329590" calcext:value-type="float">
            <text:p>1329590</text:p>
          </table:table-cell>
          <table:table-cell office:value-type="float" office:value="947.2" calcext:value-type="float">
            <text:p>947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843" calcext:value-type="float">
            <text:p>43843</text:p>
          </table:table-cell>
          <table:table-cell office:value-type="float" office:value="5730388" calcext:value-type="float">
            <text:p>5730388</text:p>
          </table:table-cell>
          <table:table-cell office:value-type="float" office:value="765.1" calcext:value-type="float">
            <text:p>765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2308" calcext:value-type="float">
            <text:p>52308</text:p>
          </table:table-cell>
          <table:table-cell office:value-type="float" office:value="6517613" calcext:value-type="float">
            <text:p>6517613</text:p>
          </table:table-cell>
          <table:table-cell office:value-type="float" office:value="802.6" calcext:value-type="float">
            <text:p>802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6455" calcext:value-type="float">
            <text:p>86455</text:p>
          </table:table-cell>
          <table:table-cell office:value-type="float" office:value="9901591" calcext:value-type="float">
            <text:p>9901591</text:p>
          </table:table-cell>
          <table:table-cell office:value-type="float" office:value="873.1" calcext:value-type="float">
            <text:p>873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7851" calcext:value-type="float">
            <text:p>37851</text:p>
          </table:table-cell>
          <table:table-cell office:value-type="float" office:value="5281203" calcext:value-type="float">
            <text:p>5281203</text:p>
          </table:table-cell>
          <table:table-cell office:value-type="float" office:value="716.7" calcext:value-type="float">
            <text:p>716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8275" calcext:value-type="float">
            <text:p>28275</text:p>
          </table:table-cell>
          <table:table-cell office:value-type="float" office:value="2958774" calcext:value-type="float">
            <text:p>2958774</text:p>
          </table:table-cell>
          <table:table-cell office:value-type="float" office:value="955.6" calcext:value-type="float">
            <text:p>955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4263" calcext:value-type="float">
            <text:p>54263</text:p>
          </table:table-cell>
          <table:table-cell office:value-type="float" office:value="5961088" calcext:value-type="float">
            <text:p>5961088</text:p>
          </table:table-cell>
          <table:table-cell office:value-type="float" office:value="910.3" calcext:value-type="float">
            <text:p>910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730" calcext:value-type="float">
            <text:p>8730</text:p>
          </table:table-cell>
          <table:table-cell office:value-type="float" office:value="983982" calcext:value-type="float">
            <text:p>983982</text:p>
          </table:table-cell>
          <table:table-cell office:value-type="float" office:value="887.2" calcext:value-type="float">
            <text:p>887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4810" calcext:value-type="float">
            <text:p>14810</text:p>
          </table:table-cell>
          <table:table-cell office:value-type="float" office:value="1812683" calcext:value-type="float">
            <text:p>181268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9224" calcext:value-type="float">
            <text:p>19224</text:p>
          </table:table-cell>
          <table:table-cell office:value-type="float" office:value="2684665" calcext:value-type="float">
            <text:p>2684665</text:p>
          </table:table-cell>
          <table:table-cell office:value-type="float" office:value="716.1" calcext:value-type="float">
            <text:p>716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100" calcext:value-type="float">
            <text:p>10100</text:p>
          </table:table-cell>
          <table:table-cell office:value-type="float" office:value="1316102" calcext:value-type="float">
            <text:p>1316102</text:p>
          </table:table-cell>
          <table:table-cell office:value-type="float" office:value="767.4" calcext:value-type="float">
            <text:p>767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68277" calcext:value-type="float">
            <text:p>68277</text:p>
          </table:table-cell>
          <table:table-cell office:value-type="float" office:value="8755602" calcext:value-type="float">
            <text:p>8755602</text:p>
          </table:table-cell>
          <table:table-cell office:value-type="float" office:value="779.8" calcext:value-type="float">
            <text:p>779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5643" calcext:value-type="float">
            <text:p>15643</text:p>
          </table:table-cell>
          <table:table-cell office:value-type="float" office:value="2036802" calcext:value-type="float">
            <text:p>203680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46475" calcext:value-type="float">
            <text:p>146475</text:p>
          </table:table-cell>
          <table:table-cell office:value-type="float" office:value="19307066" calcext:value-type="float">
            <text:p>19307066</text:p>
          </table:table-cell>
          <table:table-cell office:value-type="float" office:value="758.7" calcext:value-type="float">
            <text:p>758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7117" calcext:value-type="float">
            <text:p>77117</text:p>
          </table:table-cell>
          <table:table-cell office:value-type="float" office:value="9449566" calcext:value-type="float">
            <text:p>9449566</text:p>
          </table:table-cell>
          <table:table-cell office:value-type="float" office:value="816.1" calcext:value-type="float">
            <text:p>816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914" calcext:value-type="float">
            <text:p>5914</text:p>
          </table:table-cell>
          <table:table-cell office:value-type="float" office:value="664968" calcext:value-type="float">
            <text:p>664968</text:p>
          </table:table-cell>
          <table:table-cell office:value-type="float" office:value="889.4" calcext:value-type="float">
            <text:p>889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7156" calcext:value-type="float">
            <text:p>107156</text:p>
          </table:table-cell>
          <table:table-cell office:value-type="float" office:value="11528896" calcext:value-type="float">
            <text:p>11528896</text:p>
          </table:table-cell>
          <table:table-cell office:value-type="float" office:value="929.5" calcext:value-type="float">
            <text:p>929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5601" calcext:value-type="float">
            <text:p>35601</text:p>
          </table:table-cell>
          <table:table-cell office:value-type="float" office:value="3717572" calcext:value-type="float">
            <text:p>3717572</text:p>
          </table:table-cell>
          <table:table-cell office:value-type="float" office:value="957.6" calcext:value-type="float">
            <text:p>957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1636" calcext:value-type="float">
            <text:p>31636</text:p>
          </table:table-cell>
          <table:table-cell office:value-type="float" office:value="3808600" calcext:value-type="float">
            <text:p>3808600</text:p>
          </table:table-cell>
          <table:table-cell office:value-type="float" office:value="830.6" calcext:value-type="float">
            <text:p>830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4780" calcext:value-type="float">
            <text:p>124780</text:p>
          </table:table-cell>
          <table:table-cell office:value-type="float" office:value="12666858" calcext:value-type="float">
            <text:p>12666858</text:p>
          </table:table-cell>
          <table:table-cell office:value-type="float" office:value="985.1" calcext:value-type="float">
            <text:p>985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395" calcext:value-type="float">
            <text:p>9395</text:p>
          </table:table-cell>
          <table:table-cell office:value-type="float" office:value="1053646" calcext:value-type="float">
            <text:p>1053646</text:p>
          </table:table-cell>
          <table:table-cell office:value-type="float" office:value="891.7" calcext:value-type="float">
            <text:p>891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0449" calcext:value-type="float">
            <text:p>40449</text:p>
          </table:table-cell>
          <table:table-cell office:value-type="float" office:value="4589872" calcext:value-type="float">
            <text:p>4589872</text:p>
          </table:table-cell>
          <table:table-cell office:value-type="float" office:value="881.3" calcext:value-type="float">
            <text:p>881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6923" calcext:value-type="float">
            <text:p>6923</text:p>
          </table:table-cell>
          <table:table-cell office:value-type="float" office:value="807067" calcext:value-type="float">
            <text:p>807067</text:p>
          </table:table-cell>
          <table:table-cell office:value-type="float" office:value="857.8" calcext:value-type="float">
            <text:p>857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8288" calcext:value-type="float">
            <text:p>58288</text:p>
          </table:table-cell>
          <table:table-cell office:value-type="float" office:value="6306019" calcext:value-type="float">
            <text:p>6306019</text:p>
          </table:table-cell>
          <table:table-cell office:value-type="float" office:value="924.3" calcext:value-type="float">
            <text:p>924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63249" calcext:value-type="float">
            <text:p>163249</text:p>
          </table:table-cell>
          <table:table-cell office:value-type="float" office:value="24801761" calcext:value-type="float">
            <text:p>24801761</text:p>
          </table:table-cell>
          <table:table-cell office:value-type="float" office:value="658.2" calcext:value-type="float">
            <text:p>658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4138" calcext:value-type="float">
            <text:p>14138</text:p>
          </table:table-cell>
          <table:table-cell office:value-type="float" office:value="2723421" calcext:value-type="float">
            <text:p>2723421</text:p>
          </table:table-cell>
          <table:table-cell office:value-type="float" office:value="519.1" calcext:value-type="float">
            <text:p>519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034" calcext:value-type="float">
            <text:p>5034</text:p>
          </table:table-cell>
          <table:table-cell office:value-type="float" office:value="624817" calcext:value-type="float">
            <text:p>624817</text:p>
          </table:table-cell>
          <table:table-cell office:value-type="float" office:value="805.7" calcext:value-type="float">
            <text:p>805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8653" calcext:value-type="float">
            <text:p>58653</text:p>
          </table:table-cell>
          <table:table-cell office:value-type="float" office:value="7925937" calcext:value-type="float">
            <text:p>7925937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8270" calcext:value-type="float">
            <text:p>48270</text:p>
          </table:table-cell>
          <table:table-cell office:value-type="float" office:value="6667426" calcext:value-type="float">
            <text:p>6667426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1386" calcext:value-type="float">
            <text:p>21386</text:p>
          </table:table-cell>
          <table:table-cell office:value-type="float" office:value="1847775" calcext:value-type="float">
            <text:p>1847775</text:p>
          </table:table-cell>
          <table:table-cell office:value-type="float" office:value="1157.4" calcext:value-type="float">
            <text:p>1157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5697" calcext:value-type="float">
            <text:p>45697</text:p>
          </table:table-cell>
          <table:table-cell office:value-type="float" office:value="5669264" calcext:value-type="float">
            <text:p>5669264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283" calcext:value-type="float">
            <text:p>4283</text:p>
          </table:table-cell>
          <table:table-cell office:value-type="float" office:value="559851" calcext:value-type="float">
            <text:p>55985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2437163" calcext:value-type="float">
            <text:p>2437163</text:p>
          </table:table-cell>
          <table:table-cell office:value-type="float" office:value="306771529" calcext:value-type="float">
            <text:p>306771529</text:p>
          </table:table-cell>
          <table:table-cell office:value-type="float" office:value="794.5" calcext:value-type="float">
            <text:p>794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8038" calcext:value-type="float">
            <text:p>48038</text:p>
          </table:table-cell>
          <table:table-cell office:value-type="float" office:value="4779736" calcext:value-type="float">
            <text:p>477973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728" calcext:value-type="float">
            <text:p>3728</text:p>
          </table:table-cell>
          <table:table-cell office:value-type="float" office:value="710231" calcext:value-type="float">
            <text:p>710231</text:p>
          </table:table-cell>
          <table:table-cell office:value-type="float" office:value="524.9" calcext:value-type="float">
            <text:p>524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6762" calcext:value-type="float">
            <text:p>46762</text:p>
          </table:table-cell>
          <table:table-cell office:value-type="float" office:value="6392017" calcext:value-type="float">
            <text:p>6392017</text:p>
          </table:table-cell>
          <table:table-cell office:value-type="float" office:value="731.6" calcext:value-type="float">
            <text:p>731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8916" calcext:value-type="float">
            <text:p>28916</text:p>
          </table:table-cell>
          <table:table-cell office:value-type="float" office:value="2915918" calcext:value-type="float">
            <text:p>2915918</text:p>
          </table:table-cell>
          <table:table-cell office:value-type="float" office:value="991.7" calcext:value-type="float">
            <text:p>991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34012" calcext:value-type="float">
            <text:p>234012</text:p>
          </table:table-cell>
          <table:table-cell office:value-type="float" office:value="37253956" calcext:value-type="float">
            <text:p>37253956</text:p>
          </table:table-cell>
          <table:table-cell office:value-type="float" office:value="628.2" calcext:value-type="float">
            <text:p>628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1465" calcext:value-type="float">
            <text:p>31465</text:p>
          </table:table-cell>
          <table:table-cell office:value-type="float" office:value="5029196" calcext:value-type="float">
            <text:p>5029196</text:p>
          </table:table-cell>
          <table:table-cell office:value-type="float" office:value="625.6" calcext:value-type="float">
            <text:p>625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8692" calcext:value-type="float">
            <text:p>28692</text:p>
          </table:table-cell>
          <table:table-cell office:value-type="float" office:value="3574097" calcext:value-type="float">
            <text:p>3574097</text:p>
          </table:table-cell>
          <table:table-cell office:value-type="float" office:value="802.8" calcext:value-type="float">
            <text:p>802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706" calcext:value-type="float">
            <text:p>7706</text:p>
          </table:table-cell>
          <table:table-cell office:value-type="float" office:value="897934" calcext:value-type="float">
            <text:p>897934</text:p>
          </table:table-cell>
          <table:table-cell office:value-type="float" office:value="858.2" calcext:value-type="float">
            <text:p>858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672" calcext:value-type="float">
            <text:p>4672</text:p>
          </table:table-cell>
          <table:table-cell office:value-type="float" office:value="601723" calcext:value-type="float">
            <text:p>601723</text:p>
          </table:table-cell>
          <table:table-cell office:value-type="float" office:value="776.4" calcext:value-type="float">
            <text:p>776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73791" calcext:value-type="float">
            <text:p>173791</text:p>
          </table:table-cell>
          <table:table-cell office:value-type="float" office:value="18801310" calcext:value-type="float">
            <text:p>18801310</text:p>
          </table:table-cell>
          <table:table-cell office:value-type="float" office:value="924.4" calcext:value-type="float">
            <text:p>924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71263" calcext:value-type="float">
            <text:p>71263</text:p>
          </table:table-cell>
          <table:table-cell office:value-type="float" office:value="9687653" calcext:value-type="float">
            <text:p>9687653</text:p>
          </table:table-cell>
          <table:table-cell office:value-type="float" office:value="735.6" calcext:value-type="float">
            <text:p>735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9617" calcext:value-type="float">
            <text:p>9617</text:p>
          </table:table-cell>
          <table:table-cell office:value-type="float" office:value="1360301" calcext:value-type="float">
            <text:p>1360301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1429" calcext:value-type="float">
            <text:p>11429</text:p>
          </table:table-cell>
          <table:table-cell office:value-type="float" office:value="1567582" calcext:value-type="float">
            <text:p>1567582</text:p>
          </table:table-cell>
          <table:table-cell office:value-type="float" office:value="729.1" calcext:value-type="float">
            <text:p>729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99931" calcext:value-type="float">
            <text:p>99931</text:p>
          </table:table-cell>
          <table:table-cell office:value-type="float" office:value="12830632" calcext:value-type="float">
            <text:p>12830632</text:p>
          </table:table-cell>
          <table:table-cell office:value-type="float" office:value="778.8" calcext:value-type="float">
            <text:p>778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6743" calcext:value-type="float">
            <text:p>56743</text:p>
          </table:table-cell>
          <table:table-cell office:value-type="float" office:value="6483802" calcext:value-type="float">
            <text:p>6483802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7745" calcext:value-type="float">
            <text:p>27745</text:p>
          </table:table-cell>
          <table:table-cell office:value-type="float" office:value="3046355" calcext:value-type="float">
            <text:p>3046355</text:p>
          </table:table-cell>
          <table:table-cell office:value-type="float" office:value="910.8" calcext:value-type="float">
            <text:p>91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4502" calcext:value-type="float">
            <text:p>24502</text:p>
          </table:table-cell>
          <table:table-cell office:value-type="float" office:value="2853118" calcext:value-type="float">
            <text:p>2853118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1983" calcext:value-type="float">
            <text:p>41983</text:p>
          </table:table-cell>
          <table:table-cell office:value-type="float" office:value="4339367" calcext:value-type="float">
            <text:p>4339367</text:p>
          </table:table-cell>
          <table:table-cell office:value-type="float" office:value="967.5" calcext:value-type="float">
            <text:p>967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0667" calcext:value-type="float">
            <text:p>40667</text:p>
          </table:table-cell>
          <table:table-cell office:value-type="float" office:value="4533372" calcext:value-type="float">
            <text:p>4533372</text:p>
          </table:table-cell>
          <table:table-cell office:value-type="float" office:value="897.1" calcext:value-type="float">
            <text:p>897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750" calcext:value-type="float">
            <text:p>12750</text:p>
          </table:table-cell>
          <table:table-cell office:value-type="float" office:value="1328361" calcext:value-type="float">
            <text:p>1328361</text:p>
          </table:table-cell>
          <table:table-cell office:value-type="float" office:value="959.8" calcext:value-type="float">
            <text:p>959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325" calcext:value-type="float">
            <text:p>43325</text:p>
          </table:table-cell>
          <table:table-cell office:value-type="float" office:value="5773552" calcext:value-type="float">
            <text:p>5773552</text:p>
          </table:table-cell>
          <table:table-cell office:value-type="float" office:value="750.4" calcext:value-type="float">
            <text:p>750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2583" calcext:value-type="float">
            <text:p>52583</text:p>
          </table:table-cell>
          <table:table-cell office:value-type="float" office:value="6547629" calcext:value-type="float">
            <text:p>6547629</text:p>
          </table:table-cell>
          <table:table-cell office:value-type="float" office:value="803.1" calcext:value-type="float">
            <text:p>803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8021" calcext:value-type="float">
            <text:p>88021</text:p>
          </table:table-cell>
          <table:table-cell office:value-type="float" office:value="9883640" calcext:value-type="float">
            <text:p>9883640</text:p>
          </table:table-cell>
          <table:table-cell office:value-type="float" office:value="890.6" calcext:value-type="float">
            <text:p>890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8972" calcext:value-type="float">
            <text:p>38972</text:p>
          </table:table-cell>
          <table:table-cell office:value-type="float" office:value="5303925" calcext:value-type="float">
            <text:p>5303925</text:p>
          </table:table-cell>
          <table:table-cell office:value-type="float" office:value="734.8" calcext:value-type="float">
            <text:p>734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8965" calcext:value-type="float">
            <text:p>28965</text:p>
          </table:table-cell>
          <table:table-cell office:value-type="float" office:value="2967297" calcext:value-type="float">
            <text:p>2967297</text:p>
          </table:table-cell>
          <table:table-cell office:value-type="float" office:value="976.1" calcext:value-type="float">
            <text:p>976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5281" calcext:value-type="float">
            <text:p>55281</text:p>
          </table:table-cell>
          <table:table-cell office:value-type="float" office:value="5988927" calcext:value-type="float">
            <text:p>5988927</text:p>
          </table:table-cell>
          <table:table-cell office:value-type="float" office:value="923.1" calcext:value-type="float">
            <text:p>923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827" calcext:value-type="float">
            <text:p>8827</text:p>
          </table:table-cell>
          <table:table-cell office:value-type="float" office:value="989415" calcext:value-type="float">
            <text:p>989415</text:p>
          </table:table-cell>
          <table:table-cell office:value-type="float" office:value="892.1" calcext:value-type="float">
            <text:p>892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5171" calcext:value-type="float">
            <text:p>15171</text:p>
          </table:table-cell>
          <table:table-cell office:value-type="float" office:value="1826341" calcext:value-type="float">
            <text:p>1826341</text:p>
          </table:table-cell>
          <table:table-cell office:value-type="float" office:value="830.7" calcext:value-type="float">
            <text:p>830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19623" calcext:value-type="float">
            <text:p>19623</text:p>
          </table:table-cell>
          <table:table-cell office:value-type="float" office:value="2700551" calcext:value-type="float">
            <text:p>2700551</text:p>
          </table:table-cell>
          <table:table-cell office:value-type="float" office:value="726.6" calcext:value-type="float">
            <text:p>726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201" calcext:value-type="float">
            <text:p>10201</text:p>
          </table:table-cell>
          <table:table-cell office:value-type="float" office:value="1316470" calcext:value-type="float">
            <text:p>1316470</text:p>
          </table:table-cell>
          <table:table-cell office:value-type="float" office:value="774.9" calcext:value-type="float">
            <text:p>774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69495" calcext:value-type="float">
            <text:p>69495</text:p>
          </table:table-cell>
          <table:table-cell office:value-type="float" office:value="8791894" calcext:value-type="float">
            <text:p>8791894</text:p>
          </table:table-cell>
          <table:table-cell office:value-type="float" office:value="790.4" calcext:value-type="float">
            <text:p>790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5931" calcext:value-type="float">
            <text:p>15931</text:p>
          </table:table-cell>
          <table:table-cell office:value-type="float" office:value="2059179" calcext:value-type="float">
            <text:p>2059179</text:p>
          </table:table-cell>
          <table:table-cell office:value-type="float" office:value="773.7" calcext:value-type="float">
            <text:p>773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46432" calcext:value-type="float">
            <text:p>146432</text:p>
          </table:table-cell>
          <table:table-cell office:value-type="float" office:value="19378102" calcext:value-type="float">
            <text:p>19378102</text:p>
          </table:table-cell>
          <table:table-cell office:value-type="float" office:value="755.7" calcext:value-type="float">
            <text:p>755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8773" calcext:value-type="float">
            <text:p>78773</text:p>
          </table:table-cell>
          <table:table-cell office:value-type="float" office:value="9535483" calcext:value-type="float">
            <text:p>9535483</text:p>
          </table:table-cell>
          <table:table-cell office:value-type="float" office:value="826.1" calcext:value-type="float">
            <text:p>826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944" calcext:value-type="float">
            <text:p>5944</text:p>
          </table:table-cell>
          <table:table-cell office:value-type="float" office:value="672591" calcext:value-type="float">
            <text:p>672591</text:p>
          </table:table-cell>
          <table:table-cell office:value-type="float" office:value="883.7" calcext:value-type="float">
            <text:p>883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08711" calcext:value-type="float">
            <text:p>108711</text:p>
          </table:table-cell>
          <table:table-cell office:value-type="float" office:value="11536504" calcext:value-type="float">
            <text:p>11536504</text:p>
          </table:table-cell>
          <table:table-cell office:value-type="float" office:value="942.3" calcext:value-type="float">
            <text:p>942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6529" calcext:value-type="float">
            <text:p>36529</text:p>
          </table:table-cell>
          <table:table-cell office:value-type="float" office:value="3751351" calcext:value-type="float">
            <text:p>3751351</text:p>
          </table:table-cell>
          <table:table-cell office:value-type="float" office:value="973.8" calcext:value-type="float">
            <text:p>973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1890" calcext:value-type="float">
            <text:p>31890</text:p>
          </table:table-cell>
          <table:table-cell office:value-type="float" office:value="3831074" calcext:value-type="float">
            <text:p>3831074</text:p>
          </table:table-cell>
          <table:table-cell office:value-type="float" office:value="832.4" calcext:value-type="float">
            <text:p>832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4596" calcext:value-type="float">
            <text:p>124596</text:p>
          </table:table-cell>
          <table:table-cell office:value-type="float" office:value="12702379" calcext:value-type="float">
            <text:p>12702379</text:p>
          </table:table-cell>
          <table:table-cell office:value-type="float" office:value="980.9" calcext:value-type="float">
            <text:p>980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579" calcext:value-type="float">
            <text:p>9579</text:p>
          </table:table-cell>
          <table:table-cell office:value-type="float" office:value="1052567" calcext:value-type="float">
            <text:p>1052567</text:p>
          </table:table-cell>
          <table:table-cell office:value-type="float" office:value="910.1" calcext:value-type="float">
            <text:p>910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1614" calcext:value-type="float">
            <text:p>41614</text:p>
          </table:table-cell>
          <table:table-cell office:value-type="float" office:value="4625364" calcext:value-type="float">
            <text:p>4625364</text:p>
          </table:table-cell>
          <table:table-cell office:value-type="float" office:value="899.7" calcext:value-type="float">
            <text:p>899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100" calcext:value-type="float">
            <text:p>7100</text:p>
          </table:table-cell>
          <table:table-cell office:value-type="float" office:value="814180" calcext:value-type="float">
            <text:p>81418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59578" calcext:value-type="float">
            <text:p>59578</text:p>
          </table:table-cell>
          <table:table-cell office:value-type="float" office:value="6346105" calcext:value-type="float">
            <text:p>6346105</text:p>
          </table:table-cell>
          <table:table-cell office:value-type="float" office:value="938.8" calcext:value-type="float">
            <text:p>938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66527" calcext:value-type="float">
            <text:p>166527</text:p>
          </table:table-cell>
          <table:table-cell office:value-type="float" office:value="25145561" calcext:value-type="float">
            <text:p>25145561</text:p>
          </table:table-cell>
          <table:table-cell office:value-type="float" office:value="662.3" calcext:value-type="float">
            <text:p>662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4776" calcext:value-type="float">
            <text:p>14776</text:p>
          </table:table-cell>
          <table:table-cell office:value-type="float" office:value="2763885" calcext:value-type="float">
            <text:p>2763885</text:p>
          </table:table-cell>
          <table:table-cell office:value-type="float" office:value="534.6" calcext:value-type="float">
            <text:p>534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380" calcext:value-type="float">
            <text:p>5380</text:p>
          </table:table-cell>
          <table:table-cell office:value-type="float" office:value="625741" calcext:value-type="float">
            <text:p>625741</text:p>
          </table:table-cell>
          <table:table-cell office:value-type="float" office:value="859.8" calcext:value-type="float">
            <text:p>859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59032" calcext:value-type="float">
            <text:p>59032</text:p>
          </table:table-cell>
          <table:table-cell office:value-type="float" office:value="8001024" calcext:value-type="float">
            <text:p>8001024</text:p>
          </table:table-cell>
          <table:table-cell office:value-type="float" office:value="737.8" calcext:value-type="float">
            <text:p>737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8146" calcext:value-type="float">
            <text:p>48146</text:p>
          </table:table-cell>
          <table:table-cell office:value-type="float" office:value="6724540" calcext:value-type="float">
            <text:p>67245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1275" calcext:value-type="float">
            <text:p>21275</text:p>
          </table:table-cell>
          <table:table-cell office:value-type="float" office:value="1852994" calcext:value-type="float">
            <text:p>1852994</text:p>
          </table:table-cell>
          <table:table-cell office:value-type="float" office:value="1148.1" calcext:value-type="float">
            <text:p>1148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7308" calcext:value-type="float">
            <text:p>47308</text:p>
          </table:table-cell>
          <table:table-cell office:value-type="float" office:value="5686986" calcext:value-type="float">
            <text:p>5686986</text:p>
          </table:table-cell>
          <table:table-cell office:value-type="float" office:value="831.9" calcext:value-type="float">
            <text:p>831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438" calcext:value-type="float">
            <text:p>4438</text:p>
          </table:table-cell>
          <table:table-cell office:value-type="float" office:value="563626" calcext:value-type="float">
            <text:p>563626</text:p>
          </table:table-cell>
          <table:table-cell office:value-type="float" office:value="787.4" calcext:value-type="float">
            <text:p>787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2468435" calcext:value-type="float">
            <text:p>2468435</text:p>
          </table:table-cell>
          <table:table-cell office:value-type="float" office:value="308745538" calcext:value-type="float">
            <text:p>308745538</text:p>
          </table:table-cell>
          <table:table-cell office:value-type="float" office:value="799.5" calcext:value-type="float">
            <text:p>799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8681" calcext:value-type="float">
            <text:p>48681</text:p>
          </table:table-cell>
          <table:table-cell office:value-type="float" office:value="4802740" calcext:value-type="float">
            <text:p>4802740</text:p>
          </table:table-cell>
          <table:table-cell office:value-type="float" office:value="1013.6" calcext:value-type="float">
            <text:p>1013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849" calcext:value-type="float">
            <text:p>3849</text:p>
          </table:table-cell>
          <table:table-cell office:value-type="float" office:value="722718" calcext:value-type="float">
            <text:p>722718</text:p>
          </table:table-cell>
          <table:table-cell office:value-type="float" office:value="532.6" calcext:value-type="float">
            <text:p>532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8381" calcext:value-type="float">
            <text:p>48381</text:p>
          </table:table-cell>
          <table:table-cell office:value-type="float" office:value="6482505" calcext:value-type="float">
            <text:p>6482505</text:p>
          </table:table-cell>
          <table:table-cell office:value-type="float" office:value="746.3" calcext:value-type="float">
            <text:p>746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29653" calcext:value-type="float">
            <text:p>29653</text:p>
          </table:table-cell>
          <table:table-cell office:value-type="float" office:value="2937979" calcext:value-type="float">
            <text:p>2937979</text:p>
          </table:table-cell>
          <table:table-cell office:value-type="float" office:value="1009.3" calcext:value-type="float">
            <text:p>1009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39942" calcext:value-type="float">
            <text:p>239942</text:p>
          </table:table-cell>
          <table:table-cell office:value-type="float" office:value="37691912" calcext:value-type="float">
            <text:p>37691912</text:p>
          </table:table-cell>
          <table:table-cell office:value-type="float" office:value="636.6" calcext:value-type="float">
            <text:p>636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2563" calcext:value-type="float">
            <text:p>32563</text:p>
          </table:table-cell>
          <table:table-cell office:value-type="float" office:value="5116796" calcext:value-type="float">
            <text:p>5116796</text:p>
          </table:table-cell>
          <table:table-cell office:value-type="float" office:value="636.4" calcext:value-type="float">
            <text:p>636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9526" calcext:value-type="float">
            <text:p>29526</text:p>
          </table:table-cell>
          <table:table-cell office:value-type="float" office:value="3580709" calcext:value-type="float">
            <text:p>3580709</text:p>
          </table:table-cell>
          <table:table-cell office:value-type="float" office:value="824.6" calcext:value-type="float">
            <text:p>824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845" calcext:value-type="float">
            <text:p>7845</text:p>
          </table:table-cell>
          <table:table-cell office:value-type="float" office:value="907135" calcext:value-type="float">
            <text:p>907135</text:p>
          </table:table-cell>
          <table:table-cell office:value-type="float" office:value="864.8" calcext:value-type="float">
            <text:p>864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589" calcext:value-type="float">
            <text:p>4589</text:p>
          </table:table-cell>
          <table:table-cell office:value-type="float" office:value="617996" calcext:value-type="float">
            <text:p>617996</text:p>
          </table:table-cell>
          <table:table-cell office:value-type="float" office:value="742.6" calcext:value-type="float">
            <text:p>742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73976" calcext:value-type="float">
            <text:p>173976</text:p>
          </table:table-cell>
          <table:table-cell office:value-type="float" office:value="19057542" calcext:value-type="float">
            <text:p>19057542</text:p>
          </table:table-cell>
          <table:table-cell office:value-type="float" office:value="912.9" calcext:value-type="float">
            <text:p>912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71248" calcext:value-type="float">
            <text:p>71248</text:p>
          </table:table-cell>
          <table:table-cell office:value-type="float" office:value="9815210" calcext:value-type="float">
            <text:p>9815210</text:p>
          </table:table-cell>
          <table:table-cell office:value-type="float" office:value="725.9" calcext:value-type="float">
            <text:p>725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9923" calcext:value-type="float">
            <text:p>9923</text:p>
          </table:table-cell>
          <table:table-cell office:value-type="float" office:value="1374810" calcext:value-type="float">
            <text:p>1374810</text:p>
          </table:table-cell>
          <table:table-cell office:value-type="float" office:value="721.8" calcext:value-type="float">
            <text:p>721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2027" calcext:value-type="float">
            <text:p>12027</text:p>
          </table:table-cell>
          <table:table-cell office:value-type="float" office:value="1584985" calcext:value-type="float">
            <text:p>1584985</text:p>
          </table:table-cell>
          <table:table-cell office:value-type="float" office:value="758.8" calcext:value-type="float">
            <text:p>758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1906" calcext:value-type="float">
            <text:p>101906</text:p>
          </table:table-cell>
          <table:table-cell office:value-type="float" office:value="12869257" calcext:value-type="float">
            <text:p>12869257</text:p>
          </table:table-cell>
          <table:table-cell office:value-type="float" office:value="791.9" calcext:value-type="float">
            <text:p>791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8202" calcext:value-type="float">
            <text:p>58202</text:p>
          </table:table-cell>
          <table:table-cell office:value-type="float" office:value="6516922" calcext:value-type="float">
            <text:p>6516922</text:p>
          </table:table-cell>
          <table:table-cell office:value-type="float" office:value="893.1" calcext:value-type="float">
            <text:p>89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8184" calcext:value-type="float">
            <text:p>28184</text:p>
          </table:table-cell>
          <table:table-cell office:value-type="float" office:value="3062309" calcext:value-type="float">
            <text:p>3062309</text:p>
          </table:table-cell>
          <table:table-cell office:value-type="float" office:value="920.4" calcext:value-type="float">
            <text:p>920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5116" calcext:value-type="float">
            <text:p>25116</text:p>
          </table:table-cell>
          <table:table-cell office:value-type="float" office:value="2871238" calcext:value-type="float">
            <text:p>2871238</text:p>
          </table:table-cell>
          <table:table-cell office:value-type="float" office:value="874.7" calcext:value-type="float">
            <text:p>874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2626" calcext:value-type="float">
            <text:p>42626</text:p>
          </table:table-cell>
          <table:table-cell office:value-type="float" office:value="4369356" calcext:value-type="float">
            <text:p>4369356</text:p>
          </table:table-cell>
          <table:table-cell office:value-type="float" office:value="975.6" calcext:value-type="float">
            <text:p>975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0890" calcext:value-type="float">
            <text:p>40890</text:p>
          </table:table-cell>
          <table:table-cell office:value-type="float" office:value="4574836" calcext:value-type="float">
            <text:p>4574836</text:p>
          </table:table-cell>
          <table:table-cell office:value-type="float" office:value="893.8" calcext:value-type="float">
            <text:p>893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3001" calcext:value-type="float">
            <text:p>13001</text:p>
          </table:table-cell>
          <table:table-cell office:value-type="float" office:value="1328188" calcext:value-type="float">
            <text:p>1328188</text:p>
          </table:table-cell>
          <table:table-cell office:value-type="float" office:value="978.9" calcext:value-type="float">
            <text:p>978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3745" calcext:value-type="float">
            <text:p>43745</text:p>
          </table:table-cell>
          <table:table-cell office:value-type="float" office:value="5828289" calcext:value-type="float">
            <text:p>5828289</text:p>
          </table:table-cell>
          <table:table-cell office:value-type="float" office:value="750.6" calcext:value-type="float">
            <text:p>750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3710" calcext:value-type="float">
            <text:p>53710</text:p>
          </table:table-cell>
          <table:table-cell office:value-type="float" office:value="6587536" calcext:value-type="float">
            <text:p>6587536</text:p>
          </table:table-cell>
          <table:table-cell office:value-type="float" office:value="815.3" calcext:value-type="float">
            <text:p>815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9508" calcext:value-type="float">
            <text:p>89508</text:p>
          </table:table-cell>
          <table:table-cell office:value-type="float" office:value="9876187" calcext:value-type="float">
            <text:p>9876187</text:p>
          </table:table-cell>
          <table:table-cell office:value-type="float" office:value="906.3" calcext:value-type="float">
            <text:p>906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39820" calcext:value-type="float">
            <text:p>39820</text:p>
          </table:table-cell>
          <table:table-cell office:value-type="float" office:value="5344861" calcext:value-type="float">
            <text:p>5344861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9278" calcext:value-type="float">
            <text:p>29278</text:p>
          </table:table-cell>
          <table:table-cell office:value-type="float" office:value="2978512" calcext:value-type="float">
            <text:p>2978512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5848" calcext:value-type="float">
            <text:p>55848</text:p>
          </table:table-cell>
          <table:table-cell office:value-type="float" office:value="6010688" calcext:value-type="float">
            <text:p>6010688</text:p>
          </table:table-cell>
          <table:table-cell office:value-type="float" office:value="929.1" calcext:value-type="float">
            <text:p>929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9115" calcext:value-type="float">
            <text:p>9115</text:p>
          </table:table-cell>
          <table:table-cell office:value-type="float" office:value="998199" calcext:value-type="float">
            <text:p>998199</text:p>
          </table:table-cell>
          <table:table-cell office:value-type="float" office:value="913.1" calcext:value-type="float">
            <text:p>91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5476" calcext:value-type="float">
            <text:p>15476</text:p>
          </table:table-cell>
          <table:table-cell office:value-type="float" office:value="1842641" calcext:value-type="float">
            <text:p>1842641</text:p>
          </table:table-cell>
          <table:table-cell office:value-type="float" office:value="839.9" calcext:value-type="float">
            <text:p>839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0343" calcext:value-type="float">
            <text:p>20343</text:p>
          </table:table-cell>
          <table:table-cell office:value-type="float" office:value="2723322" calcext:value-type="float">
            <text:p>2723322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823" calcext:value-type="float">
            <text:p>10823</text:p>
          </table:table-cell>
          <table:table-cell office:value-type="float" office:value="1318194" calcext:value-type="float">
            <text:p>131819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0558" calcext:value-type="float">
            <text:p>70558</text:p>
          </table:table-cell>
          <table:table-cell office:value-type="float" office:value="8821155" calcext:value-type="float">
            <text:p>8821155</text:p>
          </table:table-cell>
          <table:table-cell office:value-type="float" office:value="799.9" calcext:value-type="float">
            <text:p>799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6452" calcext:value-type="float">
            <text:p>16452</text:p>
          </table:table-cell>
          <table:table-cell office:value-type="float" office:value="2082224" calcext:value-type="float">
            <text:p>2082224</text:p>
          </table:table-cell>
          <table:table-cell office:value-type="float" office:value="790.1" calcext:value-type="float">
            <text:p>790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49174" calcext:value-type="float">
            <text:p>149174</text:p>
          </table:table-cell>
          <table:table-cell office:value-type="float" office:value="19465197" calcext:value-type="float">
            <text:p>19465197</text:p>
          </table:table-cell>
          <table:table-cell office:value-type="float" office:value="766.4" calcext:value-type="float">
            <text:p>766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79882" calcext:value-type="float">
            <text:p>79882</text:p>
          </table:table-cell>
          <table:table-cell office:value-type="float" office:value="9656401" calcext:value-type="float">
            <text:p>9656401</text:p>
          </table:table-cell>
          <table:table-cell office:value-type="float" office:value="827.2" calcext:value-type="float">
            <text:p>827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5965" calcext:value-type="float">
            <text:p>5965</text:p>
          </table:table-cell>
          <table:table-cell office:value-type="float" office:value="683932" calcext:value-type="float">
            <text:p>683932</text:p>
          </table:table-cell>
          <table:table-cell office:value-type="float" office:value="872.2" calcext:value-type="float">
            <text:p>872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11427" calcext:value-type="float">
            <text:p>111427</text:p>
          </table:table-cell>
          <table:table-cell office:value-type="float" office:value="11544951" calcext:value-type="float">
            <text:p>11544951</text:p>
          </table:table-cell>
          <table:table-cell office:value-type="float" office:value="965.2" calcext:value-type="float">
            <text:p>965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7175" calcext:value-type="float">
            <text:p>37175</text:p>
          </table:table-cell>
          <table:table-cell office:value-type="float" office:value="3791508" calcext:value-type="float">
            <text:p>3791508</text:p>
          </table:table-cell>
          <table:table-cell office:value-type="float" office:value="980.5" calcext:value-type="float">
            <text:p>980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2788" calcext:value-type="float">
            <text:p>32788</text:p>
          </table:table-cell>
          <table:table-cell office:value-type="float" office:value="3871859" calcext:value-type="float">
            <text:p>3871859</text:p>
          </table:table-cell>
          <table:table-cell office:value-type="float" office:value="846.8" calcext:value-type="float">
            <text:p>846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8237" calcext:value-type="float">
            <text:p>128237</text:p>
          </table:table-cell>
          <table:table-cell office:value-type="float" office:value="12742886" calcext:value-type="float">
            <text:p>12742886</text:p>
          </table:table-cell>
          <table:table-cell office:value-type="float" office:value="1006.3" calcext:value-type="float">
            <text:p>1006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581" calcext:value-type="float">
            <text:p>9581</text:p>
          </table:table-cell>
          <table:table-cell office:value-type="float" office:value="1051302" calcext:value-type="float">
            <text:p>1051302</text:p>
          </table:table-cell>
          <table:table-cell office:value-type="float" office:value="911.3" calcext:value-type="float">
            <text:p>911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2072" calcext:value-type="float">
            <text:p>42072</text:p>
          </table:table-cell>
          <table:table-cell office:value-type="float" office:value="4679230" calcext:value-type="float">
            <text:p>4679230</text:p>
          </table:table-cell>
          <table:table-cell office:value-type="float" office:value="899.1" calcext:value-type="float">
            <text:p>899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314" calcext:value-type="float">
            <text:p>7314</text:p>
          </table:table-cell>
          <table:table-cell office:value-type="float" office:value="824082" calcext:value-type="float">
            <text:p>824082</text:p>
          </table:table-cell>
          <table:table-cell office:value-type="float" office:value="887.5" calcext:value-type="float">
            <text:p>887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60541" calcext:value-type="float">
            <text:p>60541</text:p>
          </table:table-cell>
          <table:table-cell office:value-type="float" office:value="6403353" calcext:value-type="float">
            <text:p>6403353</text:p>
          </table:table-cell>
          <table:table-cell office:value-type="float" office:value="945.5" calcext:value-type="float">
            <text:p>945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68640" calcext:value-type="float">
            <text:p>168640</text:p>
          </table:table-cell>
          <table:table-cell office:value-type="float" office:value="25674681" calcext:value-type="float">
            <text:p>25674681</text:p>
          </table:table-cell>
          <table:table-cell office:value-type="float" office:value="656.8" calcext:value-type="float">
            <text:p>656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5266" calcext:value-type="float">
            <text:p>15266</text:p>
          </table:table-cell>
          <table:table-cell office:value-type="float" office:value="2817222" calcext:value-type="float">
            <text:p>2817222</text:p>
          </table:table-cell>
          <table:table-cell office:value-type="float" office:value="541.9" calcext:value-type="float">
            <text:p>541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433" calcext:value-type="float">
            <text:p>5433</text:p>
          </table:table-cell>
          <table:table-cell office:value-type="float" office:value="626431" calcext:value-type="float">
            <text:p>626431</text:p>
          </table:table-cell>
          <table:table-cell office:value-type="float" office:value="867.3" calcext:value-type="float">
            <text:p>867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60804" calcext:value-type="float">
            <text:p>60804</text:p>
          </table:table-cell>
          <table:table-cell office:value-type="float" office:value="8096604" calcext:value-type="float">
            <text:p>8096604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49691" calcext:value-type="float">
            <text:p>49691</text:p>
          </table:table-cell>
          <table:table-cell office:value-type="float" office:value="6830038" calcext:value-type="float">
            <text:p>6830038</text:p>
          </table:table-cell>
          <table:table-cell office:value-type="float" office:value="727.5" calcext:value-type="float">
            <text:p>727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1867" calcext:value-type="float">
            <text:p>21867</text:p>
          </table:table-cell>
          <table:table-cell office:value-type="float" office:value="1855364" calcext:value-type="float">
            <text:p>1855364</text:p>
          </table:table-cell>
          <table:table-cell office:value-type="float" office:value="1178.6" calcext:value-type="float">
            <text:p>1178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8410" calcext:value-type="float">
            <text:p>48410</text:p>
          </table:table-cell>
          <table:table-cell office:value-type="float" office:value="5711767" calcext:value-type="float">
            <text:p>5711767</text:p>
          </table:table-cell>
          <table:table-cell office:value-type="float" office:value="847.5" calcext:value-type="float">
            <text:p>847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387" calcext:value-type="float">
            <text:p>4387</text:p>
          </table:table-cell>
          <table:table-cell office:value-type="float" office:value="568158" calcext:value-type="float">
            <text:p>568158</text:p>
          </table:table-cell>
          <table:table-cell office:value-type="float" office:value="772.1" calcext:value-type="float">
            <text:p>772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2515458" calcext:value-type="float">
            <text:p>2515458</text:p>
          </table:table-cell>
          <table:table-cell office:value-type="float" office:value="311591917" calcext:value-type="float">
            <text:p>311591917</text:p>
          </table:table-cell>
          <table:table-cell office:value-type="float" office:value="807.3" calcext:value-type="float">
            <text:p>807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49301" calcext:value-type="float">
            <text:p>49301</text:p>
          </table:table-cell>
          <table:table-cell office:value-type="float" office:value="4822023" calcext:value-type="float">
            <text:p>4822023</text:p>
          </table:table-cell>
          <table:table-cell office:value-type="float" office:value="1022.4" calcext:value-type="float">
            <text:p>1022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912" calcext:value-type="float">
            <text:p>3912</text:p>
          </table:table-cell>
          <table:table-cell office:value-type="float" office:value="731449" calcext:value-type="float">
            <text:p>731449</text:p>
          </table:table-cell>
          <table:table-cell office:value-type="float" office:value="534.8" calcext:value-type="float">
            <text:p>534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49549" calcext:value-type="float">
            <text:p>49549</text:p>
          </table:table-cell>
          <table:table-cell office:value-type="float" office:value="6553255" calcext:value-type="float">
            <text:p>6553255</text:p>
          </table:table-cell>
          <table:table-cell office:value-type="float" office:value="756.1" calcext:value-type="float">
            <text:p>756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0117" calcext:value-type="float">
            <text:p>30117</text:p>
          </table:table-cell>
          <table:table-cell office:value-type="float" office:value="2949131" calcext:value-type="float">
            <text:p>2949131</text:p>
          </table:table-cell>
          <table:table-cell office:value-type="float" office:value="1021.2" calcext:value-type="float">
            <text:p>1021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42554" calcext:value-type="float">
            <text:p>242554</text:p>
          </table:table-cell>
          <table:table-cell office:value-type="float" office:value="38041430" calcext:value-type="float">
            <text:p>38041430</text:p>
          </table:table-cell>
          <table:table-cell office:value-type="float" office:value="637.6" calcext:value-type="float">
            <text:p>637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3133" calcext:value-type="float">
            <text:p>33133</text:p>
          </table:table-cell>
          <table:table-cell office:value-type="float" office:value="5187582" calcext:value-type="float">
            <text:p>5187582</text:p>
          </table:table-cell>
          <table:table-cell office:value-type="float" office:value="638.7" calcext:value-type="float">
            <text:p>638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9316" calcext:value-type="float">
            <text:p>29316</text:p>
          </table:table-cell>
          <table:table-cell office:value-type="float" office:value="3590347" calcext:value-type="float">
            <text:p>3590347</text:p>
          </table:table-cell>
          <table:table-cell office:value-type="float" office:value="816.5" calcext:value-type="float">
            <text:p>816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875" calcext:value-type="float">
            <text:p>7875</text:p>
          </table:table-cell>
          <table:table-cell office:value-type="float" office:value="917092" calcext:value-type="float">
            <text:p>917092</text:p>
          </table:table-cell>
          <table:table-cell office:value-type="float" office:value="858.7" calcext:value-type="float">
            <text:p>858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650" calcext:value-type="float">
            <text:p>4650</text:p>
          </table:table-cell>
          <table:table-cell office:value-type="float" office:value="632323" calcext:value-type="float">
            <text:p>632323</text:p>
          </table:table-cell>
          <table:table-cell office:value-type="float" office:value="735.4" calcext:value-type="float">
            <text:p>735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77291" calcext:value-type="float">
            <text:p>177291</text:p>
          </table:table-cell>
          <table:table-cell office:value-type="float" office:value="19317568" calcext:value-type="float">
            <text:p>19317568</text:p>
          </table:table-cell>
          <table:table-cell office:value-type="float" office:value="917.8" calcext:value-type="float">
            <text:p>917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72847" calcext:value-type="float">
            <text:p>72847</text:p>
          </table:table-cell>
          <table:table-cell office:value-type="float" office:value="9919945" calcext:value-type="float">
            <text:p>9919945</text:p>
          </table:table-cell>
          <table:table-cell office:value-type="float" office:value="734.3" calcext:value-type="float">
            <text:p>734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0274" calcext:value-type="float">
            <text:p>10274</text:p>
          </table:table-cell>
          <table:table-cell office:value-type="float" office:value="1392313" calcext:value-type="float">
            <text:p>1392313</text:p>
          </table:table-cell>
          <table:table-cell office:value-type="float" office:value="737.9" calcext:value-type="float">
            <text:p>737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1998" calcext:value-type="float">
            <text:p>11998</text:p>
          </table:table-cell>
          <table:table-cell office:value-type="float" office:value="1595728" calcext:value-type="float">
            <text:p>1595728</text:p>
          </table:table-cell>
          <table:table-cell office:value-type="float" office:value="751.9" calcext:value-type="float">
            <text:p>751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2433" calcext:value-type="float">
            <text:p>102433</text:p>
          </table:table-cell>
          <table:table-cell office:value-type="float" office:value="12875255" calcext:value-type="float">
            <text:p>12875255</text:p>
          </table:table-cell>
          <table:table-cell office:value-type="float" office:value="795.6" calcext:value-type="float">
            <text:p>795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59332" calcext:value-type="float">
            <text:p>59332</text:p>
          </table:table-cell>
          <table:table-cell office:value-type="float" office:value="6537334" calcext:value-type="float">
            <text:p>6537334</text:p>
          </table:table-cell>
          <table:table-cell office:value-type="float" office:value="907.6" calcext:value-type="float">
            <text:p>907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8389" calcext:value-type="float">
            <text:p>28389</text:p>
          </table:table-cell>
          <table:table-cell office:value-type="float" office:value="3074186" calcext:value-type="float">
            <text:p>3074186</text:p>
          </table:table-cell>
          <table:table-cell office:value-type="float" office:value="923.5" calcext:value-type="float">
            <text:p>923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5145" calcext:value-type="float">
            <text:p>25145</text:p>
          </table:table-cell>
          <table:table-cell office:value-type="float" office:value="2885905" calcext:value-type="float">
            <text:p>2885905</text:p>
          </table:table-cell>
          <table:table-cell office:value-type="float" office:value="871.3" calcext:value-type="float">
            <text:p>871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3664" calcext:value-type="float">
            <text:p>43664</text:p>
          </table:table-cell>
          <table:table-cell office:value-type="float" office:value="4380415" calcext:value-type="float">
            <text:p>4380415</text:p>
          </table:table-cell>
          <table:table-cell office:value-type="float" office:value="996.8" calcext:value-type="float">
            <text:p>996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2320" calcext:value-type="float">
            <text:p>42320</text:p>
          </table:table-cell>
          <table:table-cell office:value-type="float" office:value="4601893" calcext:value-type="float">
            <text:p>4601893</text:p>
          </table:table-cell>
          <table:table-cell office:value-type="float" office:value="919.6" calcext:value-type="float">
            <text:p>919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2870" calcext:value-type="float">
            <text:p>12870</text:p>
          </table:table-cell>
          <table:table-cell office:value-type="float" office:value="1329192" calcext:value-type="float">
            <text:p>1329192</text:p>
          </table:table-cell>
          <table:table-cell office:value-type="float" office:value="968.3" calcext:value-type="float">
            <text:p>968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4477" calcext:value-type="float">
            <text:p>44477</text:p>
          </table:table-cell>
          <table:table-cell office:value-type="float" office:value="5884563" calcext:value-type="float">
            <text:p>5884563</text:p>
          </table:table-cell>
          <table:table-cell office:value-type="float" office:value="755.8" calcext:value-type="float">
            <text:p>755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3177" calcext:value-type="float">
            <text:p>53177</text:p>
          </table:table-cell>
          <table:table-cell office:value-type="float" office:value="6646144" calcext:value-type="float">
            <text:p>6646144</text:p>
          </table:table-cell>
          <table:table-cell office:value-type="float" office:value="800.1" calcext:value-type="float">
            <text:p>800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89901" calcext:value-type="float">
            <text:p>89901</text:p>
          </table:table-cell>
          <table:table-cell office:value-type="float" office:value="9883360" calcext:value-type="float">
            <text:p>9883360</text:p>
          </table:table-cell>
          <table:table-cell office:value-type="float" office:value="909.6" calcext:value-type="float">
            <text:p>909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40016" calcext:value-type="float">
            <text:p>40016</text:p>
          </table:table-cell>
          <table:table-cell office:value-type="float" office:value="5379139" calcext:value-type="float">
            <text:p>5379139</text:p>
          </table:table-cell>
          <table:table-cell office:value-type="float" office:value="743.9" calcext:value-type="float">
            <text:p>743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29544" calcext:value-type="float">
            <text:p>29544</text:p>
          </table:table-cell>
          <table:table-cell office:value-type="float" office:value="2984926" calcext:value-type="float">
            <text:p>2984926</text:p>
          </table:table-cell>
          <table:table-cell office:value-type="float" office:value="989.8" calcext:value-type="float">
            <text:p>989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6094" calcext:value-type="float">
            <text:p>56094</text:p>
          </table:table-cell>
          <table:table-cell office:value-type="float" office:value="6021988" calcext:value-type="float">
            <text:p>6021988</text:p>
          </table:table-cell>
          <table:table-cell office:value-type="float" office:value="931.5" calcext:value-type="float">
            <text:p>931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8976" calcext:value-type="float">
            <text:p>8976</text:p>
          </table:table-cell>
          <table:table-cell office:value-type="float" office:value="1005141" calcext:value-type="float">
            <text:p>1005141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5659" calcext:value-type="float">
            <text:p>15659</text:p>
          </table:table-cell>
          <table:table-cell office:value-type="float" office:value="1855525" calcext:value-type="float">
            <text:p>1855525</text:p>
          </table:table-cell>
          <table:table-cell office:value-type="float" office:value="843.9" calcext:value-type="float">
            <text:p>843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0785" calcext:value-type="float">
            <text:p>20785</text:p>
          </table:table-cell>
          <table:table-cell office:value-type="float" office:value="2758931" calcext:value-type="float">
            <text:p>2758931</text:p>
          </table:table-cell>
          <table:table-cell office:value-type="float" office:value="753.4" calcext:value-type="float">
            <text:p>753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730" calcext:value-type="float">
            <text:p>10730</text:p>
          </table:table-cell>
          <table:table-cell office:value-type="float" office:value="1320718" calcext:value-type="float">
            <text:p>1320718</text:p>
          </table:table-cell>
          <table:table-cell office:value-type="float" office:value="812.4" calcext:value-type="float">
            <text:p>812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0534" calcext:value-type="float">
            <text:p>70534</text:p>
          </table:table-cell>
          <table:table-cell office:value-type="float" office:value="8864590" calcext:value-type="float">
            <text:p>8864590</text:p>
          </table:table-cell>
          <table:table-cell office:value-type="float" office:value="795.7" calcext:value-type="float">
            <text:p>795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6710" calcext:value-type="float">
            <text:p>16710</text:p>
          </table:table-cell>
          <table:table-cell office:value-type="float" office:value="2085538" calcext:value-type="float">
            <text:p>2085538</text:p>
          </table:table-cell>
          <table:table-cell office:value-type="float" office:value="801.2" calcext:value-type="float">
            <text:p>801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48991" calcext:value-type="float">
            <text:p>148991</text:p>
          </table:table-cell>
          <table:table-cell office:value-type="float" office:value="19570261" calcext:value-type="float">
            <text:p>19570261</text:p>
          </table:table-cell>
          <table:table-cell office:value-type="float" office:value="761.3" calcext:value-type="float">
            <text:p>761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81925" calcext:value-type="float">
            <text:p>81925</text:p>
          </table:table-cell>
          <table:table-cell office:value-type="float" office:value="9752073" calcext:value-type="float">
            <text:p>9752073</text:p>
          </table:table-cell>
          <table:table-cell office:value-type="float" office:value="840.1" calcext:value-type="float">
            <text:p>840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038" calcext:value-type="float">
            <text:p>6038</text:p>
          </table:table-cell>
          <table:table-cell office:value-type="float" office:value="699628" calcext:value-type="float">
            <text:p>699628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12498" calcext:value-type="float">
            <text:p>112498</text:p>
          </table:table-cell>
          <table:table-cell office:value-type="float" office:value="11544225" calcext:value-type="float">
            <text:p>11544225</text:p>
          </table:table-cell>
          <table:table-cell office:value-type="float" office:value="974.5" calcext:value-type="float">
            <text:p>974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6870" calcext:value-type="float">
            <text:p>36870</text:p>
          </table:table-cell>
          <table:table-cell office:value-type="float" office:value="3814820" calcext:value-type="float">
            <text:p>3814820</text:p>
          </table:table-cell>
          <table:table-cell office:value-type="float" office:value="966.5" calcext:value-type="float">
            <text:p>966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2759" calcext:value-type="float">
            <text:p>32759</text:p>
          </table:table-cell>
          <table:table-cell office:value-type="float" office:value="3899353" calcext:value-type="float">
            <text:p>3899353</text:p>
          </table:table-cell>
          <table:table-cell office:value-type="float" office:value="840.1" calcext:value-type="float">
            <text:p>840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6981" calcext:value-type="float">
            <text:p>126981</text:p>
          </table:table-cell>
          <table:table-cell office:value-type="float" office:value="12763536" calcext:value-type="float">
            <text:p>12763536</text:p>
          </table:table-cell>
          <table:table-cell office:value-type="float" office:value="994.9" calcext:value-type="float">
            <text:p>994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354" calcext:value-type="float">
            <text:p>9354</text:p>
          </table:table-cell>
          <table:table-cell office:value-type="float" office:value="1050292" calcext:value-type="float">
            <text:p>1050292</text:p>
          </table:table-cell>
          <table:table-cell office:value-type="float" office:value="890.6" calcext:value-type="float">
            <text:p>890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3198" calcext:value-type="float">
            <text:p>43198</text:p>
          </table:table-cell>
          <table:table-cell office:value-type="float" office:value="4723723" calcext:value-type="float">
            <text:p>4723723</text:p>
          </table:table-cell>
          <table:table-cell office:value-type="float" office:value="914.5" calcext:value-type="float">
            <text:p>914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333" calcext:value-type="float">
            <text:p>7333</text:p>
          </table:table-cell>
          <table:table-cell office:value-type="float" office:value="833354" calcext:value-type="float">
            <text:p>833354</text:p>
          </table:table-cell>
          <table:table-cell office:value-type="float" office:value="879.9" calcext:value-type="float">
            <text:p>879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61956" calcext:value-type="float">
            <text:p>61956</text:p>
          </table:table-cell>
          <table:table-cell office:value-type="float" office:value="6456243" calcext:value-type="float">
            <text:p>6456243</text:p>
          </table:table-cell>
          <table:table-cell office:value-type="float" office:value="959.6" calcext:value-type="float">
            <text:p>959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74187" calcext:value-type="float">
            <text:p>174187</text:p>
          </table:table-cell>
          <table:table-cell office:value-type="float" office:value="26059203" calcext:value-type="float">
            <text:p>26059203</text:p>
          </table:table-cell>
          <table:table-cell office:value-type="float" office:value="668.4" calcext:value-type="float">
            <text:p>668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5676" calcext:value-type="float">
            <text:p>15676</text:p>
          </table:table-cell>
          <table:table-cell office:value-type="float" office:value="2855287" calcext:value-type="float">
            <text:p>285528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491" calcext:value-type="float">
            <text:p>5491</text:p>
          </table:table-cell>
          <table:table-cell office:value-type="float" office:value="626011" calcext:value-type="float">
            <text:p>626011</text:p>
          </table:table-cell>
          <table:table-cell office:value-type="float" office:value="877.1" calcext:value-type="float">
            <text:p>877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61564" calcext:value-type="float">
            <text:p>61564</text:p>
          </table:table-cell>
          <table:table-cell office:value-type="float" office:value="8185867" calcext:value-type="float">
            <text:p>8185867</text:p>
          </table:table-cell>
          <table:table-cell office:value-type="float" office:value="752.1" calcext:value-type="float">
            <text:p>752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0105" calcext:value-type="float">
            <text:p>50105</text:p>
          </table:table-cell>
          <table:table-cell office:value-type="float" office:value="6897012" calcext:value-type="float">
            <text:p>6897012</text:p>
          </table:table-cell>
          <table:table-cell office:value-type="float" office:value="726.5" calcext:value-type="float">
            <text:p>726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1915" calcext:value-type="float">
            <text:p>21915</text:p>
          </table:table-cell>
          <table:table-cell office:value-type="float" office:value="1855413" calcext:value-type="float">
            <text:p>1855413</text:p>
          </table:table-cell>
          <table:table-cell office:value-type="float" office:value="1181.1" calcext:value-type="float">
            <text:p>1181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48384" calcext:value-type="float">
            <text:p>48384</text:p>
          </table:table-cell>
          <table:table-cell office:value-type="float" office:value="5726398" calcext:value-type="float">
            <text:p>5726398</text:p>
          </table:table-cell>
          <table:table-cell office:value-type="float" office:value="844.9" calcext:value-type="float">
            <text:p>844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481" calcext:value-type="float">
            <text:p>4481</text:p>
          </table:table-cell>
          <table:table-cell office:value-type="float" office:value="576412" calcext:value-type="float">
            <text:p>576412</text:p>
          </table:table-cell>
          <table:table-cell office:value-type="float" office:value="777.4" calcext:value-type="float">
            <text:p>777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2543279" calcext:value-type="float">
            <text:p>2543279</text:p>
          </table:table-cell>
          <table:table-cell office:value-type="float" office:value="313914040" calcext:value-type="float">
            <text:p>313914040</text:p>
          </table:table-cell>
          <table:table-cell office:value-type="float" office:value="810.2" calcext:value-type="float">
            <text:p>810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50189" calcext:value-type="float">
            <text:p>50189</text:p>
          </table:table-cell>
          <table:table-cell office:value-type="float" office:value="4833722" calcext:value-type="float">
            <text:p>4833722</text:p>
          </table:table-cell>
          <table:table-cell office:value-type="float" office:value="1038.3" calcext:value-type="float">
            <text:p>1038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3997" calcext:value-type="float">
            <text:p>3997</text:p>
          </table:table-cell>
          <table:table-cell office:value-type="float" office:value="735132" calcext:value-type="float">
            <text:p>735132</text:p>
          </table:table-cell>
          <table:table-cell office:value-type="float" office:value="543.7" calcext:value-type="float">
            <text:p>543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50534" calcext:value-type="float">
            <text:p>50534</text:p>
          </table:table-cell>
          <table:table-cell office:value-type="float" office:value="6626624" calcext:value-type="float">
            <text:p>6626624</text:p>
          </table:table-cell>
          <table:table-cell office:value-type="float" office:value="762.6" calcext:value-type="float">
            <text:p>762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0437" calcext:value-type="float">
            <text:p>30437</text:p>
          </table:table-cell>
          <table:table-cell office:value-type="float" office:value="2959373" calcext:value-type="float">
            <text:p>2959373</text:p>
          </table:table-cell>
          <table:table-cell office:value-type="float" office:value="1028.5" calcext:value-type="float">
            <text:p>1028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48359" calcext:value-type="float">
            <text:p>248359</text:p>
          </table:table-cell>
          <table:table-cell office:value-type="float" office:value="38332521" calcext:value-type="float">
            <text:p>38332521</text:p>
          </table:table-cell>
          <table:table-cell office:value-type="float" office:value="647.9" calcext:value-type="float">
            <text:p>64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3712" calcext:value-type="float">
            <text:p>33712</text:p>
          </table:table-cell>
          <table:table-cell office:value-type="float" office:value="5268367" calcext:value-type="float">
            <text:p>5268367</text:p>
          </table:table-cell>
          <table:table-cell office:value-type="float" office:value="639.9" calcext:value-type="float">
            <text:p>639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9632" calcext:value-type="float">
            <text:p>29632</text:p>
          </table:table-cell>
          <table:table-cell office:value-type="float" office:value="3596080" calcext:value-type="float">
            <text:p>3596080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7967" calcext:value-type="float">
            <text:p>7967</text:p>
          </table:table-cell>
          <table:table-cell office:value-type="float" office:value="925749" calcext:value-type="float">
            <text:p>925749</text:p>
          </table:table-cell>
          <table:table-cell office:value-type="float" office:value="860.6" calcext:value-type="float">
            <text:p>860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719" calcext:value-type="float">
            <text:p>4719</text:p>
          </table:table-cell>
          <table:table-cell office:value-type="float" office:value="646449" calcext:value-type="float">
            <text:p>646449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81112" calcext:value-type="float">
            <text:p>181112</text:p>
          </table:table-cell>
          <table:table-cell office:value-type="float" office:value="19552860" calcext:value-type="float">
            <text:p>19552860</text:p>
          </table:table-cell>
          <table:table-cell office:value-type="float" office:value="926.3" calcext:value-type="float">
            <text:p>926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75088" calcext:value-type="float">
            <text:p>75088</text:p>
          </table:table-cell>
          <table:table-cell office:value-type="float" office:value="9992167" calcext:value-type="float">
            <text:p>9992167</text:p>
          </table:table-cell>
          <table:table-cell office:value-type="float" office:value="751.5" calcext:value-type="float">
            <text:p>751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0505" calcext:value-type="float">
            <text:p>10505</text:p>
          </table:table-cell>
          <table:table-cell office:value-type="float" office:value="1404054" calcext:value-type="float">
            <text:p>1404054</text:p>
          </table:table-cell>
          <table:table-cell office:value-type="float" office:value="748.2" calcext:value-type="float">
            <text:p>748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2434" calcext:value-type="float">
            <text:p>12434</text:p>
          </table:table-cell>
          <table:table-cell office:value-type="float" office:value="1612136" calcext:value-type="float">
            <text:p>1612136</text:p>
          </table:table-cell>
          <table:table-cell office:value-type="float" office:value="771.3" calcext:value-type="float">
            <text:p>77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3401" calcext:value-type="float">
            <text:p>103401</text:p>
          </table:table-cell>
          <table:table-cell office:value-type="float" office:value="12882135" calcext:value-type="float">
            <text:p>12882135</text:p>
          </table:table-cell>
          <table:table-cell office:value-type="float" office:value="802.7" calcext:value-type="float">
            <text:p>802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60716" calcext:value-type="float">
            <text:p>60716</text:p>
          </table:table-cell>
          <table:table-cell office:value-type="float" office:value="6570902" calcext:value-type="float">
            <text:p>6570902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8948" calcext:value-type="float">
            <text:p>28948</text:p>
          </table:table-cell>
          <table:table-cell office:value-type="float" office:value="3090416" calcext:value-type="float">
            <text:p>3090416</text:p>
          </table:table-cell>
          <table:table-cell office:value-type="float" office:value="936.7" calcext:value-type="float">
            <text:p>936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5414" calcext:value-type="float">
            <text:p>25414</text:p>
          </table:table-cell>
          <table:table-cell office:value-type="float" office:value="2893957" calcext:value-type="float">
            <text:p>2893957</text:p>
          </table:table-cell>
          <table:table-cell office:value-type="float" office:value="878.2" calcext:value-type="float">
            <text:p>878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3759" calcext:value-type="float">
            <text:p>43759</text:p>
          </table:table-cell>
          <table:table-cell office:value-type="float" office:value="4395295" calcext:value-type="float">
            <text:p>4395295</text:p>
          </table:table-cell>
          <table:table-cell office:value-type="float" office:value="995.6" calcext:value-type="float">
            <text:p>995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3270" calcext:value-type="float">
            <text:p>43270</text:p>
          </table:table-cell>
          <table:table-cell office:value-type="float" office:value="4625470" calcext:value-type="float">
            <text:p>4625470</text:p>
          </table:table-cell>
          <table:table-cell office:value-type="float" office:value="935.5" calcext:value-type="float">
            <text:p>935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3547" calcext:value-type="float">
            <text:p>13547</text:p>
          </table:table-cell>
          <table:table-cell office:value-type="float" office:value="1328302" calcext:value-type="float">
            <text:p>1328302</text:p>
          </table:table-cell>
          <table:table-cell office:value-type="float" office:value="1019.9" calcext:value-type="float">
            <text:p>1019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5689" calcext:value-type="float">
            <text:p>45689</text:p>
          </table:table-cell>
          <table:table-cell office:value-type="float" office:value="5928814" calcext:value-type="float">
            <text:p>5928814</text:p>
          </table:table-cell>
          <table:table-cell office:value-type="float" office:value="770.6" calcext:value-type="float">
            <text:p>770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4567" calcext:value-type="float">
            <text:p>54567</text:p>
          </table:table-cell>
          <table:table-cell office:value-type="float" office:value="6692824" calcext:value-type="float">
            <text:p>6692824</text:p>
          </table:table-cell>
          <table:table-cell office:value-type="float" office:value="815.3" calcext:value-type="float">
            <text:p>815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92408" calcext:value-type="float">
            <text:p>92408</text:p>
          </table:table-cell>
          <table:table-cell office:value-type="float" office:value="9895622" calcext:value-type="float">
            <text:p>9895622</text:p>
          </table:table-cell>
          <table:table-cell office:value-type="float" office:value="933.8" calcext:value-type="float">
            <text:p>933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40987" calcext:value-type="float">
            <text:p>40987</text:p>
          </table:table-cell>
          <table:table-cell office:value-type="float" office:value="5420380" calcext:value-type="float">
            <text:p>5420380</text:p>
          </table:table-cell>
          <table:table-cell office:value-type="float" office:value="756.2" calcext:value-type="float">
            <text:p>756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30703" calcext:value-type="float">
            <text:p>30703</text:p>
          </table:table-cell>
          <table:table-cell office:value-type="float" office:value="2991207" calcext:value-type="float">
            <text:p>2991207</text:p>
          </table:table-cell>
          <table:table-cell office:value-type="float" office:value="1026.4" calcext:value-type="float">
            <text:p>1026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7444" calcext:value-type="float">
            <text:p>57444</text:p>
          </table:table-cell>
          <table:table-cell office:value-type="float" office:value="6044171" calcext:value-type="float">
            <text:p>6044171</text:p>
          </table:table-cell>
          <table:table-cell office:value-type="float" office:value="950.4" calcext:value-type="float">
            <text:p>950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9511" calcext:value-type="float">
            <text:p>9511</text:p>
          </table:table-cell>
          <table:table-cell office:value-type="float" office:value="1015165" calcext:value-type="float">
            <text:p>1015165</text:p>
          </table:table-cell>
          <table:table-cell office:value-type="float" office:value="936.9" calcext:value-type="float">
            <text:p>936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5754" calcext:value-type="float">
            <text:p>15754</text:p>
          </table:table-cell>
          <table:table-cell office:value-type="float" office:value="1868516" calcext:value-type="float">
            <text:p>1868516</text:p>
          </table:table-cell>
          <table:table-cell office:value-type="float" office:value="843.1" calcext:value-type="float">
            <text:p>843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1468" calcext:value-type="float">
            <text:p>21468</text:p>
          </table:table-cell>
          <table:table-cell office:value-type="float" office:value="2790136" calcext:value-type="float">
            <text:p>2790136</text:p>
          </table:table-cell>
          <table:table-cell office:value-type="float" office:value="769.4" calcext:value-type="float">
            <text:p>769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0897" calcext:value-type="float">
            <text:p>10897</text:p>
          </table:table-cell>
          <table:table-cell office:value-type="float" office:value="1323459" calcext:value-type="float">
            <text:p>1323459</text:p>
          </table:table-cell>
          <table:table-cell office:value-type="float" office:value="823.4" calcext:value-type="float">
            <text:p>823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1403" calcext:value-type="float">
            <text:p>71403</text:p>
          </table:table-cell>
          <table:table-cell office:value-type="float" office:value="8899339" calcext:value-type="float">
            <text:p>8899339</text:p>
          </table:table-cell>
          <table:table-cell office:value-type="float" office:value="802.3" calcext:value-type="float">
            <text:p>802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6805" calcext:value-type="float">
            <text:p>16805</text:p>
          </table:table-cell>
          <table:table-cell office:value-type="float" office:value="2085287" calcext:value-type="float">
            <text:p>2085287</text:p>
          </table:table-cell>
          <table:table-cell office:value-type="float" office:value="805.9" calcext:value-type="float">
            <text:p>805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0919" calcext:value-type="float">
            <text:p>150919</text:p>
          </table:table-cell>
          <table:table-cell office:value-type="float" office:value="19651127" calcext:value-type="float">
            <text:p>1965112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83329" calcext:value-type="float">
            <text:p>83329</text:p>
          </table:table-cell>
          <table:table-cell office:value-type="float" office:value="9848060" calcext:value-type="float">
            <text:p>9848060</text:p>
          </table:table-cell>
          <table:table-cell office:value-type="float" office:value="846.1" calcext:value-type="float">
            <text:p>84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233" calcext:value-type="float">
            <text:p>6233</text:p>
          </table:table-cell>
          <table:table-cell office:value-type="float" office:value="723393" calcext:value-type="float">
            <text:p>723393</text:p>
          </table:table-cell>
          <table:table-cell office:value-type="float" office:value="861.6" calcext:value-type="float">
            <text:p>861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13258" calcext:value-type="float">
            <text:p>113258</text:p>
          </table:table-cell>
          <table:table-cell office:value-type="float" office:value="11570808" calcext:value-type="float">
            <text:p>11570808</text:p>
          </table:table-cell>
          <table:table-cell office:value-type="float" office:value="978.8" calcext:value-type="float">
            <text:p>978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8384" calcext:value-type="float">
            <text:p>38384</text:p>
          </table:table-cell>
          <table:table-cell office:value-type="float" office:value="3850568" calcext:value-type="float">
            <text:p>3850568</text:p>
          </table:table-cell>
          <table:table-cell office:value-type="float" office:value="996.8" calcext:value-type="float">
            <text:p>996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3939" calcext:value-type="float">
            <text:p>33939</text:p>
          </table:table-cell>
          <table:table-cell office:value-type="float" office:value="3930065" calcext:value-type="float">
            <text:p>3930065</text:p>
          </table:table-cell>
          <table:table-cell office:value-type="float" office:value="863.6" calcext:value-type="float">
            <text:p>863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9123" calcext:value-type="float">
            <text:p>129123</text:p>
          </table:table-cell>
          <table:table-cell office:value-type="float" office:value="12773801" calcext:value-type="float">
            <text:p>12773801</text:p>
          </table:table-cell>
          <table:table-cell office:value-type="float" office:value="1010.8" calcext:value-type="float">
            <text:p>101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792" calcext:value-type="float">
            <text:p>9792</text:p>
          </table:table-cell>
          <table:table-cell office:value-type="float" office:value="1051511" calcext:value-type="float">
            <text:p>1051511</text:p>
          </table:table-cell>
          <table:table-cell office:value-type="float" office:value="931.2" calcext:value-type="float">
            <text:p>931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4582" calcext:value-type="float">
            <text:p>44582</text:p>
          </table:table-cell>
          <table:table-cell office:value-type="float" office:value="4774839" calcext:value-type="float">
            <text:p>4774839</text:p>
          </table:table-cell>
          <table:table-cell office:value-type="float" office:value="933.7" calcext:value-type="float">
            <text:p>933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099" calcext:value-type="float">
            <text:p>7099</text:p>
          </table:table-cell>
          <table:table-cell office:value-type="float" office:value="844877" calcext:value-type="float">
            <text:p>844877</text:p>
          </table:table-cell>
          <table:table-cell office:value-type="float" office:value="840.2" calcext:value-type="float">
            <text:p>840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63406" calcext:value-type="float">
            <text:p>63406</text:p>
          </table:table-cell>
          <table:table-cell office:value-type="float" office:value="6495978" calcext:value-type="float">
            <text:p>6495978</text:p>
          </table:table-cell>
          <table:table-cell office:value-type="float" office:value="976.1" calcext:value-type="float">
            <text:p>97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79183" calcext:value-type="float">
            <text:p>179183</text:p>
          </table:table-cell>
          <table:table-cell office:value-type="float" office:value="26448193" calcext:value-type="float">
            <text:p>26448193</text:p>
          </table:table-cell>
          <table:table-cell office:value-type="float" office:value="677.5" calcext:value-type="float">
            <text:p>677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6366" calcext:value-type="float">
            <text:p>16366</text:p>
          </table:table-cell>
          <table:table-cell office:value-type="float" office:value="2900872" calcext:value-type="float">
            <text:p>2900872</text:p>
          </table:table-cell>
          <table:table-cell office:value-type="float" office:value="564.2" calcext:value-type="float">
            <text:p>564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639" calcext:value-type="float">
            <text:p>5639</text:p>
          </table:table-cell>
          <table:table-cell office:value-type="float" office:value="626630" calcext:value-type="float">
            <text:p>626630</text:p>
          </table:table-cell>
          <table:table-cell office:value-type="float" office:value="899.9" calcext:value-type="float">
            <text:p>899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62716" calcext:value-type="float">
            <text:p>62716</text:p>
          </table:table-cell>
          <table:table-cell office:value-type="float" office:value="8260405" calcext:value-type="float">
            <text:p>8260405</text:p>
          </table:table-cell>
          <table:table-cell office:value-type="float" office:value="759.2" calcext:value-type="float">
            <text:p>759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1264" calcext:value-type="float">
            <text:p>51264</text:p>
          </table:table-cell>
          <table:table-cell office:value-type="float" office:value="6971406" calcext:value-type="float">
            <text:p>6971406</text:p>
          </table:table-cell>
          <table:table-cell office:value-type="float" office:value="735.3" calcext:value-type="float">
            <text:p>735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1843" calcext:value-type="float">
            <text:p>21843</text:p>
          </table:table-cell>
          <table:table-cell office:value-type="float" office:value="1854304" calcext:value-type="float">
            <text:p>1854304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50026" calcext:value-type="float">
            <text:p>50026</text:p>
          </table:table-cell>
          <table:table-cell office:value-type="float" office:value="5742713" calcext:value-type="float">
            <text:p>5742713</text:p>
          </table:table-cell>
          <table:table-cell office:value-type="float" office:value="871.1" calcext:value-type="float">
            <text:p>871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516" calcext:value-type="float">
            <text:p>4516</text:p>
          </table:table-cell>
          <table:table-cell office:value-type="float" office:value="582658" calcext:value-type="float">
            <text:p>582658</text:p>
          </table:table-cell>
          <table:table-cell office:value-type="float" office:value="775.1" calcext:value-type="float">
            <text:p>775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2596993" calcext:value-type="float">
            <text:p>2596993</text:p>
          </table:table-cell>
          <table:table-cell office:value-type="float" office:value="316128839" calcext:value-type="float">
            <text:p>316128839</text:p>
          </table:table-cell>
          <table:table-cell office:value-type="float" office:value="821.5" calcext:value-type="float">
            <text:p>821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50215" calcext:value-type="float">
            <text:p>50215</text:p>
          </table:table-cell>
          <table:table-cell office:value-type="float" office:value="4849377" calcext:value-type="float">
            <text:p>4849377</text:p>
          </table:table-cell>
          <table:table-cell office:value-type="float" office:value="1035.5" calcext:value-type="float">
            <text:p>1035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4128" calcext:value-type="float">
            <text:p>4128</text:p>
          </table:table-cell>
          <table:table-cell office:value-type="float" office:value="736732" calcext:value-type="float">
            <text:p>736732</text:p>
          </table:table-cell>
          <table:table-cell office:value-type="float" office:value="560.3" calcext:value-type="float">
            <text:p>560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51538" calcext:value-type="float">
            <text:p>51538</text:p>
          </table:table-cell>
          <table:table-cell office:value-type="float" office:value="6731484" calcext:value-type="float">
            <text:p>6731484</text:p>
          </table:table-cell>
          <table:table-cell office:value-type="float" office:value="765.6" calcext:value-type="float">
            <text:p>765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0467" calcext:value-type="float">
            <text:p>30467</text:p>
          </table:table-cell>
          <table:table-cell office:value-type="float" office:value="2966369" calcext:value-type="float">
            <text:p>2966369</text:p>
          </table:table-cell>
          <table:table-cell office:value-type="float" office:value="1027.1" calcext:value-type="float">
            <text:p>1027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45929" calcext:value-type="float">
            <text:p>245929</text:p>
          </table:table-cell>
          <table:table-cell office:value-type="float" office:value="38802500" calcext:value-type="float">
            <text:p>38802500</text:p>
          </table:table-cell>
          <table:table-cell office:value-type="float" office:value="633.8" calcext:value-type="float">
            <text:p>633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5237" calcext:value-type="float">
            <text:p>35237</text:p>
          </table:table-cell>
          <table:table-cell office:value-type="float" office:value="5355866" calcext:value-type="float">
            <text:p>5355866</text:p>
          </table:table-cell>
          <table:table-cell office:value-type="float" office:value="657.9" calcext:value-type="float">
            <text:p>657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29860" calcext:value-type="float">
            <text:p>29860</text:p>
          </table:table-cell>
          <table:table-cell office:value-type="float" office:value="3596677" calcext:value-type="float">
            <text:p>3596677</text:p>
          </table:table-cell>
          <table:table-cell office:value-type="float" office:value="830.2" calcext:value-type="float">
            <text:p>830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8260" calcext:value-type="float">
            <text:p>8260</text:p>
          </table:table-cell>
          <table:table-cell office:value-type="float" office:value="935614" calcext:value-type="float">
            <text:p>935614</text:p>
          </table:table-cell>
          <table:table-cell office:value-type="float" office:value="882.8" calcext:value-type="float">
            <text:p>882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723" calcext:value-type="float">
            <text:p>4723</text:p>
          </table:table-cell>
          <table:table-cell office:value-type="float" office:value="658893" calcext:value-type="float">
            <text:p>658893</text:p>
          </table:table-cell>
          <table:table-cell office:value-type="float" office:value="716.8" calcext:value-type="float">
            <text:p>716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85956" calcext:value-type="float">
            <text:p>185956</text:p>
          </table:table-cell>
          <table:table-cell office:value-type="float" office:value="19893297" calcext:value-type="float">
            <text:p>19893297</text:p>
          </table:table-cell>
          <table:table-cell office:value-type="float" office:value="934.8" calcext:value-type="float">
            <text:p>934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76887" calcext:value-type="float">
            <text:p>76887</text:p>
          </table:table-cell>
          <table:table-cell office:value-type="float" office:value="10097343" calcext:value-type="float">
            <text:p>10097343</text:p>
          </table:table-cell>
          <table:table-cell office:value-type="float" office:value="761.5" calcext:value-type="float">
            <text:p>761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0767" calcext:value-type="float">
            <text:p>10767</text:p>
          </table:table-cell>
          <table:table-cell office:value-type="float" office:value="1419561" calcext:value-type="float">
            <text:p>1419561</text:p>
          </table:table-cell>
          <table:table-cell office:value-type="float" office:value="758.5" calcext:value-type="float">
            <text:p>758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2613" calcext:value-type="float">
            <text:p>12613</text:p>
          </table:table-cell>
          <table:table-cell office:value-type="float" office:value="1634464" calcext:value-type="float">
            <text:p>1634464</text:p>
          </table:table-cell>
          <table:table-cell office:value-type="float" office:value="771.7" calcext:value-type="float">
            <text:p>771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5293" calcext:value-type="float">
            <text:p>105293</text:p>
          </table:table-cell>
          <table:table-cell office:value-type="float" office:value="12880580" calcext:value-type="float">
            <text:p>12880580</text:p>
          </table:table-cell>
          <table:table-cell office:value-type="float" office:value="817.5" calcext:value-type="float">
            <text:p>817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60940" calcext:value-type="float">
            <text:p>60940</text:p>
          </table:table-cell>
          <table:table-cell office:value-type="float" office:value="6596855" calcext:value-type="float">
            <text:p>6596855</text:p>
          </table:table-cell>
          <table:table-cell office:value-type="float" office:value="923.8" calcext:value-type="float">
            <text:p>923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9190" calcext:value-type="float">
            <text:p>29190</text:p>
          </table:table-cell>
          <table:table-cell office:value-type="float" office:value="3107126" calcext:value-type="float">
            <text:p>3107126</text:p>
          </table:table-cell>
          <table:table-cell office:value-type="float" office:value="939.5" calcext:value-type="float">
            <text:p>939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5793" calcext:value-type="float">
            <text:p>25793</text:p>
          </table:table-cell>
          <table:table-cell office:value-type="float" office:value="2904021" calcext:value-type="float">
            <text:p>2904021</text:p>
          </table:table-cell>
          <table:table-cell office:value-type="float" office:value="888.2" calcext:value-type="float">
            <text:p>888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4838" calcext:value-type="float">
            <text:p>44838</text:p>
          </table:table-cell>
          <table:table-cell office:value-type="float" office:value="4413457" calcext:value-type="float">
            <text:p>4413457</text:p>
          </table:table-cell>
          <table:table-cell office:value-type="float" office:value="1015.9" calcext:value-type="float">
            <text:p>1015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3869" calcext:value-type="float">
            <text:p>43869</text:p>
          </table:table-cell>
          <table:table-cell office:value-type="float" office:value="4649676" calcext:value-type="float">
            <text:p>4649676</text:p>
          </table:table-cell>
          <table:table-cell office:value-type="float" office:value="943.5" calcext:value-type="float">
            <text:p>943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3510" calcext:value-type="float">
            <text:p>13510</text:p>
          </table:table-cell>
          <table:table-cell office:value-type="float" office:value="1330089" calcext:value-type="float">
            <text:p>1330089</text:p>
          </table:table-cell>
          <table:table-cell office:value-type="float" office:value="1015.7" calcext:value-type="float">
            <text:p>1015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5867" calcext:value-type="float">
            <text:p>45867</text:p>
          </table:table-cell>
          <table:table-cell office:value-type="float" office:value="5976407" calcext:value-type="float">
            <text:p>5976407</text:p>
          </table:table-cell>
          <table:table-cell office:value-type="float" office:value="767.5" calcext:value-type="float">
            <text:p>767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5200" calcext:value-type="float">
            <text:p>55200</text:p>
          </table:table-cell>
          <table:table-cell office:value-type="float" office:value="6745408" calcext:value-type="float">
            <text:p>6745408</text:p>
          </table:table-cell>
          <table:table-cell office:value-type="float" office:value="818.3" calcext:value-type="float">
            <text:p>818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93914" calcext:value-type="float">
            <text:p>93914</text:p>
          </table:table-cell>
          <table:table-cell office:value-type="float" office:value="9909877" calcext:value-type="float">
            <text:p>9909877</text:p>
          </table:table-cell>
          <table:table-cell office:value-type="float" office:value="947.7" calcext:value-type="float">
            <text:p>947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41445" calcext:value-type="float">
            <text:p>41445</text:p>
          </table:table-cell>
          <table:table-cell office:value-type="float" office:value="5457173" calcext:value-type="float">
            <text:p>5457173</text:p>
          </table:table-cell>
          <table:table-cell office:value-type="float" office:value="759.5" calcext:value-type="float">
            <text:p>759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30557" calcext:value-type="float">
            <text:p>30557</text:p>
          </table:table-cell>
          <table:table-cell office:value-type="float" office:value="2994079" calcext:value-type="float">
            <text:p>2994079</text:p>
          </table:table-cell>
          <table:table-cell office:value-type="float" office:value="1020.6" calcext:value-type="float">
            <text:p>1020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8320" calcext:value-type="float">
            <text:p>58320</text:p>
          </table:table-cell>
          <table:table-cell office:value-type="float" office:value="6063589" calcext:value-type="float">
            <text:p>6063589</text:p>
          </table:table-cell>
          <table:table-cell office:value-type="float" office:value="961.8" calcext:value-type="float">
            <text:p>961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9381" calcext:value-type="float">
            <text:p>9381</text:p>
          </table:table-cell>
          <table:table-cell office:value-type="float" office:value="1023579" calcext:value-type="float">
            <text:p>1023579</text:p>
          </table:table-cell>
          <table:table-cell office:value-type="float" office:value="916.5" calcext:value-type="float">
            <text:p>916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5978" calcext:value-type="float">
            <text:p>15978</text:p>
          </table:table-cell>
          <table:table-cell office:value-type="float" office:value="1881503" calcext:value-type="float">
            <text:p>1881503</text:p>
          </table:table-cell>
          <table:table-cell office:value-type="float" office:value="849.2" calcext:value-type="float">
            <text:p>849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1793" calcext:value-type="float">
            <text:p>21793</text:p>
          </table:table-cell>
          <table:table-cell office:value-type="float" office:value="2839099" calcext:value-type="float">
            <text:p>2839099</text:p>
          </table:table-cell>
          <table:table-cell office:value-type="float" office:value="767.6" calcext:value-type="float">
            <text:p>767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1516" calcext:value-type="float">
            <text:p>11516</text:p>
          </table:table-cell>
          <table:table-cell office:value-type="float" office:value="1326813" calcext:value-type="float">
            <text:p>1326813</text:p>
          </table:table-cell>
          <table:table-cell office:value-type="float" office:value="867.9" calcext:value-type="float">
            <text:p>867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1316" calcext:value-type="float">
            <text:p>71316</text:p>
          </table:table-cell>
          <table:table-cell office:value-type="float" office:value="8938175" calcext:value-type="float">
            <text:p>8938175</text:p>
          </table:table-cell>
          <table:table-cell office:value-type="float" office:value="797.9" calcext:value-type="float">
            <text:p>797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7579" calcext:value-type="float">
            <text:p>17579</text:p>
          </table:table-cell>
          <table:table-cell office:value-type="float" office:value="2085572" calcext:value-type="float">
            <text:p>2085572</text:p>
          </table:table-cell>
          <table:table-cell office:value-type="float" office:value="842.9" calcext:value-type="float">
            <text:p>842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49944" calcext:value-type="float">
            <text:p>149944</text:p>
          </table:table-cell>
          <table:table-cell office:value-type="float" office:value="19746227" calcext:value-type="float">
            <text:p>19746227</text:p>
          </table:table-cell>
          <table:table-cell office:value-type="float" office:value="759.4" calcext:value-type="float">
            <text:p>759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85367" calcext:value-type="float">
            <text:p>85367</text:p>
          </table:table-cell>
          <table:table-cell office:value-type="float" office:value="9943964" calcext:value-type="float">
            <text:p>9943964</text:p>
          </table:table-cell>
          <table:table-cell office:value-type="float" office:value="858.5" calcext:value-type="float">
            <text:p>858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184" calcext:value-type="float">
            <text:p>6184</text:p>
          </table:table-cell>
          <table:table-cell office:value-type="float" office:value="739482" calcext:value-type="float">
            <text:p>739482</text:p>
          </table:table-cell>
          <table:table-cell office:value-type="float" office:value="836.3" calcext:value-type="float">
            <text:p>836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14509" calcext:value-type="float">
            <text:p>114509</text:p>
          </table:table-cell>
          <table:table-cell office:value-type="float" office:value="11594163" calcext:value-type="float">
            <text:p>11594163</text:p>
          </table:table-cell>
          <table:table-cell office:value-type="float" office:value="987.6" calcext:value-type="float">
            <text:p>987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8464" calcext:value-type="float">
            <text:p>38464</text:p>
          </table:table-cell>
          <table:table-cell office:value-type="float" office:value="3878051" calcext:value-type="float">
            <text:p>3878051</text:p>
          </table:table-cell>
          <table:table-cell office:value-type="float" office:value="991.8" calcext:value-type="float">
            <text:p>991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4151" calcext:value-type="float">
            <text:p>34151</text:p>
          </table:table-cell>
          <table:table-cell office:value-type="float" office:value="3970239" calcext:value-type="float">
            <text:p>3970239</text:p>
          </table:table-cell>
          <table:table-cell office:value-type="float" office:value="860.2" calcext:value-type="float">
            <text:p>860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28434" calcext:value-type="float">
            <text:p>128434</text:p>
          </table:table-cell>
          <table:table-cell office:value-type="float" office:value="12787209" calcext:value-type="float">
            <text:p>12787209</text:p>
          </table:table-cell>
          <table:table-cell office:value-type="float" office:value="1004.4" calcext:value-type="float">
            <text:p>1004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770" calcext:value-type="float">
            <text:p>9770</text:p>
          </table:table-cell>
          <table:table-cell office:value-type="float" office:value="1055173" calcext:value-type="float">
            <text:p>1055173</text:p>
          </table:table-cell>
          <table:table-cell office:value-type="float" office:value="925.9" calcext:value-type="float">
            <text:p>925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5454" calcext:value-type="float">
            <text:p>45454</text:p>
          </table:table-cell>
          <table:table-cell office:value-type="float" office:value="4832482" calcext:value-type="float">
            <text:p>4832482</text:p>
          </table:table-cell>
          <table:table-cell office:value-type="float" office:value="940.6" calcext:value-type="float">
            <text:p>940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507" calcext:value-type="float">
            <text:p>7507</text:p>
          </table:table-cell>
          <table:table-cell office:value-type="float" office:value="853175" calcext:value-type="float">
            <text:p>853175</text:p>
          </table:table-cell>
          <table:table-cell office:value-type="float" office:value="879.9" calcext:value-type="float">
            <text:p>879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64661" calcext:value-type="float">
            <text:p>64661</text:p>
          </table:table-cell>
          <table:table-cell office:value-type="float" office:value="6549352" calcext:value-type="float">
            <text:p>6549352</text:p>
          </table:table-cell>
          <table:table-cell office:value-type="float" office:value="987.3" calcext:value-type="float">
            <text:p>987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83912" calcext:value-type="float">
            <text:p>183912</text:p>
          </table:table-cell>
          <table:table-cell office:value-type="float" office:value="26956958" calcext:value-type="float">
            <text:p>26956958</text:p>
          </table:table-cell>
          <table:table-cell office:value-type="float" office:value="682.2" calcext:value-type="float">
            <text:p>682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6719" calcext:value-type="float">
            <text:p>16719</text:p>
          </table:table-cell>
          <table:table-cell office:value-type="float" office:value="2942902" calcext:value-type="float">
            <text:p>2942902</text:p>
          </table:table-cell>
          <table:table-cell office:value-type="float" office:value="568.1" calcext:value-type="float">
            <text:p>568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623" calcext:value-type="float">
            <text:p>5623</text:p>
          </table:table-cell>
          <table:table-cell office:value-type="float" office:value="626562" calcext:value-type="float">
            <text:p>626562</text:p>
          </table:table-cell>
          <table:table-cell office:value-type="float" office:value="897.4" calcext:value-type="float">
            <text:p>897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63598" calcext:value-type="float">
            <text:p>63598</text:p>
          </table:table-cell>
          <table:table-cell office:value-type="float" office:value="8326289" calcext:value-type="float">
            <text:p>8326289</text:p>
          </table:table-cell>
          <table:table-cell office:value-type="float" office:value="763.8" calcext:value-type="float">
            <text:p>763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2099" calcext:value-type="float">
            <text:p>52099</text:p>
          </table:table-cell>
          <table:table-cell office:value-type="float" office:value="7061530" calcext:value-type="float">
            <text:p>7061530</text:p>
          </table:table-cell>
          <table:table-cell office:value-type="float" office:value="737.8" calcext:value-type="float">
            <text:p>737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2186" calcext:value-type="float">
            <text:p>22186</text:p>
          </table:table-cell>
          <table:table-cell office:value-type="float" office:value="1850326" calcext:value-type="float">
            <text:p>1850326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50291" calcext:value-type="float">
            <text:p>50291</text:p>
          </table:table-cell>
          <table:table-cell office:value-type="float" office:value="5757564" calcext:value-type="float">
            <text:p>5757564</text:p>
          </table:table-cell>
          <table:table-cell office:value-type="float" office:value="873.5" calcext:value-type="float">
            <text:p>873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666" calcext:value-type="float">
            <text:p>4666</text:p>
          </table:table-cell>
          <table:table-cell office:value-type="float" office:value="584153" calcext:value-type="float">
            <text:p>584153</text:p>
          </table:table-cell>
          <table:table-cell office:value-type="float" office:value="798.8" calcext:value-type="float">
            <text:p>798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2626418" calcext:value-type="float">
            <text:p>2626418</text:p>
          </table:table-cell>
          <table:table-cell office:value-type="float" office:value="318857056" calcext:value-type="float">
            <text:p>318857056</text:p>
          </table:table-cell>
          <table:table-cell office:value-type="float" office:value="823.7" calcext:value-type="float">
            <text:p>823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51909" calcext:value-type="float">
            <text:p>51909</text:p>
          </table:table-cell>
          <table:table-cell office:value-type="float" office:value="4858979" calcext:value-type="float">
            <text:p>4858979</text:p>
          </table:table-cell>
          <table:table-cell office:value-type="float" office:value="1068.3" calcext:value-type="float">
            <text:p>1068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4316" calcext:value-type="float">
            <text:p>4316</text:p>
          </table:table-cell>
          <table:table-cell office:value-type="float" office:value="738432" calcext:value-type="float">
            <text:p>738432</text:p>
          </table:table-cell>
          <table:table-cell office:value-type="float" office:value="584.5" calcext:value-type="float">
            <text:p>584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54299" calcext:value-type="float">
            <text:p>54299</text:p>
          </table:table-cell>
          <table:table-cell office:value-type="float" office:value="6828065" calcext:value-type="float">
            <text:p>6828065</text:p>
          </table:table-cell>
          <table:table-cell office:value-type="float" office:value="795.2" calcext:value-type="float">
            <text:p>795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1617" calcext:value-type="float">
            <text:p>31617</text:p>
          </table:table-cell>
          <table:table-cell office:value-type="float" office:value="2978204" calcext:value-type="float">
            <text:p>2978204</text:p>
          </table:table-cell>
          <table:table-cell office:value-type="float" office:value="1061.6" calcext:value-type="float">
            <text:p>1061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59206" calcext:value-type="float">
            <text:p>259206</text:p>
          </table:table-cell>
          <table:table-cell office:value-type="float" office:value="39144818" calcext:value-type="float">
            <text:p>39144818</text:p>
          </table:table-cell>
          <table:table-cell office:value-type="float" office:value="662.2" calcext:value-type="float">
            <text:p>662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6349" calcext:value-type="float">
            <text:p>36349</text:p>
          </table:table-cell>
          <table:table-cell office:value-type="float" office:value="5456574" calcext:value-type="float">
            <text:p>5456574</text:p>
          </table:table-cell>
          <table:table-cell office:value-type="float" office:value="666.2" calcext:value-type="float">
            <text:p>666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30535" calcext:value-type="float">
            <text:p>30535</text:p>
          </table:table-cell>
          <table:table-cell office:value-type="float" office:value="3590886" calcext:value-type="float">
            <text:p>3590886</text:p>
          </table:table-cell>
          <table:table-cell office:value-type="float" office:value="850.3" calcext:value-type="float">
            <text:p>850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8582" calcext:value-type="float">
            <text:p>8582</text:p>
          </table:table-cell>
          <table:table-cell office:value-type="float" office:value="945934" calcext:value-type="float">
            <text:p>945934</text:p>
          </table:table-cell>
          <table:table-cell office:value-type="float" office:value="907.3" calcext:value-type="float">
            <text:p>907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871" calcext:value-type="float">
            <text:p>4871</text:p>
          </table:table-cell>
          <table:table-cell office:value-type="float" office:value="672228" calcext:value-type="float">
            <text:p>672228</text:p>
          </table:table-cell>
          <table:table-cell office:value-type="float" office:value="724.6" calcext:value-type="float">
            <text:p>724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91737" calcext:value-type="float">
            <text:p>191737</text:p>
          </table:table-cell>
          <table:table-cell office:value-type="float" office:value="20271272" calcext:value-type="float">
            <text:p>20271272</text:p>
          </table:table-cell>
          <table:table-cell office:value-type="float" office:value="945.9" calcext:value-type="float">
            <text:p>945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79942" calcext:value-type="float">
            <text:p>79942</text:p>
          </table:table-cell>
          <table:table-cell office:value-type="float" office:value="10214860" calcext:value-type="float">
            <text:p>10214860</text:p>
          </table:table-cell>
          <table:table-cell office:value-type="float" office:value="782.6" calcext:value-type="float">
            <text:p>782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1053" calcext:value-type="float">
            <text:p>11053</text:p>
          </table:table-cell>
          <table:table-cell office:value-type="float" office:value="1431603" calcext:value-type="float">
            <text:p>1431603</text:p>
          </table:table-cell>
          <table:table-cell office:value-type="float" office:value="772.1" calcext:value-type="float">
            <text:p>772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3026" calcext:value-type="float">
            <text:p>13026</text:p>
          </table:table-cell>
          <table:table-cell office:value-type="float" office:value="1654930" calcext:value-type="float">
            <text:p>1654930</text:p>
          </table:table-cell>
          <table:table-cell office:value-type="float" office:value="787.1" calcext:value-type="float">
            <text:p>787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6872" calcext:value-type="float">
            <text:p>106872</text:p>
          </table:table-cell>
          <table:table-cell office:value-type="float" office:value="12859995" calcext:value-type="float">
            <text:p>12859995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62713" calcext:value-type="float">
            <text:p>62713</text:p>
          </table:table-cell>
          <table:table-cell office:value-type="float" office:value="6619680" calcext:value-type="float">
            <text:p>6619680</text:p>
          </table:table-cell>
          <table:table-cell office:value-type="float" office:value="947.4" calcext:value-type="float">
            <text:p>947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9600" calcext:value-type="float">
            <text:p>29600</text:p>
          </table:table-cell>
          <table:table-cell office:value-type="float" office:value="3123899" calcext:value-type="float">
            <text:p>3123899</text:p>
          </table:table-cell>
          <table:table-cell office:value-type="float" office:value="947.5" calcext:value-type="float">
            <text:p>947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1641" calcext:value-type="float">
            <text:p>2911641</text:p>
          </table:table-cell>
          <table:table-cell office:value-type="float" office:value="915.8" calcext:value-type="float">
            <text:p>915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6564" calcext:value-type="float">
            <text:p>46564</text:p>
          </table:table-cell>
          <table:table-cell office:value-type="float" office:value="4425092" calcext:value-type="float">
            <text:p>4425092</text:p>
          </table:table-cell>
          <table:table-cell office:value-type="float" office:value="1052.3" calcext:value-type="float">
            <text:p>1052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3716" calcext:value-type="float">
            <text:p>43716</text:p>
          </table:table-cell>
          <table:table-cell office:value-type="float" office:value="4670724" calcext:value-type="float">
            <text:p>4670724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4479" calcext:value-type="float">
            <text:p>14479</text:p>
          </table:table-cell>
          <table:table-cell office:value-type="float" office:value="1329328" calcext:value-type="float">
            <text:p>1329328</text:p>
          </table:table-cell>
          <table:table-cell office:value-type="float" office:value="1089.2" calcext:value-type="float">
            <text:p>1089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7247" calcext:value-type="float">
            <text:p>47247</text:p>
          </table:table-cell>
          <table:table-cell office:value-type="float" office:value="6006401" calcext:value-type="float">
            <text:p>6006401</text:p>
          </table:table-cell>
          <table:table-cell office:value-type="float" office:value="786.6" calcext:value-type="float">
            <text:p>786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7806" calcext:value-type="float">
            <text:p>57806</text:p>
          </table:table-cell>
          <table:table-cell office:value-type="float" office:value="6794422" calcext:value-type="float">
            <text:p>6794422</text:p>
          </table:table-cell>
          <table:table-cell office:value-type="float" office:value="850.8" calcext:value-type="float">
            <text:p>85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95140" calcext:value-type="float">
            <text:p>95140</text:p>
          </table:table-cell>
          <table:table-cell office:value-type="float" office:value="9922576" calcext:value-type="float">
            <text:p>9922576</text:p>
          </table:table-cell>
          <table:table-cell office:value-type="float" office:value="958.8" calcext:value-type="float">
            <text:p>958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42800" calcext:value-type="float">
            <text:p>42800</text:p>
          </table:table-cell>
          <table:table-cell office:value-type="float" office:value="5489594" calcext:value-type="float">
            <text:p>5489594</text:p>
          </table:table-cell>
          <table:table-cell office:value-type="float" office:value="779.7" calcext:value-type="float">
            <text:p>779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31783" calcext:value-type="float">
            <text:p>31783</text:p>
          </table:table-cell>
          <table:table-cell office:value-type="float" office:value="2992333" calcext:value-type="float">
            <text:p>2992333</text:p>
          </table:table-cell>
          <table:table-cell office:value-type="float" office:value="1062.1" calcext:value-type="float">
            <text:p>1062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9871" calcext:value-type="float">
            <text:p>59871</text:p>
          </table:table-cell>
          <table:table-cell office:value-type="float" office:value="6083672" calcext:value-type="float">
            <text:p>6083672</text:p>
          </table:table-cell>
          <table:table-cell office:value-type="float" office:value="984.1" calcext:value-type="float">
            <text:p>984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9942" calcext:value-type="float">
            <text:p>9942</text:p>
          </table:table-cell>
          <table:table-cell office:value-type="float" office:value="1032949" calcext:value-type="float">
            <text:p>1032949</text:p>
          </table:table-cell>
          <table:table-cell office:value-type="float" office:value="962.5" calcext:value-type="float">
            <text:p>962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6740" calcext:value-type="float">
            <text:p>16740</text:p>
          </table:table-cell>
          <table:table-cell office:value-type="float" office:value="1896190" calcext:value-type="float">
            <text:p>1896190</text:p>
          </table:table-cell>
          <table:table-cell office:value-type="float" office:value="882.8" calcext:value-type="float">
            <text:p>882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2879" calcext:value-type="float">
            <text:p>22879</text:p>
          </table:table-cell>
          <table:table-cell office:value-type="float" office:value="2890845" calcext:value-type="float">
            <text:p>2890845</text:p>
          </table:table-cell>
          <table:table-cell office:value-type="float" office:value="791.4" calcext:value-type="float">
            <text:p>791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1984" calcext:value-type="float">
            <text:p>11984</text:p>
          </table:table-cell>
          <table:table-cell office:value-type="float" office:value="1330608" calcext:value-type="float">
            <text:p>1330608</text:p>
          </table:table-cell>
          <table:table-cell office:value-type="float" office:value="900.6" calcext:value-type="float">
            <text:p>900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2271" calcext:value-type="float">
            <text:p>72271</text:p>
          </table:table-cell>
          <table:table-cell office:value-type="float" office:value="8958013" calcext:value-type="float">
            <text:p>8958013</text:p>
          </table:table-cell>
          <table:table-cell office:value-type="float" office:value="806.8" calcext:value-type="float">
            <text:p>806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7685" calcext:value-type="float">
            <text:p>17685</text:p>
          </table:table-cell>
          <table:table-cell office:value-type="float" office:value="2085109" calcext:value-type="float">
            <text:p>2085109</text:p>
          </table:table-cell>
          <table:table-cell office:value-type="float" office:value="848.2" calcext:value-type="float">
            <text:p>848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3628" calcext:value-type="float">
            <text:p>153628</text:p>
          </table:table-cell>
          <table:table-cell office:value-type="float" office:value="19795791" calcext:value-type="float">
            <text:p>19795791</text:p>
          </table:table-cell>
          <table:table-cell office:value-type="float" office:value="776.1" calcext:value-type="float">
            <text:p>776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89133" calcext:value-type="float">
            <text:p>89133</text:p>
          </table:table-cell>
          <table:table-cell office:value-type="float" office:value="10042802" calcext:value-type="float">
            <text:p>10042802</text:p>
          </table:table-cell>
          <table:table-cell office:value-type="float" office:value="887.5" calcext:value-type="float">
            <text:p>887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223" calcext:value-type="float">
            <text:p>6223</text:p>
          </table:table-cell>
          <table:table-cell office:value-type="float" office:value="756927" calcext:value-type="float">
            <text:p>756927</text:p>
          </table:table-cell>
          <table:table-cell office:value-type="float" office:value="822.1" calcext:value-type="float">
            <text:p>822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18188" calcext:value-type="float">
            <text:p>118188</text:p>
          </table:table-cell>
          <table:table-cell office:value-type="float" office:value="11613423" calcext:value-type="float">
            <text:p>11613423</text:p>
          </table:table-cell>
          <table:table-cell office:value-type="float" office:value="1017.7" calcext:value-type="float">
            <text:p>1017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9422" calcext:value-type="float">
            <text:p>39422</text:p>
          </table:table-cell>
          <table:table-cell office:value-type="float" office:value="3911338" calcext:value-type="float">
            <text:p>3911338</text:p>
          </table:table-cell>
          <table:table-cell office:value-type="float" office:value="1007.9" calcext:value-type="float">
            <text:p>1007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5705" calcext:value-type="float">
            <text:p>35705</text:p>
          </table:table-cell>
          <table:table-cell office:value-type="float" office:value="4028977" calcext:value-type="float">
            <text:p>4028977</text:p>
          </table:table-cell>
          <table:table-cell office:value-type="float" office:value="886.2" calcext:value-type="float">
            <text:p>886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32598" calcext:value-type="float">
            <text:p>132598</text:p>
          </table:table-cell>
          <table:table-cell office:value-type="float" office:value="12802503" calcext:value-type="float">
            <text:p>12802503</text:p>
          </table:table-cell>
          <table:table-cell office:value-type="float" office:value="1035.7" calcext:value-type="float">
            <text:p>1035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0163" calcext:value-type="float">
            <text:p>10163</text:p>
          </table:table-cell>
          <table:table-cell office:value-type="float" office:value="1056298" calcext:value-type="float">
            <text:p>1056298</text:p>
          </table:table-cell>
          <table:table-cell office:value-type="float" office:value="962.1" calcext:value-type="float">
            <text:p>962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7198" calcext:value-type="float">
            <text:p>47198</text:p>
          </table:table-cell>
          <table:table-cell office:value-type="float" office:value="4896146" calcext:value-type="float">
            <text:p>489614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731" calcext:value-type="float">
            <text:p>7731</text:p>
          </table:table-cell>
          <table:table-cell office:value-type="float" office:value="858469" calcext:value-type="float">
            <text:p>858469</text:p>
          </table:table-cell>
          <table:table-cell office:value-type="float" office:value="900.6" calcext:value-type="float">
            <text:p>900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66570" calcext:value-type="float">
            <text:p>66570</text:p>
          </table:table-cell>
          <table:table-cell office:value-type="float" office:value="6600299" calcext:value-type="float">
            <text:p>6600299</text:p>
          </table:table-cell>
          <table:table-cell office:value-type="float" office:value="1008.6" calcext:value-type="float">
            <text:p>1008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89654" calcext:value-type="float">
            <text:p>189654</text:p>
          </table:table-cell>
          <table:table-cell office:value-type="float" office:value="27469114" calcext:value-type="float">
            <text:p>27469114</text:p>
          </table:table-cell>
          <table:table-cell office:value-type="float" office:value="690.4" calcext:value-type="float">
            <text:p>690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7334" calcext:value-type="float">
            <text:p>17334</text:p>
          </table:table-cell>
          <table:table-cell office:value-type="float" office:value="2995919" calcext:value-type="float">
            <text:p>2995919</text:p>
          </table:table-cell>
          <table:table-cell office:value-type="float" office:value="578.6" calcext:value-type="float">
            <text:p>578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919" calcext:value-type="float">
            <text:p>5919</text:p>
          </table:table-cell>
          <table:table-cell office:value-type="float" office:value="626042" calcext:value-type="float">
            <text:p>626042</text:p>
          </table:table-cell>
          <table:table-cell office:value-type="float" office:value="945.5" calcext:value-type="float">
            <text:p>945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65577" calcext:value-type="float">
            <text:p>65577</text:p>
          </table:table-cell>
          <table:table-cell office:value-type="float" office:value="8382993" calcext:value-type="float">
            <text:p>8382993</text:p>
          </table:table-cell>
          <table:table-cell office:value-type="float" office:value="782.3" calcext:value-type="float">
            <text:p>782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4595" calcext:value-type="float">
            <text:p>54595</text:p>
          </table:table-cell>
          <table:table-cell office:value-type="float" office:value="7170351" calcext:value-type="float">
            <text:p>7170351</text:p>
          </table:table-cell>
          <table:table-cell office:value-type="float" office:value="761.4" calcext:value-type="float">
            <text:p>761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2752" calcext:value-type="float">
            <text:p>22752</text:p>
          </table:table-cell>
          <table:table-cell office:value-type="float" office:value="1844128" calcext:value-type="float">
            <text:p>1844128</text:p>
          </table:table-cell>
          <table:table-cell office:value-type="float" office:value="1233.8" calcext:value-type="float">
            <text:p>1233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51264" calcext:value-type="float">
            <text:p>51264</text:p>
          </table:table-cell>
          <table:table-cell office:value-type="float" office:value="5771337" calcext:value-type="float">
            <text:p>5771337</text:p>
          </table:table-cell>
          <table:table-cell office:value-type="float" office:value="888.3" calcext:value-type="float">
            <text:p>888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778" calcext:value-type="float">
            <text:p>4778</text:p>
          </table:table-cell>
          <table:table-cell office:value-type="float" office:value="586107" calcext:value-type="float">
            <text:p>586107</text:p>
          </table:table-cell>
          <table:table-cell office:value-type="float" office:value="815.2" calcext:value-type="float">
            <text:p>815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2712630" calcext:value-type="float">
            <text:p>2712630</text:p>
          </table:table-cell>
          <table:table-cell office:value-type="float" office:value="321418820" calcext:value-type="float">
            <text:p>32141882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52466" calcext:value-type="float">
            <text:p>52466</text:p>
          </table:table-cell>
          <table:table-cell office:value-type="float" office:value="4863300" calcext:value-type="float">
            <text:p>4863300</text:p>
          </table:table-cell>
          <table:table-cell office:value-type="float" office:value="1078.8" calcext:value-type="float">
            <text:p>1078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4494" calcext:value-type="float">
            <text:p>4494</text:p>
          </table:table-cell>
          <table:table-cell office:value-type="float" office:value="741894" calcext:value-type="float">
            <text:p>741894</text:p>
          </table:table-cell>
          <table:table-cell office:value-type="float" office:value="605.7" calcext:value-type="float">
            <text:p>605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56645" calcext:value-type="float">
            <text:p>56645</text:p>
          </table:table-cell>
          <table:table-cell office:value-type="float" office:value="6931071" calcext:value-type="float">
            <text:p>6931071</text:p>
          </table:table-cell>
          <table:table-cell office:value-type="float" office:value="817.3" calcext:value-type="float">
            <text:p>817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1756" calcext:value-type="float">
            <text:p>31756</text:p>
          </table:table-cell>
          <table:table-cell office:value-type="float" office:value="2988248" calcext:value-type="float">
            <text:p>2988248</text:p>
          </table:table-cell>
          <table:table-cell office:value-type="float" office:value="1062.7" calcext:value-type="float">
            <text:p>1062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62240" calcext:value-type="float">
            <text:p>262240</text:p>
          </table:table-cell>
          <table:table-cell office:value-type="float" office:value="39250017" calcext:value-type="float">
            <text:p>39250017</text:p>
          </table:table-cell>
          <table:table-cell office:value-type="float" office:value="668.1" calcext:value-type="float">
            <text:p>668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7530" calcext:value-type="float">
            <text:p>37530</text:p>
          </table:table-cell>
          <table:table-cell office:value-type="float" office:value="5540545" calcext:value-type="float">
            <text:p>5540545</text:p>
          </table:table-cell>
          <table:table-cell office:value-type="float" office:value="677.4" calcext:value-type="float">
            <text:p>677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30543" calcext:value-type="float">
            <text:p>30543</text:p>
          </table:table-cell>
          <table:table-cell office:value-type="float" office:value="3576452" calcext:value-type="float">
            <text:p>357645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8874" calcext:value-type="float">
            <text:p>8874</text:p>
          </table:table-cell>
          <table:table-cell office:value-type="float" office:value="952065" calcext:value-type="float">
            <text:p>952065</text:p>
          </table:table-cell>
          <table:table-cell office:value-type="float" office:value="932.1" calcext:value-type="float">
            <text:p>932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5037" calcext:value-type="float">
            <text:p>5037</text:p>
          </table:table-cell>
          <table:table-cell office:value-type="float" office:value="681170" calcext:value-type="float">
            <text:p>681170</text:p>
          </table:table-cell>
          <table:table-cell office:value-type="float" office:value="739.5" calcext:value-type="float">
            <text:p>739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197313" calcext:value-type="float">
            <text:p>197313</text:p>
          </table:table-cell>
          <table:table-cell office:value-type="float" office:value="20612439" calcext:value-type="float">
            <text:p>20612439</text:p>
          </table:table-cell>
          <table:table-cell office:value-type="float" office:value="957.3" calcext:value-type="float">
            <text:p>957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81428" calcext:value-type="float">
            <text:p>81428</text:p>
          </table:table-cell>
          <table:table-cell office:value-type="float" office:value="10310371" calcext:value-type="float">
            <text:p>10310371</text:p>
          </table:table-cell>
          <table:table-cell office:value-type="float" office:value="789.8" calcext:value-type="float">
            <text:p>789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0913" calcext:value-type="float">
            <text:p>10913</text:p>
          </table:table-cell>
          <table:table-cell office:value-type="float" office:value="1428557" calcext:value-type="float">
            <text:p>1428557</text:p>
          </table:table-cell>
          <table:table-cell office:value-type="float" office:value="763.9" calcext:value-type="float">
            <text:p>763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3366" calcext:value-type="float">
            <text:p>13366</text:p>
          </table:table-cell>
          <table:table-cell office:value-type="float" office:value="1683140" calcext:value-type="float">
            <text:p>1683140</text:p>
          </table:table-cell>
          <table:table-cell office:value-type="float" office:value="794.1" calcext:value-type="float">
            <text:p>794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7020" calcext:value-type="float">
            <text:p>107020</text:p>
          </table:table-cell>
          <table:table-cell office:value-type="float" office:value="12801539" calcext:value-type="float">
            <text:p>12801539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63473" calcext:value-type="float">
            <text:p>63473</text:p>
          </table:table-cell>
          <table:table-cell office:value-type="float" office:value="6633053" calcext:value-type="float">
            <text:p>6633053</text:p>
          </table:table-cell>
          <table:table-cell office:value-type="float" office:value="956.9" calcext:value-type="float">
            <text:p>956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29538" calcext:value-type="float">
            <text:p>29538</text:p>
          </table:table-cell>
          <table:table-cell office:value-type="float" office:value="3134693" calcext:value-type="float">
            <text:p>3134693</text:p>
          </table:table-cell>
          <table:table-cell office:value-type="float" office:value="942.3" calcext:value-type="float">
            <text:p>942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6245" calcext:value-type="float">
            <text:p>26245</text:p>
          </table:table-cell>
          <table:table-cell office:value-type="float" office:value="2907289" calcext:value-type="float">
            <text:p>2907289</text:p>
          </table:table-cell>
          <table:table-cell office:value-type="float" office:value="902.7" calcext:value-type="float">
            <text:p>902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7827" calcext:value-type="float">
            <text:p>47827</text:p>
          </table:table-cell>
          <table:table-cell office:value-type="float" office:value="4436974" calcext:value-type="float">
            <text:p>4436974</text:p>
          </table:table-cell>
          <table:table-cell office:value-type="float" office:value="1077.9" calcext:value-type="float">
            <text:p>1077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4306" calcext:value-type="float">
            <text:p>44306</text:p>
          </table:table-cell>
          <table:table-cell office:value-type="float" office:value="4681666" calcext:value-type="float">
            <text:p>4681666</text:p>
          </table:table-cell>
          <table:table-cell office:value-type="float" office:value="946.4" calcext:value-type="float">
            <text:p>946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4182" calcext:value-type="float">
            <text:p>14182</text:p>
          </table:table-cell>
          <table:table-cell office:value-type="float" office:value="1331479" calcext:value-type="float">
            <text:p>1331479</text:p>
          </table:table-cell>
          <table:table-cell office:value-type="float" office:value="1065.1" calcext:value-type="float">
            <text:p>1065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8824" calcext:value-type="float">
            <text:p>48824</text:p>
          </table:table-cell>
          <table:table-cell office:value-type="float" office:value="6016447" calcext:value-type="float">
            <text:p>6016447</text:p>
          </table:table-cell>
          <table:table-cell office:value-type="float" office:value="811.5" calcext:value-type="float">
            <text:p>811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6961" calcext:value-type="float">
            <text:p>56961</text:p>
          </table:table-cell>
          <table:table-cell office:value-type="float" office:value="6811779" calcext:value-type="float">
            <text:p>6811779</text:p>
          </table:table-cell>
          <table:table-cell office:value-type="float" office:value="836.2" calcext:value-type="float">
            <text:p>836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96231" calcext:value-type="float">
            <text:p>96231</text:p>
          </table:table-cell>
          <table:table-cell office:value-type="float" office:value="9928300" calcext:value-type="float">
            <text:p>9928300</text:p>
          </table:table-cell>
          <table:table-cell office:value-type="float" office:value="969.3" calcext:value-type="float">
            <text:p>969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43078" calcext:value-type="float">
            <text:p>43078</text:p>
          </table:table-cell>
          <table:table-cell office:value-type="float" office:value="5519952" calcext:value-type="float">
            <text:p>5519952</text:p>
          </table:table-cell>
          <table:table-cell office:value-type="float" office:value="780.4" calcext:value-type="float">
            <text:p>780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31741" calcext:value-type="float">
            <text:p>31741</text:p>
          </table:table-cell>
          <table:table-cell office:value-type="float" office:value="2988726" calcext:value-type="float">
            <text:p>2988726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59873" calcext:value-type="float">
            <text:p>59873</text:p>
          </table:table-cell>
          <table:table-cell office:value-type="float" office:value="6093000" calcext:value-type="float">
            <text:p>6093000</text:p>
          </table:table-cell>
          <table:table-cell office:value-type="float" office:value="982.7" calcext:value-type="float">
            <text:p>982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9905" calcext:value-type="float">
            <text:p>9905</text:p>
          </table:table-cell>
          <table:table-cell office:value-type="float" office:value="1042520" calcext:value-type="float">
            <text:p>1042520</text:p>
          </table:table-cell>
          <table:table-cell office:value-type="float" office:value="950.1" calcext:value-type="float">
            <text:p>950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6217" calcext:value-type="float">
            <text:p>16217</text:p>
          </table:table-cell>
          <table:table-cell office:value-type="float" office:value="1907116" calcext:value-type="float">
            <text:p>1907116</text:p>
          </table:table-cell>
          <table:table-cell office:value-type="float" office:value="850.3" calcext:value-type="float">
            <text:p>850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3902" calcext:value-type="float">
            <text:p>23902</text:p>
          </table:table-cell>
          <table:table-cell office:value-type="float" office:value="2940058" calcext:value-type="float">
            <text:p>294005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2203" calcext:value-type="float">
            <text:p>12203</text:p>
          </table:table-cell>
          <table:table-cell office:value-type="float" office:value="1334795" calcext:value-type="float">
            <text:p>1334795</text:p>
          </table:table-cell>
          <table:table-cell office:value-type="float" office:value="914.2" calcext:value-type="float">
            <text:p>914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3155" calcext:value-type="float">
            <text:p>73155</text:p>
          </table:table-cell>
          <table:table-cell office:value-type="float" office:value="8944469" calcext:value-type="float">
            <text:p>8944469</text:p>
          </table:table-cell>
          <table:table-cell office:value-type="float" office:value="817.9" calcext:value-type="float">
            <text:p>817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8365" calcext:value-type="float">
            <text:p>18365</text:p>
          </table:table-cell>
          <table:table-cell office:value-type="float" office:value="2081015" calcext:value-type="float">
            <text:p>2081015</text:p>
          </table:table-cell>
          <table:table-cell office:value-type="float" office:value="882.5" calcext:value-type="float">
            <text:p>882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4358" calcext:value-type="float">
            <text:p>154358</text:p>
          </table:table-cell>
          <table:table-cell office:value-type="float" office:value="19745289" calcext:value-type="float">
            <text:p>19745289</text:p>
          </table:table-cell>
          <table:table-cell office:value-type="float" office:value="781.7" calcext:value-type="float">
            <text:p>781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90465" calcext:value-type="float">
            <text:p>90465</text:p>
          </table:table-cell>
          <table:table-cell office:value-type="float" office:value="10146788" calcext:value-type="float">
            <text:p>10146788</text:p>
          </table:table-cell>
          <table:table-cell office:value-type="float" office:value="891.6" calcext:value-type="float">
            <text:p>89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242" calcext:value-type="float">
            <text:p>6242</text:p>
          </table:table-cell>
          <table:table-cell office:value-type="float" office:value="757952" calcext:value-type="float">
            <text:p>757952</text:p>
          </table:table-cell>
          <table:table-cell office:value-type="float" office:value="823.5" calcext:value-type="float">
            <text:p>823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19572" calcext:value-type="float">
            <text:p>119572</text:p>
          </table:table-cell>
          <table:table-cell office:value-type="float" office:value="11614373" calcext:value-type="float">
            <text:p>11614373</text:p>
          </table:table-cell>
          <table:table-cell office:value-type="float" office:value="1029.5" calcext:value-type="float">
            <text:p>1029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39276" calcext:value-type="float">
            <text:p>39276</text:p>
          </table:table-cell>
          <table:table-cell office:value-type="float" office:value="3923561" calcext:value-type="float">
            <text:p>392356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5778" calcext:value-type="float">
            <text:p>35778</text:p>
          </table:table-cell>
          <table:table-cell office:value-type="float" office:value="4093465" calcext:value-type="float">
            <text:p>4093465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33040" calcext:value-type="float">
            <text:p>133040</text:p>
          </table:table-cell>
          <table:table-cell office:value-type="float" office:value="12784227" calcext:value-type="float">
            <text:p>12784227</text:p>
          </table:table-cell>
          <table:table-cell office:value-type="float" office:value="1040.7" calcext:value-type="float">
            <text:p>1040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9735" calcext:value-type="float">
            <text:p>9735</text:p>
          </table:table-cell>
          <table:table-cell office:value-type="float" office:value="1056426" calcext:value-type="float">
            <text:p>1056426</text:p>
          </table:table-cell>
          <table:table-cell office:value-type="float" office:value="921.5" calcext:value-type="float">
            <text:p>921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8130" calcext:value-type="float">
            <text:p>48130</text:p>
          </table:table-cell>
          <table:table-cell office:value-type="float" office:value="4961119" calcext:value-type="float">
            <text:p>4961119</text:p>
          </table:table-cell>
          <table:table-cell office:value-type="float" office:value="970.1" calcext:value-type="float">
            <text:p>970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845" calcext:value-type="float">
            <text:p>7845</text:p>
          </table:table-cell>
          <table:table-cell office:value-type="float" office:value="865454" calcext:value-type="float">
            <text:p>865454</text:p>
          </table:table-cell>
          <table:table-cell office:value-type="float" office:value="906.5" calcext:value-type="float">
            <text:p>906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67857" calcext:value-type="float">
            <text:p>67857</text:p>
          </table:table-cell>
          <table:table-cell office:value-type="float" office:value="6651194" calcext:value-type="float">
            <text:p>6651194</text:p>
          </table:table-cell>
          <table:table-cell office:value-type="float" office:value="1020.2" calcext:value-type="float">
            <text:p>1020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91966" calcext:value-type="float">
            <text:p>191966</text:p>
          </table:table-cell>
          <table:table-cell office:value-type="float" office:value="27862596" calcext:value-type="float">
            <text:p>2786259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7913" calcext:value-type="float">
            <text:p>17913</text:p>
          </table:table-cell>
          <table:table-cell office:value-type="float" office:value="3051217" calcext:value-type="float">
            <text:p>3051217</text:p>
          </table:table-cell>
          <table:table-cell office:value-type="float" office:value="587.1" calcext:value-type="float">
            <text:p>587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909" calcext:value-type="float">
            <text:p>5909</text:p>
          </table:table-cell>
          <table:table-cell office:value-type="float" office:value="624594" calcext:value-type="float">
            <text:p>624594</text:p>
          </table:table-cell>
          <table:table-cell office:value-type="float" office:value="946.1" calcext:value-type="float">
            <text:p>946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66473" calcext:value-type="float">
            <text:p>66473</text:p>
          </table:table-cell>
          <table:table-cell office:value-type="float" office:value="8411808" calcext:value-type="float">
            <text:p>8411808</text:p>
          </table:table-cell>
          <table:table-cell office:value-type="float" office:value="790.2" calcext:value-type="float">
            <text:p>790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4769" calcext:value-type="float">
            <text:p>54769</text:p>
          </table:table-cell>
          <table:table-cell office:value-type="float" office:value="7288000" calcext:value-type="float">
            <text:p>7288000</text:p>
          </table:table-cell>
          <table:table-cell office:value-type="float" office:value="751.5" calcext:value-type="float">
            <text:p>751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2732" calcext:value-type="float">
            <text:p>22732</text:p>
          </table:table-cell>
          <table:table-cell office:value-type="float" office:value="1831102" calcext:value-type="float">
            <text:p>1831102</text:p>
          </table:table-cell>
          <table:table-cell office:value-type="float" office:value="1241.4" calcext:value-type="float">
            <text:p>1241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51815" calcext:value-type="float">
            <text:p>51815</text:p>
          </table:table-cell>
          <table:table-cell office:value-type="float" office:value="5778708" calcext:value-type="float">
            <text:p>5778708</text:p>
          </table:table-cell>
          <table:table-cell office:value-type="float" office:value="896.7" calcext:value-type="float">
            <text:p>896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722" calcext:value-type="float">
            <text:p>4722</text:p>
          </table:table-cell>
          <table:table-cell office:value-type="float" office:value="585501" calcext:value-type="float">
            <text:p>585501</text:p>
          </table:table-cell>
          <table:table-cell office:value-type="float" office:value="806.5" calcext:value-type="float">
            <text:p>806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744248" calcext:value-type="float">
            <text:p>2744248</text:p>
          </table:table-cell>
          <table:table-cell office:value-type="float" office:value="323127513" calcext:value-type="float">
            <text:p>323127513</text:p>
          </table:table-cell>
          <table:table-cell office:value-type="float" office:value="849.3" calcext:value-type="float">
            <text:p>849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53238" calcext:value-type="float">
            <text:p>53238</text:p>
          </table:table-cell>
          <table:table-cell office:value-type="float" office:value="4874747" calcext:value-type="float">
            <text:p>4874747</text:p>
          </table:table-cell>
          <table:table-cell office:value-type="float" office:value="1092.1" calcext:value-type="float">
            <text:p>1092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4411" calcext:value-type="float">
            <text:p>4411</text:p>
          </table:table-cell>
          <table:table-cell office:value-type="float" office:value="739795" calcext:value-type="float">
            <text:p>739795</text:p>
          </table:table-cell>
          <table:table-cell office:value-type="float" office:value="596.2" calcext:value-type="float">
            <text:p>59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57758" calcext:value-type="float">
            <text:p>57758</text:p>
          </table:table-cell>
          <table:table-cell office:value-type="float" office:value="7016270" calcext:value-type="float">
            <text:p>7016270</text:p>
          </table:table-cell>
          <table:table-cell office:value-type="float" office:value="823.2" calcext:value-type="float">
            <text:p>823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2588" calcext:value-type="float">
            <text:p>32588</text:p>
          </table:table-cell>
          <table:table-cell office:value-type="float" office:value="3004279" calcext:value-type="float">
            <text:p>3004279</text:p>
          </table:table-cell>
          <table:table-cell office:value-type="float" office:value="1084.7" calcext:value-type="float">
            <text:p>1084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68189" calcext:value-type="float">
            <text:p>268189</text:p>
          </table:table-cell>
          <table:table-cell office:value-type="float" office:value="39536653" calcext:value-type="float">
            <text:p>39536653</text:p>
          </table:table-cell>
          <table:table-cell office:value-type="float" office:value="678.3" calcext:value-type="float">
            <text:p>678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8063" calcext:value-type="float">
            <text:p>38063</text:p>
          </table:table-cell>
          <table:table-cell office:value-type="float" office:value="5607154" calcext:value-type="float">
            <text:p>5607154</text:p>
          </table:table-cell>
          <table:table-cell office:value-type="float" office:value="678.8" calcext:value-type="float">
            <text:p>678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31312" calcext:value-type="float">
            <text:p>31312</text:p>
          </table:table-cell>
          <table:table-cell office:value-type="float" office:value="3588184" calcext:value-type="float">
            <text:p>3588184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9178" calcext:value-type="float">
            <text:p>9178</text:p>
          </table:table-cell>
          <table:table-cell office:value-type="float" office:value="961939" calcext:value-type="float">
            <text:p>961939</text:p>
          </table:table-cell>
          <table:table-cell office:value-type="float" office:value="954.1" calcext:value-type="float">
            <text:p>954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965" calcext:value-type="float">
            <text:p>4965</text:p>
          </table:table-cell>
          <table:table-cell office:value-type="float" office:value="693972" calcext:value-type="float">
            <text:p>693972</text:p>
          </table:table-cell>
          <table:table-cell office:value-type="float" office:value="715.4" calcext:value-type="float">
            <text:p>715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203636" calcext:value-type="float">
            <text:p>203636</text:p>
          </table:table-cell>
          <table:table-cell office:value-type="float" office:value="20984400" calcext:value-type="float">
            <text:p>20984400</text:p>
          </table:table-cell>
          <table:table-cell office:value-type="float" office:value="970.4" calcext:value-type="float">
            <text:p>970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83098" calcext:value-type="float">
            <text:p>83098</text:p>
          </table:table-cell>
          <table:table-cell office:value-type="float" office:value="10429379" calcext:value-type="float">
            <text:p>10429379</text:p>
          </table:table-cell>
          <table:table-cell office:value-type="float" office:value="796.8" calcext:value-type="float">
            <text:p>796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1390" calcext:value-type="float">
            <text:p>11390</text:p>
          </table:table-cell>
          <table:table-cell office:value-type="float" office:value="1427538" calcext:value-type="float">
            <text:p>1427538</text:p>
          </table:table-cell>
          <table:table-cell office:value-type="float" office:value="797.9" calcext:value-type="float">
            <text:p>797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4011" calcext:value-type="float">
            <text:p>14011</text:p>
          </table:table-cell>
          <table:table-cell office:value-type="float" office:value="1716943" calcext:value-type="float">
            <text:p>1716943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9721" calcext:value-type="float">
            <text:p>109721</text:p>
          </table:table-cell>
          <table:table-cell office:value-type="float" office:value="12802023" calcext:value-type="float">
            <text:p>12802023</text:p>
          </table:table-cell>
          <table:table-cell office:value-type="float" office:value="857.1" calcext:value-type="float">
            <text:p>857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65597" calcext:value-type="float">
            <text:p>65597</text:p>
          </table:table-cell>
          <table:table-cell office:value-type="float" office:value="6666818" calcext:value-type="float">
            <text:p>6666818</text:p>
          </table:table-cell>
          <table:table-cell office:value-type="float" office:value="983.9" calcext:value-type="float">
            <text:p>983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30530" calcext:value-type="float">
            <text:p>30530</text:p>
          </table:table-cell>
          <table:table-cell office:value-type="float" office:value="3145711" calcext:value-type="float">
            <text:p>3145711</text:p>
          </table:table-cell>
          <table:table-cell office:value-type="float" office:value="970.5" calcext:value-type="float">
            <text:p>970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7063" calcext:value-type="float">
            <text:p>27063</text:p>
          </table:table-cell>
          <table:table-cell office:value-type="float" office:value="2913123" calcext:value-type="float">
            <text:p>2913123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8212" calcext:value-type="float">
            <text:p>48212</text:p>
          </table:table-cell>
          <table:table-cell office:value-type="float" office:value="4454189" calcext:value-type="float">
            <text:p>4454189</text:p>
          </table:table-cell>
          <table:table-cell office:value-type="float" office:value="1082.4" calcext:value-type="float">
            <text:p>1082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5804" calcext:value-type="float">
            <text:p>45804</text:p>
          </table:table-cell>
          <table:table-cell office:value-type="float" office:value="4684333" calcext:value-type="float">
            <text:p>4684333</text:p>
          </table:table-cell>
          <table:table-cell office:value-type="float" office:value="977.8" calcext:value-type="float">
            <text:p>977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4676" calcext:value-type="float">
            <text:p>14676</text:p>
          </table:table-cell>
          <table:table-cell office:value-type="float" office:value="1335907" calcext:value-type="float">
            <text:p>1335907</text:p>
          </table:table-cell>
          <table:table-cell office:value-type="float" office:value="1098.6" calcext:value-type="float">
            <text:p>109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49926" calcext:value-type="float">
            <text:p>49926</text:p>
          </table:table-cell>
          <table:table-cell office:value-type="float" office:value="6052177" calcext:value-type="float">
            <text:p>6052177</text:p>
          </table:table-cell>
          <table:table-cell office:value-type="float" office:value="824.9" calcext:value-type="float">
            <text:p>824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8803" calcext:value-type="float">
            <text:p>58803</text:p>
          </table:table-cell>
          <table:table-cell office:value-type="float" office:value="6859819" calcext:value-type="float">
            <text:p>6859819</text:p>
          </table:table-cell>
          <table:table-cell office:value-type="float" office:value="857.2" calcext:value-type="float">
            <text:p>857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97602" calcext:value-type="float">
            <text:p>97602</text:p>
          </table:table-cell>
          <table:table-cell office:value-type="float" office:value="9962311" calcext:value-type="float">
            <text:p>9962311</text:p>
          </table:table-cell>
          <table:table-cell office:value-type="float" office:value="979.7" calcext:value-type="float">
            <text:p>979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44371" calcext:value-type="float">
            <text:p>44371</text:p>
          </table:table-cell>
          <table:table-cell office:value-type="float" office:value="5576606" calcext:value-type="float">
            <text:p>5576606</text:p>
          </table:table-cell>
          <table:table-cell office:value-type="float" office:value="795.7" calcext:value-type="float">
            <text:p>79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32280" calcext:value-type="float">
            <text:p>32280</text:p>
          </table:table-cell>
          <table:table-cell office:value-type="float" office:value="2984100" calcext:value-type="float">
            <text:p>2984100</text:p>
          </table:table-cell>
          <table:table-cell office:value-type="float" office:value="1081.7" calcext:value-type="float">
            <text:p>1081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61876" calcext:value-type="float">
            <text:p>61876</text:p>
          </table:table-cell>
          <table:table-cell office:value-type="float" office:value="6113532" calcext:value-type="float">
            <text:p>6113532</text:p>
          </table:table-cell>
          <table:table-cell office:value-type="float" office:value="1012.1" calcext:value-type="float">
            <text:p>1012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10200" calcext:value-type="float">
            <text:p>10200</text:p>
          </table:table-cell>
          <table:table-cell office:value-type="float" office:value="1050493" calcext:value-type="float">
            <text:p>1050493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6878" calcext:value-type="float">
            <text:p>16878</text:p>
          </table:table-cell>
          <table:table-cell office:value-type="float" office:value="1920076" calcext:value-type="float">
            <text:p>192007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4657" calcext:value-type="float">
            <text:p>24657</text:p>
          </table:table-cell>
          <table:table-cell office:value-type="float" office:value="2998039" calcext:value-type="float">
            <text:p>2998039</text:p>
          </table:table-cell>
          <table:table-cell office:value-type="float" office:value="822.4" calcext:value-type="float">
            <text:p>822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2504" calcext:value-type="float">
            <text:p>12504</text:p>
          </table:table-cell>
          <table:table-cell office:value-type="float" office:value="1342795" calcext:value-type="float">
            <text:p>1342795</text:p>
          </table:table-cell>
          <table:table-cell office:value-type="float" office:value="931.2" calcext:value-type="float">
            <text:p>931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4846" calcext:value-type="float">
            <text:p>74846</text:p>
          </table:table-cell>
          <table:table-cell office:value-type="float" office:value="9005644" calcext:value-type="float">
            <text:p>9005644</text:p>
          </table:table-cell>
          <table:table-cell office:value-type="float" office:value="831.1" calcext:value-type="float">
            <text:p>83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8673" calcext:value-type="float">
            <text:p>18673</text:p>
          </table:table-cell>
          <table:table-cell office:value-type="float" office:value="2088070" calcext:value-type="float">
            <text:p>2088070</text:p>
          </table:table-cell>
          <table:table-cell office:value-type="float" office:value="894.3" calcext:value-type="float">
            <text:p>894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5358" calcext:value-type="float">
            <text:p>155358</text:p>
          </table:table-cell>
          <table:table-cell office:value-type="float" office:value="19849399" calcext:value-type="float">
            <text:p>19849399</text:p>
          </table:table-cell>
          <table:table-cell office:value-type="float" office:value="782.7" calcext:value-type="float">
            <text:p>78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93157" calcext:value-type="float">
            <text:p>93157</text:p>
          </table:table-cell>
          <table:table-cell office:value-type="float" office:value="10273419" calcext:value-type="float">
            <text:p>10273419</text:p>
          </table:table-cell>
          <table:table-cell office:value-type="float" office:value="906.8" calcext:value-type="float">
            <text:p>906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415" calcext:value-type="float">
            <text:p>6415</text:p>
          </table:table-cell>
          <table:table-cell office:value-type="float" office:value="755393" calcext:value-type="float">
            <text:p>755393</text:p>
          </table:table-cell>
          <table:table-cell office:value-type="float" office:value="849.2" calcext:value-type="float">
            <text:p>849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23648" calcext:value-type="float">
            <text:p>123648</text:p>
          </table:table-cell>
          <table:table-cell office:value-type="float" office:value="11658609" calcext:value-type="float">
            <text:p>11658609</text:p>
          </table:table-cell>
          <table:table-cell office:value-type="float" office:value="1060.6" calcext:value-type="float">
            <text:p>1060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40452" calcext:value-type="float">
            <text:p>40452</text:p>
          </table:table-cell>
          <table:table-cell office:value-type="float" office:value="3930864" calcext:value-type="float">
            <text:p>3930864</text:p>
          </table:table-cell>
          <table:table-cell office:value-type="float" office:value="1029.1" calcext:value-type="float">
            <text:p>1029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6624" calcext:value-type="float">
            <text:p>36624</text:p>
          </table:table-cell>
          <table:table-cell office:value-type="float" office:value="4142776" calcext:value-type="float">
            <text:p>414277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35656" calcext:value-type="float">
            <text:p>135656</text:p>
          </table:table-cell>
          <table:table-cell office:value-type="float" office:value="12805537" calcext:value-type="float">
            <text:p>12805537</text:p>
          </table:table-cell>
          <table:table-cell office:value-type="float" office:value="1059.4" calcext:value-type="float">
            <text:p>1059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0157" calcext:value-type="float">
            <text:p>10157</text:p>
          </table:table-cell>
          <table:table-cell office:value-type="float" office:value="1059639" calcext:value-type="float">
            <text:p>1059639</text:p>
          </table:table-cell>
          <table:table-cell office:value-type="float" office:value="958.5" calcext:value-type="float">
            <text:p>95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49441" calcext:value-type="float">
            <text:p>49441</text:p>
          </table:table-cell>
          <table:table-cell office:value-type="float" office:value="5024369" calcext:value-type="float">
            <text:p>5024369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996" calcext:value-type="float">
            <text:p>7996</text:p>
          </table:table-cell>
          <table:table-cell office:value-type="float" office:value="869666" calcext:value-type="float">
            <text:p>869666</text:p>
          </table:table-cell>
          <table:table-cell office:value-type="float" office:value="919.4" calcext:value-type="float">
            <text:p>919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70096" calcext:value-type="float">
            <text:p>70096</text:p>
          </table:table-cell>
          <table:table-cell office:value-type="float" office:value="6715984" calcext:value-type="float">
            <text:p>6715984</text:p>
          </table:table-cell>
          <table:table-cell office:value-type="float" office:value="1043.7" calcext:value-type="float">
            <text:p>1043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198106" calcext:value-type="float">
            <text:p>198106</text:p>
          </table:table-cell>
          <table:table-cell office:value-type="float" office:value="28304596" calcext:value-type="float">
            <text:p>28304596</text:p>
          </table:table-cell>
          <table:table-cell office:value-type="float" office:value="699.9" calcext:value-type="float">
            <text:p>699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8035" calcext:value-type="float">
            <text:p>18035</text:p>
          </table:table-cell>
          <table:table-cell office:value-type="float" office:value="3101833" calcext:value-type="float">
            <text:p>3101833</text:p>
          </table:table-cell>
          <table:table-cell office:value-type="float" office:value="581.4" calcext:value-type="float">
            <text:p>581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6007" calcext:value-type="float">
            <text:p>6007</text:p>
          </table:table-cell>
          <table:table-cell office:value-type="float" office:value="623657" calcext:value-type="float">
            <text:p>623657</text:p>
          </table:table-cell>
          <table:table-cell office:value-type="float" office:value="963.2" calcext:value-type="float">
            <text:p>963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68579" calcext:value-type="float">
            <text:p>68579</text:p>
          </table:table-cell>
          <table:table-cell office:value-type="float" office:value="8470020" calcext:value-type="float">
            <text:p>8470020</text:p>
          </table:table-cell>
          <table:table-cell office:value-type="float" office:value="809.7" calcext:value-type="float">
            <text:p>809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6995" calcext:value-type="float">
            <text:p>56995</text:p>
          </table:table-cell>
          <table:table-cell office:value-type="float" office:value="7405743" calcext:value-type="float">
            <text:p>7405743</text:p>
          </table:table-cell>
          <table:table-cell office:value-type="float" office:value="769.6" calcext:value-type="float">
            <text:p>769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3276" calcext:value-type="float">
            <text:p>23276</text:p>
          </table:table-cell>
          <table:table-cell office:value-type="float" office:value="1815857" calcext:value-type="float">
            <text:p>1815857</text:p>
          </table:table-cell>
          <table:table-cell office:value-type="float" office:value="1281.8" calcext:value-type="float">
            <text:p>1281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52681" calcext:value-type="float">
            <text:p>52681</text:p>
          </table:table-cell>
          <table:table-cell office:value-type="float" office:value="5795483" calcext:value-type="float">
            <text:p>579548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4768" calcext:value-type="float">
            <text:p>4768</text:p>
          </table:table-cell>
          <table:table-cell office:value-type="float" office:value="579315" calcext:value-type="float">
            <text:p>579315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2813503" calcext:value-type="float">
            <text:p>2813503</text:p>
          </table:table-cell>
          <table:table-cell office:value-type="float" office:value="325719178" calcext:value-type="float">
            <text:p>325719178</text:p>
          </table:table-cell>
          <table:table-cell office:value-type="float" office:value="863.8" calcext:value-type="float">
            <text:p>863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54352" calcext:value-type="float">
            <text:p>54352</text:p>
          </table:table-cell>
          <table:table-cell office:value-type="float" office:value="4887871" calcext:value-type="float">
            <text:p>488787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4453" calcext:value-type="float">
            <text:p>4453</text:p>
          </table:table-cell>
          <table:table-cell office:value-type="float" office:value="737438" calcext:value-type="float">
            <text:p>737438</text:p>
          </table:table-cell>
          <table:table-cell office:value-type="float" office:value="603.8" calcext:value-type="float">
            <text:p>603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59282" calcext:value-type="float">
            <text:p>59282</text:p>
          </table:table-cell>
          <table:table-cell office:value-type="float" office:value="7171646" calcext:value-type="float">
            <text:p>7171646</text:p>
          </table:table-cell>
          <table:table-cell office:value-type="float" office:value="826.6" calcext:value-type="float">
            <text:p>826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2336" calcext:value-type="float">
            <text:p>32336</text:p>
          </table:table-cell>
          <table:table-cell office:value-type="float" office:value="3013825" calcext:value-type="float">
            <text:p>3013825</text:p>
          </table:table-cell>
          <table:table-cell office:value-type="float" office:value="1072.9" calcext:value-type="float">
            <text:p>1072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68818" calcext:value-type="float">
            <text:p>268818</text:p>
          </table:table-cell>
          <table:table-cell office:value-type="float" office:value="39557045" calcext:value-type="float">
            <text:p>39557045</text:p>
          </table:table-cell>
          <table:table-cell office:value-type="float" office:value="679.6" calcext:value-type="float">
            <text:p>679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8526" calcext:value-type="float">
            <text:p>38526</text:p>
          </table:table-cell>
          <table:table-cell office:value-type="float" office:value="5695564" calcext:value-type="float">
            <text:p>5695564</text:p>
          </table:table-cell>
          <table:table-cell office:value-type="float" office:value="676.4" calcext:value-type="float">
            <text:p>676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31230" calcext:value-type="float">
            <text:p>31230</text:p>
          </table:table-cell>
          <table:table-cell office:value-type="float" office:value="3572665" calcext:value-type="float">
            <text:p>3572665</text:p>
          </table:table-cell>
          <table:table-cell office:value-type="float" office:value="874.1" calcext:value-type="float">
            <text:p>874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9433" calcext:value-type="float">
            <text:p>9433</text:p>
          </table:table-cell>
          <table:table-cell office:value-type="float" office:value="967171" calcext:value-type="float">
            <text:p>967171</text:p>
          </table:table-cell>
          <table:table-cell office:value-type="float" office:value="975.3" calcext:value-type="float">
            <text:p>975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5008" calcext:value-type="float">
            <text:p>5008</text:p>
          </table:table-cell>
          <table:table-cell office:value-type="float" office:value="702455" calcext:value-type="float">
            <text:p>702455</text:p>
          </table:table-cell>
          <table:table-cell office:value-type="float" office:value="712.9" calcext:value-type="float">
            <text:p>712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205426" calcext:value-type="float">
            <text:p>205426</text:p>
          </table:table-cell>
          <table:table-cell office:value-type="float" office:value="21299325" calcext:value-type="float">
            <text:p>21299325</text:p>
          </table:table-cell>
          <table:table-cell office:value-type="float" office:value="964.5" calcext:value-type="float">
            <text:p>964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85202" calcext:value-type="float">
            <text:p>85202</text:p>
          </table:table-cell>
          <table:table-cell office:value-type="float" office:value="10519475" calcext:value-type="float">
            <text:p>10519475</text:p>
          </table:table-cell>
          <table:table-cell office:value-type="float" office:value="809.9" calcext:value-type="float">
            <text:p>809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1415" calcext:value-type="float">
            <text:p>11415</text:p>
          </table:table-cell>
          <table:table-cell office:value-type="float" office:value="1420491" calcext:value-type="float">
            <text:p>1420491</text:p>
          </table:table-cell>
          <table:table-cell office:value-type="float" office:value="803.6" calcext:value-type="float">
            <text:p>803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4261" calcext:value-type="float">
            <text:p>14261</text:p>
          </table:table-cell>
          <table:table-cell office:value-type="float" office:value="1754208" calcext:value-type="float">
            <text:p>175420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10022" calcext:value-type="float">
            <text:p>110022</text:p>
          </table:table-cell>
          <table:table-cell office:value-type="float" office:value="12741080" calcext:value-type="float">
            <text:p>12741080</text:p>
          </table:table-cell>
          <table:table-cell office:value-type="float" office:value="863.5" calcext:value-type="float">
            <text:p>863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65693" calcext:value-type="float">
            <text:p>65693</text:p>
          </table:table-cell>
          <table:table-cell office:value-type="float" office:value="6691878" calcext:value-type="float">
            <text:p>6691878</text:p>
          </table:table-cell>
          <table:table-cell office:value-type="float" office:value="981.7" calcext:value-type="float">
            <text:p>981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30367" calcext:value-type="float">
            <text:p>30367</text:p>
          </table:table-cell>
          <table:table-cell office:value-type="float" office:value="3156145" calcext:value-type="float">
            <text:p>3156145</text:p>
          </table:table-cell>
          <table:table-cell office:value-type="float" office:value="962.2" calcext:value-type="float">
            <text:p>962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7537" calcext:value-type="float">
            <text:p>27537</text:p>
          </table:table-cell>
          <table:table-cell office:value-type="float" office:value="2911505" calcext:value-type="float">
            <text:p>2911505</text:p>
          </table:table-cell>
          <table:table-cell office:value-type="float" office:value="945.8" calcext:value-type="float">
            <text:p>945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8707" calcext:value-type="float">
            <text:p>48707</text:p>
          </table:table-cell>
          <table:table-cell office:value-type="float" office:value="4468402" calcext:value-type="float">
            <text:p>446840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6048" calcext:value-type="float">
            <text:p>46048</text:p>
          </table:table-cell>
          <table:table-cell office:value-type="float" office:value="4659978" calcext:value-type="float">
            <text:p>4659978</text:p>
          </table:table-cell>
          <table:table-cell office:value-type="float" office:value="988.2" calcext:value-type="float">
            <text:p>988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4715" calcext:value-type="float">
            <text:p>14715</text:p>
          </table:table-cell>
          <table:table-cell office:value-type="float" office:value="1338404" calcext:value-type="float">
            <text:p>1338404</text:p>
          </table:table-cell>
          <table:table-cell office:value-type="float" office:value="1099.4" calcext:value-type="float">
            <text:p>1099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50568" calcext:value-type="float">
            <text:p>50568</text:p>
          </table:table-cell>
          <table:table-cell office:value-type="float" office:value="6042718" calcext:value-type="float">
            <text:p>6042718</text:p>
          </table:table-cell>
          <table:table-cell office:value-type="float" office:value="836.8" calcext:value-type="float">
            <text:p>836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9152" calcext:value-type="float">
            <text:p>59152</text:p>
          </table:table-cell>
          <table:table-cell office:value-type="float" office:value="6902149" calcext:value-type="float">
            <text:p>6902149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98903" calcext:value-type="float">
            <text:p>98903</text:p>
          </table:table-cell>
          <table:table-cell office:value-type="float" office:value="9995915" calcext:value-type="float">
            <text:p>9995915</text:p>
          </table:table-cell>
          <table:table-cell office:value-type="float" office:value="989.4" calcext:value-type="float">
            <text:p>989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44745" calcext:value-type="float">
            <text:p>44745</text:p>
          </table:table-cell>
          <table:table-cell office:value-type="float" office:value="5611179" calcext:value-type="float">
            <text:p>5611179</text:p>
          </table:table-cell>
          <table:table-cell office:value-type="float" office:value="797.4" calcext:value-type="float">
            <text:p>797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32301" calcext:value-type="float">
            <text:p>32301</text:p>
          </table:table-cell>
          <table:table-cell office:value-type="float" office:value="2986530" calcext:value-type="float">
            <text:p>2986530</text:p>
          </table:table-cell>
          <table:table-cell office:value-type="float" office:value="1081.6" calcext:value-type="float">
            <text:p>1081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63117" calcext:value-type="float">
            <text:p>63117</text:p>
          </table:table-cell>
          <table:table-cell office:value-type="float" office:value="6126452" calcext:value-type="float">
            <text:p>6126452</text:p>
          </table:table-cell>
          <table:table-cell office:value-type="float" office:value="1030.2" calcext:value-type="float">
            <text:p>1030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9992" calcext:value-type="float">
            <text:p>9992</text:p>
          </table:table-cell>
          <table:table-cell office:value-type="float" office:value="1062305" calcext:value-type="float">
            <text:p>1062305</text:p>
          </table:table-cell>
          <table:table-cell office:value-type="float" office:value="940.6" calcext:value-type="float">
            <text:p>940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6904" calcext:value-type="float">
            <text:p>16904</text:p>
          </table:table-cell>
          <table:table-cell office:value-type="float" office:value="1929268" calcext:value-type="float">
            <text:p>1929268</text:p>
          </table:table-cell>
          <table:table-cell office:value-type="float" office:value="876.2" calcext:value-type="float">
            <text:p>876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4715" calcext:value-type="float">
            <text:p>24715</text:p>
          </table:table-cell>
          <table:table-cell office:value-type="float" office:value="3034392" calcext:value-type="float">
            <text:p>3034392</text:p>
          </table:table-cell>
          <table:table-cell office:value-type="float" office:value="814.5" calcext:value-type="float">
            <text:p>814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2774" calcext:value-type="float">
            <text:p>12774</text:p>
          </table:table-cell>
          <table:table-cell office:value-type="float" office:value="1356458" calcext:value-type="float">
            <text:p>1356458</text:p>
          </table:table-cell>
          <table:table-cell office:value-type="float" office:value="941.7" calcext:value-type="float">
            <text:p>941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5765" calcext:value-type="float">
            <text:p>75765</text:p>
          </table:table-cell>
          <table:table-cell office:value-type="float" office:value="8908520" calcext:value-type="float">
            <text:p>8908520</text:p>
          </table:table-cell>
          <table:table-cell office:value-type="float" office:value="850.5" calcext:value-type="float">
            <text:p>850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9007" calcext:value-type="float">
            <text:p>19007</text:p>
          </table:table-cell>
          <table:table-cell office:value-type="float" office:value="2095428" calcext:value-type="float">
            <text:p>2095428</text:p>
          </table:table-cell>
          <table:table-cell office:value-type="float" office:value="907.1" calcext:value-type="float">
            <text:p>907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7183" calcext:value-type="float">
            <text:p>157183</text:p>
          </table:table-cell>
          <table:table-cell office:value-type="float" office:value="19542209" calcext:value-type="float">
            <text:p>19542209</text:p>
          </table:table-cell>
          <table:table-cell office:value-type="float" office:value="804.3" calcext:value-type="float">
            <text:p>804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93885" calcext:value-type="float">
            <text:p>93885</text:p>
          </table:table-cell>
          <table:table-cell office:value-type="float" office:value="10383620" calcext:value-type="float">
            <text:p>10383620</text:p>
          </table:table-cell>
          <table:table-cell office:value-type="float" office:value="904.2" calcext:value-type="float">
            <text:p>904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445" calcext:value-type="float">
            <text:p>6445</text:p>
          </table:table-cell>
          <table:table-cell office:value-type="float" office:value="760077" calcext:value-type="float">
            <text:p>760077</text:p>
          </table:table-cell>
          <table:table-cell office:value-type="float" office:value="847.9" calcext:value-type="float">
            <text:p>847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24264" calcext:value-type="float">
            <text:p>124264</text:p>
          </table:table-cell>
          <table:table-cell office:value-type="float" office:value="11689442" calcext:value-type="float">
            <text:p>1168944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40933" calcext:value-type="float">
            <text:p>40933</text:p>
          </table:table-cell>
          <table:table-cell office:value-type="float" office:value="3943079" calcext:value-type="float">
            <text:p>3943079</text:p>
          </table:table-cell>
          <table:table-cell office:value-type="float" office:value="1038.1" calcext:value-type="float">
            <text:p>1038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6187" calcext:value-type="float">
            <text:p>36187</text:p>
          </table:table-cell>
          <table:table-cell office:value-type="float" office:value="4190713" calcext:value-type="float">
            <text:p>4190713</text:p>
          </table:table-cell>
          <table:table-cell office:value-type="float" office:value="863.5" calcext:value-type="float">
            <text:p>863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34702" calcext:value-type="float">
            <text:p>134702</text:p>
          </table:table-cell>
          <table:table-cell office:value-type="float" office:value="12807060" calcext:value-type="float">
            <text:p>12807060</text:p>
          </table:table-cell>
          <table:table-cell office:value-type="float" office:value="1051.8" calcext:value-type="float">
            <text:p>1051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0083" calcext:value-type="float">
            <text:p>10083</text:p>
          </table:table-cell>
          <table:table-cell office:value-type="float" office:value="1057315" calcext:value-type="float">
            <text:p>1057315</text:p>
          </table:table-cell>
          <table:table-cell office:value-type="float" office:value="953.6" calcext:value-type="float">
            <text:p>953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50640" calcext:value-type="float">
            <text:p>50640</text:p>
          </table:table-cell>
          <table:table-cell office:value-type="float" office:value="5084127" calcext:value-type="float">
            <text:p>508412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7971" calcext:value-type="float">
            <text:p>7971</text:p>
          </table:table-cell>
          <table:table-cell office:value-type="float" office:value="882235" calcext:value-type="float">
            <text:p>882235</text:p>
          </table:table-cell>
          <table:table-cell office:value-type="float" office:value="903.5" calcext:value-type="float">
            <text:p>903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71078" calcext:value-type="float">
            <text:p>71078</text:p>
          </table:table-cell>
          <table:table-cell office:value-type="float" office:value="6770010" calcext:value-type="float">
            <text:p>6770010</text:p>
          </table:table-cell>
          <table:table-cell office:value-type="float" office:value="1049.9" calcext:value-type="float">
            <text:p>1049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02211" calcext:value-type="float">
            <text:p>202211</text:p>
          </table:table-cell>
          <table:table-cell office:value-type="float" office:value="28701845" calcext:value-type="float">
            <text:p>28701845</text:p>
          </table:table-cell>
          <table:table-cell office:value-type="float" office:value="704.5" calcext:value-type="float">
            <text:p>704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8354" calcext:value-type="float">
            <text:p>18354</text:p>
          </table:table-cell>
          <table:table-cell office:value-type="float" office:value="3161105" calcext:value-type="float">
            <text:p>3161105</text:p>
          </table:table-cell>
          <table:table-cell office:value-type="float" office:value="580.6" calcext:value-type="float">
            <text:p>580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6027" calcext:value-type="float">
            <text:p>6027</text:p>
          </table:table-cell>
          <table:table-cell office:value-type="float" office:value="626299" calcext:value-type="float">
            <text:p>626299</text:p>
          </table:table-cell>
          <table:table-cell office:value-type="float" office:value="962.3" calcext:value-type="float">
            <text:p>962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69359" calcext:value-type="float">
            <text:p>69359</text:p>
          </table:table-cell>
          <table:table-cell office:value-type="float" office:value="8517685" calcext:value-type="float">
            <text:p>8517685</text:p>
          </table:table-cell>
          <table:table-cell office:value-type="float" office:value="814.3" calcext:value-type="float">
            <text:p>814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6877" calcext:value-type="float">
            <text:p>56877</text:p>
          </table:table-cell>
          <table:table-cell office:value-type="float" office:value="7535591" calcext:value-type="float">
            <text:p>7535591</text:p>
          </table:table-cell>
          <table:table-cell office:value-type="float" office:value="754.8" calcext:value-type="float">
            <text:p>754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3478" calcext:value-type="float">
            <text:p>23478</text:p>
          </table:table-cell>
          <table:table-cell office:value-type="float" office:value="1805832" calcext:value-type="float">
            <text:p>1805832</text:p>
          </table:table-cell>
          <table:table-cell office:value-type="float" office:value="1300.1" calcext:value-type="float">
            <text:p>1300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53684" calcext:value-type="float">
            <text:p>53684</text:p>
          </table:table-cell>
          <table:table-cell office:value-type="float" office:value="5813568" calcext:value-type="float">
            <text:p>5813568</text:p>
          </table:table-cell>
          <table:table-cell office:value-type="float" office:value="923.4" calcext:value-type="float">
            <text:p>923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5070" calcext:value-type="float">
            <text:p>5070</text:p>
          </table:table-cell>
          <table:table-cell office:value-type="float" office:value="577737" calcext:value-type="float">
            <text:p>577737</text:p>
          </table:table-cell>
          <table:table-cell office:value-type="float" office:value="877.6" calcext:value-type="float">
            <text:p>877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2839205" calcext:value-type="float">
            <text:p>2839205</text:p>
          </table:table-cell>
          <table:table-cell office:value-type="float" office:value="327167434" calcext:value-type="float">
            <text:p>327167434</text:p>
          </table:table-cell>
          <table:table-cell office:value-type="float" office:value="867.8" calcext:value-type="float">
            <text:p>867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54108" calcext:value-type="float">
            <text:p>54108</text:p>
          </table:table-cell>
          <table:table-cell office:value-type="float" office:value="4903185" calcext:value-type="float">
            <text:p>4903185</text:p>
          </table:table-cell>
          <table:table-cell office:value-type="float" office:value="1103.5" calcext:value-type="float">
            <text:p>1103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laska</text:p>
          </table:table-cell>
          <table:table-cell office:value-type="float" office:value="2" calcext:value-type="float">
            <text:p>2</text:p>
          </table:table-cell>
          <table:table-cell office:value-type="float" office:value="4613" calcext:value-type="float">
            <text:p>4613</text:p>
          </table:table-cell>
          <table:table-cell office:value-type="float" office:value="731545" calcext:value-type="float">
            <text:p>731545</text:p>
          </table:table-cell>
          <table:table-cell office:value-type="float" office:value="630.6" calcext:value-type="float">
            <text:p>630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rizona</text:p>
          </table:table-cell>
          <table:table-cell office:value-type="float" office:value="4" calcext:value-type="float">
            <text:p>4</text:p>
          </table:table-cell>
          <table:table-cell office:value-type="float" office:value="60236" calcext:value-type="float">
            <text:p>60236</text:p>
          </table:table-cell>
          <table:table-cell office:value-type="float" office:value="7278717" calcext:value-type="float">
            <text:p>7278717</text:p>
          </table:table-cell>
          <table:table-cell office:value-type="float" office:value="827.6" calcext:value-type="float">
            <text:p>827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rkansas</text:p>
          </table:table-cell>
          <table:table-cell office:value-type="float" office:value="5" calcext:value-type="float">
            <text:p>5</text:p>
          </table:table-cell>
          <table:table-cell office:value-type="float" office:value="32888" calcext:value-type="float">
            <text:p>32888</text:p>
          </table:table-cell>
          <table:table-cell office:value-type="float" office:value="3017804" calcext:value-type="float">
            <text:p>3017804</text:p>
          </table:table-cell>
          <table:table-cell office:value-type="float" office:value="1089.8" calcext:value-type="float">
            <text:p>1089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float" office:value="269831" calcext:value-type="float">
            <text:p>269831</text:p>
          </table:table-cell>
          <table:table-cell office:value-type="float" office:value="39512223" calcext:value-type="float">
            <text:p>39512223</text:p>
          </table:table-cell>
          <table:table-cell office:value-type="float" office:value="682.9" calcext:value-type="float">
            <text:p>682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olorado</text:p>
          </table:table-cell>
          <table:table-cell office:value-type="float" office:value="8" calcext:value-type="float">
            <text:p>8</text:p>
          </table:table-cell>
          <table:table-cell office:value-type="float" office:value="39390" calcext:value-type="float">
            <text:p>39390</text:p>
          </table:table-cell>
          <table:table-cell office:value-type="float" office:value="5758736" calcext:value-type="float">
            <text:p>575873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onnecticut</text:p>
          </table:table-cell>
          <table:table-cell office:value-type="float" office:value="9" calcext:value-type="float">
            <text:p>9</text:p>
          </table:table-cell>
          <table:table-cell office:value-type="float" office:value="31745" calcext:value-type="float">
            <text:p>31745</text:p>
          </table:table-cell>
          <table:table-cell office:value-type="float" office:value="3565287" calcext:value-type="float">
            <text:p>3565287</text:p>
          </table:table-cell>
          <table:table-cell office:value-type="float" office:value="890.4" calcext:value-type="float">
            <text:p>890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elaware</text:p>
          </table:table-cell>
          <table:table-cell office:value-type="float" office:value="10" calcext:value-type="float">
            <text:p>10</text:p>
          </table:table-cell>
          <table:table-cell office:value-type="float" office:value="9302" calcext:value-type="float">
            <text:p>9302</text:p>
          </table:table-cell>
          <table:table-cell office:value-type="float" office:value="973764" calcext:value-type="float">
            <text:p>973764</text:p>
          </table:table-cell>
          <table:table-cell office:value-type="float" office:value="955.3" calcext:value-type="float">
            <text:p>955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istrict of Columbia</text:p>
          </table:table-cell>
          <table:table-cell office:value-type="float" office:value="11" calcext:value-type="float">
            <text:p>11</text:p>
          </table:table-cell>
          <table:table-cell office:value-type="float" office:value="4927" calcext:value-type="float">
            <text:p>4927</text:p>
          </table:table-cell>
          <table:table-cell office:value-type="float" office:value="705749" calcext:value-type="float">
            <text:p>705749</text:p>
          </table:table-cell>
          <table:table-cell office:value-type="float" office:value="698.1" calcext:value-type="float">
            <text:p>698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float" office:value="207002" calcext:value-type="float">
            <text:p>207002</text:p>
          </table:table-cell>
          <table:table-cell office:value-type="float" office:value="21477737" calcext:value-type="float">
            <text:p>21477737</text:p>
          </table:table-cell>
          <table:table-cell office:value-type="float" office:value="963.8" calcext:value-type="float">
            <text:p>963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office:value-type="float" office:value="85814" calcext:value-type="float">
            <text:p>85814</text:p>
          </table:table-cell>
          <table:table-cell office:value-type="float" office:value="10617423" calcext:value-type="float">
            <text:p>10617423</text:p>
          </table:table-cell>
          <table:table-cell office:value-type="float" office:value="808.2" calcext:value-type="float">
            <text:p>808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Hawaii</text:p>
          </table:table-cell>
          <table:table-cell office:value-type="float" office:value="15" calcext:value-type="float">
            <text:p>15</text:p>
          </table:table-cell>
          <table:table-cell office:value-type="float" office:value="11559" calcext:value-type="float">
            <text:p>11559</text:p>
          </table:table-cell>
          <table:table-cell office:value-type="float" office:value="1415872" calcext:value-type="float">
            <text:p>1415872</text:p>
          </table:table-cell>
          <table:table-cell office:value-type="float" office:value="816.4" calcext:value-type="float">
            <text:p>816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daho</text:p>
          </table:table-cell>
          <table:table-cell office:value-type="float" office:value="16" calcext:value-type="float">
            <text:p>16</text:p>
          </table:table-cell>
          <table:table-cell office:value-type="float" office:value="14430" calcext:value-type="float">
            <text:p>14430</text:p>
          </table:table-cell>
          <table:table-cell office:value-type="float" office:value="1787065" calcext:value-type="float">
            <text:p>1787065</text:p>
          </table:table-cell>
          <table:table-cell office:value-type="float" office:value="807.5" calcext:value-type="float">
            <text:p>807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llinois</text:p>
          </table:table-cell>
          <table:table-cell office:value-type="float" office:value="17" calcext:value-type="float">
            <text:p>17</text:p>
          </table:table-cell>
          <table:table-cell office:value-type="float" office:value="109096" calcext:value-type="float">
            <text:p>109096</text:p>
          </table:table-cell>
          <table:table-cell office:value-type="float" office:value="12671821" calcext:value-type="float">
            <text:p>12671821</text:p>
          </table:table-cell>
          <table:table-cell office:value-type="float" office:value="860.9" calcext:value-type="float">
            <text:p>860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ndiana</text:p>
          </table:table-cell>
          <table:table-cell office:value-type="float" office:value="18" calcext:value-type="float">
            <text:p>18</text:p>
          </table:table-cell>
          <table:table-cell office:value-type="float" office:value="66001" calcext:value-type="float">
            <text:p>66001</text:p>
          </table:table-cell>
          <table:table-cell office:value-type="float" office:value="6732219" calcext:value-type="float">
            <text:p>6732219</text:p>
          </table:table-cell>
          <table:table-cell office:value-type="float" office:value="980.4" calcext:value-type="float">
            <text:p>980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owa</text:p>
          </table:table-cell>
          <table:table-cell office:value-type="float" office:value="19" calcext:value-type="float">
            <text:p>19</text:p>
          </table:table-cell>
          <table:table-cell office:value-type="float" office:value="30867" calcext:value-type="float">
            <text:p>30867</text:p>
          </table:table-cell>
          <table:table-cell office:value-type="float" office:value="3155070" calcext:value-type="float">
            <text:p>3155070</text:p>
          </table:table-cell>
          <table:table-cell office:value-type="float" office:value="978.3" calcext:value-type="float">
            <text:p>978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Kansas</text:p>
          </table:table-cell>
          <table:table-cell office:value-type="float" office:value="20" calcext:value-type="float">
            <text:p>20</text:p>
          </table:table-cell>
          <table:table-cell office:value-type="float" office:value="27682" calcext:value-type="float">
            <text:p>27682</text:p>
          </table:table-cell>
          <table:table-cell office:value-type="float" office:value="2913314" calcext:value-type="float">
            <text:p>2913314</text:p>
          </table:table-cell>
          <table:table-cell office:value-type="float" office:value="950.2" calcext:value-type="float">
            <text:p>950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Kentucky</text:p>
          </table:table-cell>
          <table:table-cell office:value-type="float" office:value="21" calcext:value-type="float">
            <text:p>21</text:p>
          </table:table-cell>
          <table:table-cell office:value-type="float" office:value="48990" calcext:value-type="float">
            <text:p>48990</text:p>
          </table:table-cell>
          <table:table-cell office:value-type="float" office:value="4467673" calcext:value-type="float">
            <text:p>4467673</text:p>
          </table:table-cell>
          <table:table-cell office:value-type="float" office:value="1096.5" calcext:value-type="float">
            <text:p>1096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ouisiana</text:p>
          </table:table-cell>
          <table:table-cell office:value-type="float" office:value="22" calcext:value-type="float">
            <text:p>22</text:p>
          </table:table-cell>
          <table:table-cell office:value-type="float" office:value="45938" calcext:value-type="float">
            <text:p>45938</text:p>
          </table:table-cell>
          <table:table-cell office:value-type="float" office:value="4648794" calcext:value-type="float">
            <text:p>4648794</text:p>
          </table:table-cell>
          <table:table-cell office:value-type="float" office:value="988.2" calcext:value-type="float">
            <text:p>988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ine</text:p>
          </table:table-cell>
          <table:table-cell office:value-type="float" office:value="23" calcext:value-type="float">
            <text:p>23</text:p>
          </table:table-cell>
          <table:table-cell office:value-type="float" office:value="15065" calcext:value-type="float">
            <text:p>15065</text:p>
          </table:table-cell>
          <table:table-cell office:value-type="float" office:value="1344212" calcext:value-type="float">
            <text:p>1344212</text:p>
          </table:table-cell>
          <table:table-cell office:value-type="float" office:value="1120.7" calcext:value-type="float">
            <text:p>1120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ryland</text:p>
          </table:table-cell>
          <table:table-cell office:value-type="float" office:value="24" calcext:value-type="float">
            <text:p>24</text:p>
          </table:table-cell>
          <table:table-cell office:value-type="float" office:value="50800" calcext:value-type="float">
            <text:p>50800</text:p>
          </table:table-cell>
          <table:table-cell office:value-type="float" office:value="6045680" calcext:value-type="float">
            <text:p>6045680</text:p>
          </table:table-cell>
          <table:table-cell office:value-type="float" office:value="840.3" calcext:value-type="float">
            <text:p>840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ssachusetts</text:p>
          </table:table-cell>
          <table:table-cell office:value-type="float" office:value="25" calcext:value-type="float">
            <text:p>25</text:p>
          </table:table-cell>
          <table:table-cell office:value-type="float" office:value="58630" calcext:value-type="float">
            <text:p>58630</text:p>
          </table:table-cell>
          <table:table-cell office:value-type="float" office:value="6892503" calcext:value-type="float">
            <text:p>6892503</text:p>
          </table:table-cell>
          <table:table-cell office:value-type="float" office:value="850.6" calcext:value-type="float">
            <text:p>850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ichigan</text:p>
          </table:table-cell>
          <table:table-cell office:value-type="float" office:value="26" calcext:value-type="float">
            <text:p>26</text:p>
          </table:table-cell>
          <table:table-cell office:value-type="float" office:value="99084" calcext:value-type="float">
            <text:p>99084</text:p>
          </table:table-cell>
          <table:table-cell office:value-type="float" office:value="9986857" calcext:value-type="float">
            <text:p>9986857</text:p>
          </table:table-cell>
          <table:table-cell office:value-type="float" office:value="992.1" calcext:value-type="float">
            <text:p>992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innesota</text:p>
          </table:table-cell>
          <table:table-cell office:value-type="float" office:value="27" calcext:value-type="float">
            <text:p>27</text:p>
          </table:table-cell>
          <table:table-cell office:value-type="float" office:value="45514" calcext:value-type="float">
            <text:p>45514</text:p>
          </table:table-cell>
          <table:table-cell office:value-type="float" office:value="5639632" calcext:value-type="float">
            <text:p>5639632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ississippi</text:p>
          </table:table-cell>
          <table:table-cell office:value-type="float" office:value="28" calcext:value-type="float">
            <text:p>28</text:p>
          </table:table-cell>
          <table:table-cell office:value-type="float" office:value="32964" calcext:value-type="float">
            <text:p>32964</text:p>
          </table:table-cell>
          <table:table-cell office:value-type="float" office:value="2976149" calcext:value-type="float">
            <text:p>2976149</text:p>
          </table:table-cell>
          <table:table-cell office:value-type="float" office:value="1107.6" calcext:value-type="float">
            <text:p>1107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issouri</text:p>
          </table:table-cell>
          <table:table-cell office:value-type="float" office:value="29" calcext:value-type="float">
            <text:p>29</text:p>
          </table:table-cell>
          <table:table-cell office:value-type="float" office:value="62401" calcext:value-type="float">
            <text:p>62401</text:p>
          </table:table-cell>
          <table:table-cell office:value-type="float" office:value="6137428" calcext:value-type="float">
            <text:p>6137428</text:p>
          </table:table-cell>
          <table:table-cell office:value-type="float" office:value="1016.7" calcext:value-type="float">
            <text:p>1016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ontana</text:p>
          </table:table-cell>
          <table:table-cell office:value-type="float" office:value="30" calcext:value-type="float">
            <text:p>30</text:p>
          </table:table-cell>
          <table:table-cell office:value-type="float" office:value="10402" calcext:value-type="float">
            <text:p>10402</text:p>
          </table:table-cell>
          <table:table-cell office:value-type="float" office:value="1068778" calcext:value-type="float">
            <text:p>1068778</text:p>
          </table:table-cell>
          <table:table-cell office:value-type="float" office:value="973.3" calcext:value-type="float">
            <text:p>973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braska</text:p>
          </table:table-cell>
          <table:table-cell office:value-type="float" office:value="31" calcext:value-type="float">
            <text:p>31</text:p>
          </table:table-cell>
          <table:table-cell office:value-type="float" office:value="16970" calcext:value-type="float">
            <text:p>16970</text:p>
          </table:table-cell>
          <table:table-cell office:value-type="float" office:value="1934408" calcext:value-type="float">
            <text:p>1934408</text:p>
          </table:table-cell>
          <table:table-cell office:value-type="float" office:value="877.3" calcext:value-type="float">
            <text:p>877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vada</text:p>
          </table:table-cell>
          <table:table-cell office:value-type="float" office:value="32" calcext:value-type="float">
            <text:p>32</text:p>
          </table:table-cell>
          <table:table-cell office:value-type="float" office:value="25586" calcext:value-type="float">
            <text:p>25586</text:p>
          </table:table-cell>
          <table:table-cell office:value-type="float" office:value="3080156" calcext:value-type="float">
            <text:p>3080156</text:p>
          </table:table-cell>
          <table:table-cell office:value-type="float" office:value="830.7" calcext:value-type="float">
            <text:p>830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w Hampshire</text:p>
          </table:table-cell>
          <table:table-cell office:value-type="float" office:value="33" calcext:value-type="float">
            <text:p>33</text:p>
          </table:table-cell>
          <table:table-cell office:value-type="float" office:value="12744" calcext:value-type="float">
            <text:p>12744</text:p>
          </table:table-cell>
          <table:table-cell office:value-type="float" office:value="1359711" calcext:value-type="float">
            <text:p>1359711</text:p>
          </table:table-cell>
          <table:table-cell office:value-type="float" office:value="937.3" calcext:value-type="float">
            <text:p>937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  <table:table-cell office:value-type="float" office:value="75010" calcext:value-type="float">
            <text:p>75010</text:p>
          </table:table-cell>
          <table:table-cell office:value-type="float" office:value="8882190" calcext:value-type="float">
            <text:p>8882190</text:p>
          </table:table-cell>
          <table:table-cell office:value-type="float" office:value="844.5" calcext:value-type="float">
            <text:p>844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w Mexico</text:p>
          </table:table-cell>
          <table:table-cell office:value-type="float" office:value="35" calcext:value-type="float">
            <text:p>35</text:p>
          </table:table-cell>
          <table:table-cell office:value-type="float" office:value="19512" calcext:value-type="float">
            <text:p>19512</text:p>
          </table:table-cell>
          <table:table-cell office:value-type="float" office:value="2096829" calcext:value-type="float">
            <text:p>2096829</text:p>
          </table:table-cell>
          <table:table-cell office:value-type="float" office:value="930.5" calcext:value-type="float">
            <text:p>930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w York</text:p>
          </table:table-cell>
          <table:table-cell office:value-type="float" office:value="36" calcext:value-type="float">
            <text:p>36</text:p>
          </table:table-cell>
          <table:table-cell office:value-type="float" office:value="156375" calcext:value-type="float">
            <text:p>156375</text:p>
          </table:table-cell>
          <table:table-cell office:value-type="float" office:value="19453561" calcext:value-type="float">
            <text:p>19453561</text:p>
          </table:table-cell>
          <table:table-cell office:value-type="float" office:value="803.8" calcext:value-type="float">
            <text:p>803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95881" calcext:value-type="float">
            <text:p>95881</text:p>
          </table:table-cell>
          <table:table-cell office:value-type="float" office:value="10488084" calcext:value-type="float">
            <text:p>10488084</text:p>
          </table:table-cell>
          <table:table-cell office:value-type="float" office:value="914.2" calcext:value-type="float">
            <text:p>914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th Dakota</text:p>
          </table:table-cell>
          <table:table-cell office:value-type="float" office:value="38" calcext:value-type="float">
            <text:p>38</text:p>
          </table:table-cell>
          <table:table-cell office:value-type="float" office:value="6702" calcext:value-type="float">
            <text:p>6702</text:p>
          </table:table-cell>
          <table:table-cell office:value-type="float" office:value="762062" calcext:value-type="float">
            <text:p>762062</text:p>
          </table:table-cell>
          <table:table-cell office:value-type="float" office:value="879.5" calcext:value-type="float">
            <text:p>879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Ohio</text:p>
          </table:table-cell>
          <table:table-cell office:value-type="float" office:value="39" calcext:value-type="float">
            <text:p>39</text:p>
          </table:table-cell>
          <table:table-cell office:value-type="float" office:value="123717" calcext:value-type="float">
            <text:p>123717</text:p>
          </table:table-cell>
          <table:table-cell office:value-type="float" office:value="11689100" calcext:value-type="float">
            <text:p>11689100</text:p>
          </table:table-cell>
          <table:table-cell office:value-type="float" office:value="1058.4" calcext:value-type="float">
            <text:p>1058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Oklahoma</text:p>
          </table:table-cell>
          <table:table-cell office:value-type="float" office:value="40" calcext:value-type="float">
            <text:p>40</text:p>
          </table:table-cell>
          <table:table-cell office:value-type="float" office:value="40930" calcext:value-type="float">
            <text:p>40930</text:p>
          </table:table-cell>
          <table:table-cell office:value-type="float" office:value="3956971" calcext:value-type="float">
            <text:p>3956971</text:p>
          </table:table-cell>
          <table:table-cell office:value-type="float" office:value="1034.4" calcext:value-type="float">
            <text:p>1034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Oregon</text:p>
          </table:table-cell>
          <table:table-cell office:value-type="float" office:value="41" calcext:value-type="float">
            <text:p>41</text:p>
          </table:table-cell>
          <table:table-cell office:value-type="float" office:value="37370" calcext:value-type="float">
            <text:p>37370</text:p>
          </table:table-cell>
          <table:table-cell office:value-type="float" office:value="4217737" calcext:value-type="float">
            <text:p>4217737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133983" calcext:value-type="float">
            <text:p>133983</text:p>
          </table:table-cell>
          <table:table-cell office:value-type="float" office:value="12801989" calcext:value-type="float">
            <text:p>12801989</text:p>
          </table:table-cell>
          <table:table-cell office:value-type="float" office:value="1046.6" calcext:value-type="float">
            <text:p>1046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Rhode Island</text:p>
          </table:table-cell>
          <table:table-cell office:value-type="float" office:value="44" calcext:value-type="float">
            <text:p>44</text:p>
          </table:table-cell>
          <table:table-cell office:value-type="float" office:value="10256" calcext:value-type="float">
            <text:p>10256</text:p>
          </table:table-cell>
          <table:table-cell office:value-type="float" office:value="1059361" calcext:value-type="float">
            <text:p>1059361</text:p>
          </table:table-cell>
          <table:table-cell office:value-type="float" office:value="968.1" calcext:value-type="float">
            <text:p>968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outh Carolina</text:p>
          </table:table-cell>
          <table:table-cell office:value-type="float" office:value="45" calcext:value-type="float">
            <text:p>45</text:p>
          </table:table-cell>
          <table:table-cell office:value-type="float" office:value="50962" calcext:value-type="float">
            <text:p>50962</text:p>
          </table:table-cell>
          <table:table-cell office:value-type="float" office:value="5148714" calcext:value-type="float">
            <text:p>5148714</text:p>
          </table:table-cell>
          <table:table-cell office:value-type="float" office:value="989.8" calcext:value-type="float">
            <text:p>989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outh Dakota</text:p>
          </table:table-cell>
          <table:table-cell office:value-type="float" office:value="46" calcext:value-type="float">
            <text:p>46</text:p>
          </table:table-cell>
          <table:table-cell office:value-type="float" office:value="8270" calcext:value-type="float">
            <text:p>8270</text:p>
          </table:table-cell>
          <table:table-cell office:value-type="float" office:value="884659" calcext:value-type="float">
            <text:p>884659</text:p>
          </table:table-cell>
          <table:table-cell office:value-type="float" office:value="934.8" calcext:value-type="float">
            <text:p>934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ennessee</text:p>
          </table:table-cell>
          <table:table-cell office:value-type="float" office:value="47" calcext:value-type="float">
            <text:p>47</text:p>
          </table:table-cell>
          <table:table-cell office:value-type="float" office:value="71935" calcext:value-type="float">
            <text:p>71935</text:p>
          </table:table-cell>
          <table:table-cell office:value-type="float" office:value="6829174" calcext:value-type="float">
            <text:p>6829174</text:p>
          </table:table-cell>
          <table:table-cell office:value-type="float" office:value="1053.3" calcext:value-type="float">
            <text:p>1053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exas</text:p>
          </table:table-cell>
          <table:table-cell office:value-type="float" office:value="48" calcext:value-type="float">
            <text:p>48</text:p>
          </table:table-cell>
          <table:table-cell office:value-type="float" office:value="203362" calcext:value-type="float">
            <text:p>203362</text:p>
          </table:table-cell>
          <table:table-cell office:value-type="float" office:value="28995881" calcext:value-type="float">
            <text:p>28995881</text:p>
          </table:table-cell>
          <table:table-cell office:value-type="float" office:value="701.3" calcext:value-type="float">
            <text:p>701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tah</text:p>
          </table:table-cell>
          <table:table-cell office:value-type="float" office:value="49" calcext:value-type="float">
            <text:p>49</text:p>
          </table:table-cell>
          <table:table-cell office:value-type="float" office:value="18736" calcext:value-type="float">
            <text:p>18736</text:p>
          </table:table-cell>
          <table:table-cell office:value-type="float" office:value="3205958" calcext:value-type="float">
            <text:p>3205958</text:p>
          </table:table-cell>
          <table:table-cell office:value-type="float" office:value="584.4" calcext:value-type="float">
            <text:p>584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Vermont</text:p>
          </table:table-cell>
          <table:table-cell office:value-type="float" office:value="50" calcext:value-type="float">
            <text:p>50</text:p>
          </table:table-cell>
          <table:table-cell office:value-type="float" office:value="5956" calcext:value-type="float">
            <text:p>5956</text:p>
          </table:table-cell>
          <table:table-cell office:value-type="float" office:value="623989" calcext:value-type="float">
            <text:p>623989</text:p>
          </table:table-cell>
          <table:table-cell office:value-type="float" office:value="954.5" calcext:value-type="float">
            <text:p>954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Virginia</text:p>
          </table:table-cell>
          <table:table-cell office:value-type="float" office:value="51" calcext:value-type="float">
            <text:p>51</text:p>
          </table:table-cell>
          <table:table-cell office:value-type="float" office:value="70325" calcext:value-type="float">
            <text:p>70325</text:p>
          </table:table-cell>
          <table:table-cell office:value-type="float" office:value="8535519" calcext:value-type="float">
            <text:p>8535519</text:p>
          </table:table-cell>
          <table:table-cell office:value-type="float" office:value="823.9" calcext:value-type="float">
            <text:p>823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Washington</text:p>
          </table:table-cell>
          <table:table-cell office:value-type="float" office:value="53" calcext:value-type="float">
            <text:p>53</text:p>
          </table:table-cell>
          <table:table-cell office:value-type="float" office:value="58263" calcext:value-type="float">
            <text:p>58263</text:p>
          </table:table-cell>
          <table:table-cell office:value-type="float" office:value="7614893" calcext:value-type="float">
            <text:p>7614893</text:p>
          </table:table-cell>
          <table:table-cell office:value-type="float" office:value="765.1" calcext:value-type="float">
            <text:p>765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West Virginia</text:p>
          </table:table-cell>
          <table:table-cell office:value-type="float" office:value="54" calcext:value-type="float">
            <text:p>54</text:p>
          </table:table-cell>
          <table:table-cell office:value-type="float" office:value="23404" calcext:value-type="float">
            <text:p>23404</text:p>
          </table:table-cell>
          <table:table-cell office:value-type="float" office:value="1792147" calcext:value-type="float">
            <text:p>1792147</text:p>
          </table:table-cell>
          <table:table-cell office:value-type="float" office:value="1305.9" calcext:value-type="float">
            <text:p>1305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Wisconsin</text:p>
          </table:table-cell>
          <table:table-cell office:value-type="float" office:value="55" calcext:value-type="float">
            <text:p>55</text:p>
          </table:table-cell>
          <table:table-cell office:value-type="float" office:value="54189" calcext:value-type="float">
            <text:p>54189</text:p>
          </table:table-cell>
          <table:table-cell office:value-type="float" office:value="5822434" calcext:value-type="float">
            <text:p>5822434</text:p>
          </table:table-cell>
          <table:table-cell office:value-type="float" office:value="930.7" calcext:value-type="float">
            <text:p>930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Wyoming</text:p>
          </table:table-cell>
          <table:table-cell office:value-type="float" office:value="56" calcext:value-type="float">
            <text:p>56</text:p>
          </table:table-cell>
          <table:table-cell office:value-type="float" office:value="5121" calcext:value-type="float">
            <text:p>5121</text:p>
          </table:table-cell>
          <table:table-cell office:value-type="float" office:value="578759" calcext:value-type="float">
            <text:p>578759</text:p>
          </table:table-cell>
          <table:table-cell office:value-type="float" office:value="884.8" calcext:value-type="float">
            <text:p>884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854838" calcext:value-type="float">
            <text:p>2854838</text:p>
          </table:table-cell>
          <table:table-cell office:value-type="float" office:value="328239523" calcext:value-type="float">
            <text:p>328239523</text:p>
          </table:table-cell>
          <table:table-cell office:value-type="float" office:value="869.7" calcext:value-type="float">
            <text:p>869.7</text:p>
          </table:table-cell>
        </table:table-row>
      </table:table>
      <table:table table:name="2020" table:style-name="ta1">
        <table:table-column table:style-name="co8" table:default-cell-style-name="ce2"/>
        <table:table-column table:style-name="co7" table:number-columns-repeated="12" table:default-cell-style-name="ce2"/>
        <table:table-row table:style-name="ro2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January</text:p>
          </table:table-cell>
          <table:table-cell table:style-name="ce1" office:value-type="string" calcext:value-type="string">
            <text:p>February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e</text:p>
          </table:table-cell>
          <table:table-cell table:style-name="ce1" office:value-type="string" calcext:value-type="string">
            <text:p>July</text:p>
          </table:table-cell>
          <table:table-cell table:style-name="ce1" office:value-type="string" calcext:value-type="string">
            <text:p>August</text:p>
          </table:table-cell>
          <table:table-cell table:style-name="ce1" office:value-type="string" calcext:value-type="string">
            <text:p>September</text:p>
          </table:table-cell>
          <table:table-cell table:style-name="ce1" office:value-type="string" calcext:value-type="string">
            <text:p>October</text:p>
          </table:table-cell>
          <table:table-cell table:style-name="ce1" office:value-type="string" calcext:value-type="string">
            <text:p>November</text:p>
          </table:table-cell>
          <table:table-cell table:style-name="ce1"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4820" calcext:value-type="float">
            <text:p>4820</text:p>
          </table:table-cell>
          <table:table-cell office:value-type="float" office:value="4716" calcext:value-type="float">
            <text:p>4716</text:p>
          </table:table-cell>
          <table:table-cell office:value-type="float" office:value="4848" calcext:value-type="float">
            <text:p>4848</text:p>
          </table:table-cell>
          <table:table-cell office:value-type="float" office:value="4971" calcext:value-type="float">
            <text:p>4971</text:p>
          </table:table-cell>
          <table:table-cell office:value-type="float" office:value="5206" calcext:value-type="float">
            <text:p>5206</text:p>
          </table:table-cell>
          <table:table-cell office:value-type="float" office:value="4995" calcext:value-type="float">
            <text:p>4995</text:p>
          </table:table-cell>
          <table:table-cell office:value-type="float" office:value="5827" calcext:value-type="float">
            <text:p>5827</text:p>
          </table:table-cell>
          <table:table-cell office:value-type="float" office:value="5876" calcext:value-type="float">
            <text:p>5876</text:p>
          </table:table-cell>
          <table:table-cell office:value-type="float" office:value="5208" calcext:value-type="float">
            <text:p>5208</text:p>
          </table:table-cell>
          <table:table-cell office:value-type="float" office:value="5299" calcext:value-type="float">
            <text:p>5299</text:p>
          </table:table-cell>
          <table:table-cell office:value-type="float" office:value="5655" calcext:value-type="float">
            <text:p>5655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435" calcext:value-type="float">
            <text:p>435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98" calcext:value-type="float">
            <text:p>398</text:p>
          </table:table-cell>
          <table:table-cell office:value-type="float" office:value="381" calcext:value-type="float">
            <text:p>381</text:p>
          </table:table-cell>
          <table:table-cell office:value-type="float" office:value="445" calcext:value-type="float">
            <text:p>445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79" calcext:value-type="float">
            <text:p>479</text:p>
          </table:table-cell>
          <table:table-cell office:value-type="float" office:value="514" calcext:value-type="float">
            <text:p>51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5774" calcext:value-type="float">
            <text:p>5774</text:p>
          </table:table-cell>
          <table:table-cell office:value-type="float" office:value="5389" calcext:value-type="float">
            <text:p>5389</text:p>
          </table:table-cell>
          <table:table-cell office:value-type="float" office:value="5860" calcext:value-type="float">
            <text:p>5860</text:p>
          </table:table-cell>
          <table:table-cell office:value-type="float" office:value="5807" calcext:value-type="float">
            <text:p>5807</text:p>
          </table:table-cell>
          <table:table-cell office:value-type="float" office:value="5856" calcext:value-type="float">
            <text:p>5856</text:p>
          </table:table-cell>
          <table:table-cell office:value-type="float" office:value="6467" calcext:value-type="float">
            <text:p>6467</text:p>
          </table:table-cell>
          <table:table-cell office:value-type="float" office:value="8283" calcext:value-type="float">
            <text:p>8283</text:p>
          </table:table-cell>
          <table:table-cell office:value-type="float" office:value="6630" calcext:value-type="float">
            <text:p>6630</text:p>
          </table:table-cell>
          <table:table-cell office:value-type="float" office:value="5360" calcext:value-type="float">
            <text:p>5360</text:p>
          </table:table-cell>
          <table:table-cell office:value-type="float" office:value="5542" calcext:value-type="float">
            <text:p>5542</text:p>
          </table:table-cell>
          <table:table-cell office:value-type="float" office:value="6066" calcext:value-type="float">
            <text:p>6066</text:p>
          </table:table-cell>
          <table:table-cell office:value-type="float" office:value="9109" calcext:value-type="float">
            <text:p>9109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2988" calcext:value-type="float">
            <text:p>2988</text:p>
          </table:table-cell>
          <table:table-cell office:value-type="float" office:value="2868" calcext:value-type="float">
            <text:p>2868</text:p>
          </table:table-cell>
          <table:table-cell office:value-type="float" office:value="2909" calcext:value-type="float">
            <text:p>2909</text:p>
          </table:table-cell>
          <table:table-cell office:value-type="float" office:value="2744" calcext:value-type="float">
            <text:p>2744</text:p>
          </table:table-cell>
          <table:table-cell office:value-type="float" office:value="2824" calcext:value-type="float">
            <text:p>2824</text:p>
          </table:table-cell>
          <table:table-cell office:value-type="float" office:value="2968" calcext:value-type="float">
            <text:p>2968</text:p>
          </table:table-cell>
          <table:table-cell office:value-type="float" office:value="3144" calcext:value-type="float">
            <text:p>3144</text:p>
          </table:table-cell>
          <table:table-cell office:value-type="float" office:value="3367" calcext:value-type="float">
            <text:p>3367</text:p>
          </table:table-cell>
          <table:table-cell office:value-type="float" office:value="3267" calcext:value-type="float">
            <text:p>3267</text:p>
          </table:table-cell>
          <table:table-cell office:value-type="float" office:value="3535" calcext:value-type="float">
            <text:p>3535</text:p>
          </table:table-cell>
          <table:table-cell office:value-type="float" office:value="3794" calcext:value-type="float">
            <text:p>3794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5651" calcext:value-type="float">
            <text:p>25651</text:p>
          </table:table-cell>
          <table:table-cell office:value-type="float" office:value="23726" calcext:value-type="float">
            <text:p>23726</text:p>
          </table:table-cell>
          <table:table-cell office:value-type="float" office:value="25015" calcext:value-type="float">
            <text:p>25015</text:p>
          </table:table-cell>
          <table:table-cell office:value-type="float" office:value="25515" calcext:value-type="float">
            <text:p>25515</text:p>
          </table:table-cell>
          <table:table-cell office:value-type="float" office:value="24836" calcext:value-type="float">
            <text:p>24836</text:p>
          </table:table-cell>
          <table:table-cell office:value-type="float" office:value="23889" calcext:value-type="float">
            <text:p>23889</text:p>
          </table:table-cell>
          <table:table-cell office:value-type="float" office:value="27258" calcext:value-type="float">
            <text:p>27258</text:p>
          </table:table-cell>
          <table:table-cell office:value-type="float" office:value="27419" calcext:value-type="float">
            <text:p>27419</text:p>
          </table:table-cell>
          <table:table-cell office:value-type="float" office:value="24387" calcext:value-type="float">
            <text:p>24387</text:p>
          </table:table-cell>
          <table:table-cell office:value-type="float" office:value="24434" calcext:value-type="float">
            <text:p>24434</text:p>
          </table:table-cell>
          <table:table-cell office:value-type="float" office:value="26415" calcext:value-type="float">
            <text:p>26415</text:p>
          </table:table-cell>
          <table:table-cell office:value-type="float" office:value="40923" calcext:value-type="float">
            <text:p>40923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3659" calcext:value-type="float">
            <text:p>3659</text:p>
          </table:table-cell>
          <table:table-cell office:value-type="float" office:value="3449" calcext:value-type="float">
            <text:p>3449</text:p>
          </table:table-cell>
          <table:table-cell office:value-type="float" office:value="3730" calcext:value-type="float">
            <text:p>3730</text:p>
          </table:table-cell>
          <table:table-cell office:value-type="float" office:value="4481" calcext:value-type="float">
            <text:p>4481</text:p>
          </table:table-cell>
          <table:table-cell office:value-type="float" office:value="3797" calcext:value-type="float">
            <text:p>3797</text:p>
          </table:table-cell>
          <table:table-cell office:value-type="float" office:value="3533" calcext:value-type="float">
            <text:p>3533</text:p>
          </table:table-cell>
          <table:table-cell office:value-type="float" office:value="3567" calcext:value-type="float">
            <text:p>3567</text:p>
          </table:table-cell>
          <table:table-cell office:value-type="float" office:value="3612" calcext:value-type="float">
            <text:p>3612</text:p>
          </table:table-cell>
          <table:table-cell office:value-type="float" office:value="3391" calcext:value-type="float">
            <text:p>3391</text:p>
          </table:table-cell>
          <table:table-cell office:value-type="float" office:value="3739" calcext:value-type="float">
            <text:p>3739</text:p>
          </table:table-cell>
          <table:table-cell office:value-type="float" office:value="4661" calcext:value-type="float">
            <text:p>4661</text:p>
          </table:table-cell>
          <table:table-cell office:value-type="float" office:value="5185" calcext:value-type="float">
            <text:p>5185</text:p>
          </table:table-cell>
        </table:table-row>
        <table:table-row table:style-name="ro3">
          <table:table-cell office:value-type="string" calcext:value-type="string">
            <text:p>CONNECTICUT</text:p>
          </table:table-cell>
          <table:table-cell office:value-type="float" office:value="2846" calcext:value-type="float">
            <text:p>2846</text:p>
          </table:table-cell>
          <table:table-cell office:value-type="float" office:value="2662" calcext:value-type="float">
            <text:p>2662</text:p>
          </table:table-cell>
          <table:table-cell office:value-type="float" office:value="2985" calcext:value-type="float">
            <text:p>2985</text:p>
          </table:table-cell>
          <table:table-cell office:value-type="float" office:value="5339" calcext:value-type="float">
            <text:p>5339</text:p>
          </table:table-cell>
          <table:table-cell office:value-type="float" office:value="4003" calcext:value-type="float">
            <text:p>4003</text:p>
          </table:table-cell>
          <table:table-cell office:value-type="float" office:value="2605" calcext:value-type="float">
            <text:p>2605</text:p>
          </table:table-cell>
          <table:table-cell office:value-type="float" office:value="2539" calcext:value-type="float">
            <text:p>2539</text:p>
          </table:table-cell>
          <table:table-cell office:value-type="float" office:value="2499" calcext:value-type="float">
            <text:p>2499</text:p>
          </table:table-cell>
          <table:table-cell office:value-type="float" office:value="2564" calcext:value-type="float">
            <text:p>2564</text:p>
          </table:table-cell>
          <table:table-cell office:value-type="float" office:value="2821" calcext:value-type="float">
            <text:p>2821</text:p>
          </table:table-cell>
          <table:table-cell office:value-type="float" office:value="3154" calcext:value-type="float">
            <text:p>3154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office:value-type="float" office:value="881" calcext:value-type="float">
            <text:p>881</text:p>
          </table:table-cell>
          <table:table-cell office:value-type="float" office:value="1027" calcext:value-type="float">
            <text:p>1027</text:p>
          </table:table-cell>
          <table:table-cell office:value-type="float" office:value="1098" calcext:value-type="float">
            <text:p>1098</text:p>
          </table:table-cell>
          <table:table-cell office:value-type="float" office:value="799" calcext:value-type="float">
            <text:p>799</text:p>
          </table:table-cell>
          <table:table-cell office:value-type="float" office:value="868" calcext:value-type="float">
            <text:p>868</text:p>
          </table:table-cell>
          <table:table-cell office:value-type="float" office:value="845" calcext:value-type="float">
            <text:p>845</text:p>
          </table:table-cell>
          <table:table-cell office:value-type="float" office:value="825" calcext:value-type="float">
            <text:p>825</text:p>
          </table:table-cell>
          <table:table-cell office:value-type="float" office:value="903" calcext:value-type="float">
            <text:p>903</text:p>
          </table:table-cell>
          <table:table-cell office:value-type="float" office:value="851" calcext:value-type="float">
            <text:p>851</text:p>
          </table:table-cell>
          <table:table-cell office:value-type="float" office:value="1229" calcext:value-type="float">
            <text:p>1229</text:p>
          </table:table-cell>
        </table:table-row>
        <table:table-row table:style-name="ro3">
          <table:table-cell office:value-type="string" calcext:value-type="string">
            <text:p>DISTRICT OF COLUMBIA</text:p>
          </table:table-cell>
          <table:table-cell office:value-type="float" office:value="494" calcext:value-type="float">
            <text:p>494</text:p>
          </table:table-cell>
          <table:table-cell office:value-type="float" office:value="416" calcext:value-type="float">
            <text:p>416</text:p>
          </table:table-cell>
          <table:table-cell office:value-type="float" office:value="439" calcext:value-type="float">
            <text:p>439</text:p>
          </table:table-cell>
          <table:table-cell office:value-type="float" office:value="732" calcext:value-type="float">
            <text:p>732</text:p>
          </table:table-cell>
          <table:table-cell office:value-type="float" office:value="677" calcext:value-type="float">
            <text:p>677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444" calcext:value-type="float">
            <text:p>444</text:p>
          </table:table-cell>
          <table:table-cell office:value-type="float" office:value="423" calcext:value-type="float">
            <text:p>423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19239" calcext:value-type="float">
            <text:p>19239</text:p>
          </table:table-cell>
          <table:table-cell office:value-type="float" office:value="17981" calcext:value-type="float">
            <text:p>17981</text:p>
          </table:table-cell>
          <table:table-cell office:value-type="float" office:value="19432" calcext:value-type="float">
            <text:p>19432</text:p>
          </table:table-cell>
          <table:table-cell office:value-type="float" office:value="18966" calcext:value-type="float">
            <text:p>18966</text:p>
          </table:table-cell>
          <table:table-cell office:value-type="float" office:value="18853" calcext:value-type="float">
            <text:p>18853</text:p>
          </table:table-cell>
          <table:table-cell office:value-type="float" office:value="18566" calcext:value-type="float">
            <text:p>18566</text:p>
          </table:table-cell>
          <table:table-cell office:value-type="float" office:value="23653" calcext:value-type="float">
            <text:p>23653</text:p>
          </table:table-cell>
          <table:table-cell office:value-type="float" office:value="23243" calcext:value-type="float">
            <text:p>23243</text:p>
          </table:table-cell>
          <table:table-cell office:value-type="float" office:value="19276" calcext:value-type="float">
            <text:p>19276</text:p>
          </table:table-cell>
          <table:table-cell office:value-type="float" office:value="19127" calcext:value-type="float">
            <text:p>19127</text:p>
          </table:table-cell>
          <table:table-cell office:value-type="float" office:value="19071" calcext:value-type="float">
            <text:p>19071</text:p>
          </table:table-cell>
          <table:table-cell office:value-type="float" office:value="22593" calcext:value-type="float">
            <text:p>22593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7921" calcext:value-type="float">
            <text:p>7921</text:p>
          </table:table-cell>
          <table:table-cell office:value-type="float" office:value="7377" calcext:value-type="float">
            <text:p>7377</text:p>
          </table:table-cell>
          <table:table-cell office:value-type="float" office:value="7967" calcext:value-type="float">
            <text:p>7967</text:p>
          </table:table-cell>
          <table:table-cell office:value-type="float" office:value="8651" calcext:value-type="float">
            <text:p>8651</text:p>
          </table:table-cell>
          <table:table-cell office:value-type="float" office:value="8429" calcext:value-type="float">
            <text:p>8429</text:p>
          </table:table-cell>
          <table:table-cell office:value-type="float" office:value="7653" calcext:value-type="float">
            <text:p>7653</text:p>
          </table:table-cell>
          <table:table-cell office:value-type="float" office:value="9233" calcext:value-type="float">
            <text:p>9233</text:p>
          </table:table-cell>
          <table:table-cell office:value-type="float" office:value="9678" calcext:value-type="float">
            <text:p>9678</text:p>
          </table:table-cell>
          <table:table-cell office:value-type="float" office:value="8483" calcext:value-type="float">
            <text:p>8483</text:p>
          </table:table-cell>
          <table:table-cell office:value-type="float" office:value="8501" calcext:value-type="float">
            <text:p>8501</text:p>
          </table:table-cell>
          <table:table-cell office:value-type="float" office:value="8630" calcext:value-type="float">
            <text:p>8630</text:p>
          </table:table-cell>
          <table:table-cell office:value-type="float" office:value="10432" calcext:value-type="float">
            <text:p>10432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059" calcext:value-type="float">
            <text:p>1059</text:p>
          </table:table-cell>
          <table:table-cell office:value-type="float" office:value="1023" calcext:value-type="float">
            <text:p>1023</text:p>
          </table:table-cell>
          <table:table-cell office:value-type="float" office:value="1015" calcext:value-type="float">
            <text:p>1015</text:p>
          </table:table-cell>
          <table:table-cell office:value-type="float" office:value="914" calcext:value-type="float">
            <text:p>914</text:p>
          </table:table-cell>
          <table:table-cell office:value-type="float" office:value="941" calcext:value-type="float">
            <text:p>941</text:p>
          </table:table-cell>
          <table:table-cell office:value-type="float" office:value="945" calcext:value-type="float">
            <text:p>945</text:p>
          </table:table-cell>
          <table:table-cell office:value-type="float" office:value="974" calcext:value-type="float">
            <text:p>974</text:p>
          </table:table-cell>
          <table:table-cell office:value-type="float" office:value="1037" calcext:value-type="float">
            <text:p>1037</text:p>
          </table:table-cell>
          <table:table-cell office:value-type="float" office:value="1057" calcext:value-type="float">
            <text:p>1057</text:p>
          </table:table-cell>
          <table:table-cell office:value-type="float" office:value="1013" calcext:value-type="float">
            <text:p>1013</text:p>
          </table:table-cell>
          <table:table-cell office:value-type="float" office:value="968" calcext:value-type="float">
            <text:p>96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1243" calcext:value-type="float">
            <text:p>1243</text:p>
          </table:table-cell>
          <table:table-cell office:value-type="float" office:value="1226" calcext:value-type="float">
            <text:p>1226</text:p>
          </table:table-cell>
          <table:table-cell office:value-type="float" office:value="1335" calcext:value-type="float">
            <text:p>1335</text:p>
          </table:table-cell>
          <table:table-cell office:value-type="float" office:value="1178" calcext:value-type="float">
            <text:p>1178</text:p>
          </table:table-cell>
          <table:table-cell office:value-type="float" office:value="1241" calcext:value-type="float">
            <text:p>1241</text:p>
          </table:table-cell>
          <table:table-cell office:value-type="float" office:value="1238" calcext:value-type="float">
            <text:p>1238</text:p>
          </table:table-cell>
          <table:table-cell office:value-type="float" office:value="1381" calcext:value-type="float">
            <text:p>1381</text:p>
          </table:table-cell>
          <table:table-cell office:value-type="float" office:value="1478" calcext:value-type="float">
            <text:p>1478</text:p>
          </table:table-cell>
          <table:table-cell office:value-type="float" office:value="1378" calcext:value-type="float">
            <text:p>1378</text:p>
          </table:table-cell>
          <table:table-cell office:value-type="float" office:value="1470" calcext:value-type="float">
            <text:p>1470</text:p>
          </table:table-cell>
          <table:table-cell office:value-type="float" office:value="1715" calcext:value-type="float">
            <text:p>1715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0083" calcext:value-type="float">
            <text:p>10083</text:p>
          </table:table-cell>
          <table:table-cell office:value-type="float" office:value="9449" calcext:value-type="float">
            <text:p>9449</text:p>
          </table:table-cell>
          <table:table-cell office:value-type="float" office:value="10394" calcext:value-type="float">
            <text:p>10394</text:p>
          </table:table-cell>
          <table:table-cell office:value-type="float" office:value="12777" calcext:value-type="float">
            <text:p>12777</text:p>
          </table:table-cell>
          <table:table-cell office:value-type="float" office:value="12597" calcext:value-type="float">
            <text:p>12597</text:p>
          </table:table-cell>
          <table:table-cell office:value-type="float" office:value="10012" calcext:value-type="float">
            <text:p>10012</text:p>
          </table:table-cell>
          <table:table-cell office:value-type="float" office:value="9592" calcext:value-type="float">
            <text:p>9592</text:p>
          </table:table-cell>
          <table:table-cell office:value-type="float" office:value="9775" calcext:value-type="float">
            <text:p>9775</text:p>
          </table:table-cell>
          <table:table-cell office:value-type="float" office:value="9502" calcext:value-type="float">
            <text:p>9502</text:p>
          </table:table-cell>
          <table:table-cell office:value-type="float" office:value="10572" calcext:value-type="float">
            <text:p>10572</text:p>
          </table:table-cell>
          <table:table-cell office:value-type="float" office:value="13215" calcext:value-type="float">
            <text:p>13215</text:p>
          </table:table-cell>
          <table:table-cell office:value-type="float" office:value="14484" calcext:value-type="float">
            <text:p>14484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6197" calcext:value-type="float">
            <text:p>6197</text:p>
          </table:table-cell>
          <table:table-cell office:value-type="float" office:value="5782" calcext:value-type="float">
            <text:p>5782</text:p>
          </table:table-cell>
          <table:table-cell office:value-type="float" office:value="6213" calcext:value-type="float">
            <text:p>6213</text:p>
          </table:table-cell>
          <table:table-cell office:value-type="float" office:value="6691" calcext:value-type="float">
            <text:p>6691</text:p>
          </table:table-cell>
          <table:table-cell office:value-type="float" office:value="6582" calcext:value-type="float">
            <text:p>6582</text:p>
          </table:table-cell>
          <table:table-cell office:value-type="float" office:value="5885" calcext:value-type="float">
            <text:p>5885</text:p>
          </table:table-cell>
          <table:table-cell office:value-type="float" office:value="5944" calcext:value-type="float">
            <text:p>5944</text:p>
          </table:table-cell>
          <table:table-cell office:value-type="float" office:value="5927" calcext:value-type="float">
            <text:p>5927</text:p>
          </table:table-cell>
          <table:table-cell office:value-type="float" office:value="5850" calcext:value-type="float">
            <text:p>5850</text:p>
          </table:table-cell>
          <table:table-cell office:value-type="float" office:value="6644" calcext:value-type="float">
            <text:p>6644</text:p>
          </table:table-cell>
          <table:table-cell office:value-type="float" office:value="7788" calcext:value-type="float">
            <text:p>7788</text:p>
          </table:table-cell>
          <table:table-cell office:value-type="float" office:value="9014" calcext:value-type="float">
            <text:p>9014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2839" calcext:value-type="float">
            <text:p>2839</text:p>
          </table:table-cell>
          <table:table-cell office:value-type="float" office:value="2637" calcext:value-type="float">
            <text:p>2637</text:p>
          </table:table-cell>
          <table:table-cell office:value-type="float" office:value="2719" calcext:value-type="float">
            <text:p>2719</text:p>
          </table:table-cell>
          <table:table-cell office:value-type="float" office:value="2680" calcext:value-type="float">
            <text:p>2680</text:p>
          </table:table-cell>
          <table:table-cell office:value-type="float" office:value="2918" calcext:value-type="float">
            <text:p>2918</text:p>
          </table:table-cell>
          <table:table-cell office:value-type="float" office:value="2524" calcext:value-type="float">
            <text:p>2524</text:p>
          </table:table-cell>
          <table:table-cell office:value-type="float" office:value="2721" calcext:value-type="float">
            <text:p>2721</text:p>
          </table:table-cell>
          <table:table-cell office:value-type="float" office:value="2910" calcext:value-type="float">
            <text:p>2910</text:p>
          </table:table-cell>
          <table:table-cell office:value-type="float" office:value="2760" calcext:value-type="float">
            <text:p>2760</text:p>
          </table:table-cell>
          <table:table-cell office:value-type="float" office:value="3259" calcext:value-type="float">
            <text:p>3259</text:p>
          </table:table-cell>
          <table:table-cell office:value-type="float" office:value="4061" calcext:value-type="float">
            <text:p>4061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2624" calcext:value-type="float">
            <text:p>2624</text:p>
          </table:table-cell>
          <table:table-cell office:value-type="float" office:value="2346" calcext:value-type="float">
            <text:p>2346</text:p>
          </table:table-cell>
          <table:table-cell office:value-type="float" office:value="2448" calcext:value-type="float">
            <text:p>2448</text:p>
          </table:table-cell>
          <table:table-cell office:value-type="float" office:value="2375" calcext:value-type="float">
            <text:p>2375</text:p>
          </table:table-cell>
          <table:table-cell office:value-type="float" office:value="2383" calcext:value-type="float">
            <text:p>2383</text:p>
          </table:table-cell>
          <table:table-cell office:value-type="float" office:value="2275" calcext:value-type="float">
            <text:p>2275</text:p>
          </table:table-cell>
          <table:table-cell office:value-type="float" office:value="2440" calcext:value-type="float">
            <text:p>2440</text:p>
          </table:table-cell>
          <table:table-cell office:value-type="float" office:value="2547" calcext:value-type="float">
            <text:p>2547</text:p>
          </table:table-cell>
          <table:table-cell office:value-type="float" office:value="2555" calcext:value-type="float">
            <text:p>2555</text:p>
          </table:table-cell>
          <table:table-cell office:value-type="float" office:value="2856" calcext:value-type="float">
            <text:p>2856</text:p>
          </table:table-cell>
          <table:table-cell office:value-type="float" office:value="3347" calcext:value-type="float">
            <text:p>3347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4556" calcext:value-type="float">
            <text:p>4556</text:p>
          </table:table-cell>
          <table:table-cell office:value-type="float" office:value="4095" calcext:value-type="float">
            <text:p>4095</text:p>
          </table:table-cell>
          <table:table-cell office:value-type="float" office:value="4348" calcext:value-type="float">
            <text:p>4348</text:p>
          </table:table-cell>
          <table:table-cell office:value-type="float" office:value="4313" calcext:value-type="float">
            <text:p>4313</text:p>
          </table:table-cell>
          <table:table-cell office:value-type="float" office:value="4440" calcext:value-type="float">
            <text:p>4440</text:p>
          </table:table-cell>
          <table:table-cell office:value-type="float" office:value="4142" calcext:value-type="float">
            <text:p>4142</text:p>
          </table:table-cell>
          <table:table-cell office:value-type="float" office:value="4449" calcext:value-type="float">
            <text:p>4449</text:p>
          </table:table-cell>
          <table:table-cell office:value-type="float" office:value="4571" calcext:value-type="float">
            <text:p>4571</text:p>
          </table:table-cell>
          <table:table-cell office:value-type="float" office:value="4436" calcext:value-type="float">
            <text:p>4436</text:p>
          </table:table-cell>
          <table:table-cell office:value-type="float" office:value="4977" calcext:value-type="float">
            <text:p>4977</text:p>
          </table:table-cell>
          <table:table-cell office:value-type="float" office:value="5380" calcext:value-type="float">
            <text:p>5380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4239" calcext:value-type="float">
            <text:p>4239</text:p>
          </table:table-cell>
          <table:table-cell office:value-type="float" office:value="4003" calcext:value-type="float">
            <text:p>4003</text:p>
          </table:table-cell>
          <table:table-cell office:value-type="float" office:value="4743" calcext:value-type="float">
            <text:p>4743</text:p>
          </table:table-cell>
          <table:table-cell office:value-type="float" office:value="5759" calcext:value-type="float">
            <text:p>5759</text:p>
          </table:table-cell>
          <table:table-cell office:value-type="float" office:value="4779" calcext:value-type="float">
            <text:p>4779</text:p>
          </table:table-cell>
          <table:table-cell office:value-type="float" office:value="4258" calcext:value-type="float">
            <text:p>4258</text:p>
          </table:table-cell>
          <table:table-cell office:value-type="float" office:value="4988" calcext:value-type="float">
            <text:p>4988</text:p>
          </table:table-cell>
          <table:table-cell office:value-type="float" office:value="5162" calcext:value-type="float">
            <text:p>5162</text:p>
          </table:table-cell>
          <table:table-cell table:number-columns-repeated="2" office:value-type="float" office:value="4411" calcext:value-type="float">
            <text:p>4411</text:p>
          </table:table-cell>
          <table:table-cell office:value-type="float" office:value="4536" calcext:value-type="float">
            <text:p>4536</text:p>
          </table:table-cell>
          <table:table-cell office:value-type="float" office:value="5378" calcext:value-type="float">
            <text:p>5378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1370" calcext:value-type="float">
            <text:p>1370</text:p>
          </table:table-cell>
          <table:table-cell office:value-type="float" office:value="1286" calcext:value-type="float">
            <text:p>1286</text:p>
          </table:table-cell>
          <table:table-cell office:value-type="float" office:value="1315" calcext:value-type="float">
            <text:p>1315</text:p>
          </table:table-cell>
          <table:table-cell office:value-type="float" office:value="1270" calcext:value-type="float">
            <text:p>1270</text:p>
          </table:table-cell>
          <table:table-cell office:value-type="float" office:value="1254" calcext:value-type="float">
            <text:p>1254</text:p>
          </table:table-cell>
          <table:table-cell office:value-type="float" office:value="1180" calcext:value-type="float">
            <text:p>1180</text:p>
          </table:table-cell>
          <table:table-cell office:value-type="float" office:value="1282" calcext:value-type="float">
            <text:p>1282</text:p>
          </table:table-cell>
          <table:table-cell office:value-type="float" office:value="1281" calcext:value-type="float">
            <text:p>1281</text:p>
          </table:table-cell>
          <table:table-cell office:value-type="float" office:value="1316" calcext:value-type="float">
            <text:p>1316</text:p>
          </table:table-cell>
          <table:table-cell office:value-type="float" office:value="1265" calcext:value-type="float">
            <text:p>1265</text:p>
          </table:table-cell>
          <table:table-cell office:value-type="float" office:value="1419" calcext:value-type="float">
            <text:p>1419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4531" calcext:value-type="float">
            <text:p>4531</text:p>
          </table:table-cell>
          <table:table-cell office:value-type="float" office:value="4239" calcext:value-type="float">
            <text:p>4239</text:p>
          </table:table-cell>
          <table:table-cell office:value-type="float" office:value="4724" calcext:value-type="float">
            <text:p>4724</text:p>
          </table:table-cell>
          <table:table-cell office:value-type="float" office:value="6079" calcext:value-type="float">
            <text:p>6079</text:p>
          </table:table-cell>
          <table:table-cell office:value-type="float" office:value="6113" calcext:value-type="float">
            <text:p>6113</text:p>
          </table:table-cell>
          <table:table-cell office:value-type="float" office:value="4723" calcext:value-type="float">
            <text:p>4723</text:p>
          </table:table-cell>
          <table:table-cell office:value-type="float" office:value="4582" calcext:value-type="float">
            <text:p>4582</text:p>
          </table:table-cell>
          <table:table-cell office:value-type="float" office:value="4600" calcext:value-type="float">
            <text:p>4600</text:p>
          </table:table-cell>
          <table:table-cell office:value-type="float" office:value="4424" calcext:value-type="float">
            <text:p>4424</text:p>
          </table:table-cell>
          <table:table-cell office:value-type="float" office:value="4800" calcext:value-type="float">
            <text:p>4800</text:p>
          </table:table-cell>
          <table:table-cell office:value-type="float" office:value="4967" calcext:value-type="float">
            <text:p>4967</text:p>
          </table:table-cell>
          <table:table-cell office:value-type="float" office:value="6149" calcext:value-type="float">
            <text:p>6149</text:p>
          </table:table-cell>
        </table:table-row>
        <table:table-row table:style-name="ro3">
          <table:table-cell office:value-type="string" calcext:value-type="string">
            <text:p>MASSACHUSETTS</text:p>
          </table:table-cell>
          <table:table-cell office:value-type="float" office:value="5398" calcext:value-type="float">
            <text:p>5398</text:p>
          </table:table-cell>
          <table:table-cell office:value-type="float" office:value="5033" calcext:value-type="float">
            <text:p>5033</text:p>
          </table:table-cell>
          <table:table-cell office:value-type="float" office:value="5492" calcext:value-type="float">
            <text:p>5492</text:p>
          </table:table-cell>
          <table:table-cell office:value-type="float" office:value="9532" calcext:value-type="float">
            <text:p>9532</text:p>
          </table:table-cell>
          <table:table-cell office:value-type="float" office:value="7630" calcext:value-type="float">
            <text:p>7630</text:p>
          </table:table-cell>
          <table:table-cell office:value-type="float" office:value="4744" calcext:value-type="float">
            <text:p>4744</text:p>
          </table:table-cell>
          <table:table-cell office:value-type="float" office:value="4633" calcext:value-type="float">
            <text:p>4633</text:p>
          </table:table-cell>
          <table:table-cell office:value-type="float" office:value="4494" calcext:value-type="float">
            <text:p>4494</text:p>
          </table:table-cell>
          <table:table-cell office:value-type="float" office:value="4532" calcext:value-type="float">
            <text:p>4532</text:p>
          </table:table-cell>
          <table:table-cell office:value-type="float" office:value="4920" calcext:value-type="float">
            <text:p>4920</text:p>
          </table:table-cell>
          <table:table-cell office:value-type="float" office:value="5197" calcext:value-type="float">
            <text:p>5197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9069" calcext:value-type="float">
            <text:p>9069</text:p>
          </table:table-cell>
          <table:table-cell office:value-type="float" office:value="8354" calcext:value-type="float">
            <text:p>8354</text:p>
          </table:table-cell>
          <table:table-cell office:value-type="float" office:value="9802" calcext:value-type="float">
            <text:p>9802</text:p>
          </table:table-cell>
          <table:table-cell office:value-type="float" office:value="13268" calcext:value-type="float">
            <text:p>13268</text:p>
          </table:table-cell>
          <table:table-cell office:value-type="float" office:value="9462" calcext:value-type="float">
            <text:p>9462</text:p>
          </table:table-cell>
          <table:table-cell office:value-type="float" office:value="8388" calcext:value-type="float">
            <text:p>8388</text:p>
          </table:table-cell>
          <table:table-cell office:value-type="float" office:value="8608" calcext:value-type="float">
            <text:p>8608</text:p>
          </table:table-cell>
          <table:table-cell office:value-type="float" office:value="8677" calcext:value-type="float">
            <text:p>8677</text:p>
          </table:table-cell>
          <table:table-cell office:value-type="float" office:value="8555" calcext:value-type="float">
            <text:p>8555</text:p>
          </table:table-cell>
          <table:table-cell office:value-type="float" office:value="9580" calcext:value-type="float">
            <text:p>9580</text:p>
          </table:table-cell>
          <table:table-cell office:value-type="float" office:value="10969" calcext:value-type="float">
            <text:p>10969</text:p>
          </table:table-cell>
          <table:table-cell office:value-type="float" office:value="12390" calcext:value-type="float">
            <text:p>12390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4273" calcext:value-type="float">
            <text:p>4273</text:p>
          </table:table-cell>
          <table:table-cell office:value-type="float" office:value="3837" calcext:value-type="float">
            <text:p>3837</text:p>
          </table:table-cell>
          <table:table-cell office:value-type="float" office:value="4052" calcext:value-type="float">
            <text:p>4052</text:p>
          </table:table-cell>
          <table:table-cell office:value-type="float" office:value="4169" calcext:value-type="float">
            <text:p>4169</text:p>
          </table:table-cell>
          <table:table-cell office:value-type="float" office:value="4524" calcext:value-type="float">
            <text:p>4524</text:p>
          </table:table-cell>
          <table:table-cell office:value-type="float" office:value="4026" calcext:value-type="float">
            <text:p>4026</text:p>
          </table:table-cell>
          <table:table-cell office:value-type="float" office:value="3819" calcext:value-type="float">
            <text:p>3819</text:p>
          </table:table-cell>
          <table:table-cell office:value-type="float" office:value="3979" calcext:value-type="float">
            <text:p>3979</text:p>
          </table:table-cell>
          <table:table-cell office:value-type="float" office:value="3943" calcext:value-type="float">
            <text:p>3943</text:p>
          </table:table-cell>
          <table:table-cell office:value-type="float" office:value="4463" calcext:value-type="float">
            <text:p>4463</text:p>
          </table:table-cell>
          <table:table-cell office:value-type="float" office:value="5451" calcext:value-type="float">
            <text:p>5451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2852" calcext:value-type="float">
            <text:p>2852</text:p>
          </table:table-cell>
          <table:table-cell office:value-type="float" office:value="2793" calcext:value-type="float">
            <text:p>2793</text:p>
          </table:table-cell>
          <table:table-cell office:value-type="float" office:value="2962" calcext:value-type="float">
            <text:p>2962</text:p>
          </table:table-cell>
          <table:table-cell office:value-type="float" office:value="3189" calcext:value-type="float">
            <text:p>3189</text:p>
          </table:table-cell>
          <table:table-cell office:value-type="float" office:value="3413" calcext:value-type="float">
            <text:p>3413</text:p>
          </table:table-cell>
          <table:table-cell office:value-type="float" office:value="3165" calcext:value-type="float">
            <text:p>3165</text:p>
          </table:table-cell>
          <table:table-cell office:value-type="float" office:value="3712" calcext:value-type="float">
            <text:p>3712</text:p>
          </table:table-cell>
          <table:table-cell office:value-type="float" office:value="3810" calcext:value-type="float">
            <text:p>3810</text:p>
          </table:table-cell>
          <table:table-cell office:value-type="float" office:value="3209" calcext:value-type="float">
            <text:p>3209</text:p>
          </table:table-cell>
          <table:table-cell office:value-type="float" office:value="3281" calcext:value-type="float">
            <text:p>3281</text:p>
          </table:table-cell>
          <table:table-cell office:value-type="float" office:value="3473" calcext:value-type="float">
            <text:p>3473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5743" calcext:value-type="float">
            <text:p>5743</text:p>
          </table:table-cell>
          <table:table-cell office:value-type="float" office:value="5402" calcext:value-type="float">
            <text:p>5402</text:p>
          </table:table-cell>
          <table:table-cell office:value-type="float" office:value="5640" calcext:value-type="float">
            <text:p>5640</text:p>
          </table:table-cell>
          <table:table-cell office:value-type="float" office:value="5833" calcext:value-type="float">
            <text:p>5833</text:p>
          </table:table-cell>
          <table:table-cell office:value-type="float" office:value="5688" calcext:value-type="float">
            <text:p>5688</text:p>
          </table:table-cell>
          <table:table-cell office:value-type="float" office:value="5229" calcext:value-type="float">
            <text:p>5229</text:p>
          </table:table-cell>
          <table:table-cell office:value-type="float" office:value="5700" calcext:value-type="float">
            <text:p>5700</text:p>
          </table:table-cell>
          <table:table-cell office:value-type="float" office:value="5927" calcext:value-type="float">
            <text:p>5927</text:p>
          </table:table-cell>
          <table:table-cell office:value-type="float" office:value="5930" calcext:value-type="float">
            <text:p>5930</text:p>
          </table:table-cell>
          <table:table-cell office:value-type="float" office:value="6655" calcext:value-type="float">
            <text:p>6655</text:p>
          </table:table-cell>
          <table:table-cell office:value-type="float" office:value="7662" calcext:value-type="float">
            <text:p>7662</text:p>
          </table:table-cell>
          <table:table-cell office:value-type="float" office:value="8181" calcext:value-type="float">
            <text:p>8181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934" calcext:value-type="float">
            <text:p>934</text:p>
          </table:table-cell>
          <table:table-cell office:value-type="float" office:value="878" calcext:value-type="float">
            <text:p>878</text:p>
          </table:table-cell>
          <table:table-cell office:value-type="float" office:value="947" calcext:value-type="float">
            <text:p>947</text:p>
          </table:table-cell>
          <table:table-cell office:value-type="float" office:value="838" calcext:value-type="float">
            <text:p>838</text:p>
          </table:table-cell>
          <table:table-cell office:value-type="float" office:value="831" calcext:value-type="float">
            <text:p>831</text:p>
          </table:table-cell>
          <table:table-cell office:value-type="float" office:value="838" calcext:value-type="float">
            <text:p>838</text:p>
          </table:table-cell>
          <table:table-cell office:value-type="float" office:value="895" calcext:value-type="float">
            <text:p>895</text:p>
          </table:table-cell>
          <table:table-cell office:value-type="float" office:value="944" calcext:value-type="float">
            <text:p>944</text:p>
          </table:table-cell>
          <table:table-cell office:value-type="float" office:value="974" calcext:value-type="float">
            <text:p>974</text:p>
          </table:table-cell>
          <table:table-cell office:value-type="float" office:value="1286" calcext:value-type="float">
            <text:p>1286</text:p>
          </table:table-cell>
          <table:table-cell office:value-type="float" office:value="1321" calcext:value-type="float">
            <text:p>1321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1542" calcext:value-type="float">
            <text:p>1542</text:p>
          </table:table-cell>
          <table:table-cell office:value-type="float" office:value="1370" calcext:value-type="float">
            <text:p>1370</text:p>
          </table:table-cell>
          <table:table-cell office:value-type="float" office:value="1490" calcext:value-type="float">
            <text:p>1490</text:p>
          </table:table-cell>
          <table:table-cell office:value-type="float" office:value="1442" calcext:value-type="float">
            <text:p>1442</text:p>
          </table:table-cell>
          <table:table-cell office:value-type="float" office:value="1543" calcext:value-type="float">
            <text:p>1543</text:p>
          </table:table-cell>
          <table:table-cell office:value-type="float" office:value="1406" calcext:value-type="float">
            <text:p>1406</text:p>
          </table:table-cell>
          <table:table-cell office:value-type="float" office:value="1464" calcext:value-type="float">
            <text:p>1464</text:p>
          </table:table-cell>
          <table:table-cell office:value-type="float" office:value="1560" calcext:value-type="float">
            <text:p>1560</text:p>
          </table:table-cell>
          <table:table-cell office:value-type="float" office:value="1483" calcext:value-type="float">
            <text:p>1483</text:p>
          </table:table-cell>
          <table:table-cell office:value-type="float" office:value="1809" calcext:value-type="float">
            <text:p>1809</text:p>
          </table:table-cell>
          <table:table-cell office:value-type="float" office:value="2289" calcext:value-type="float">
            <text:p>2289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395" calcext:value-type="float">
            <text:p>2395</text:p>
          </table:table-cell>
          <table:table-cell office:value-type="float" office:value="2193" calcext:value-type="float">
            <text:p>2193</text:p>
          </table:table-cell>
          <table:table-cell office:value-type="float" office:value="2266" calcext:value-type="float">
            <text:p>2266</text:p>
          </table:table-cell>
          <table:table-cell office:value-type="float" office:value="2353" calcext:value-type="float">
            <text:p>2353</text:p>
          </table:table-cell>
          <table:table-cell office:value-type="float" office:value="2277" calcext:value-type="float">
            <text:p>2277</text:p>
          </table:table-cell>
          <table:table-cell office:value-type="float" office:value="2243" calcext:value-type="float">
            <text:p>2243</text:p>
          </table:table-cell>
          <table:table-cell office:value-type="float" office:value="2670" calcext:value-type="float">
            <text:p>2670</text:p>
          </table:table-cell>
          <table:table-cell office:value-type="float" office:value="2825" calcext:value-type="float">
            <text:p>2825</text:p>
          </table:table-cell>
          <table:table-cell office:value-type="float" office:value="2312" calcext:value-type="float">
            <text:p>2312</text:p>
          </table:table-cell>
          <table:table-cell office:value-type="float" office:value="2378" calcext:value-type="float">
            <text:p>2378</text:p>
          </table:table-cell>
          <table:table-cell office:value-type="float" office:value="2711" calcext:value-type="float">
            <text:p>2711</text:p>
          </table:table-cell>
          <table:table-cell office:value-type="float" office:value="3662" calcext:value-type="float">
            <text:p>3662</text:p>
          </table:table-cell>
        </table:table-row>
        <table:table-row table:style-name="ro3">
          <table:table-cell office:value-type="string" calcext:value-type="string">
            <text:p>NEW HAMPSHIRE</text:p>
          </table:table-cell>
          <table:table-cell office:value-type="float" office:value="1132" calcext:value-type="float">
            <text:p>1132</text:p>
          </table:table-cell>
          <table:table-cell office:value-type="float" office:value="1044" calcext:value-type="float">
            <text:p>1044</text:p>
          </table:table-cell>
          <table:table-cell office:value-type="float" office:value="1139" calcext:value-type="float">
            <text:p>1139</text:p>
          </table:table-cell>
          <table:table-cell office:value-type="float" office:value="1148" calcext:value-type="float">
            <text:p>1148</text:p>
          </table:table-cell>
          <table:table-cell office:value-type="float" office:value="1227" calcext:value-type="float">
            <text:p>1227</text:p>
          </table:table-cell>
          <table:table-cell table:number-columns-repeated="2" office:value-type="float" office:value="1139" calcext:value-type="float">
            <text:p>1139</text:p>
          </table:table-cell>
          <table:table-cell office:value-type="float" office:value="1045" calcext:value-type="float">
            <text:p>1045</text:p>
          </table:table-cell>
          <table:table-cell office:value-type="float" office:value="1072" calcext:value-type="float">
            <text:p>1072</text:p>
          </table:table-cell>
          <table:table-cell office:value-type="float" office:value="1100" calcext:value-type="float">
            <text:p>1100</text:p>
          </table:table-cell>
          <table:table-cell office:value-type="float" office:value="1202" calcext:value-type="float">
            <text:p>1202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7022" calcext:value-type="float">
            <text:p>7022</text:p>
          </table:table-cell>
          <table:table-cell office:value-type="float" office:value="6316" calcext:value-type="float">
            <text:p>6316</text:p>
          </table:table-cell>
          <table:table-cell office:value-type="float" office:value="8056" calcext:value-type="float">
            <text:p>8056</text:p>
          </table:table-cell>
          <table:table-cell office:value-type="float" office:value="18312" calcext:value-type="float">
            <text:p>18312</text:p>
          </table:table-cell>
          <table:table-cell office:value-type="float" office:value="9749" calcext:value-type="float">
            <text:p>9749</text:p>
          </table:table-cell>
          <table:table-cell office:value-type="float" office:value="6387" calcext:value-type="float">
            <text:p>6387</text:p>
          </table:table-cell>
          <table:table-cell office:value-type="float" office:value="6178" calcext:value-type="float">
            <text:p>6178</text:p>
          </table:table-cell>
          <table:table-cell office:value-type="float" office:value="6020" calcext:value-type="float">
            <text:p>6020</text:p>
          </table:table-cell>
          <table:table-cell office:value-type="float" office:value="5964" calcext:value-type="float">
            <text:p>5964</text:p>
          </table:table-cell>
          <table:table-cell office:value-type="float" office:value="6322" calcext:value-type="float">
            <text:p>6322</text:p>
          </table:table-cell>
          <table:table-cell office:value-type="float" office:value="7192" calcext:value-type="float">
            <text:p>7192</text:p>
          </table:table-cell>
          <table:table-cell office:value-type="float" office:value="9307" calcext:value-type="float">
            <text:p>9307</text:p>
          </table:table-cell>
        </table:table-row>
        <table:table-row table:style-name="ro3">
          <table:table-cell office:value-type="string" calcext:value-type="string">
            <text:p>NEW MEXICO</text:p>
          </table:table-cell>
          <table:table-cell office:value-type="float" office:value="1818" calcext:value-type="float">
            <text:p>1818</text:p>
          </table:table-cell>
          <table:table-cell office:value-type="float" office:value="1644" calcext:value-type="float">
            <text:p>1644</text:p>
          </table:table-cell>
          <table:table-cell office:value-type="float" office:value="1710" calcext:value-type="float">
            <text:p>1710</text:p>
          </table:table-cell>
          <table:table-cell office:value-type="float" office:value="1814" calcext:value-type="float">
            <text:p>1814</text:p>
          </table:table-cell>
          <table:table-cell office:value-type="float" office:value="2014" calcext:value-type="float">
            <text:p>2014</text:p>
          </table:table-cell>
          <table:table-cell office:value-type="float" office:value="1877" calcext:value-type="float">
            <text:p>1877</text:p>
          </table:table-cell>
          <table:table-cell office:value-type="float" office:value="1926" calcext:value-type="float">
            <text:p>1926</text:p>
          </table:table-cell>
          <table:table-cell office:value-type="float" office:value="1866" calcext:value-type="float">
            <text:p>1866</text:p>
          </table:table-cell>
          <table:table-cell office:value-type="float" office:value="1734" calcext:value-type="float">
            <text:p>1734</text:p>
          </table:table-cell>
          <table:table-cell office:value-type="float" office:value="1924" calcext:value-type="float">
            <text:p>1924</text:p>
          </table:table-cell>
          <table:table-cell office:value-type="float" office:value="2555" calcext:value-type="float">
            <text:p>2555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4515" calcext:value-type="float">
            <text:p>14515</text:p>
          </table:table-cell>
          <table:table-cell office:value-type="float" office:value="13321" calcext:value-type="float">
            <text:p>13321</text:p>
          </table:table-cell>
          <table:table-cell office:value-type="float" office:value="18939" calcext:value-type="float">
            <text:p>18939</text:p>
          </table:table-cell>
          <table:table-cell office:value-type="float" office:value="41564" calcext:value-type="float">
            <text:p>41564</text:p>
          </table:table-cell>
          <table:table-cell office:value-type="float" office:value="17973" calcext:value-type="float">
            <text:p>17973</text:p>
          </table:table-cell>
          <table:table-cell office:value-type="float" office:value="12869" calcext:value-type="float">
            <text:p>12869</text:p>
          </table:table-cell>
          <table:table-cell office:value-type="float" office:value="12796" calcext:value-type="float">
            <text:p>12796</text:p>
          </table:table-cell>
          <table:table-cell office:value-type="float" office:value="12582" calcext:value-type="float">
            <text:p>12582</text:p>
          </table:table-cell>
          <table:table-cell office:value-type="float" office:value="12602" calcext:value-type="float">
            <text:p>12602</text:p>
          </table:table-cell>
          <table:table-cell office:value-type="float" office:value="13457" calcext:value-type="float">
            <text:p>13457</text:p>
          </table:table-cell>
          <table:table-cell office:value-type="float" office:value="14237" calcext:value-type="float">
            <text:p>14237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3">
          <table:table-cell office:value-type="string" calcext:value-type="string">
            <text:p>NORTH CAROLINA</text:p>
          </table:table-cell>
          <table:table-cell office:value-type="float" office:value="8641" calcext:value-type="float">
            <text:p>8641</text:p>
          </table:table-cell>
          <table:table-cell office:value-type="float" office:value="8236" calcext:value-type="float">
            <text:p>8236</text:p>
          </table:table-cell>
          <table:table-cell office:value-type="float" office:value="8758" calcext:value-type="float">
            <text:p>8758</text:p>
          </table:table-cell>
          <table:table-cell office:value-type="float" office:value="8651" calcext:value-type="float">
            <text:p>8651</text:p>
          </table:table-cell>
          <table:table-cell office:value-type="float" office:value="8877" calcext:value-type="float">
            <text:p>8877</text:p>
          </table:table-cell>
          <table:table-cell office:value-type="float" office:value="8218" calcext:value-type="float">
            <text:p>8218</text:p>
          </table:table-cell>
          <table:table-cell office:value-type="float" office:value="8974" calcext:value-type="float">
            <text:p>8974</text:p>
          </table:table-cell>
          <table:table-cell office:value-type="float" office:value="9241" calcext:value-type="float">
            <text:p>9241</text:p>
          </table:table-cell>
          <table:table-cell office:value-type="float" office:value="9092" calcext:value-type="float">
            <text:p>9092</text:p>
          </table:table-cell>
          <table:table-cell office:value-type="float" office:value="9332" calcext:value-type="float">
            <text:p>9332</text:p>
          </table:table-cell>
          <table:table-cell office:value-type="float" office:value="9674" calcext:value-type="float">
            <text:p>9674</text:p>
          </table:table-cell>
          <table:table-cell office:value-type="float" office:value="11339" calcext:value-type="float">
            <text:p>11339</text:p>
          </table:table-cell>
        </table:table-row>
        <table:table-row table:style-name="ro3">
          <table:table-cell office:value-type="string" calcext:value-type="string">
            <text:p>NORTH DAKOTA</text:p>
          </table:table-cell>
          <table:table-cell office:value-type="float" office:value="602" calcext:value-type="float">
            <text:p>602</text:p>
          </table:table-cell>
          <table:table-cell office:value-type="float" office:value="581" calcext:value-type="float">
            <text:p>581</text:p>
          </table:table-cell>
          <table:table-cell office:value-type="float" office:value="587" calcext:value-type="float">
            <text:p>587</text:p>
          </table:table-cell>
          <table:table-cell office:value-type="float" office:value="600" calcext:value-type="float">
            <text:p>600</text:p>
          </table:table-cell>
          <table:table-cell office:value-type="float" office:value="593" calcext:value-type="float">
            <text:p>593</text:p>
          </table:table-cell>
          <table:table-cell office:value-type="float" office:value="546" calcext:value-type="float">
            <text:p>546</text:p>
          </table:table-cell>
          <table:table-cell office:value-type="float" office:value="538" calcext:value-type="float">
            <text:p>538</text:p>
          </table:table-cell>
          <table:table-cell office:value-type="float" office:value="579" calcext:value-type="float">
            <text:p>579</text:p>
          </table:table-cell>
          <table:table-cell office:value-type="float" office:value="643" calcext:value-type="float">
            <text:p>643</text:p>
          </table:table-cell>
          <table:table-cell office:value-type="float" office:value="910" calcext:value-type="float">
            <text:p>910</text:p>
          </table:table-cell>
          <table:table-cell office:value-type="float" office:value="1036" calcext:value-type="float">
            <text:p>1036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11251" calcext:value-type="float">
            <text:p>11251</text:p>
          </table:table-cell>
          <table:table-cell office:value-type="float" office:value="10342" calcext:value-type="float">
            <text:p>10342</text:p>
          </table:table-cell>
          <table:table-cell office:value-type="float" office:value="11123" calcext:value-type="float">
            <text:p>11123</text:p>
          </table:table-cell>
          <table:table-cell office:value-type="float" office:value="11499" calcext:value-type="float">
            <text:p>11499</text:p>
          </table:table-cell>
          <table:table-cell office:value-type="float" office:value="11675" calcext:value-type="float">
            <text:p>11675</text:p>
          </table:table-cell>
          <table:table-cell office:value-type="float" office:value="10546" calcext:value-type="float">
            <text:p>10546</text:p>
          </table:table-cell>
          <table:table-cell office:value-type="float" office:value="11230" calcext:value-type="float">
            <text:p>11230</text:p>
          </table:table-cell>
          <table:table-cell office:value-type="float" office:value="11421" calcext:value-type="float">
            <text:p>11421</text:p>
          </table:table-cell>
          <table:table-cell office:value-type="float" office:value="10874" calcext:value-type="float">
            <text:p>10874</text:p>
          </table:table-cell>
          <table:table-cell office:value-type="float" office:value="11869" calcext:value-type="float">
            <text:p>11869</text:p>
          </table:table-cell>
          <table:table-cell office:value-type="float" office:value="13905" calcext:value-type="float">
            <text:p>13905</text:p>
          </table:table-cell>
          <table:table-cell office:value-type="float" office:value="17852" calcext:value-type="float">
            <text:p>17852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3838" calcext:value-type="float">
            <text:p>3838</text:p>
          </table:table-cell>
          <table:table-cell office:value-type="float" office:value="3481" calcext:value-type="float">
            <text:p>3481</text:p>
          </table:table-cell>
          <table:table-cell office:value-type="float" office:value="3716" calcext:value-type="float">
            <text:p>3716</text:p>
          </table:table-cell>
          <table:table-cell office:value-type="float" office:value="3535" calcext:value-type="float">
            <text:p>3535</text:p>
          </table:table-cell>
          <table:table-cell office:value-type="float" office:value="3473" calcext:value-type="float">
            <text:p>3473</text:p>
          </table:table-cell>
          <table:table-cell office:value-type="float" office:value="3392" calcext:value-type="float">
            <text:p>3392</text:p>
          </table:table-cell>
          <table:table-cell office:value-type="float" office:value="3754" calcext:value-type="float">
            <text:p>3754</text:p>
          </table:table-cell>
          <table:table-cell office:value-type="float" office:value="3834" calcext:value-type="float">
            <text:p>3834</text:p>
          </table:table-cell>
          <table:table-cell office:value-type="float" office:value="3666" calcext:value-type="float">
            <text:p>3666</text:p>
          </table:table-cell>
          <table:table-cell office:value-type="float" office:value="4303" calcext:value-type="float">
            <text:p>4303</text:p>
          </table:table-cell>
          <table:table-cell office:value-type="float" office:value="4920" calcext:value-type="float">
            <text:p>4920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3297" calcext:value-type="float">
            <text:p>3297</text:p>
          </table:table-cell>
          <table:table-cell office:value-type="float" office:value="3068" calcext:value-type="float">
            <text:p>3068</text:p>
          </table:table-cell>
          <table:table-cell office:value-type="float" office:value="3386" calcext:value-type="float">
            <text:p>3386</text:p>
          </table:table-cell>
          <table:table-cell office:value-type="float" office:value="3264" calcext:value-type="float">
            <text:p>3264</text:p>
          </table:table-cell>
          <table:table-cell office:value-type="float" office:value="3205" calcext:value-type="float">
            <text:p>3205</text:p>
          </table:table-cell>
          <table:table-cell office:value-type="float" office:value="3071" calcext:value-type="float">
            <text:p>3071</text:p>
          </table:table-cell>
          <table:table-cell office:value-type="float" office:value="3227" calcext:value-type="float">
            <text:p>3227</text:p>
          </table:table-cell>
          <table:table-cell office:value-type="float" office:value="3362" calcext:value-type="float">
            <text:p>3362</text:p>
          </table:table-cell>
          <table:table-cell office:value-type="float" office:value="3211" calcext:value-type="float">
            <text:p>3211</text:p>
          </table:table-cell>
          <table:table-cell office:value-type="float" office:value="3321" calcext:value-type="float">
            <text:p>3321</text:p>
          </table:table-cell>
          <table:table-cell office:value-type="float" office:value="3647" calcext:value-type="float">
            <text:p>3647</text:p>
          </table:table-cell>
          <table:table-cell office:value-type="float" office:value="4091" calcext:value-type="float">
            <text:p>4091</text:p>
          </table:table-cell>
        </table:table-row>
        <table:table-row table:style-name="ro3">
          <table:table-cell office:value-type="string" calcext:value-type="string">
            <text:p>PENNSYLVANIA</text:p>
          </table:table-cell>
          <table:table-cell office:value-type="float" office:value="12396" calcext:value-type="float">
            <text:p>12396</text:p>
          </table:table-cell>
          <table:table-cell office:value-type="float" office:value="11346" calcext:value-type="float">
            <text:p>11346</text:p>
          </table:table-cell>
          <table:table-cell office:value-type="float" office:value="12005" calcext:value-type="float">
            <text:p>12005</text:p>
          </table:table-cell>
          <table:table-cell office:value-type="float" office:value="15275" calcext:value-type="float">
            <text:p>15275</text:p>
          </table:table-cell>
          <table:table-cell office:value-type="float" office:value="13718" calcext:value-type="float">
            <text:p>13718</text:p>
          </table:table-cell>
          <table:table-cell office:value-type="float" office:value="11107" calcext:value-type="float">
            <text:p>11107</text:p>
          </table:table-cell>
          <table:table-cell office:value-type="float" office:value="11426" calcext:value-type="float">
            <text:p>11426</text:p>
          </table:table-cell>
          <table:table-cell office:value-type="float" office:value="11389" calcext:value-type="float">
            <text:p>11389</text:p>
          </table:table-cell>
          <table:table-cell office:value-type="float" office:value="11233" calcext:value-type="float">
            <text:p>11233</text:p>
          </table:table-cell>
          <table:table-cell office:value-type="float" office:value="11963" calcext:value-type="float">
            <text:p>11963</text:p>
          </table:table-cell>
          <table:table-cell office:value-type="float" office:value="14072" calcext:value-type="float">
            <text:p>14072</text:p>
          </table:table-cell>
          <table:table-cell office:value-type="float" office:value="19093" calcext:value-type="float">
            <text:p>19093</text:p>
          </table:table-cell>
        </table:table-row>
        <table:table-row table:style-name="ro3">
          <table:table-cell office:value-type="string" calcext:value-type="string">
            <text:p>RHODE ISLAND</text:p>
          </table:table-cell>
          <table:table-cell office:value-type="float" office:value="888" calcext:value-type="float">
            <text:p>888</text:p>
          </table:table-cell>
          <table:table-cell office:value-type="float" office:value="874" calcext:value-type="float">
            <text:p>874</text:p>
          </table:table-cell>
          <table:table-cell office:value-type="float" office:value="930" calcext:value-type="float">
            <text:p>930</text:p>
          </table:table-cell>
          <table:table-cell office:value-type="float" office:value="1155" calcext:value-type="float">
            <text:p>1155</text:p>
          </table:table-cell>
          <table:table-cell office:value-type="float" office:value="1302" calcext:value-type="float">
            <text:p>1302</text:p>
          </table:table-cell>
          <table:table-cell office:value-type="float" office:value="924" calcext:value-type="float">
            <text:p>924</text:p>
          </table:table-cell>
          <table:table-cell office:value-type="float" office:value="785" calcext:value-type="float">
            <text:p>785</text:p>
          </table:table-cell>
          <table:table-cell office:value-type="float" office:value="863" calcext:value-type="float">
            <text:p>863</text:p>
          </table:table-cell>
          <table:table-cell office:value-type="float" office:value="854" calcext:value-type="float">
            <text:p>854</text:p>
          </table:table-cell>
          <table:table-cell office:value-type="float" office:value="883" calcext:value-type="float">
            <text:p>883</text:p>
          </table:table-cell>
          <table:table-cell office:value-type="float" office:value="998" calcext:value-type="float">
            <text:p>998</text:p>
          </table:table-cell>
          <table:table-cell office:value-type="float" office:value="1337" calcext:value-type="float">
            <text:p>1337</text:p>
          </table:table-cell>
        </table:table-row>
        <table:table-row table:style-name="ro3">
          <table:table-cell office:value-type="string" calcext:value-type="string">
            <text:p>SOUTH CAROLINA</text:p>
          </table:table-cell>
          <table:table-cell office:value-type="float" office:value="4805" calcext:value-type="float">
            <text:p>4805</text:p>
          </table:table-cell>
          <table:table-cell office:value-type="float" office:value="4406" calcext:value-type="float">
            <text:p>4406</text:p>
          </table:table-cell>
          <table:table-cell office:value-type="float" office:value="4883" calcext:value-type="float">
            <text:p>4883</text:p>
          </table:table-cell>
          <table:table-cell office:value-type="float" office:value="4670" calcext:value-type="float">
            <text:p>4670</text:p>
          </table:table-cell>
          <table:table-cell office:value-type="float" office:value="4795" calcext:value-type="float">
            <text:p>4795</text:p>
          </table:table-cell>
          <table:table-cell office:value-type="float" office:value="4703" calcext:value-type="float">
            <text:p>4703</text:p>
          </table:table-cell>
          <table:table-cell office:value-type="float" office:value="5900" calcext:value-type="float">
            <text:p>5900</text:p>
          </table:table-cell>
          <table:table-cell office:value-type="float" office:value="5742" calcext:value-type="float">
            <text:p>5742</text:p>
          </table:table-cell>
          <table:table-cell office:value-type="float" office:value="5133" calcext:value-type="float">
            <text:p>5133</text:p>
          </table:table-cell>
          <table:table-cell office:value-type="float" office:value="5172" calcext:value-type="float">
            <text:p>5172</text:p>
          </table:table-cell>
          <table:table-cell office:value-type="float" office:value="5189" calcext:value-type="float">
            <text:p>5189</text:p>
          </table:table-cell>
          <table:table-cell office:value-type="float" office:value="6183" calcext:value-type="float">
            <text:p>6183</text:p>
          </table:table-cell>
        </table:table-row>
        <table:table-row table:style-name="ro3">
          <table:table-cell office:value-type="string" calcext:value-type="string">
            <text:p>SOUTH DAKOTA</text:p>
          </table:table-cell>
          <table:table-cell office:value-type="float" office:value="718" calcext:value-type="float">
            <text:p>718</text:p>
          </table:table-cell>
          <table:table-cell office:value-type="float" office:value="682" calcext:value-type="float">
            <text:p>682</text:p>
          </table:table-cell>
          <table:table-cell office:value-type="float" office:value="732" calcext:value-type="float">
            <text:p>732</text:p>
          </table:table-cell>
          <table:table-cell office:value-type="float" office:value="686" calcext:value-type="float">
            <text:p>686</text:p>
          </table:table-cell>
          <table:table-cell office:value-type="float" office:value="707" calcext:value-type="float">
            <text:p>707</text:p>
          </table:table-cell>
          <table:table-cell office:value-type="float" office:value="660" calcext:value-type="float">
            <text:p>660</text:p>
          </table:table-cell>
          <table:table-cell office:value-type="float" office:value="728" calcext:value-type="float">
            <text:p>728</text:p>
          </table:table-cell>
          <table:table-cell office:value-type="float" office:value="773" calcext:value-type="float">
            <text:p>773</text:p>
          </table:table-cell>
          <table:table-cell office:value-type="float" office:value="790" calcext:value-type="float">
            <text:p>790</text:p>
          </table:table-cell>
          <table:table-cell office:value-type="float" office:value="990" calcext:value-type="float">
            <text:p>990</text:p>
          </table:table-cell>
          <table:table-cell office:value-type="float" office:value="1434" calcext:value-type="float">
            <text:p>1434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6791" calcext:value-type="float">
            <text:p>6791</text:p>
          </table:table-cell>
          <table:table-cell office:value-type="float" office:value="5983" calcext:value-type="float">
            <text:p>5983</text:p>
          </table:table-cell>
          <table:table-cell office:value-type="float" office:value="6589" calcext:value-type="float">
            <text:p>6589</text:p>
          </table:table-cell>
          <table:table-cell office:value-type="float" office:value="6191" calcext:value-type="float">
            <text:p>6191</text:p>
          </table:table-cell>
          <table:table-cell office:value-type="float" office:value="6373" calcext:value-type="float">
            <text:p>6373</text:p>
          </table:table-cell>
          <table:table-cell office:value-type="float" office:value="6220" calcext:value-type="float">
            <text:p>6220</text:p>
          </table:table-cell>
          <table:table-cell office:value-type="float" office:value="7006" calcext:value-type="float">
            <text:p>7006</text:p>
          </table:table-cell>
          <table:table-cell office:value-type="float" office:value="7060" calcext:value-type="float">
            <text:p>7060</text:p>
          </table:table-cell>
          <table:table-cell office:value-type="float" office:value="6886" calcext:value-type="float">
            <text:p>6886</text:p>
          </table:table-cell>
          <table:table-cell office:value-type="float" office:value="7554" calcext:value-type="float">
            <text:p>7554</text:p>
          </table:table-cell>
          <table:table-cell office:value-type="float" office:value="7852" calcext:value-type="float">
            <text:p>7852</text:p>
          </table:table-cell>
          <table:table-cell office:value-type="float" office:value="9471" calcext:value-type="float">
            <text:p>9471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8785" calcext:value-type="float">
            <text:p>18785</text:p>
          </table:table-cell>
          <table:table-cell office:value-type="float" office:value="17384" calcext:value-type="float">
            <text:p>17384</text:p>
          </table:table-cell>
          <table:table-cell office:value-type="float" office:value="18318" calcext:value-type="float">
            <text:p>18318</text:p>
          </table:table-cell>
          <table:table-cell office:value-type="float" office:value="18313" calcext:value-type="float">
            <text:p>18313</text:p>
          </table:table-cell>
          <table:table-cell office:value-type="float" office:value="18470" calcext:value-type="float">
            <text:p>18470</text:p>
          </table:table-cell>
          <table:table-cell office:value-type="float" office:value="18907" calcext:value-type="float">
            <text:p>18907</text:p>
          </table:table-cell>
          <table:table-cell office:value-type="float" office:value="26121" calcext:value-type="float">
            <text:p>26121</text:p>
          </table:table-cell>
          <table:table-cell office:value-type="float" office:value="23561" calcext:value-type="float">
            <text:p>23561</text:p>
          </table:table-cell>
          <table:table-cell office:value-type="float" office:value="19615" calcext:value-type="float">
            <text:p>19615</text:p>
          </table:table-cell>
          <table:table-cell office:value-type="float" office:value="20935" calcext:value-type="float">
            <text:p>20935</text:p>
          </table:table-cell>
          <table:table-cell office:value-type="float" office:value="23121" calcext:value-type="float">
            <text:p>23121</text:p>
          </table:table-cell>
          <table:table-cell office:value-type="float" office:value="26637" calcext:value-type="float">
            <text:p>26637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1711" calcext:value-type="float">
            <text:p>1711</text:p>
          </table:table-cell>
          <table:table-cell office:value-type="float" office:value="1588" calcext:value-type="float">
            <text:p>1588</text:p>
          </table:table-cell>
          <table:table-cell office:value-type="float" office:value="1758" calcext:value-type="float">
            <text:p>1758</text:p>
          </table:table-cell>
          <table:table-cell office:value-type="float" office:value="1616" calcext:value-type="float">
            <text:p>1616</text:p>
          </table:table-cell>
          <table:table-cell office:value-type="float" office:value="1657" calcext:value-type="float">
            <text:p>1657</text:p>
          </table:table-cell>
          <table:table-cell office:value-type="float" office:value="1642" calcext:value-type="float">
            <text:p>1642</text:p>
          </table:table-cell>
          <table:table-cell office:value-type="float" office:value="1852" calcext:value-type="float">
            <text:p>1852</text:p>
          </table:table-cell>
          <table:table-cell office:value-type="float" office:value="1798" calcext:value-type="float">
            <text:p>1798</text:p>
          </table:table-cell>
          <table:table-cell office:value-type="float" office:value="1659" calcext:value-type="float">
            <text:p>1659</text:p>
          </table:table-cell>
          <table:table-cell office:value-type="float" office:value="1873" calcext:value-type="float">
            <text:p>1873</text:p>
          </table:table-cell>
          <table:table-cell office:value-type="float" office:value="2050" calcext:value-type="float">
            <text:p>2050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515" calcext:value-type="float">
            <text:p>515</text:p>
          </table:table-cell>
          <table:table-cell office:value-type="float" office:value="521" calcext:value-type="float">
            <text:p>521</text:p>
          </table:table-cell>
          <table:table-cell office:value-type="float" office:value="595" calcext:value-type="float">
            <text:p>595</text:p>
          </table:table-cell>
          <table:table-cell office:value-type="float" office:value="550" calcext:value-type="float">
            <text:p>550</text:p>
          </table:table-cell>
          <table:table-cell office:value-type="float" office:value="518" calcext:value-type="float">
            <text:p>518</text:p>
          </table:table-cell>
          <table:table-cell office:value-type="float" office:value="490" calcext:value-type="float">
            <text:p>490</text:p>
          </table:table-cell>
          <table:table-cell office:value-type="float" office:value="482" calcext:value-type="float">
            <text:p>482</text:p>
          </table:table-cell>
          <table:table-cell office:value-type="float" office:value="514" calcext:value-type="float">
            <text:p>514</text:p>
          </table:table-cell>
          <table:table-cell office:value-type="float" office:value="504" calcext:value-type="float">
            <text:p>504</text:p>
          </table:table-cell>
          <table:table-cell office:value-type="float" office:value="547" calcext:value-type="float">
            <text:p>547</text:p>
          </table:table-cell>
          <table:table-cell office:value-type="float" office:value="538" calcext:value-type="float">
            <text:p>53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6673" calcext:value-type="float">
            <text:p>6673</text:p>
          </table:table-cell>
          <table:table-cell office:value-type="float" office:value="6047" calcext:value-type="float">
            <text:p>6047</text:p>
          </table:table-cell>
          <table:table-cell office:value-type="float" office:value="6580" calcext:value-type="float">
            <text:p>6580</text:p>
          </table:table-cell>
          <table:table-cell office:value-type="float" office:value="6997" calcext:value-type="float">
            <text:p>6997</text:p>
          </table:table-cell>
          <table:table-cell office:value-type="float" office:value="6805" calcext:value-type="float">
            <text:p>6805</text:p>
          </table:table-cell>
          <table:table-cell office:value-type="float" office:value="6065" calcext:value-type="float">
            <text:p>6065</text:p>
          </table:table-cell>
          <table:table-cell office:value-type="float" office:value="6487" calcext:value-type="float">
            <text:p>6487</text:p>
          </table:table-cell>
          <table:table-cell office:value-type="float" office:value="6605" calcext:value-type="float">
            <text:p>6605</text:p>
          </table:table-cell>
          <table:table-cell office:value-type="float" office:value="6437" calcext:value-type="float">
            <text:p>6437</text:p>
          </table:table-cell>
          <table:table-cell office:value-type="float" office:value="6683" calcext:value-type="float">
            <text:p>6683</text:p>
          </table:table-cell>
          <table:table-cell office:value-type="float" office:value="6901" calcext:value-type="float">
            <text:p>6901</text:p>
          </table:table-cell>
          <table:table-cell office:value-type="float" office:value="8273" calcext:value-type="float">
            <text:p>8273</text:p>
          </table:table-cell>
        </table:table-row>
        <table:table-row table:style-name="ro3">
          <table:table-cell office:value-type="string" calcext:value-type="string">
            <text:p>WASHINGTON</text:p>
          </table:table-cell>
          <table:table-cell office:value-type="float" office:value="5364" calcext:value-type="float">
            <text:p>5364</text:p>
          </table:table-cell>
          <table:table-cell office:value-type="float" office:value="4782" calcext:value-type="float">
            <text:p>4782</text:p>
          </table:table-cell>
          <table:table-cell office:value-type="float" office:value="5436" calcext:value-type="float">
            <text:p>5436</text:p>
          </table:table-cell>
          <table:table-cell office:value-type="float" office:value="5371" calcext:value-type="float">
            <text:p>5371</text:p>
          </table:table-cell>
          <table:table-cell office:value-type="float" office:value="4992" calcext:value-type="float">
            <text:p>4992</text:p>
          </table:table-cell>
          <table:table-cell office:value-type="float" office:value="4703" calcext:value-type="float">
            <text:p>4703</text:p>
          </table:table-cell>
          <table:table-cell office:value-type="float" office:value="5228" calcext:value-type="float">
            <text:p>5228</text:p>
          </table:table-cell>
          <table:table-cell office:value-type="float" office:value="5241" calcext:value-type="float">
            <text:p>5241</text:p>
          </table:table-cell>
          <table:table-cell office:value-type="float" office:value="5026" calcext:value-type="float">
            <text:p>5026</text:p>
          </table:table-cell>
          <table:table-cell office:value-type="float" office:value="5197" calcext:value-type="float">
            <text:p>5197</text:p>
          </table:table-cell>
          <table:table-cell office:value-type="float" office:value="5539" calcext:value-type="float">
            <text:p>5539</text:p>
          </table:table-cell>
          <table:table-cell office:value-type="float" office:value="6116" calcext:value-type="float">
            <text:p>6116</text:p>
          </table:table-cell>
        </table:table-row>
        <table:table-row table:style-name="ro3">
          <table:table-cell office:value-type="string" calcext:value-type="string">
            <text:p>WEST VIRGINIA</text:p>
          </table:table-cell>
          <table:table-cell office:value-type="float" office:value="2223" calcext:value-type="float">
            <text:p>2223</text:p>
          </table:table-cell>
          <table:table-cell office:value-type="float" office:value="2008" calcext:value-type="float">
            <text:p>2008</text:p>
          </table:table-cell>
          <table:table-cell office:value-type="float" office:value="2184" calcext:value-type="float">
            <text:p>2184</text:p>
          </table:table-cell>
          <table:table-cell office:value-type="float" office:value="2075" calcext:value-type="float">
            <text:p>2075</text:p>
          </table:table-cell>
          <table:table-cell office:value-type="float" office:value="2039" calcext:value-type="float">
            <text:p>2039</text:p>
          </table:table-cell>
          <table:table-cell office:value-type="float" office:value="1912" calcext:value-type="float">
            <text:p>1912</text:p>
          </table:table-cell>
          <table:table-cell office:value-type="float" office:value="2094" calcext:value-type="float">
            <text:p>2094</text:p>
          </table:table-cell>
          <table:table-cell office:value-type="float" office:value="2146" calcext:value-type="float">
            <text:p>2146</text:p>
          </table:table-cell>
          <table:table-cell office:value-type="float" office:value="2102" calcext:value-type="float">
            <text:p>2102</text:p>
          </table:table-cell>
          <table:table-cell office:value-type="float" office:value="2133" calcext:value-type="float">
            <text:p>2133</text:p>
          </table:table-cell>
          <table:table-cell office:value-type="float" office:value="2422" calcext:value-type="float">
            <text:p>2422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4956" calcext:value-type="float">
            <text:p>4956</text:p>
          </table:table-cell>
          <table:table-cell office:value-type="float" office:value="4662" calcext:value-type="float">
            <text:p>4662</text:p>
          </table:table-cell>
          <table:table-cell office:value-type="float" office:value="5017" calcext:value-type="float">
            <text:p>5017</text:p>
          </table:table-cell>
          <table:table-cell office:value-type="float" office:value="4894" calcext:value-type="float">
            <text:p>4894</text:p>
          </table:table-cell>
          <table:table-cell office:value-type="float" office:value="4806" calcext:value-type="float">
            <text:p>4806</text:p>
          </table:table-cell>
          <table:table-cell office:value-type="float" office:value="4499" calcext:value-type="float">
            <text:p>4499</text:p>
          </table:table-cell>
          <table:table-cell office:value-type="float" office:value="4735" calcext:value-type="float">
            <text:p>4735</text:p>
          </table:table-cell>
          <table:table-cell office:value-type="float" office:value="4853" calcext:value-type="float">
            <text:p>4853</text:p>
          </table:table-cell>
          <table:table-cell office:value-type="float" office:value="4706" calcext:value-type="float">
            <text:p>4706</text:p>
          </table:table-cell>
          <table:table-cell office:value-type="float" office:value="5750" calcext:value-type="float">
            <text:p>5750</text:p>
          </table:table-cell>
          <table:table-cell office:value-type="float" office:value="7088" calcext:value-type="float">
            <text:p>7088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496" calcext:value-type="float">
            <text:p>496</text:p>
          </table:table-cell>
          <table:table-cell office:value-type="float" office:value="416" calcext:value-type="float">
            <text:p>416</text:p>
          </table:table-cell>
          <table:table-cell office:value-type="float" office:value="456" calcext:value-type="float">
            <text:p>456</text:p>
          </table:table-cell>
          <table:table-cell office:value-type="float" office:value="450" calcext:value-type="float">
            <text:p>450</text:p>
          </table:table-cell>
          <table:table-cell office:value-type="float" office:value="433" calcext:value-type="float">
            <text:p>433</text:p>
          </table:table-cell>
          <table:table-cell office:value-type="float" office:value="439" calcext:value-type="float">
            <text:p>439</text:p>
          </table:table-cell>
          <table:table-cell office:value-type="float" office:value="478" calcext:value-type="float">
            <text:p>478</text:p>
          </table:table-cell>
          <table:table-cell office:value-type="float" office:value="490" calcext:value-type="float">
            <text:p>490</text:p>
          </table:table-cell>
          <table:table-cell office:value-type="float" office:value="515" calcext:value-type="float">
            <text:p>515</text:p>
          </table:table-cell>
          <table:table-cell office:value-type="float" office:value="552" calcext:value-type="float">
            <text:p>552</text:p>
          </table:table-cell>
          <table:table-cell office:value-type="float" office:value="624" calcext:value-type="float">
            <text:p>624</text:p>
          </table:table-cell>
          <table:table-cell office:value-type="float" office:value="665" calcext:value-type="float">
            <text:p>665</text:p>
          </table:table-cell>
        </table:table-row>
      </table:table>
      <table:table table:name="2021" table:style-name="ta1">
        <table:table-column table:style-name="co7" table:number-columns-repeated="7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January</text:p>
          </table:table-cell>
          <table:table-cell table:style-name="ce1" office:value-type="string" calcext:value-type="string">
            <text:p>February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e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7942" calcext:value-type="float">
            <text:p>7942</text:p>
          </table:table-cell>
          <table:table-cell office:value-type="float" office:value="5642" calcext:value-type="float">
            <text:p>5642</text:p>
          </table:table-cell>
          <table:table-cell office:value-type="float" office:value="5150" calcext:value-type="float">
            <text:p>5150</text:p>
          </table:table-cell>
          <table:table-cell office:value-type="float" office:value="5038" calcext:value-type="float">
            <text:p>5038</text:p>
          </table:table-cell>
          <table:table-cell office:value-type="float" office:value="4967" calcext:value-type="float">
            <text:p>4967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481" calcext:value-type="float">
            <text:p>481</text:p>
          </table:table-cell>
          <table:table-cell office:value-type="float" office:value="371" calcext:value-type="float">
            <text:p>371</text:p>
          </table:table-cell>
          <table:table-cell office:value-type="float" office:value="412" calcext:value-type="float">
            <text:p>412</text:p>
          </table:table-cell>
          <table:table-cell office:value-type="float" office:value="344" calcext:value-type="float">
            <text:p>344</text:p>
          </table:table-cell>
          <table:table-cell office:value-type="float" office:value="398" calcext:value-type="float">
            <text:p>39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10185" calcext:value-type="float">
            <text:p>10185</text:p>
          </table:table-cell>
          <table:table-cell office:value-type="float" office:value="6624" calcext:value-type="float">
            <text:p>6624</text:p>
          </table:table-cell>
          <table:table-cell office:value-type="float" office:value="6077" calcext:value-type="float">
            <text:p>6077</text:p>
          </table:table-cell>
          <table:table-cell office:value-type="float" office:value="5447" calcext:value-type="float">
            <text:p>5447</text:p>
          </table:table-cell>
          <table:table-cell office:value-type="float" office:value="5712" calcext:value-type="float">
            <text:p>5712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4270" calcext:value-type="float">
            <text:p>4270</text:p>
          </table:table-cell>
          <table:table-cell office:value-type="float" office:value="3287" calcext:value-type="float">
            <text:p>3287</text:p>
          </table:table-cell>
          <table:table-cell office:value-type="float" office:value="3106" calcext:value-type="float">
            <text:p>3106</text:p>
          </table:table-cell>
          <table:table-cell office:value-type="float" office:value="2822" calcext:value-type="float">
            <text:p>2822</text:p>
          </table:table-cell>
          <table:table-cell office:value-type="float" office:value="3037" calcext:value-type="float">
            <text:p>3037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7902" calcext:value-type="float">
            <text:p>47902</text:p>
          </table:table-cell>
          <table:table-cell office:value-type="float" office:value="29878" calcext:value-type="float">
            <text:p>29878</text:p>
          </table:table-cell>
          <table:table-cell office:value-type="float" office:value="26609" calcext:value-type="float">
            <text:p>26609</text:p>
          </table:table-cell>
          <table:table-cell office:value-type="float" office:value="23080" calcext:value-type="float">
            <text:p>23080</text:p>
          </table:table-cell>
          <table:table-cell office:value-type="float" office:value="23305" calcext:value-type="float">
            <text:p>23305</text:p>
          </table:table-cell>
          <table:table-cell office:value-type="float" office:value="22453" calcext:value-type="float">
            <text:p>22453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4357" calcext:value-type="float">
            <text:p>4357</text:p>
          </table:table-cell>
          <table:table-cell office:value-type="float" office:value="3447" calcext:value-type="float">
            <text:p>3447</text:p>
          </table:table-cell>
          <table:table-cell office:value-type="float" office:value="3808" calcext:value-type="float">
            <text:p>3808</text:p>
          </table:table-cell>
          <table:table-cell office:value-type="float" office:value="3504" calcext:value-type="float">
            <text:p>3504</text:p>
          </table:table-cell>
          <table:table-cell office:value-type="float" office:value="3669" calcext:value-type="float">
            <text:p>3669</text:p>
          </table:table-cell>
          <table:table-cell office:value-type="float" office:value="3552" calcext:value-type="float">
            <text:p>3552</text:p>
          </table:table-cell>
        </table:table-row>
        <table:table-row table:style-name="ro3">
          <table:table-cell office:value-type="string" calcext:value-type="string">
            <text:p>CONNECTICUT</text:p>
          </table:table-cell>
          <table:table-cell office:value-type="float" office:value="3740" calcext:value-type="float">
            <text:p>3740</text:p>
          </table:table-cell>
          <table:table-cell office:value-type="float" office:value="2806" calcext:value-type="float">
            <text:p>2806</text:p>
          </table:table-cell>
          <table:table-cell office:value-type="float" office:value="2830" calcext:value-type="float">
            <text:p>2830</text:p>
          </table:table-cell>
          <table:table-cell office:value-type="float" office:value="2544" calcext:value-type="float">
            <text:p>2544</text:p>
          </table:table-cell>
          <table:table-cell office:value-type="float" office:value="2629" calcext:value-type="float">
            <text:p>2629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1214" calcext:value-type="float">
            <text:p>1214</text:p>
          </table:table-cell>
          <table:table-cell office:value-type="float" office:value="905" calcext:value-type="float">
            <text:p>905</text:p>
          </table:table-cell>
          <table:table-cell office:value-type="float" office:value="914" calcext:value-type="float">
            <text:p>914</text:p>
          </table:table-cell>
          <table:table-cell office:value-type="float" office:value="849" calcext:value-type="float">
            <text:p>849</text:p>
          </table:table-cell>
          <table:table-cell office:value-type="float" office:value="871" calcext:value-type="float">
            <text:p>871</text:p>
          </table:table-cell>
          <table:table-cell office:value-type="float" office:value="782" calcext:value-type="float">
            <text:p>782</text:p>
          </table:table-cell>
        </table:table-row>
        <table:table-row table:style-name="ro3">
          <table:table-cell office:value-type="string" calcext:value-type="string">
            <text:p>DISTRICT OF COLUMBIA</text:p>
          </table:table-cell>
          <table:table-cell office:value-type="float" office:value="624" calcext:value-type="float">
            <text:p>624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58" calcext:value-type="float">
            <text:p>458</text:p>
          </table:table-cell>
          <table:table-cell office:value-type="float" office:value="446" calcext:value-type="float">
            <text:p>44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4610" calcext:value-type="float">
            <text:p>24610</text:p>
          </table:table-cell>
          <table:table-cell office:value-type="float" office:value="20690" calcext:value-type="float">
            <text:p>20690</text:p>
          </table:table-cell>
          <table:table-cell office:value-type="float" office:value="20362" calcext:value-type="float">
            <text:p>20362</text:p>
          </table:table-cell>
          <table:table-cell office:value-type="float" office:value="19549" calcext:value-type="float">
            <text:p>19549</text:p>
          </table:table-cell>
          <table:table-cell office:value-type="float" office:value="19790" calcext:value-type="float">
            <text:p>19790</text:p>
          </table:table-cell>
          <table:table-cell office:value-type="float" office:value="18694" calcext:value-type="float">
            <text:p>1869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2847" calcext:value-type="float">
            <text:p>12847</text:p>
          </table:table-cell>
          <table:table-cell office:value-type="float" office:value="9276" calcext:value-type="float">
            <text:p>9276</text:p>
          </table:table-cell>
          <table:table-cell office:value-type="float" office:value="8343" calcext:value-type="float">
            <text:p>8343</text:p>
          </table:table-cell>
          <table:table-cell office:value-type="float" office:value="7937" calcext:value-type="float">
            <text:p>7937</text:p>
          </table:table-cell>
          <table:table-cell office:value-type="float" office:value="7888" calcext:value-type="float">
            <text:p>7888</text:p>
          </table:table-cell>
          <table:table-cell office:value-type="float" office:value="7175" calcext:value-type="float">
            <text:p>7175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980" calcext:value-type="float">
            <text:p>980</text:p>
          </table:table-cell>
          <table:table-cell office:value-type="float" office:value="993" calcext:value-type="float">
            <text:p>993</text:p>
          </table:table-cell>
          <table:table-cell office:value-type="float" office:value="1065" calcext:value-type="float">
            <text:p>1065</text:p>
          </table:table-cell>
          <table:table-cell office:value-type="float" office:value="1007" calcext:value-type="float">
            <text:p>1007</text:p>
          </table:table-cell>
          <table:table-cell office:value-type="float" office:value="1012" calcext:value-type="float">
            <text:p>1012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1517" calcext:value-type="float">
            <text:p>1517</text:p>
          </table:table-cell>
          <table:table-cell office:value-type="float" office:value="1236" calcext:value-type="float">
            <text:p>1236</text:p>
          </table:table-cell>
          <table:table-cell office:value-type="float" office:value="1362" calcext:value-type="float">
            <text:p>1362</text:p>
          </table:table-cell>
          <table:table-cell office:value-type="float" office:value="1278" calcext:value-type="float">
            <text:p>1278</text:p>
          </table:table-cell>
          <table:table-cell office:value-type="float" office:value="1348" calcext:value-type="float">
            <text:p>1348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2285" calcext:value-type="float">
            <text:p>12285</text:p>
          </table:table-cell>
          <table:table-cell office:value-type="float" office:value="10048" calcext:value-type="float">
            <text:p>10048</text:p>
          </table:table-cell>
          <table:table-cell office:value-type="float" office:value="9717" calcext:value-type="float">
            <text:p>9717</text:p>
          </table:table-cell>
          <table:table-cell office:value-type="float" office:value="9656" calcext:value-type="float">
            <text:p>9656</text:p>
          </table:table-cell>
          <table:table-cell office:value-type="float" office:value="9767" calcext:value-type="float">
            <text:p>9767</text:p>
          </table:table-cell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8047" calcext:value-type="float">
            <text:p>8047</text:p>
          </table:table-cell>
          <table:table-cell office:value-type="float" office:value="5946" calcext:value-type="float">
            <text:p>5946</text:p>
          </table:table-cell>
          <table:table-cell office:value-type="float" office:value="5861" calcext:value-type="float">
            <text:p>5861</text:p>
          </table:table-cell>
          <table:table-cell office:value-type="float" office:value="5719" calcext:value-type="float">
            <text:p>5719</text:p>
          </table:table-cell>
          <table:table-cell office:value-type="float" office:value="5820" calcext:value-type="float">
            <text:p>5820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3277" calcext:value-type="float">
            <text:p>3277</text:p>
          </table:table-cell>
          <table:table-cell office:value-type="float" office:value="2530" calcext:value-type="float">
            <text:p>2530</text:p>
          </table:table-cell>
          <table:table-cell office:value-type="float" office:value="2469" calcext:value-type="float">
            <text:p>2469</text:p>
          </table:table-cell>
          <table:table-cell office:value-type="float" office:value="2614" calcext:value-type="float">
            <text:p>2614</text:p>
          </table:table-cell>
          <table:table-cell office:value-type="float" office:value="2519" calcext:value-type="float">
            <text:p>2519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380" calcext:value-type="float">
            <text:p>3380</text:p>
          </table:table-cell>
          <table:table-cell office:value-type="float" office:value="2509" calcext:value-type="float">
            <text:p>2509</text:p>
          </table:table-cell>
          <table:table-cell office:value-type="float" office:value="2428" calcext:value-type="float">
            <text:p>2428</text:p>
          </table:table-cell>
          <table:table-cell office:value-type="float" office:value="2257" calcext:value-type="float">
            <text:p>2257</text:p>
          </table:table-cell>
          <table:table-cell office:value-type="float" office:value="2360" calcext:value-type="float">
            <text:p>2360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5879" calcext:value-type="float">
            <text:p>5879</text:p>
          </table:table-cell>
          <table:table-cell office:value-type="float" office:value="4602" calcext:value-type="float">
            <text:p>4602</text:p>
          </table:table-cell>
          <table:table-cell office:value-type="float" office:value="4659" calcext:value-type="float">
            <text:p>4659</text:p>
          </table:table-cell>
          <table:table-cell office:value-type="float" office:value="4478" calcext:value-type="float">
            <text:p>4478</text:p>
          </table:table-cell>
          <table:table-cell office:value-type="float" office:value="4397" calcext:value-type="float">
            <text:p>4397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5917" calcext:value-type="float">
            <text:p>5917</text:p>
          </table:table-cell>
          <table:table-cell office:value-type="float" office:value="4605" calcext:value-type="float">
            <text:p>4605</text:p>
          </table:table-cell>
          <table:table-cell office:value-type="float" office:value="4523" calcext:value-type="float">
            <text:p>4523</text:p>
          </table:table-cell>
          <table:table-cell office:value-type="float" office:value="4160" calcext:value-type="float">
            <text:p>4160</text:p>
          </table:table-cell>
          <table:table-cell office:value-type="float" office:value="4090" calcext:value-type="float">
            <text:p>4090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1557" calcext:value-type="float">
            <text:p>1557</text:p>
          </table:table-cell>
          <table:table-cell office:value-type="float" office:value="1217" calcext:value-type="float">
            <text:p>1217</text:p>
          </table:table-cell>
          <table:table-cell office:value-type="float" office:value="1275" calcext:value-type="float">
            <text:p>1275</text:p>
          </table:table-cell>
          <table:table-cell office:value-type="float" office:value="1289" calcext:value-type="float">
            <text:p>1289</text:p>
          </table:table-cell>
          <table:table-cell office:value-type="float" office:value="1378" calcext:value-type="float">
            <text:p>1378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6109" calcext:value-type="float">
            <text:p>6109</text:p>
          </table:table-cell>
          <table:table-cell office:value-type="float" office:value="4916" calcext:value-type="float">
            <text:p>4916</text:p>
          </table:table-cell>
          <table:table-cell office:value-type="float" office:value="4982" calcext:value-type="float">
            <text:p>4982</text:p>
          </table:table-cell>
          <table:table-cell office:value-type="float" office:value="4698" calcext:value-type="float">
            <text:p>4698</text:p>
          </table:table-cell>
          <table:table-cell office:value-type="float" office:value="4573" calcext:value-type="float">
            <text:p>4573</text:p>
          </table:table-cell>
          <table:table-cell office:value-type="float" office:value="4061" calcext:value-type="float">
            <text:p>4061</text:p>
          </table:table-cell>
        </table:table-row>
        <table:table-row table:style-name="ro3">
          <table:table-cell office:value-type="string" calcext:value-type="string">
            <text:p>MASSACHUSETTS</text:p>
          </table:table-cell>
          <table:table-cell office:value-type="float" office:value="6755" calcext:value-type="float">
            <text:p>6755</text:p>
          </table:table-cell>
          <table:table-cell office:value-type="float" office:value="5351" calcext:value-type="float">
            <text:p>5351</text:p>
          </table:table-cell>
          <table:table-cell office:value-type="float" office:value="5160" calcext:value-type="float">
            <text:p>5160</text:p>
          </table:table-cell>
          <table:table-cell office:value-type="float" office:value="4757" calcext:value-type="float">
            <text:p>4757</text:p>
          </table:table-cell>
          <table:table-cell office:value-type="float" office:value="4814" calcext:value-type="float">
            <text:p>4814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0506" calcext:value-type="float">
            <text:p>10506</text:p>
          </table:table-cell>
          <table:table-cell office:value-type="float" office:value="8601" calcext:value-type="float">
            <text:p>8601</text:p>
          </table:table-cell>
          <table:table-cell office:value-type="float" office:value="9017" calcext:value-type="float">
            <text:p>9017</text:p>
          </table:table-cell>
          <table:table-cell office:value-type="float" office:value="9991" calcext:value-type="float">
            <text:p>9991</text:p>
          </table:table-cell>
          <table:table-cell office:value-type="float" office:value="9591" calcext:value-type="float">
            <text:p>9591</text:p>
          </table:table-cell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4585" calcext:value-type="float">
            <text:p>4585</text:p>
          </table:table-cell>
          <table:table-cell office:value-type="float" office:value="3747" calcext:value-type="float">
            <text:p>3747</text:p>
          </table:table-cell>
          <table:table-cell office:value-type="float" office:value="3869" calcext:value-type="float">
            <text:p>3869</text:p>
          </table:table-cell>
          <table:table-cell office:value-type="float" office:value="3895" calcext:value-type="float">
            <text:p>3895</text:p>
          </table:table-cell>
          <table:table-cell office:value-type="float" office:value="4014" calcext:value-type="float">
            <text:p>4014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4565" calcext:value-type="float">
            <text:p>4565</text:p>
          </table:table-cell>
          <table:table-cell office:value-type="float" office:value="3371" calcext:value-type="float">
            <text:p>3371</text:p>
          </table:table-cell>
          <table:table-cell office:value-type="float" office:value="3145" calcext:value-type="float">
            <text:p>3145</text:p>
          </table:table-cell>
          <table:table-cell office:value-type="float" office:value="2902" calcext:value-type="float">
            <text:p>2902</text:p>
          </table:table-cell>
          <table:table-cell office:value-type="float" office:value="2944" calcext:value-type="float">
            <text:p>2944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7336" calcext:value-type="float">
            <text:p>7336</text:p>
          </table:table-cell>
          <table:table-cell office:value-type="float" office:value="5641" calcext:value-type="float">
            <text:p>5641</text:p>
          </table:table-cell>
          <table:table-cell office:value-type="float" office:value="5647" calcext:value-type="float">
            <text:p>5647</text:p>
          </table:table-cell>
          <table:table-cell office:value-type="float" office:value="5454" calcext:value-type="float">
            <text:p>5454</text:p>
          </table:table-cell>
          <table:table-cell office:value-type="float" office:value="5453" calcext:value-type="float">
            <text:p>5453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1045" calcext:value-type="float">
            <text:p>1045</text:p>
          </table:table-cell>
          <table:table-cell office:value-type="float" office:value="864" calcext:value-type="float">
            <text:p>864</text:p>
          </table:table-cell>
          <table:table-cell office:value-type="float" office:value="881" calcext:value-type="float">
            <text:p>881</text:p>
          </table:table-cell>
          <table:table-cell office:value-type="float" office:value="902" calcext:value-type="float">
            <text:p>902</text:p>
          </table:table-cell>
          <table:table-cell office:value-type="float" office:value="907" calcext:value-type="float">
            <text:p>907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1785" calcext:value-type="float">
            <text:p>1785</text:p>
          </table:table-cell>
          <table:table-cell office:value-type="float" office:value="1318" calcext:value-type="float">
            <text:p>1318</text:p>
          </table:table-cell>
          <table:table-cell office:value-type="float" office:value="1454" calcext:value-type="float">
            <text:p>1454</text:p>
          </table:table-cell>
          <table:table-cell office:value-type="float" office:value="1459" calcext:value-type="float">
            <text:p>1459</text:p>
          </table:table-cell>
          <table:table-cell office:value-type="float" office:value="1485" calcext:value-type="float">
            <text:p>1485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3540" calcext:value-type="float">
            <text:p>3540</text:p>
          </table:table-cell>
          <table:table-cell office:value-type="float" office:value="2600" calcext:value-type="float">
            <text:p>2600</text:p>
          </table:table-cell>
          <table:table-cell office:value-type="float" office:value="2496" calcext:value-type="float">
            <text:p>2496</text:p>
          </table:table-cell>
          <table:table-cell office:value-type="float" office:value="2269" calcext:value-type="float">
            <text:p>2269</text:p>
          </table:table-cell>
          <table:table-cell office:value-type="float" office:value="2312" calcext:value-type="float">
            <text:p>2312</text:p>
          </table:table-cell>
          <table:table-cell office:value-type="float" office:value="2304" calcext:value-type="float">
            <text:p>2304</text:p>
          </table:table-cell>
        </table:table-row>
        <table:table-row table:style-name="ro3">
          <table:table-cell office:value-type="string" calcext:value-type="string">
            <text:p>NEW HAMPSHIRE</text:p>
          </table:table-cell>
          <table:table-cell office:value-type="float" office:value="1441" calcext:value-type="float">
            <text:p>1441</text:p>
          </table:table-cell>
          <table:table-cell office:value-type="float" office:value="1059" calcext:value-type="float">
            <text:p>1059</text:p>
          </table:table-cell>
          <table:table-cell office:value-type="float" office:value="1051" calcext:value-type="float">
            <text:p>1051</text:p>
          </table:table-cell>
          <table:table-cell office:value-type="float" office:value="1053" calcext:value-type="float">
            <text:p>1053</text:p>
          </table:table-cell>
          <table:table-cell office:value-type="float" office:value="1085" calcext:value-type="float">
            <text:p>108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9208" calcext:value-type="float">
            <text:p>9208</text:p>
          </table:table-cell>
          <table:table-cell office:value-type="float" office:value="7562" calcext:value-type="float">
            <text:p>7562</text:p>
          </table:table-cell>
          <table:table-cell office:value-type="float" office:value="7356" calcext:value-type="float">
            <text:p>7356</text:p>
          </table:table-cell>
          <table:table-cell office:value-type="float" office:value="7105" calcext:value-type="float">
            <text:p>7105</text:p>
          </table:table-cell>
          <table:table-cell office:value-type="float" office:value="6407" calcext:value-type="float">
            <text:p>6407</text:p>
          </table:table-cell>
          <table:table-cell office:value-type="float" office:value="5938" calcext:value-type="float">
            <text:p>5938</text:p>
          </table:table-cell>
        </table:table-row>
        <table:table-row table:style-name="ro3">
          <table:table-cell office:value-type="string" calcext:value-type="string">
            <text:p>NEW MEXICO</text:p>
          </table:table-cell>
          <table:table-cell office:value-type="float" office:value="2482" calcext:value-type="float">
            <text:p>2482</text:p>
          </table:table-cell>
          <table:table-cell office:value-type="float" office:value="1856" calcext:value-type="float">
            <text:p>1856</text:p>
          </table:table-cell>
          <table:table-cell office:value-type="float" office:value="1992" calcext:value-type="float">
            <text:p>1992</text:p>
          </table:table-cell>
          <table:table-cell office:value-type="float" office:value="1819" calcext:value-type="float">
            <text:p>1819</text:p>
          </table:table-cell>
          <table:table-cell office:value-type="float" office:value="1845" calcext:value-type="float">
            <text:p>1845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20337" calcext:value-type="float">
            <text:p>20337</text:p>
          </table:table-cell>
          <table:table-cell office:value-type="float" office:value="16480" calcext:value-type="float">
            <text:p>16480</text:p>
          </table:table-cell>
          <table:table-cell office:value-type="float" office:value="15813" calcext:value-type="float">
            <text:p>15813</text:p>
          </table:table-cell>
          <table:table-cell office:value-type="float" office:value="14270" calcext:value-type="float">
            <text:p>14270</text:p>
          </table:table-cell>
          <table:table-cell office:value-type="float" office:value="13684" calcext:value-type="float">
            <text:p>13684</text:p>
          </table:table-cell>
          <table:table-cell office:value-type="float" office:value="12455" calcext:value-type="float">
            <text:p>12455</text:p>
          </table:table-cell>
        </table:table-row>
        <table:table-row table:style-name="ro3">
          <table:table-cell office:value-type="string" calcext:value-type="string">
            <text:p>NORTH CAROLINA</text:p>
          </table:table-cell>
          <table:table-cell office:value-type="float" office:value="12742" calcext:value-type="float">
            <text:p>12742</text:p>
          </table:table-cell>
          <table:table-cell office:value-type="float" office:value="9599" calcext:value-type="float">
            <text:p>9599</text:p>
          </table:table-cell>
          <table:table-cell office:value-type="float" office:value="8758" calcext:value-type="float">
            <text:p>8758</text:p>
          </table:table-cell>
          <table:table-cell office:value-type="float" office:value="8651" calcext:value-type="float">
            <text:p>8651</text:p>
          </table:table-cell>
          <table:table-cell office:value-type="float" office:value="8877" calcext:value-type="float">
            <text:p>8877</text:p>
          </table:table-cell>
          <table:table-cell office:value-type="float" office:value="8218" calcext:value-type="float">
            <text:p>8218</text:p>
          </table:table-cell>
        </table:table-row>
        <table:table-row table:style-name="ro3">
          <table:table-cell office:value-type="string" calcext:value-type="string">
            <text:p>NORTH DAKOTA</text:p>
          </table:table-cell>
          <table:table-cell office:value-type="float" office:value="612" calcext:value-type="float">
            <text:p>612</text:p>
          </table:table-cell>
          <table:table-cell office:value-type="float" office:value="514" calcext:value-type="float">
            <text:p>514</text:p>
          </table:table-cell>
          <table:table-cell office:value-type="float" office:value="586" calcext:value-type="float">
            <text:p>586</text:p>
          </table:table-cell>
          <table:table-cell office:value-type="float" office:value="533" calcext:value-type="float">
            <text:p>533</text:p>
          </table:table-cell>
          <table:table-cell office:value-type="float" office:value="566" calcext:value-type="float">
            <text:p>56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15161" calcext:value-type="float">
            <text:p>15161</text:p>
          </table:table-cell>
          <table:table-cell office:value-type="float" office:value="11610" calcext:value-type="float">
            <text:p>11610</text:p>
          </table:table-cell>
          <table:table-cell office:value-type="float" office:value="11014" calcext:value-type="float">
            <text:p>11014</text:p>
          </table:table-cell>
          <table:table-cell office:value-type="float" office:value="10598" calcext:value-type="float">
            <text:p>10598</text:p>
          </table:table-cell>
          <table:table-cell office:value-type="float" office:value="10848" calcext:value-type="float">
            <text:p>10848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5701" calcext:value-type="float">
            <text:p>5701</text:p>
          </table:table-cell>
          <table:table-cell office:value-type="float" office:value="4064" calcext:value-type="float">
            <text:p>4064</text:p>
          </table:table-cell>
          <table:table-cell office:value-type="float" office:value="3764" calcext:value-type="float">
            <text:p>3764</text:p>
          </table:table-cell>
          <table:table-cell office:value-type="float" office:value="3437" calcext:value-type="float">
            <text:p>3437</text:p>
          </table:table-cell>
          <table:table-cell office:value-type="float" office:value="3510" calcext:value-type="float">
            <text:p>3510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3842" calcext:value-type="float">
            <text:p>3842</text:p>
          </table:table-cell>
          <table:table-cell office:value-type="float" office:value="3227" calcext:value-type="float">
            <text:p>3227</text:p>
          </table:table-cell>
          <table:table-cell office:value-type="float" office:value="3524" calcext:value-type="float">
            <text:p>3524</text:p>
          </table:table-cell>
          <table:table-cell office:value-type="float" office:value="3329" calcext:value-type="float">
            <text:p>3329</text:p>
          </table:table-cell>
          <table:table-cell office:value-type="float" office:value="3473" calcext:value-type="float">
            <text:p>3473</text:p>
          </table:table-cell>
          <table:table-cell office:value-type="float" office:value="3489" calcext:value-type="float">
            <text:p>3489</text:p>
          </table:table-cell>
        </table:table-row>
        <table:table-row table:style-name="ro3">
          <table:table-cell office:value-type="string" calcext:value-type="string">
            <text:p>PENNSYLVANIA</text:p>
          </table:table-cell>
          <table:table-cell office:value-type="float" office:value="16867" calcext:value-type="float">
            <text:p>16867</text:p>
          </table:table-cell>
          <table:table-cell office:value-type="float" office:value="12413" calcext:value-type="float">
            <text:p>12413</text:p>
          </table:table-cell>
          <table:table-cell office:value-type="float" office:value="11887" calcext:value-type="float">
            <text:p>11887</text:p>
          </table:table-cell>
          <table:table-cell office:value-type="float" office:value="11745" calcext:value-type="float">
            <text:p>11745</text:p>
          </table:table-cell>
          <table:table-cell office:value-type="float" office:value="11619" calcext:value-type="float">
            <text:p>11619</text:p>
          </table:table-cell>
          <table:table-cell office:value-type="float" office:value="10517" calcext:value-type="float">
            <text:p>10517</text:p>
          </table:table-cell>
        </table:table-row>
        <table:table-row table:style-name="ro3">
          <table:table-cell office:value-type="string" calcext:value-type="string">
            <text:p>RHODE ISLAND</text:p>
          </table:table-cell>
          <table:table-cell office:value-type="float" office:value="1235" calcext:value-type="float">
            <text:p>1235</text:p>
          </table:table-cell>
          <table:table-cell office:value-type="float" office:value="938" calcext:value-type="float">
            <text:p>938</text:p>
          </table:table-cell>
          <table:table-cell office:value-type="float" office:value="936" calcext:value-type="float">
            <text:p>936</text:p>
          </table:table-cell>
          <table:table-cell office:value-type="float" office:value="828" calcext:value-type="float">
            <text:p>828</text:p>
          </table:table-cell>
          <table:table-cell office:value-type="float" office:value="892" calcext:value-type="float">
            <text:p>892</text:p>
          </table:table-cell>
          <table:table-cell office:value-type="float" office:value="785" calcext:value-type="float">
            <text:p>785</text:p>
          </table:table-cell>
        </table:table-row>
        <table:table-row table:style-name="ro3">
          <table:table-cell office:value-type="string" calcext:value-type="string">
            <text:p>SOUTH CAROLINA</text:p>
          </table:table-cell>
          <table:table-cell office:value-type="float" office:value="7351" calcext:value-type="float">
            <text:p>7351</text:p>
          </table:table-cell>
          <table:table-cell office:value-type="float" office:value="5407" calcext:value-type="float">
            <text:p>5407</text:p>
          </table:table-cell>
          <table:table-cell office:value-type="float" office:value="5032" calcext:value-type="float">
            <text:p>5032</text:p>
          </table:table-cell>
          <table:table-cell office:value-type="float" office:value="4782" calcext:value-type="float">
            <text:p>4782</text:p>
          </table:table-cell>
          <table:table-cell office:value-type="float" office:value="4774" calcext:value-type="float">
            <text:p>4774</text:p>
          </table:table-cell>
          <table:table-cell office:value-type="float" office:value="4532" calcext:value-type="float">
            <text:p>4532</text:p>
          </table:table-cell>
        </table:table-row>
        <table:table-row table:style-name="ro3">
          <table:table-cell office:value-type="string" calcext:value-type="string">
            <text:p>SOUTH DAKOTA</text:p>
          </table:table-cell>
          <table:table-cell office:value-type="float" office:value="890" calcext:value-type="float">
            <text:p>890</text:p>
          </table:table-cell>
          <table:table-cell office:value-type="float" office:value="701" calcext:value-type="float">
            <text:p>701</text:p>
          </table:table-cell>
          <table:table-cell office:value-type="float" office:value="722" calcext:value-type="float">
            <text:p>722</text:p>
          </table:table-cell>
          <table:table-cell office:value-type="float" office:value="668" calcext:value-type="float">
            <text:p>668</text:p>
          </table:table-cell>
          <table:table-cell office:value-type="float" office:value="684" calcext:value-type="float">
            <text:p>68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9595" calcext:value-type="float">
            <text:p>9595</text:p>
          </table:table-cell>
          <table:table-cell office:value-type="float" office:value="6890" calcext:value-type="float">
            <text:p>6890</text:p>
          </table:table-cell>
          <table:table-cell office:value-type="float" office:value="6748" calcext:value-type="float">
            <text:p>6748</text:p>
          </table:table-cell>
          <table:table-cell office:value-type="float" office:value="6702" calcext:value-type="float">
            <text:p>6702</text:p>
          </table:table-cell>
          <table:table-cell office:value-type="float" office:value="6692" calcext:value-type="float">
            <text:p>6692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0234" calcext:value-type="float">
            <text:p>30234</text:p>
          </table:table-cell>
          <table:table-cell office:value-type="float" office:value="23705" calcext:value-type="float">
            <text:p>23705</text:p>
          </table:table-cell>
          <table:table-cell office:value-type="float" office:value="20748" calcext:value-type="float">
            <text:p>20748</text:p>
          </table:table-cell>
          <table:table-cell office:value-type="float" office:value="18853" calcext:value-type="float">
            <text:p>18853</text:p>
          </table:table-cell>
          <table:table-cell office:value-type="float" office:value="18864" calcext:value-type="float">
            <text:p>18864</text:p>
          </table:table-cell>
          <table:table-cell office:value-type="float" office:value="18006" calcext:value-type="float">
            <text:p>18006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2125" calcext:value-type="float">
            <text:p>2125</text:p>
          </table:table-cell>
          <table:table-cell office:value-type="float" office:value="1676" calcext:value-type="float">
            <text:p>1676</text:p>
          </table:table-cell>
          <table:table-cell office:value-type="float" office:value="1705" calcext:value-type="float">
            <text:p>1705</text:p>
          </table:table-cell>
          <table:table-cell office:value-type="float" office:value="1641" calcext:value-type="float">
            <text:p>1641</text:p>
          </table:table-cell>
          <table:table-cell office:value-type="float" office:value="1701" calcext:value-type="float">
            <text:p>1701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578" calcext:value-type="float">
            <text:p>578</text:p>
          </table:table-cell>
          <table:table-cell office:value-type="float" office:value="598" calcext:value-type="float">
            <text:p>598</text:p>
          </table:table-cell>
          <table:table-cell office:value-type="float" office:value="514" calcext:value-type="float">
            <text:p>514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9168" calcext:value-type="float">
            <text:p>9168</text:p>
          </table:table-cell>
          <table:table-cell office:value-type="float" office:value="7287" calcext:value-type="float">
            <text:p>7287</text:p>
          </table:table-cell>
          <table:table-cell office:value-type="float" office:value="6812" calcext:value-type="float">
            <text:p>6812</text:p>
          </table:table-cell>
          <table:table-cell office:value-type="float" office:value="6462" calcext:value-type="float">
            <text:p>6462</text:p>
          </table:table-cell>
          <table:table-cell office:value-type="float" office:value="6480" calcext:value-type="float">
            <text:p>6480</text:p>
          </table:table-cell>
          <table:table-cell office:value-type="float" office:value="5959" calcext:value-type="float">
            <text:p>5959</text:p>
          </table:table-cell>
        </table:table-row>
        <table:table-row table:style-name="ro3">
          <table:table-cell office:value-type="string" calcext:value-type="string">
            <text:p>WASHINGTON</text:p>
          </table:table-cell>
          <table:table-cell office:value-type="float" office:value="6035" calcext:value-type="float">
            <text:p>6035</text:p>
          </table:table-cell>
          <table:table-cell office:value-type="float" office:value="5067" calcext:value-type="float">
            <text:p>5067</text:p>
          </table:table-cell>
          <table:table-cell office:value-type="float" office:value="5261" calcext:value-type="float">
            <text:p>5261</text:p>
          </table:table-cell>
          <table:table-cell office:value-type="float" office:value="5196" calcext:value-type="float">
            <text:p>5196</text:p>
          </table:table-cell>
          <table:table-cell office:value-type="float" office:value="5250" calcext:value-type="float">
            <text:p>5250</text:p>
          </table:table-cell>
          <table:table-cell office:value-type="float" office:value="5563" calcext:value-type="float">
            <text:p>5563</text:p>
          </table:table-cell>
        </table:table-row>
        <table:table-row table:style-name="ro3">
          <table:table-cell office:value-type="string" calcext:value-type="string">
            <text:p>WEST VIRGINIA</text:p>
          </table:table-cell>
          <table:table-cell office:value-type="float" office:value="3003" calcext:value-type="float">
            <text:p>3003</text:p>
          </table:table-cell>
          <table:table-cell office:value-type="float" office:value="2234" calcext:value-type="float">
            <text:p>2234</text:p>
          </table:table-cell>
          <table:table-cell office:value-type="float" office:value="2261" calcext:value-type="float">
            <text:p>2261</text:p>
          </table:table-cell>
          <table:table-cell office:value-type="float" office:value="2186" calcext:value-type="float">
            <text:p>2186</text:p>
          </table:table-cell>
          <table:table-cell office:value-type="float" office:value="2134" calcext:value-type="float">
            <text:p>213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5697" calcext:value-type="float">
            <text:p>5697</text:p>
          </table:table-cell>
          <table:table-cell office:value-type="float" office:value="4540" calcext:value-type="float">
            <text:p>4540</text:p>
          </table:table-cell>
          <table:table-cell office:value-type="float" office:value="4567" calcext:value-type="float">
            <text:p>4567</text:p>
          </table:table-cell>
          <table:table-cell office:value-type="float" office:value="4421" calcext:value-type="float">
            <text:p>4421</text:p>
          </table:table-cell>
          <table:table-cell office:value-type="float" office:value="4506" calcext:value-type="float">
            <text:p>4506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573" calcext:value-type="float">
            <text:p>573</text:p>
          </table:table-cell>
          <table:table-cell office:value-type="float" office:value="458" calcext:value-type="float">
            <text:p>458</text:p>
          </table:table-cell>
          <table:table-cell office:value-type="float" office:value="451" calcext:value-type="float">
            <text:p>451</text:p>
          </table:table-cell>
          <table:table-cell office:value-type="float" office:value="412" calcext:value-type="float">
            <text:p>412</text:p>
          </table:table-cell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6:18:30.521989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3T16:26:00.306175681</dc:date>
    <meta:editing-duration>PT8M26S</meta:editing-duration>
    <meta:editing-cycles>4</meta:editing-cycles>
    <meta:generator>LibreOffice/6.4.7.2$Linux_X86_64 LibreOffice_project/40$Build-2</meta:generator>
    <meta:document-statistic meta:table-count="3" meta:cell-count="7556" meta:object-count="0"/>
  </office:meta>
</office:document-meta>
</file>